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359.66mm" svg:height="338.27mm" svg:x="157.72mm" svg:y="38.43mm">
            <draw:object draw:notify-on-update-of-ranges="Sheet1.F6:Sheet1.F6 Sheet1.D7:Sheet1.D167 Sheet1.F7:Sheet1.F167 Sheet1.A7:Sheet1.A167 Sheet1.D6:Sheet1.D6 Sheet1.D7:Sheet1.D1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2.2mm" svg:height="318.64mm" svg:x="225.79mm" svg:y="0mm">
            <draw:object draw:notify-on-update-of-ranges="Sheet1.G7:Sheet1.G167 Sheet1.G6:Sheet1.G6 Sheet1.E7:Sheet1.E167 Sheet1.A7:Sheet1.A167 Sheet1.E6:Sheet1.E6 Sheet1.E7:Sheet1.E1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0.13" calcext:value-type="float">
            <text:p>0.13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xoffset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yoffset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multi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power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table:number-columns-repeated="2" table:style-name="ce2" office:value-type="string" calcext:value-type="string">
            <text:p>Err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malizer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/>
          <table:table-cell table:number-columns-repeated="2"/>
          <table:table-cell table:style-name="ce3" table:formula="of:=SUM([.H7:.H167])" office:value-type="float" office:value="0.382800716996948" calcext:value-type="float">
            <text:p>0.383</text:p>
          </table:table-cell>
          <table:table-cell table:style-name="ce3" table:formula="of:=SUM([.I7:.I167])" office:value-type="float" office:value="0.471461509174771" calcext:value-type="float">
            <text:p>0.471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Right</text:p>
          </table:table-cell>
          <table:table-cell office:value-type="string" calcext:value-type="string">
            <text:p>FLeft</text:p>
          </table:table-cell>
          <table:table-cell office:value-type="string" calcext:value-type="string">
            <text:p>FRight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7]/[.$D$5]" office:value-type="float" office:value="0" calcext:value-type="float">
            <text:p>0.000</text:p>
          </table:table-cell>
          <table:table-cell table:formula="of:=[.C7]/[.$D$5]" office:value-type="float" office:value="0" calcext:value-type="float">
            <text:p>0.000</text:p>
          </table:table-cell>
          <table:table-cell table:formula="of:=IF([.D7] = 0; 0; IF([.D7] &gt; 0; [.F$3] * POWER([.D7]; [.F$4]) + [.F$1] * [.D7] + [.F$2]; -[.F$3] * POWER(-[.D7]; [.F$4]) + [.F$1] * [.D7] - [.F$2]))" office:value-type="float" office:value="0" calcext:value-type="float">
            <text:p>0</text:p>
          </table:table-cell>
          <table:table-cell table:formula="of:=IF([.E7] = 0; 0; IF([.E7] &gt; 0; [.G$3] * POWER([.E7]; [.G$4]) + [.G$1] * [.E7] + [.G$2]; -[.G$3] * POWER(-[.E7]; [.G$4]) + [.G$1] * [.E7] - [.G$2]))" office:value-type="float" office:value="0" calcext:value-type="float">
            <text:p>0</text:p>
          </table:table-cell>
          <table:table-cell table:formula="of:=POWER([.F7]-[.$A7]; 2) * SQRT(ABS([.$A7]))" office:value-type="float" office:value="0" calcext:value-type="float">
            <text:p>0</text:p>
          </table:table-cell>
          <table:table-cell table:formula="of:=POWER([.G7]-[.$A7]; 2) * SQRT(ABS([.$A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/[.$D$5]" office:value-type="float" office:value="0" calcext:value-type="float">
            <text:p>0.000</text:p>
          </table:table-cell>
          <table:table-cell table:formula="of:=[.C8]/[.$D$5]" office:value-type="float" office:value="0" calcext:value-type="float">
            <text:p>0.000</text:p>
          </table:table-cell>
          <table:table-cell table:formula="of:=IF([.D8] = 0; 0; IF([.D8] &gt; 0; [.F$3] * POWER([.D8]; [.F$4]) + [.F$1] * [.D8] + [.F$2]; -[.F$3] * POWER(-[.D8]; [.F$4]) + [.F$1] * [.D8] - [.F$2]))" office:value-type="float" office:value="0" calcext:value-type="float">
            <text:p>0</text:p>
          </table:table-cell>
          <table:table-cell table:formula="of:=IF([.E8] = 0; 0; IF([.E8] &gt; 0; [.G$3] * POWER([.E8]; [.G$4]) + [.G$1] * [.E8] + [.G$2]; -[.G$3] * POWER(-[.E8]; [.G$4]) + [.G$1] * [.E8] - [.G$2]))" office:value-type="float" office:value="0" calcext:value-type="float">
            <text:p>0</text:p>
          </table:table-cell>
          <table:table-cell table:formula="of:=POWER([.F8]-[.$A8]; 2) * SQRT(ABS([.$A8]))" office:value-type="float" office:value="0.000559016994374947" calcext:value-type="float">
            <text:p>0.000559016994374947</text:p>
          </table:table-cell>
          <table:table-cell table:formula="of:=POWER([.G8]-[.$A8]; 2) * SQRT(ABS([.$A8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0.1" calcext:value-type="float">
            <text:p>0.1</text:p>
          </table:table-cell>
          <table:table-cell table:formula="of:=[.B9]/[.$D$5]" office:value-type="float" office:value="0.000333333333333333" calcext:value-type="float">
            <text:p>0.000</text:p>
          </table:table-cell>
          <table:table-cell table:formula="of:=[.C9]/[.$D$5]" office:value-type="float" office:value="0.000333333333333333" calcext:value-type="float">
            <text:p>0.000</text:p>
          </table:table-cell>
          <table:table-cell table:formula="of:=IF([.D9] = 0; 0; IF([.D9] &gt; 0; [.F$3] * POWER([.D9]; [.F$4]) + [.F$1] * [.D9] + [.F$2]; -[.F$3] * POWER(-[.D9]; [.F$4]) + [.F$1] * [.D9] - [.F$2]))" office:value-type="float" office:value="0.100043333533766" calcext:value-type="float">
            <text:p>0.100043333533766</text:p>
          </table:table-cell>
          <table:table-cell table:formula="of:=IF([.E9] = 0; 0; IF([.E9] &gt; 0; [.G$3] * POWER([.E9]; [.G$4]) + [.G$1] * [.E9] + [.G$2]; -[.G$3] * POWER(-[.E9]; [.G$4]) + [.G$1] * [.E9] - [.G$2]))" office:value-type="float" office:value="0.100046667376677" calcext:value-type="float">
            <text:p>0.100046667376677</text:p>
          </table:table-cell>
          <table:table-cell table:formula="of:=POWER([.F9]-[.$A9]; 2) * SQRT(ABS([.$A9]))" office:value-type="float" office:value="0.0000000005938109649" calcext:value-type="float">
            <text:p>5.93810964897109E-10</text:p>
          </table:table-cell>
          <table:table-cell table:formula="of:=POWER([.G9]-[.$A9]; 2) * SQRT(ABS([.$A9]))" office:value-type="float" office:value="0.00000000068869475738" calcext:value-type="float">
            <text:p>6.88694757383474E-1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table:formula="of:=[.B10]/[.$D$5]" office:value-type="float" office:value="0.233333333333333" calcext:value-type="float">
            <text:p>0.233</text:p>
          </table:table-cell>
          <table:table-cell table:formula="of:=[.C10]/[.$D$5]" office:value-type="float" office:value="0.226666666666667" calcext:value-type="float">
            <text:p>0.227</text:p>
          </table:table-cell>
          <table:table-cell table:formula="of:=IF([.D10] = 0; 0; IF([.D10] &gt; 0; [.F$3] * POWER([.D10]; [.F$4]) + [.F$1] * [.D10] + [.F$2]; -[.F$3] * POWER(-[.D10]; [.F$4]) + [.F$1] * [.D10] - [.F$2]))" office:value-type="float" office:value="0.13996570874303" calcext:value-type="float">
            <text:p>0.13996570874303</text:p>
          </table:table-cell>
          <table:table-cell table:formula="of:=IF([.E10] = 0; 0; IF([.E10] &gt; 0; [.G$3] * POWER([.E10]; [.G$4]) + [.G$1] * [.E10] + [.G$2]; -[.G$3] * POWER(-[.E10]; [.G$4]) + [.G$1] * [.E10] - [.G$2]))" office:value-type="float" office:value="0.14029458353241" calcext:value-type="float">
            <text:p>0.14029458353241</text:p>
          </table:table-cell>
          <table:table-cell table:formula="of:=POWER([.F10]-[.$A10]; 2) * SQRT(ABS([.$A10]))" office:value-type="float" office:value="0.000038995907816758" calcext:value-type="float">
            <text:p>3.8995907816758E-05</text:p>
          </table:table-cell>
          <table:table-cell table:formula="of:=POWER([.G10]-[.$A10]; 2) * SQRT(ABS([.$A10]))" office:value-type="float" office:value="0.0000364816087712859" calcext:value-type="float">
            <text:p>3.64816087712859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table:formula="of:=[.B11]/[.$D$5]" office:value-type="float" office:value="0.423333333333333" calcext:value-type="float">
            <text:p>0.423</text:p>
          </table:table-cell>
          <table:table-cell table:formula="of:=[.C11]/[.$D$5]" office:value-type="float" office:value="0.373333333333333" calcext:value-type="float">
            <text:p>0.373</text:p>
          </table:table-cell>
          <table:table-cell table:formula="of:=IF([.D11] = 0; 0; IF([.D11] &gt; 0; [.F$3] * POWER([.D11]; [.F$4]) + [.F$1] * [.D11] + [.F$2]; -[.F$3] * POWER(-[.D11]; [.F$4]) + [.F$1] * [.D11] - [.F$2]))" office:value-type="float" office:value="0.203143707979859" calcext:value-type="float">
            <text:p>0.203143707979859</text:p>
          </table:table-cell>
          <table:table-cell table:formula="of:=IF([.E11] = 0; 0; IF([.E11] &gt; 0; [.G$3] * POWER([.E11]; [.G$4]) + [.G$1] * [.E11] + [.G$2]; -[.G$3] * POWER(-[.E11]; [.G$4]) + [.G$1] * [.E11] - [.G$2]))" office:value-type="float" office:value="0.182073096786865" calcext:value-type="float">
            <text:p>0.182073096786865</text:p>
          </table:table-cell>
          <table:table-cell table:formula="of:=POWER([.F11]-[.$A11]; 2) * SQRT(ABS([.$A11]))" office:value-type="float" office:value="0.00000441976718153327" calcext:value-type="float">
            <text:p>4.41976718153327E-06</text:p>
          </table:table-cell>
          <table:table-cell table:formula="of:=POWER([.G11]-[.$A11]; 2) * SQRT(ABS([.$A11]))" office:value-type="float" office:value="0.000143722758899501" calcext:value-type="float">
            <text:p>0.00014372275889950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formula="of:=[.B12]/[.$D$5]" office:value-type="float" office:value="0.52" calcext:value-type="float">
            <text:p>0.520</text:p>
          </table:table-cell>
          <table:table-cell table:formula="of:=[.C12]/[.$D$5]" office:value-type="float" office:value="0.496666666666667" calcext:value-type="float">
            <text:p>0.497</text:p>
          </table:table-cell>
          <table:table-cell table:formula="of:=IF([.D12] = 0; 0; IF([.D12] &gt; 0; [.F$3] * POWER([.D12]; [.F$4]) + [.F$1] * [.D12] + [.F$2]; -[.F$3] * POWER(-[.D12]; [.F$4]) + [.F$1] * [.D12] - [.F$2]))" office:value-type="float" office:value="0.251431088997076" calcext:value-type="float">
            <text:p>0.251431088997076</text:p>
          </table:table-cell>
          <table:table-cell table:formula="of:=IF([.E12] = 0; 0; IF([.E12] &gt; 0; [.G$3] * POWER([.E12]; [.G$4]) + [.G$1] * [.E12] + [.G$2]; -[.G$3] * POWER(-[.E12]; [.G$4]) + [.G$1] * [.E12] - [.G$2]))" office:value-type="float" office:value="0.230379129551214" calcext:value-type="float">
            <text:p>0.230379129551214</text:p>
          </table:table-cell>
          <table:table-cell table:formula="of:=POWER([.F12]-[.$A12]; 2) * SQRT(ABS([.$A12]))" office:value-type="float" office:value="0.00000102400785877648" calcext:value-type="float">
            <text:p>1.02400785877648E-06</text:p>
          </table:table-cell>
          <table:table-cell table:formula="of:=POWER([.G12]-[.$A12]; 2) * SQRT(ABS([.$A12]))" office:value-type="float" office:value="0.000192489278584022" calcext:value-type="float">
            <text:p>0.00019248927858402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table:formula="of:=[.B13]/[.$D$5]" office:value-type="float" office:value="0.603333333333333" calcext:value-type="float">
            <text:p>0.603</text:p>
          </table:table-cell>
          <table:table-cell table:formula="of:=[.C13]/[.$D$5]" office:value-type="float" office:value="0.623333333333333" calcext:value-type="float">
            <text:p>0.623</text:p>
          </table:table-cell>
          <table:table-cell table:formula="of:=IF([.D13] = 0; 0; IF([.D13] &gt; 0; [.F$3] * POWER([.D13]; [.F$4]) + [.F$1] * [.D13] + [.F$2]; -[.F$3] * POWER(-[.D13]; [.F$4]) + [.F$1] * [.D13] - [.F$2]))" office:value-type="float" office:value="0.303661160282923" calcext:value-type="float">
            <text:p>0.303661160282923</text:p>
          </table:table-cell>
          <table:table-cell table:formula="of:=IF([.E13] = 0; 0; IF([.E13] &gt; 0; [.G$3] * POWER([.E13]; [.G$4]) + [.G$1] * [.E13] + [.G$2]; -[.G$3] * POWER(-[.E13]; [.G$4]) + [.G$1] * [.E13] - [.G$2]))" office:value-type="float" office:value="0.294633198299476" calcext:value-type="float">
            <text:p>0.294633198299476</text:p>
          </table:table-cell>
          <table:table-cell table:formula="of:=POWER([.F13]-[.$A13]; 2) * SQRT(ABS([.$A13]))" office:value-type="float" office:value="0.00000734172498480434" calcext:value-type="float">
            <text:p>7.34172498480434E-06</text:p>
          </table:table-cell>
          <table:table-cell table:formula="of:=POWER([.G13]-[.$A13]; 2) * SQRT(ABS([.$A13]))" office:value-type="float" office:value="0.0000157758120957848" calcext:value-type="float">
            <text:p>1.57758120957848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table:formula="of:=[.B14]/[.$D$5]" office:value-type="float" office:value="0.673333333333333" calcext:value-type="float">
            <text:p>0.673</text:p>
          </table:table-cell>
          <table:table-cell table:formula="of:=[.C14]/[.$D$5]" office:value-type="float" office:value="0.68" calcext:value-type="float">
            <text:p>0.680</text:p>
          </table:table-cell>
          <table:table-cell table:formula="of:=IF([.D14] = 0; 0; IF([.D14] &gt; 0; [.F$3] * POWER([.D14]; [.F$4]) + [.F$1] * [.D14] + [.F$2]; -[.F$3] * POWER(-[.D14]; [.F$4]) + [.F$1] * [.D14] - [.F$2]))" office:value-type="float" office:value="0.355962534860117" calcext:value-type="float">
            <text:p>0.355962534860117</text:p>
          </table:table-cell>
          <table:table-cell table:formula="of:=IF([.E14] = 0; 0; IF([.E14] &gt; 0; [.G$3] * POWER([.E14]; [.G$4]) + [.G$1] * [.E14] + [.G$2]; -[.G$3] * POWER(-[.E14]; [.G$4]) + [.G$1] * [.E14] - [.G$2]))" office:value-type="float" office:value="0.328656682889992" calcext:value-type="float">
            <text:p>0.328656682889992</text:p>
          </table:table-cell>
          <table:table-cell table:formula="of:=POWER([.F14]-[.$A14]; 2) * SQRT(ABS([.$A14]))" office:value-type="float" office:value="0.000021032741513871" calcext:value-type="float">
            <text:p>2.1032741513871E-05</text:p>
          </table:table-cell>
          <table:table-cell table:formula="of:=POWER([.G14]-[.$A14]; 2) * SQRT(ABS([.$A14]))" office:value-type="float" office:value="0.000269499433215696" calcext:value-type="float">
            <text:p>0.00026949943321569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1" calcext:value-type="float">
            <text:p>221</text:p>
          </table:table-cell>
          <table:table-cell office:value-type="float" office:value="217" calcext:value-type="float">
            <text:p>217</text:p>
          </table:table-cell>
          <table:table-cell table:formula="of:=[.B15]/[.$D$5]" office:value-type="float" office:value="0.736666666666667" calcext:value-type="float">
            <text:p>0.737</text:p>
          </table:table-cell>
          <table:table-cell table:formula="of:=[.C15]/[.$D$5]" office:value-type="float" office:value="0.723333333333333" calcext:value-type="float">
            <text:p>0.723</text:p>
          </table:table-cell>
          <table:table-cell table:formula="of:=IF([.D15] = 0; 0; IF([.D15] &gt; 0; [.F$3] * POWER([.D15]; [.F$4]) + [.F$1] * [.D15] + [.F$2]; -[.F$3] * POWER(-[.D15]; [.F$4]) + [.F$1] * [.D15] - [.F$2]))" office:value-type="float" office:value="0.410464583817563" calcext:value-type="float">
            <text:p>0.410464583817563</text:p>
          </table:table-cell>
          <table:table-cell table:formula="of:=IF([.E15] = 0; 0; IF([.E15] &gt; 0; [.G$3] * POWER([.E15]; [.G$4]) + [.G$1] * [.E15] + [.G$2]; -[.G$3] * POWER(-[.E15]; [.G$4]) + [.G$1] * [.E15] - [.G$2]))" office:value-type="float" office:value="0.35701171296508" calcext:value-type="float">
            <text:p>0.35701171296508</text:p>
          </table:table-cell>
          <table:table-cell table:formula="of:=POWER([.F15]-[.$A15]; 2) * SQRT(ABS([.$A15]))" office:value-type="float" office:value="0.0000692586333288488" calcext:value-type="float">
            <text:p>6.92586333288488E-05</text:p>
          </table:table-cell>
          <table:table-cell table:formula="of:=POWER([.G15]-[.$A15]; 2) * SQRT(ABS([.$A15]))" office:value-type="float" office:value="0.00116877328355682" calcext:value-type="float">
            <text:p>0.0011687732835568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table:formula="of:=[.B16]/[.$D$5]" office:value-type="float" office:value="0.79" calcext:value-type="float">
            <text:p>0.790</text:p>
          </table:table-cell>
          <table:table-cell table:formula="of:=[.C16]/[.$D$5]" office:value-type="float" office:value="0.796666666666667" calcext:value-type="float">
            <text:p>0.797</text:p>
          </table:table-cell>
          <table:table-cell table:formula="of:=IF([.D16] = 0; 0; IF([.D16] &gt; 0; [.F$3] * POWER([.D16]; [.F$4]) + [.F$1] * [.D16] + [.F$2]; -[.F$3] * POWER(-[.D16]; [.F$4]) + [.F$1] * [.D16] - [.F$2]))" office:value-type="float" office:value="0.461992065036599" calcext:value-type="float">
            <text:p>0.461992065036599</text:p>
          </table:table-cell>
          <table:table-cell table:formula="of:=IF([.E16] = 0; 0; IF([.E16] &gt; 0; [.G$3] * POWER([.E16]; [.G$4]) + [.G$1] * [.E16] + [.G$2]; -[.G$3] * POWER(-[.E16]; [.G$4]) + [.G$1] * [.E16] - [.G$2]))" office:value-type="float" office:value="0.409804544671814" calcext:value-type="float">
            <text:p>0.409804544671814</text:p>
          </table:table-cell>
          <table:table-cell table:formula="of:=POWER([.F16]-[.$A16]; 2) * SQRT(ABS([.$A16]))" office:value-type="float" office:value="0.0000964704284188285" calcext:value-type="float">
            <text:p>9.64704284188285E-05</text:p>
          </table:table-cell>
          <table:table-cell table:formula="of:=POWER([.G16]-[.$A16]; 2) * SQRT(ABS([.$A16]))" office:value-type="float" office:value="0.00108382749001667" calcext:value-type="float">
            <text:p>0.0010838274900166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table:formula="of:=[.B17]/[.$D$5]" office:value-type="float" office:value="0.836666666666667" calcext:value-type="float">
            <text:p>0.837</text:p>
          </table:table-cell>
          <table:table-cell table:formula="of:=[.C17]/[.$D$5]" office:value-type="float" office:value="0.856666666666667" calcext:value-type="float">
            <text:p>0.857</text:p>
          </table:table-cell>
          <table:table-cell table:formula="of:=IF([.D17] = 0; 0; IF([.D17] &gt; 0; [.F$3] * POWER([.D17]; [.F$4]) + [.F$1] * [.D17] + [.F$2]; -[.F$3] * POWER(-[.D17]; [.F$4]) + [.F$1] * [.D17] - [.F$2]))" office:value-type="float" office:value="0.511519168226243" calcext:value-type="float">
            <text:p>0.511519168226243</text:p>
          </table:table-cell>
          <table:table-cell table:formula="of:=IF([.E17] = 0; 0; IF([.E17] &gt; 0; [.G$3] * POWER([.E17]; [.G$4]) + [.G$1] * [.E17] + [.G$2]; -[.G$3] * POWER(-[.E17]; [.G$4]) + [.G$1] * [.E17] - [.G$2]))" office:value-type="float" office:value="0.45767084671159" calcext:value-type="float">
            <text:p>0.45767084671159</text:p>
          </table:table-cell>
          <table:table-cell table:formula="of:=POWER([.F17]-[.$A17]; 2) * SQRT(ABS([.$A17]))" office:value-type="float" office:value="0.0000938268732211957" calcext:value-type="float">
            <text:p>9.38268732211957E-05</text:p>
          </table:table-cell>
          <table:table-cell table:formula="of:=POWER([.G17]-[.$A17]; 2) * SQRT(ABS([.$A17]))" office:value-type="float" office:value="0.00126696367916815" calcext:value-type="float">
            <text:p>0.001266963679168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table:formula="of:=[.B18]/[.$D$5]" office:value-type="float" office:value="0.863333333333333" calcext:value-type="float">
            <text:p>0.863</text:p>
          </table:table-cell>
          <table:table-cell table:formula="of:=[.C18]/[.$D$5]" office:value-type="float" office:value="0.896666666666667" calcext:value-type="float">
            <text:p>0.897</text:p>
          </table:table-cell>
          <table:table-cell table:formula="of:=IF([.D18] = 0; 0; IF([.D18] &gt; 0; [.F$3] * POWER([.D18]; [.F$4]) + [.F$1] * [.D18] + [.F$2]; -[.F$3] * POWER(-[.D18]; [.F$4]) + [.F$1] * [.D18] - [.F$2]))" office:value-type="float" office:value="0.541750508038941" calcext:value-type="float">
            <text:p>0.541750508038941</text:p>
          </table:table-cell>
          <table:table-cell table:formula="of:=IF([.E18] = 0; 0; IF([.E18] &gt; 0; [.G$3] * POWER([.E18]; [.G$4]) + [.G$1] * [.E18] + [.G$2]; -[.G$3] * POWER(-[.E18]; [.G$4]) + [.G$1] * [.E18] - [.G$2]))" office:value-type="float" office:value="0.492001667883623" calcext:value-type="float">
            <text:p>0.492001667883623</text:p>
          </table:table-cell>
          <table:table-cell table:formula="of:=POWER([.F18]-[.$A18]; 2) * SQRT(ABS([.$A18]))" office:value-type="float" office:value="0.0000504702844101308" calcext:value-type="float">
            <text:p>5.04702844101308E-05</text:p>
          </table:table-cell>
          <table:table-cell table:formula="of:=POWER([.G18]-[.$A18]; 2) * SQRT(ABS([.$A18]))" office:value-type="float" office:value="0.00249466568859243" calcext:value-type="float">
            <text:p>0.002494665688592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5" calcext:value-type="float">
            <text:p>275</text:p>
          </table:table-cell>
          <table:table-cell office:value-type="float" office:value="280" calcext:value-type="float">
            <text:p>280</text:p>
          </table:table-cell>
          <table:table-cell table:formula="of:=[.B19]/[.$D$5]" office:value-type="float" office:value="0.916666666666667" calcext:value-type="float">
            <text:p>0.917</text:p>
          </table:table-cell>
          <table:table-cell table:formula="of:=[.C19]/[.$D$5]" office:value-type="float" office:value="0.933333333333333" calcext:value-type="float">
            <text:p>0.933</text:p>
          </table:table-cell>
          <table:table-cell table:formula="of:=IF([.D19] = 0; 0; IF([.D19] &gt; 0; [.F$3] * POWER([.D19]; [.F$4]) + [.F$1] * [.D19] + [.F$2]; -[.F$3] * POWER(-[.D19]; [.F$4]) + [.F$1] * [.D19] - [.F$2]))" office:value-type="float" office:value="0.606573222405573" calcext:value-type="float">
            <text:p>0.606573222405573</text:p>
          </table:table-cell>
          <table:table-cell table:formula="of:=IF([.E19] = 0; 0; IF([.E19] &gt; 0; [.G$3] * POWER([.E19]; [.G$4]) + [.G$1] * [.E19] + [.G$2]; -[.G$3] * POWER(-[.E19]; [.G$4]) + [.G$1] * [.E19] - [.G$2]))" office:value-type="float" office:value="0.525217316974399" calcext:value-type="float">
            <text:p>0.525217316974399</text:p>
          </table:table-cell>
          <table:table-cell table:formula="of:=POWER([.F19]-[.$A19]; 2) * SQRT(ABS([.$A19]))" office:value-type="float" office:value="0.0000334681941006287" calcext:value-type="float">
            <text:p>3.34681941006287E-05</text:p>
          </table:table-cell>
          <table:table-cell table:formula="of:=POWER([.G19]-[.$A19]; 2) * SQRT(ABS([.$A19]))" office:value-type="float" office:value="0.00433189289542175" calcext:value-type="float">
            <text:p>0.0043318928954217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6" calcext:value-type="float">
            <text:p>286</text:p>
          </table:table-cell>
          <table:table-cell office:value-type="float" office:value="299" calcext:value-type="float">
            <text:p>299</text:p>
          </table:table-cell>
          <table:table-cell table:formula="of:=[.B20]/[.$D$5]" office:value-type="float" office:value="0.953333333333333" calcext:value-type="float">
            <text:p>0.953</text:p>
          </table:table-cell>
          <table:table-cell table:formula="of:=[.C20]/[.$D$5]" office:value-type="float" office:value="0.996666666666667" calcext:value-type="float">
            <text:p>0.997</text:p>
          </table:table-cell>
          <table:table-cell table:formula="of:=IF([.D20] = 0; 0; IF([.D20] &gt; 0; [.F$3] * POWER([.D20]; [.F$4]) + [.F$1] * [.D20] + [.F$2]; -[.F$3] * POWER(-[.D20]; [.F$4]) + [.F$1] * [.D20] - [.F$2]))" office:value-type="float" office:value="0.654615591738615" calcext:value-type="float">
            <text:p>0.654615591738615</text:p>
          </table:table-cell>
          <table:table-cell table:formula="of:=IF([.E20] = 0; 0; IF([.E20] &gt; 0; [.G$3] * POWER([.E20]; [.G$4]) + [.G$1] * [.E20] + [.G$2]; -[.G$3] * POWER(-[.E20]; [.G$4]) + [.G$1] * [.E20] - [.G$2]))" office:value-type="float" office:value="0.586623954280718" calcext:value-type="float">
            <text:p>0.586623954280718</text:p>
          </table:table-cell>
          <table:table-cell table:formula="of:=POWER([.F20]-[.$A20]; 2) * SQRT(ABS([.$A20]))" office:value-type="float" office:value="0.0000171755816369689" calcext:value-type="float">
            <text:p>1.71755816369689E-05</text:p>
          </table:table-cell>
          <table:table-cell table:formula="of:=POWER([.G20]-[.$A20]; 2) * SQRT(ABS([.$A20]))" office:value-type="float" office:value="0.00323822450567165" calcext:value-type="float">
            <text:p>0.003238224505671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table:formula="of:=[.B21]/[.$D$5]" office:value-type="float" office:value="0.976666666666667" calcext:value-type="float">
            <text:p>0.977</text:p>
          </table:table-cell>
          <table:table-cell table:formula="of:=[.C21]/[.$D$5]" office:value-type="float" office:value="1.03333333333333" calcext:value-type="float">
            <text:p>1.033</text:p>
          </table:table-cell>
          <table:table-cell table:formula="of:=IF([.D21] = 0; 0; IF([.D21] &gt; 0; [.F$3] * POWER([.D21]; [.F$4]) + [.F$1] * [.D21] + [.F$2]; -[.F$3] * POWER(-[.D21]; [.F$4]) + [.F$1] * [.D21] - [.F$2]))" office:value-type="float" office:value="0.686705582409194" calcext:value-type="float">
            <text:p>0.686705582409194</text:p>
          </table:table-cell>
          <table:table-cell table:formula="of:=IF([.E21] = 0; 0; IF([.E21] &gt; 0; [.G$3] * POWER([.E21]; [.G$4]) + [.G$1] * [.E21] + [.G$2]; -[.G$3] * POWER(-[.E21]; [.G$4]) + [.G$1] * [.E21] - [.G$2]))" office:value-type="float" office:value="0.624566534213551" calcext:value-type="float">
            <text:p>0.624566534213551</text:p>
          </table:table-cell>
          <table:table-cell table:formula="of:=POWER([.F21]-[.$A21]; 2) * SQRT(ABS([.$A21]))" office:value-type="float" office:value="0.00014787258077528" calcext:value-type="float">
            <text:p>0.00014787258077528</text:p>
          </table:table-cell>
          <table:table-cell table:formula="of:=POWER([.G21]-[.$A21]; 2) * SQRT(ABS([.$A21]))" office:value-type="float" office:value="0.00476076937593069" calcext:value-type="float">
            <text:p>0.0047607693759306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table:formula="of:=[.B22]/[.$D$5]" office:value-type="float" office:value="1.02333333333333" calcext:value-type="float">
            <text:p>1.023</text:p>
          </table:table-cell>
          <table:table-cell table:formula="of:=[.C22]/[.$D$5]" office:value-type="float" office:value="1.09333333333333" calcext:value-type="float">
            <text:p>1.093</text:p>
          </table:table-cell>
          <table:table-cell table:formula="of:=IF([.D22] = 0; 0; IF([.D22] &gt; 0; [.F$3] * POWER([.D22]; [.F$4]) + [.F$1] * [.D22] + [.F$2]; -[.F$3] * POWER(-[.D22]; [.F$4]) + [.F$1] * [.D22] - [.F$2]))" office:value-type="float" office:value="0.754518915923314" calcext:value-type="float">
            <text:p>0.754518915923314</text:p>
          </table:table-cell>
          <table:table-cell table:formula="of:=IF([.E22] = 0; 0; IF([.E22] &gt; 0; [.G$3] * POWER([.E22]; [.G$4]) + [.G$1] * [.E22] + [.G$2]; -[.G$3] * POWER(-[.E22]; [.G$4]) + [.G$1] * [.E22] - [.G$2]))" office:value-type="float" office:value="0.690537916426337" calcext:value-type="float">
            <text:p>0.690537916426337</text:p>
          </table:table-cell>
          <table:table-cell table:formula="of:=POWER([.F22]-[.$A22]; 2) * SQRT(ABS([.$A22]))" office:value-type="float" office:value="0.0000176847593321809" calcext:value-type="float">
            <text:p>1.76847593321809E-05</text:p>
          </table:table-cell>
          <table:table-cell table:formula="of:=POWER([.G22]-[.$A22]; 2) * SQRT(ABS([.$A22]))" office:value-type="float" office:value="0.00306204012677094" calcext:value-type="float">
            <text:p>0.0030620401267709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7" calcext:value-type="float">
            <text:p>307</text:p>
          </table:table-cell>
          <table:table-cell office:value-type="float" office:value="337" calcext:value-type="float">
            <text:p>337</text:p>
          </table:table-cell>
          <table:table-cell table:formula="of:=[.B23]/[.$D$5]" office:value-type="float" office:value="1.02333333333333" calcext:value-type="float">
            <text:p>1.023</text:p>
          </table:table-cell>
          <table:table-cell table:formula="of:=[.C23]/[.$D$5]" office:value-type="float" office:value="1.12333333333333" calcext:value-type="float">
            <text:p>1.123</text:p>
          </table:table-cell>
          <table:table-cell table:formula="of:=IF([.D23] = 0; 0; IF([.D23] &gt; 0; [.F$3] * POWER([.D23]; [.F$4]) + [.F$1] * [.D23] + [.F$2]; -[.F$3] * POWER(-[.D23]; [.F$4]) + [.F$1] * [.D23] - [.F$2]))" office:value-type="float" office:value="0.754518915923314" calcext:value-type="float">
            <text:p>0.754518915923314</text:p>
          </table:table-cell>
          <table:table-cell table:formula="of:=IF([.E23] = 0; 0; IF([.E23] &gt; 0; [.G$3] * POWER([.E23]; [.G$4]) + [.G$1] * [.E23] + [.G$2]; -[.G$3] * POWER(-[.E23]; [.G$4]) + [.G$1] * [.E23] - [.G$2]))" office:value-type="float" office:value="0.725367764558043" calcext:value-type="float">
            <text:p>0.725367764558043</text:p>
          </table:table-cell>
          <table:table-cell table:formula="of:=POWER([.F23]-[.$A23]; 2) * SQRT(ABS([.$A23]))" office:value-type="float" office:value="0.00185014859083444" calcext:value-type="float">
            <text:p>0.00185014859083444</text:p>
          </table:table-cell>
          <table:table-cell table:formula="of:=POWER([.G23]-[.$A23]; 2) * SQRT(ABS([.$A23]))" office:value-type="float" office:value="0.00498193312825099" calcext:value-type="float">
            <text:p>0.0049819331282509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16" calcext:value-type="float">
            <text:p>316</text:p>
          </table:table-cell>
          <table:table-cell office:value-type="float" office:value="347" calcext:value-type="float">
            <text:p>347</text:p>
          </table:table-cell>
          <table:table-cell table:formula="of:=[.B24]/[.$D$5]" office:value-type="float" office:value="1.05333333333333" calcext:value-type="float">
            <text:p>1.053</text:p>
          </table:table-cell>
          <table:table-cell table:formula="of:=[.C24]/[.$D$5]" office:value-type="float" office:value="1.15666666666667" calcext:value-type="float">
            <text:p>1.157</text:p>
          </table:table-cell>
          <table:table-cell table:formula="of:=IF([.D24] = 0; 0; IF([.D24] &gt; 0; [.F$3] * POWER([.D24]; [.F$4]) + [.F$1] * [.D24] + [.F$2]; -[.F$3] * POWER(-[.D24]; [.F$4]) + [.F$1] * [.D24] - [.F$2]))" office:value-type="float" office:value="0.800731702565379" calcext:value-type="float">
            <text:p>0.800731702565379</text:p>
          </table:table-cell>
          <table:table-cell table:formula="of:=IF([.E24] = 0; 0; IF([.E24] &gt; 0; [.G$3] * POWER([.E24]; [.G$4]) + [.G$1] * [.E24] + [.G$2]; -[.G$3] * POWER(-[.E24]; [.G$4]) + [.G$1] * [.E24] - [.G$2]))" office:value-type="float" office:value="0.765536664930254" calcext:value-type="float">
            <text:p>0.765536664930254</text:p>
          </table:table-cell>
          <table:table-cell table:formula="of:=POWER([.F24]-[.$A24]; 2) * SQRT(ABS([.$A24]))" office:value-type="float" office:value="0.00223792007495363" calcext:value-type="float">
            <text:p>0.00223792007495363</text:p>
          </table:table-cell>
          <table:table-cell table:formula="of:=POWER([.G24]-[.$A24]; 2) * SQRT(ABS([.$A24]))" office:value-type="float" office:value="0.00657727369668671" calcext:value-type="float">
            <text:p>0.0065772736966867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09" calcext:value-type="float">
            <text:p>309</text:p>
          </table:table-cell>
          <table:table-cell office:value-type="float" office:value="351" calcext:value-type="float">
            <text:p>351</text:p>
          </table:table-cell>
          <table:table-cell table:formula="of:=[.B25]/[.$D$5]" office:value-type="float" office:value="1.03" calcext:value-type="float">
            <text:p>1.030</text:p>
          </table:table-cell>
          <table:table-cell table:formula="of:=[.C25]/[.$D$5]" office:value-type="float" office:value="1.17" calcext:value-type="float">
            <text:p>1.170</text:p>
          </table:table-cell>
          <table:table-cell table:formula="of:=IF([.D25] = 0; 0; IF([.D25] &gt; 0; [.F$3] * POWER([.D25]; [.F$4]) + [.F$1] * [.D25] + [.F$2]; -[.F$3] * POWER(-[.D25]; [.F$4]) + [.F$1] * [.D25] - [.F$2]))" office:value-type="float" office:value="0.76460916384743" calcext:value-type="float">
            <text:p>0.76460916384743</text:p>
          </table:table-cell>
          <table:table-cell table:formula="of:=IF([.E25] = 0; 0; IF([.E25] &gt; 0; [.G$3] * POWER([.E25]; [.G$4]) + [.G$1] * [.E25] + [.G$2]; -[.G$3] * POWER(-[.E25]; [.G$4]) + [.G$1] * [.E25] - [.G$2]))" office:value-type="float" office:value="0.782042109803179" calcext:value-type="float">
            <text:p>0.782042109803179</text:p>
          </table:table-cell>
          <table:table-cell table:formula="of:=POWER([.F25]-[.$A25]; 2) * SQRT(ABS([.$A25]))" office:value-type="float" office:value="0.0173900085482526" calcext:value-type="float">
            <text:p>0.0173900085482526</text:p>
          </table:table-cell>
          <table:table-cell table:formula="of:=POWER([.G25]-[.$A25]; 2) * SQRT(ABS([.$A25]))" office:value-type="float" office:value="0.0132000399916918" calcext:value-type="float">
            <text:p>0.0132000399916918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18" calcext:value-type="float">
            <text:p>318</text:p>
          </table:table-cell>
          <table:table-cell office:value-type="float" office:value="352" calcext:value-type="float">
            <text:p>352</text:p>
          </table:table-cell>
          <table:table-cell table:formula="of:=[.B26]/[.$D$5]" office:value-type="float" office:value="1.06" calcext:value-type="float">
            <text:p>1.060</text:p>
          </table:table-cell>
          <table:table-cell table:formula="of:=[.C26]/[.$D$5]" office:value-type="float" office:value="1.17333333333333" calcext:value-type="float">
            <text:p>1.173</text:p>
          </table:table-cell>
          <table:table-cell table:formula="of:=IF([.D26] = 0; 0; IF([.D26] &gt; 0; [.F$3] * POWER([.D26]; [.F$4]) + [.F$1] * [.D26] + [.F$2]; -[.F$3] * POWER(-[.D26]; [.F$4]) + [.F$1] * [.D26] - [.F$2]))" office:value-type="float" office:value="0.811284806161805" calcext:value-type="float">
            <text:p>0.811284806161805</text:p>
          </table:table-cell>
          <table:table-cell table:formula="of:=IF([.E26] = 0; 0; IF([.E26] &gt; 0; [.G$3] * POWER([.E26]; [.G$4]) + [.G$1] * [.E26] + [.G$2]; -[.G$3] * POWER(-[.E26]; [.G$4]) + [.G$1] * [.E26] - [.G$2]))" office:value-type="float" office:value="0.786207850475267" calcext:value-type="float">
            <text:p>0.786207850475267</text:p>
          </table:table-cell>
          <table:table-cell table:formula="of:=POWER([.F26]-[.$A26]; 2) * SQRT(ABS([.$A26]))" office:value-type="float" office:value="0.0187546890852636" calcext:value-type="float">
            <text:p>0.0187546890852636</text:p>
          </table:table-cell>
          <table:table-cell table:formula="of:=POWER([.G26]-[.$A26]; 2) * SQRT(ABS([.$A26]))" office:value-type="float" office:value="0.0261485714502736" calcext:value-type="float">
            <text:p>0.0261485714502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" calcext:value-type="float">
            <text:p>316</text:p>
          </table:table-cell>
          <table:table-cell office:value-type="float" office:value="369" calcext:value-type="float">
            <text:p>369</text:p>
          </table:table-cell>
          <table:table-cell table:formula="of:=[.B27]/[.$D$5]" office:value-type="float" office:value="1.05333333333333" calcext:value-type="float">
            <text:p>1.053</text:p>
          </table:table-cell>
          <table:table-cell table:formula="of:=[.C27]/[.$D$5]" office:value-type="float" office:value="1.23" calcext:value-type="float">
            <text:p>1.230</text:p>
          </table:table-cell>
          <table:table-cell table:formula="of:=IF([.D27] = 0; 0; IF([.D27] &gt; 0; [.F$3] * POWER([.D27]; [.F$4]) + [.F$1] * [.D27] + [.F$2]; -[.F$3] * POWER(-[.D27]; [.F$4]) + [.F$1] * [.D27] - [.F$2]))" office:value-type="float" office:value="0.800731702565379" calcext:value-type="float">
            <text:p>0.800731702565379</text:p>
          </table:table-cell>
          <table:table-cell table:formula="of:=IF([.E27] = 0; 0; IF([.E27] &gt; 0; [.G$3] * POWER([.E27]; [.G$4]) + [.G$1] * [.E27] + [.G$2]; -[.G$3] * POWER(-[.E27]; [.G$4]) + [.G$1] * [.E27] - [.G$2]))" office:value-type="float" office:value="0.859460543819138" calcext:value-type="float">
            <text:p>0.859460543819138</text:p>
          </table:table-cell>
          <table:table-cell table:formula="of:=POWER([.F27]-[.$A27]; 2) * SQRT(ABS([.$A27]))" office:value-type="float" office:value="0.0397078543624925" calcext:value-type="float">
            <text:p>0.0397078543624925</text:p>
          </table:table-cell>
          <table:table-cell table:formula="of:=POWER([.G27]-[.$A27]; 2) * SQRT(ABS([.$A27]))" office:value-type="float" office:value="0.0197513387436124" calcext:value-type="float">
            <text:p>0.019751338743612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11" calcext:value-type="float">
            <text:p>311</text:p>
          </table:table-cell>
          <table:table-cell office:value-type="float" office:value="356" calcext:value-type="float">
            <text:p>356</text:p>
          </table:table-cell>
          <table:table-cell table:formula="of:=[.B28]/[.$D$5]" office:value-type="float" office:value="1.03666666666667" calcext:value-type="float">
            <text:p>1.037</text:p>
          </table:table-cell>
          <table:table-cell table:formula="of:=[.C28]/[.$D$5]" office:value-type="float" office:value="1.18666666666667" calcext:value-type="float">
            <text:p>1.187</text:p>
          </table:table-cell>
          <table:table-cell table:formula="of:=IF([.D28] = 0; 0; IF([.D28] &gt; 0; [.F$3] * POWER([.D28]; [.F$4]) + [.F$1] * [.D28] + [.F$2]; -[.F$3] * POWER(-[.D28]; [.F$4]) + [.F$1] * [.D28] - [.F$2]))" office:value-type="float" office:value="0.774801461531233" calcext:value-type="float">
            <text:p>0.774801461531233</text:p>
          </table:table-cell>
          <table:table-cell table:formula="of:=IF([.E28] = 0; 0; IF([.E28] &gt; 0; [.G$3] * POWER([.E28]; [.G$4]) + [.G$1] * [.E28] + [.G$2]; -[.G$3] * POWER(-[.E28]; [.G$4]) + [.G$1] * [.E28] - [.G$2]))" office:value-type="float" office:value="0.80302900461843" calcext:value-type="float">
            <text:p>0.80302900461843</text:p>
          </table:table-cell>
          <table:table-cell table:formula="of:=POWER([.F28]-[.$A28]; 2) * SQRT(ABS([.$A28]))" office:value-type="float" office:value="0.0299173250772881" calcext:value-type="float">
            <text:p>0.0299173250772881</text:p>
          </table:table-cell>
          <table:table-cell table:formula="of:=POWER([.G28]-[.$A28]; 2) * SQRT(ABS([.$A28]))" office:value-type="float" office:value="0.021053537279368" calcext:value-type="float">
            <text:p>0.02105353727936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12" calcext:value-type="float">
            <text:p>312</text:p>
          </table:table-cell>
          <table:table-cell office:value-type="float" office:value="349" calcext:value-type="float">
            <text:p>349</text:p>
          </table:table-cell>
          <table:table-cell table:formula="of:=[.B29]/[.$D$5]" office:value-type="float" office:value="1.04" calcext:value-type="float">
            <text:p>1.040</text:p>
          </table:table-cell>
          <table:table-cell table:formula="of:=[.C29]/[.$D$5]" office:value-type="float" office:value="1.16333333333333" calcext:value-type="float">
            <text:p>1.163</text:p>
          </table:table-cell>
          <table:table-cell table:formula="of:=IF([.D29] = 0; 0; IF([.D29] &gt; 0; [.F$3] * POWER([.D29]; [.F$4]) + [.F$1] * [.D29] + [.F$2]; -[.F$3] * POWER(-[.D29]; [.F$4]) + [.F$1] * [.D29] - [.F$2]))" office:value-type="float" office:value="0.779936023416225" calcext:value-type="float">
            <text:p>0.779936023416225</text:p>
          </table:table-cell>
          <table:table-cell table:formula="of:=IF([.E29] = 0; 0; IF([.E29] &gt; 0; [.G$3] * POWER([.E29]; [.G$4]) + [.G$1] * [.E29] + [.G$2]; -[.G$3] * POWER(-[.E29]; [.G$4]) + [.G$1] * [.E29] - [.G$2]))" office:value-type="float" office:value="0.773757928824958" calcext:value-type="float">
            <text:p>0.773757928824958</text:p>
          </table:table-cell>
          <table:table-cell table:formula="of:=POWER([.F29]-[.$A29]; 2) * SQRT(ABS([.$A29]))" office:value-type="float" office:value="0.0136756098188498" calcext:value-type="float">
            <text:p>0.0136756098188498</text:p>
          </table:table-cell>
          <table:table-cell table:formula="of:=POWER([.G29]-[.$A29]; 2) * SQRT(ABS([.$A29]))" office:value-type="float" office:value="0.0151192231491611" calcext:value-type="float">
            <text:p>0.015119223149161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11" calcext:value-type="float">
            <text:p>311</text:p>
          </table:table-cell>
          <table:table-cell office:value-type="float" office:value="337" calcext:value-type="float">
            <text:p>337</text:p>
          </table:table-cell>
          <table:table-cell table:formula="of:=[.B30]/[.$D$5]" office:value-type="float" office:value="1.03666666666667" calcext:value-type="float">
            <text:p>1.037</text:p>
          </table:table-cell>
          <table:table-cell table:formula="of:=[.C30]/[.$D$5]" office:value-type="float" office:value="1.12333333333333" calcext:value-type="float">
            <text:p>1.123</text:p>
          </table:table-cell>
          <table:table-cell table:formula="of:=IF([.D30] = 0; 0; IF([.D30] &gt; 0; [.F$3] * POWER([.D30]; [.F$4]) + [.F$1] * [.D30] + [.F$2]; -[.F$3] * POWER(-[.D30]; [.F$4]) + [.F$1] * [.D30] - [.F$2]))" office:value-type="float" office:value="0.774801461531233" calcext:value-type="float">
            <text:p>0.774801461531233</text:p>
          </table:table-cell>
          <table:table-cell table:formula="of:=IF([.E30] = 0; 0; IF([.E30] &gt; 0; [.G$3] * POWER([.E30]; [.G$4]) + [.G$1] * [.E30] + [.G$2]; -[.G$3] * POWER(-[.E30]; [.G$4]) + [.G$1] * [.E30] - [.G$2]))" office:value-type="float" office:value="0.725367764558043" calcext:value-type="float">
            <text:p>0.725367764558043</text:p>
          </table:table-cell>
          <table:table-cell table:formula="of:=POWER([.F30]-[.$A30]; 2) * SQRT(ABS([.$A30]))" office:value-type="float" office:value="0.00521348661197751" calcext:value-type="float">
            <text:p>0.00521348661197751</text:p>
          </table:table-cell>
          <table:table-cell table:formula="of:=POWER([.G30]-[.$A30]; 2) * SQRT(ABS([.$A30]))" office:value-type="float" office:value="0.0143208973672516" calcext:value-type="float">
            <text:p>0.014320897367251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10" calcext:value-type="float">
            <text:p>310</text:p>
          </table:table-cell>
          <table:table-cell office:value-type="float" office:value="337" calcext:value-type="float">
            <text:p>337</text:p>
          </table:table-cell>
          <table:table-cell table:formula="of:=[.B31]/[.$D$5]" office:value-type="float" office:value="1.03333333333333" calcext:value-type="float">
            <text:p>1.033</text:p>
          </table:table-cell>
          <table:table-cell table:formula="of:=[.C31]/[.$D$5]" office:value-type="float" office:value="1.12333333333333" calcext:value-type="float">
            <text:p>1.123</text:p>
          </table:table-cell>
          <table:table-cell table:formula="of:=IF([.D31] = 0; 0; IF([.D31] &gt; 0; [.F$3] * POWER([.D31]; [.F$4]) + [.F$1] * [.D31] + [.F$2]; -[.F$3] * POWER(-[.D31]; [.F$4]) + [.F$1] * [.D31] - [.F$2]))" office:value-type="float" office:value="0.769692527578748" calcext:value-type="float">
            <text:p>0.769692527578748</text:p>
          </table:table-cell>
          <table:table-cell table:formula="of:=IF([.E31] = 0; 0; IF([.E31] &gt; 0; [.G$3] * POWER([.E31]; [.G$4]) + [.G$1] * [.E31] + [.G$2]; -[.G$3] * POWER(-[.E31]; [.G$4]) + [.G$1] * [.E31] - [.G$2]))" office:value-type="float" office:value="0.725367764558043" calcext:value-type="float">
            <text:p>0.725367764558043</text:p>
          </table:table-cell>
          <table:table-cell table:formula="of:=POWER([.F31]-[.$A31]; 2) * SQRT(ABS([.$A31]))" office:value-type="float" office:value="0.00082156973205437" calcext:value-type="float">
            <text:p>0.00082156973205437</text:p>
          </table:table-cell>
          <table:table-cell table:formula="of:=POWER([.G31]-[.$A31]; 2) * SQRT(ABS([.$A31]))" office:value-type="float" office:value="0.00498193312825099" calcext:value-type="float">
            <text:p>0.0049819331282509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1" calcext:value-type="float">
            <text:p>301</text:p>
          </table:table-cell>
          <table:table-cell office:value-type="float" office:value="334" calcext:value-type="float">
            <text:p>334</text:p>
          </table:table-cell>
          <table:table-cell table:formula="of:=[.B32]/[.$D$5]" office:value-type="float" office:value="1.00333333333333" calcext:value-type="float">
            <text:p>1.003</text:p>
          </table:table-cell>
          <table:table-cell table:formula="of:=[.C32]/[.$D$5]" office:value-type="float" office:value="1.11333333333333" calcext:value-type="float">
            <text:p>1.113</text:p>
          </table:table-cell>
          <table:table-cell table:formula="of:=IF([.D32] = 0; 0; IF([.D32] &gt; 0; [.F$3] * POWER([.D32]; [.F$4]) + [.F$1] * [.D32] + [.F$2]; -[.F$3] * POWER(-[.D32]; [.F$4]) + [.F$1] * [.D32] - [.F$2]))" office:value-type="float" office:value="0.724855838049239" calcext:value-type="float">
            <text:p>0.724855838049239</text:p>
          </table:table-cell>
          <table:table-cell table:formula="of:=IF([.E32] = 0; 0; IF([.E32] &gt; 0; [.G$3] * POWER([.E32]; [.G$4]) + [.G$1] * [.E32] + [.G$2]; -[.G$3] * POWER(-[.E32]; [.G$4]) + [.G$1] * [.E32] - [.G$2]))" office:value-type="float" office:value="0.713619535271353" calcext:value-type="float">
            <text:p>0.713619535271353</text:p>
          </table:table-cell>
          <table:table-cell table:formula="of:=POWER([.F32]-[.$A32]; 2) * SQRT(ABS([.$A32]))" office:value-type="float" office:value="0.000547526271264658" calcext:value-type="float">
            <text:p>0.000547526271264658</text:p>
          </table:table-cell>
          <table:table-cell table:formula="of:=POWER([.G32]-[.$A32]; 2) * SQRT(ABS([.$A32]))" office:value-type="float" office:value="0.00114621771609294" calcext:value-type="float">
            <text:p>0.0011462177160929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89" calcext:value-type="float">
            <text:p>289</text:p>
          </table:table-cell>
          <table:table-cell office:value-type="float" office:value="323" calcext:value-type="float">
            <text:p>323</text:p>
          </table:table-cell>
          <table:table-cell table:formula="of:=[.B33]/[.$D$5]" office:value-type="float" office:value="0.963333333333333" calcext:value-type="float">
            <text:p>0.963</text:p>
          </table:table-cell>
          <table:table-cell table:formula="of:=[.C33]/[.$D$5]" office:value-type="float" office:value="1.07666666666667" calcext:value-type="float">
            <text:p>1.077</text:p>
          </table:table-cell>
          <table:table-cell table:formula="of:=IF([.D33] = 0; 0; IF([.D33] &gt; 0; [.F$3] * POWER([.D33]; [.F$4]) + [.F$1] * [.D33] + [.F$2]; -[.F$3] * POWER(-[.D33]; [.F$4]) + [.F$1] * [.D33] - [.F$2]))" office:value-type="float" office:value="0.668222257316171" calcext:value-type="float">
            <text:p>0.668222257316171</text:p>
          </table:table-cell>
          <table:table-cell table:formula="of:=IF([.E33] = 0; 0; IF([.E33] &gt; 0; [.G$3] * POWER([.E33]; [.G$4]) + [.G$1] * [.E33] + [.G$2]; -[.G$3] * POWER(-[.E33]; [.G$4]) + [.G$1] * [.E33] - [.G$2]))" office:value-type="float" office:value="0.671722784138952" calcext:value-type="float">
            <text:p>0.671722784138952</text:p>
          </table:table-cell>
          <table:table-cell table:formula="of:=POWER([.F33]-[.$A33]; 2) * SQRT(ABS([.$A33]))" office:value-type="float" office:value="0.000844880152795188" calcext:value-type="float">
            <text:p>0.000844880152795188</text:p>
          </table:table-cell>
          <table:table-cell table:formula="of:=POWER([.G33]-[.$A33]; 2) * SQRT(ABS([.$A33]))" office:value-type="float" office:value="0.000668994141043528" calcext:value-type="float">
            <text:p>0.00066899414104352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table:formula="of:=[.B34]/[.$D$5]" office:value-type="float" office:value="0.953333333333333" calcext:value-type="float">
            <text:p>0.953</text:p>
          </table:table-cell>
          <table:table-cell table:formula="of:=[.C34]/[.$D$5]" office:value-type="float" office:value="1.03666666666667" calcext:value-type="float">
            <text:p>1.037</text:p>
          </table:table-cell>
          <table:table-cell table:formula="of:=IF([.D34] = 0; 0; IF([.D34] &gt; 0; [.F$3] * POWER([.D34]; [.F$4]) + [.F$1] * [.D34] + [.F$2]; -[.F$3] * POWER(-[.D34]; [.F$4]) + [.F$1] * [.D34] - [.F$2]))" office:value-type="float" office:value="0.654615591738615" calcext:value-type="float">
            <text:p>0.654615591738615</text:p>
          </table:table-cell>
          <table:table-cell table:formula="of:=IF([.E34] = 0; 0; IF([.E34] &gt; 0; [.G$3] * POWER([.E34]; [.G$4]) + [.G$1] * [.E34] + [.G$2]; -[.G$3] * POWER(-[.E34]; [.G$4]) + [.G$1] * [.E34] - [.G$2]))" office:value-type="float" office:value="0.628104325671162" calcext:value-type="float">
            <text:p>0.628104325671162</text:p>
          </table:table-cell>
          <table:table-cell table:formula="of:=POWER([.F34]-[.$A34]; 2) * SQRT(ABS([.$A34]))" office:value-type="float" office:value="0.0000171755816369689" calcext:value-type="float">
            <text:p>1.71755816369689E-05</text:p>
          </table:table-cell>
          <table:table-cell table:formula="of:=POWER([.G34]-[.$A34]; 2) * SQRT(ABS([.$A34]))" office:value-type="float" office:value="0.000386521207871598" calcext:value-type="float">
            <text:p>0.0003865212078715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1" calcext:value-type="float">
            <text:p>271</text:p>
          </table:table-cell>
          <table:table-cell office:value-type="float" office:value="296" calcext:value-type="float">
            <text:p>296</text:p>
          </table:table-cell>
          <table:table-cell table:formula="of:=[.B35]/[.$D$5]" office:value-type="float" office:value="0.903333333333333" calcext:value-type="float">
            <text:p>0.903</text:p>
          </table:table-cell>
          <table:table-cell table:formula="of:=[.C35]/[.$D$5]" office:value-type="float" office:value="0.986666666666667" calcext:value-type="float">
            <text:p>0.987</text:p>
          </table:table-cell>
          <table:table-cell table:formula="of:=IF([.D35] = 0; 0; IF([.D35] &gt; 0; [.F$3] * POWER([.D35]; [.F$4]) + [.F$1] * [.D35] + [.F$2]; -[.F$3] * POWER(-[.D35]; [.F$4]) + [.F$1] * [.D35] - [.F$2]))" office:value-type="float" office:value="0.589812844637117" calcext:value-type="float">
            <text:p>0.589812844637117</text:p>
          </table:table-cell>
          <table:table-cell table:formula="of:=IF([.E35] = 0; 0; IF([.E35] &gt; 0; [.G$3] * POWER([.E35]; [.G$4]) + [.G$1] * [.E35] + [.G$2]; -[.G$3] * POWER(-[.E35]; [.G$4]) + [.G$1] * [.E35] - [.G$2]))" office:value-type="float" office:value="0.576583073640237" calcext:value-type="float">
            <text:p>0.576583073640237</text:p>
          </table:table-cell>
          <table:table-cell table:formula="of:=POWER([.F35]-[.$A35]; 2) * SQRT(ABS([.$A35]))" office:value-type="float" office:value="0.000080386197236657" calcext:value-type="float">
            <text:p>8.0386197236657E-05</text:p>
          </table:table-cell>
          <table:table-cell table:formula="of:=POWER([.G35]-[.$A35]; 2) * SQRT(ABS([.$A35]))" office:value-type="float" office:value="0.000424751973701763" calcext:value-type="float">
            <text:p>0.00042475197370176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62" calcext:value-type="float">
            <text:p>262</text:p>
          </table:table-cell>
          <table:table-cell office:value-type="float" office:value="278" calcext:value-type="float">
            <text:p>278</text:p>
          </table:table-cell>
          <table:table-cell table:formula="of:=[.B36]/[.$D$5]" office:value-type="float" office:value="0.873333333333333" calcext:value-type="float">
            <text:p>0.873</text:p>
          </table:table-cell>
          <table:table-cell table:formula="of:=[.C36]/[.$D$5]" office:value-type="float" office:value="0.926666666666667" calcext:value-type="float">
            <text:p>0.927</text:p>
          </table:table-cell>
          <table:table-cell table:formula="of:=IF([.D36] = 0; 0; IF([.D36] &gt; 0; [.F$3] * POWER([.D36]; [.F$4]) + [.F$1] * [.D36] + [.F$2]; -[.F$3] * POWER(-[.D36]; [.F$4]) + [.F$1] * [.D36] - [.F$2]))" office:value-type="float" office:value="0.553457607473948" calcext:value-type="float">
            <text:p>0.553457607473948</text:p>
          </table:table-cell>
          <table:table-cell table:formula="of:=IF([.E36] = 0; 0; IF([.E36] &gt; 0; [.G$3] * POWER([.E36]; [.G$4]) + [.G$1] * [.E36] + [.G$2]; -[.G$3] * POWER(-[.E36]; [.G$4]) + [.G$1] * [.E36] - [.G$2]))" office:value-type="float" office:value="0.519052294701994" calcext:value-type="float">
            <text:p>0.519052294701994</text:p>
          </table:table-cell>
          <table:table-cell table:formula="of:=POWER([.F36]-[.$A36]; 2) * SQRT(ABS([.$A36]))" office:value-type="float" office:value="0.00000886610195989998" calcext:value-type="float">
            <text:p>0.00000886610195989998</text:p>
          </table:table-cell>
          <table:table-cell table:formula="of:=POWER([.G36]-[.$A36]; 2) * SQRT(ABS([.$A36]))" office:value-type="float" office:value="0.00071029416982748" calcext:value-type="float">
            <text:p>0.000710294169827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7" calcext:value-type="float">
            <text:p>247</text:p>
          </table:table-cell>
          <table:table-cell office:value-type="float" office:value="282" calcext:value-type="float">
            <text:p>282</text:p>
          </table:table-cell>
          <table:table-cell table:formula="of:=[.B37]/[.$D$5]" office:value-type="float" office:value="0.823333333333333" calcext:value-type="float">
            <text:p>0.823</text:p>
          </table:table-cell>
          <table:table-cell table:formula="of:=[.C37]/[.$D$5]" office:value-type="float" office:value="0.94" calcext:value-type="float">
            <text:p>0.940</text:p>
          </table:table-cell>
          <table:table-cell table:formula="of:=IF([.D37] = 0; 0; IF([.D37] &gt; 0; [.F$3] * POWER([.D37]; [.F$4]) + [.F$1] * [.D37] + [.F$2]; -[.F$3] * POWER(-[.D37]; [.F$4]) + [.F$1] * [.D37] - [.F$2]))" office:value-type="float" office:value="0.496934835744225" calcext:value-type="float">
            <text:p>0.496934835744225</text:p>
          </table:table-cell>
          <table:table-cell table:formula="of:=IF([.E37] = 0; 0; IF([.E37] &gt; 0; [.G$3] * POWER([.E37]; [.G$4]) + [.G$1] * [.E37] + [.G$2]; -[.G$3] * POWER(-[.E37]; [.G$4]) + [.G$1] * [.E37] - [.G$2]))" office:value-type="float" office:value="0.531438694540915" calcext:value-type="float">
            <text:p>0.531438694540915</text:p>
          </table:table-cell>
          <table:table-cell table:formula="of:=POWER([.F37]-[.$A37]; 2) * SQRT(ABS([.$A37]))" office:value-type="float" office:value="0.00000664343219783131" calcext:value-type="float">
            <text:p>6.64343219783131E-06</text:p>
          </table:table-cell>
          <table:table-cell table:formula="of:=POWER([.G37]-[.$A37]; 2) * SQRT(ABS([.$A37]))" office:value-type="float" office:value="0.000698898342325604" calcext:value-type="float">
            <text:p>0.00069889834232560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table:formula="of:=[.B38]/[.$D$5]" office:value-type="float" office:value="0.796666666666667" calcext:value-type="float">
            <text:p>0.797</text:p>
          </table:table-cell>
          <table:table-cell table:formula="of:=[.C38]/[.$D$5]" office:value-type="float" office:value="0.876666666666667" calcext:value-type="float">
            <text:p>0.877</text:p>
          </table:table-cell>
          <table:table-cell table:formula="of:=IF([.D38] = 0; 0; IF([.D38] &gt; 0; [.F$3] * POWER([.D38]; [.F$4]) + [.F$1] * [.D38] + [.F$2]; -[.F$3] * POWER(-[.D38]; [.F$4]) + [.F$1] * [.D38] - [.F$2]))" office:value-type="float" office:value="0.468809113052073" calcext:value-type="float">
            <text:p>0.468809113052073</text:p>
          </table:table-cell>
          <table:table-cell table:formula="of:=IF([.E38] = 0; 0; IF([.E38] &gt; 0; [.G$3] * POWER([.E38]; [.G$4]) + [.G$1] * [.E38] + [.G$2]; -[.G$3] * POWER(-[.E38]; [.G$4]) + [.G$1] * [.E38] - [.G$2]))" office:value-type="float" office:value="0.474590479954434" calcext:value-type="float">
            <text:p>0.474590479954434</text:p>
          </table:table-cell>
          <table:table-cell table:formula="of:=POWER([.F38]-[.$A38]; 2) * SQRT(ABS([.$A38]))" office:value-type="float" office:value="0.000237324672616557" calcext:value-type="float">
            <text:p>0.000237324672616557</text:p>
          </table:table-cell>
          <table:table-cell table:formula="of:=POWER([.G38]-[.$A38]; 2) * SQRT(ABS([.$A38]))" office:value-type="float" office:value="0.000405639526933476" calcext:value-type="float">
            <text:p>0.00040563952693347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9" calcext:value-type="float">
            <text:p>219</text:p>
          </table:table-cell>
          <table:table-cell office:value-type="float" office:value="241" calcext:value-type="float">
            <text:p>241</text:p>
          </table:table-cell>
          <table:table-cell table:formula="of:=[.B39]/[.$D$5]" office:value-type="float" office:value="0.73" calcext:value-type="float">
            <text:p>0.730</text:p>
          </table:table-cell>
          <table:table-cell table:formula="of:=[.C39]/[.$D$5]" office:value-type="float" office:value="0.803333333333333" calcext:value-type="float">
            <text:p>0.803</text:p>
          </table:table-cell>
          <table:table-cell table:formula="of:=IF([.D39] = 0; 0; IF([.D39] &gt; 0; [.F$3] * POWER([.D39]; [.F$4]) + [.F$1] * [.D39] + [.F$2]; -[.F$3] * POWER(-[.D39]; [.F$4]) + [.F$1] * [.D39] - [.F$2]))" office:value-type="float" office:value="0.404392173367673" calcext:value-type="float">
            <text:p>0.404392173367673</text:p>
          </table:table-cell>
          <table:table-cell table:formula="of:=IF([.E39] = 0; 0; IF([.E39] &gt; 0; [.G$3] * POWER([.E39]; [.G$4]) + [.G$1] * [.E39] + [.G$2]; -[.G$3] * POWER(-[.E39]; [.G$4]) + [.G$1] * [.E39] - [.G$2]))" office:value-type="float" office:value="0.414911880621299" calcext:value-type="float">
            <text:p>0.414911880621299</text:p>
          </table:table-cell>
          <table:table-cell table:formula="of:=POWER([.F39]-[.$A39]; 2) * SQRT(ABS([.$A39]))" office:value-type="float" office:value="0.0000122008178691477" calcext:value-type="float">
            <text:p>1.22008178691477E-05</text:p>
          </table:table-cell>
          <table:table-cell table:formula="of:=POWER([.G39]-[.$A39]; 2) * SQRT(ABS([.$A39]))" office:value-type="float" office:value="0.000140635458084367" calcext:value-type="float">
            <text:p>0.0001406354580843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table:formula="of:=[.B40]/[.$D$5]" office:value-type="float" office:value="0.65" calcext:value-type="float">
            <text:p>0.650</text:p>
          </table:table-cell>
          <table:table-cell table:formula="of:=[.C40]/[.$D$5]" office:value-type="float" office:value="0.72" calcext:value-type="float">
            <text:p>0.720</text:p>
          </table:table-cell>
          <table:table-cell table:formula="of:=IF([.D40] = 0; 0; IF([.D40] &gt; 0; [.F$3] * POWER([.D40]; [.F$4]) + [.F$1] * [.D40] + [.F$2]; -[.F$3] * POWER(-[.D40]; [.F$4]) + [.F$1] * [.D40] - [.F$2]))" office:value-type="float" office:value="0.337630655983976" calcext:value-type="float">
            <text:p>0.337630655983976</text:p>
          </table:table-cell>
          <table:table-cell table:formula="of:=IF([.E40] = 0; 0; IF([.E40] &gt; 0; [.G$3] * POWER([.E40]; [.G$4]) + [.G$1] * [.E40] + [.G$2]; -[.G$3] * POWER(-[.E40]; [.G$4]) + [.G$1] * [.E40] - [.G$2]))" office:value-type="float" office:value="0.354756945254185" calcext:value-type="float">
            <text:p>0.354756945254185</text:p>
          </table:table-cell>
          <table:table-cell table:formula="of:=POWER([.F40]-[.$A40]; 2) * SQRT(ABS([.$A40]))" office:value-type="float" office:value="0.0000905164178791823" calcext:value-type="float">
            <text:p>9.05164178791823E-05</text:p>
          </table:table-cell>
          <table:table-cell table:formula="of:=POWER([.G40]-[.$A40]; 2) * SQRT(ABS([.$A40]))" office:value-type="float" office:value="0.0000133872177917261" calcext:value-type="float">
            <text:p>1.33872177917261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9" calcext:value-type="float">
            <text:p>179</text:p>
          </table:table-cell>
          <table:table-cell office:value-type="float" office:value="206" calcext:value-type="float">
            <text:p>206</text:p>
          </table:table-cell>
          <table:table-cell table:formula="of:=[.B41]/[.$D$5]" office:value-type="float" office:value="0.596666666666667" calcext:value-type="float">
            <text:p>0.597</text:p>
          </table:table-cell>
          <table:table-cell table:formula="of:=[.C41]/[.$D$5]" office:value-type="float" office:value="0.686666666666667" calcext:value-type="float">
            <text:p>0.687</text:p>
          </table:table-cell>
          <table:table-cell table:formula="of:=IF([.D41] = 0; 0; IF([.D41] &gt; 0; [.F$3] * POWER([.D41]; [.F$4]) + [.F$1] * [.D41] + [.F$2]; -[.F$3] * POWER(-[.D41]; [.F$4]) + [.F$1] * [.D41] - [.F$2]))" office:value-type="float" office:value="0.299093414496926" calcext:value-type="float">
            <text:p>0.299093414496926</text:p>
          </table:table-cell>
          <table:table-cell table:formula="of:=IF([.E41] = 0; 0; IF([.E41] &gt; 0; [.G$3] * POWER([.E41]; [.G$4]) + [.G$1] * [.E41] + [.G$2]; -[.G$3] * POWER(-[.E41]; [.G$4]) + [.G$1] * [.E41] - [.G$2]))" office:value-type="float" office:value="0.332885104054199" calcext:value-type="float">
            <text:p>0.332885104054199</text:p>
          </table:table-cell>
          <table:table-cell table:formula="of:=POWER([.F41]-[.$A41]; 2) * SQRT(ABS([.$A41]))" office:value-type="float" office:value="0.00000045017167713214" calcext:value-type="float">
            <text:p>4.50171677132137E-07</text:p>
          </table:table-cell>
          <table:table-cell table:formula="of:=POWER([.G41]-[.$A41]; 2) * SQRT(ABS([.$A41]))" office:value-type="float" office:value="0.000592323642966973" calcext:value-type="float">
            <text:p>0.00059232364296697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2" office:value-type="float" office:value="164" calcext:value-type="float">
            <text:p>164</text:p>
          </table:table-cell>
          <table:table-cell table:formula="of:=[.B42]/[.$D$5]" office:value-type="float" office:value="0.546666666666667" calcext:value-type="float">
            <text:p>0.547</text:p>
          </table:table-cell>
          <table:table-cell table:formula="of:=[.C42]/[.$D$5]" office:value-type="float" office:value="0.546666666666667" calcext:value-type="float">
            <text:p>0.547</text:p>
          </table:table-cell>
          <table:table-cell table:formula="of:=IF([.D42] = 0; 0; IF([.D42] &gt; 0; [.F$3] * POWER([.D42]; [.F$4]) + [.F$1] * [.D42] + [.F$2]; -[.F$3] * POWER(-[.D42]; [.F$4]) + [.F$1] * [.D42] - [.F$2]))" office:value-type="float" office:value="0.267017131277319" calcext:value-type="float">
            <text:p>0.267017131277319</text:p>
          </table:table-cell>
          <table:table-cell table:formula="of:=IF([.E42] = 0; 0; IF([.E42] &gt; 0; [.G$3] * POWER([.E42]; [.G$4]) + [.G$1] * [.E42] + [.G$2]; -[.G$3] * POWER(-[.E42]; [.G$4]) + [.G$1] * [.E42] - [.G$2]))" office:value-type="float" office:value="0.253868055153137" calcext:value-type="float">
            <text:p>0.253868055153137</text:p>
          </table:table-cell>
          <table:table-cell table:formula="of:=POWER([.F42]-[.$A42]; 2) * SQRT(ABS([.$A42]))" office:value-type="float" office:value="0.000144791378454749" calcext:value-type="float">
            <text:p>0.000144791378454749</text:p>
          </table:table-cell>
          <table:table-cell table:formula="of:=POWER([.G42]-[.$A42]; 2) * SQRT(ABS([.$A42]))" office:value-type="float" office:value="0.00000748092533385694" calcext:value-type="float">
            <text:p>7.48092533385694E-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table:formula="of:=[.B43]/[.$D$5]" office:value-type="float" office:value="0.45" calcext:value-type="float">
            <text:p>0.450</text:p>
          </table:table-cell>
          <table:table-cell table:formula="of:=[.C43]/[.$D$5]" office:value-type="float" office:value="0.44" calcext:value-type="float">
            <text:p>0.440</text:p>
          </table:table-cell>
          <table:table-cell table:formula="of:=IF([.D43] = 0; 0; IF([.D43] &gt; 0; [.F$3] * POWER([.D43]; [.F$4]) + [.F$1] * [.D43] + [.F$2]; -[.F$3] * POWER(-[.D43]; [.F$4]) + [.F$1] * [.D43] - [.F$2]))" office:value-type="float" office:value="0.215237457080032" calcext:value-type="float">
            <text:p>0.215237457080032</text:p>
          </table:table-cell>
          <table:table-cell table:formula="of:=IF([.E43] = 0; 0; IF([.E43] &gt; 0; [.G$3] * POWER([.E43]; [.G$4]) + [.G$1] * [.E43] + [.G$2]; -[.G$3] * POWER(-[.E43]; [.G$4]) + [.G$1] * [.E43] - [.G$2]))" office:value-type="float" office:value="0.206546899158896" calcext:value-type="float">
            <text:p>0.206546899158896</text:p>
          </table:table-cell>
          <table:table-cell table:formula="of:=POWER([.F43]-[.$A43]; 2) * SQRT(ABS([.$A43]))" office:value-type="float" office:value="0.000103834096548996" calcext:value-type="float">
            <text:p>0.000103834096548996</text:p>
          </table:table-cell>
          <table:table-cell table:formula="of:=POWER([.G43]-[.$A43]; 2) * SQRT(ABS([.$A43]))" office:value-type="float" office:value="0.0000191684193092749" calcext:value-type="float">
            <text:p>1.91684193092749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formula="of:=[.B44]/[.$D$5]" office:value-type="float" office:value="0.326666666666667" calcext:value-type="float">
            <text:p>0.327</text:p>
          </table:table-cell>
          <table:table-cell table:formula="of:=[.C44]/[.$D$5]" office:value-type="float" office:value="0.283333333333333" calcext:value-type="float">
            <text:p>0.283</text:p>
          </table:table-cell>
          <table:table-cell table:formula="of:=IF([.D44] = 0; 0; IF([.D44] &gt; 0; [.F$3] * POWER([.D44]; [.F$4]) + [.F$1] * [.D44] + [.F$2]; -[.F$3] * POWER(-[.D44]; [.F$4]) + [.F$1] * [.D44] - [.F$2]))" office:value-type="float" office:value="0.166360129548688" calcext:value-type="float">
            <text:p>0.166360129548688</text:p>
          </table:table-cell>
          <table:table-cell table:formula="of:=IF([.E44] = 0; 0; IF([.E44] &gt; 0; [.G$3] * POWER([.E44]; [.G$4]) + [.G$1] * [.E44] + [.G$2]; -[.G$3] * POWER(-[.E44]; [.G$4]) + [.G$1] * [.E44] - [.G$2]))" office:value-type="float" office:value="0.154622555274104" calcext:value-type="float">
            <text:p>0.154622555274104</text:p>
          </table:table-cell>
          <table:table-cell table:formula="of:=POWER([.F44]-[.$A44]; 2) * SQRT(ABS([.$A44]))" office:value-type="float" office:value="0.0001036618860414" calcext:value-type="float">
            <text:p>0.0001036618860414</text:p>
          </table:table-cell>
          <table:table-cell table:formula="of:=POWER([.G44]-[.$A44]; 2) * SQRT(ABS([.$A44]))" office:value-type="float" office:value="0.00000827579749977575" calcext:value-type="float">
            <text:p>8.27579749977575E-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45]/[.$D$5]" office:value-type="float" office:value="0.06" calcext:value-type="float">
            <text:p>0.060</text:p>
          </table:table-cell>
          <table:table-cell table:formula="of:=[.C45]/[.$D$5]" office:value-type="float" office:value="0.0233333333333333" calcext:value-type="float">
            <text:p>0.023</text:p>
          </table:table-cell>
          <table:table-cell table:formula="of:=IF([.D45] = 0; 0; IF([.D45] &gt; 0; [.F$3] * POWER([.D45]; [.F$4]) + [.F$1] * [.D45] + [.F$2]; -[.F$3] * POWER(-[.D45]; [.F$4]) + [.F$1] * [.D45] - [.F$2]))" office:value-type="float" office:value="0.108046152616251" calcext:value-type="float">
            <text:p>0.108046152616251</text:p>
          </table:table-cell>
          <table:table-cell table:formula="of:=IF([.E45] = 0; 0; IF([.E45] &gt; 0; [.G$3] * POWER([.E45]; [.G$4]) + [.G$1] * [.E45] + [.G$2]; -[.G$3] * POWER(-[.E45]; [.G$4]) + [.G$1] * [.E45] - [.G$2]))" office:value-type="float" office:value="0.103295774508581" calcext:value-type="float">
            <text:p>0.103295774508581</text:p>
          </table:table-cell>
          <table:table-cell table:formula="of:=POWER([.F45]-[.$A45]; 2) * SQRT(ABS([.$A45]))" office:value-type="float" office:value="0.0000204727664301814" calcext:value-type="float">
            <text:p>2.04727664301814E-05</text:p>
          </table:table-cell>
          <table:table-cell table:formula="of:=POWER([.G45]-[.$A45]; 2) * SQRT(ABS([.$A45]))" office:value-type="float" office:value="0.00000343490698120212" calcext:value-type="float">
            <text:p>3.43490698120212E-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6]/[.$D$5]" office:value-type="float" office:value="0" calcext:value-type="float">
            <text:p>0.000</text:p>
          </table:table-cell>
          <table:table-cell table:formula="of:=[.C46]/[.$D$5]" office:value-type="float" office:value="0" calcext:value-type="float">
            <text:p>0.000</text:p>
          </table:table-cell>
          <table:table-cell table:formula="of:=IF([.D46] = 0; 0; IF([.D46] &gt; 0; [.F$3] * POWER([.D46]; [.F$4]) + [.F$1] * [.D46] + [.F$2]; -[.F$3] * POWER(-[.D46]; [.F$4]) + [.F$1] * [.D46] - [.F$2]))" office:value-type="float" office:value="0" calcext:value-type="float">
            <text:p>0</text:p>
          </table:table-cell>
          <table:table-cell table:formula="of:=IF([.E46] = 0; 0; IF([.E46] &gt; 0; [.G$3] * POWER([.E46]; [.G$4]) + [.G$1] * [.E46] + [.G$2]; -[.G$3] * POWER(-[.E46]; [.G$4]) + [.G$1] * [.E46] - [.G$2]))" office:value-type="float" office:value="0" calcext:value-type="float">
            <text:p>0</text:p>
          </table:table-cell>
          <table:table-cell table:formula="of:=POWER([.F46]-[.$A46]; 2) * SQRT(ABS([.$A46]))" office:value-type="float" office:value="0.000559016994374947" calcext:value-type="float">
            <text:p>0.000559016994374947</text:p>
          </table:table-cell>
          <table:table-cell table:formula="of:=POWER([.G46]-[.$A46]; 2) * SQRT(ABS([.$A46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47]/[.$D$5]" office:value-type="float" office:value="0" calcext:value-type="float">
            <text:p>0.000</text:p>
          </table:table-cell>
          <table:table-cell table:formula="of:=[.C47]/[.$D$5]" office:value-type="float" office:value="0" calcext:value-type="float">
            <text:p>0.000</text:p>
          </table:table-cell>
          <table:table-cell table:formula="of:=IF([.D47] = 0; 0; IF([.D47] &gt; 0; [.F$3] * POWER([.D47]; [.F$4]) + [.F$1] * [.D47] + [.F$2]; -[.F$3] * POWER(-[.D47]; [.F$4]) + [.F$1] * [.D47] - [.F$2]))" office:value-type="float" office:value="0" calcext:value-type="float">
            <text:p>0</text:p>
          </table:table-cell>
          <table:table-cell table:formula="of:=IF([.E47] = 0; 0; IF([.E47] &gt; 0; [.G$3] * POWER([.E47]; [.G$4]) + [.G$1] * [.E47] + [.G$2]; -[.G$3] * POWER(-[.E47]; [.G$4]) + [.G$1] * [.E47] - [.G$2]))" office:value-type="float" office:value="0" calcext:value-type="float">
            <text:p>0</text:p>
          </table:table-cell>
          <table:table-cell table:formula="of:=POWER([.F47]-[.$A47]; 2) * SQRT(ABS([.$A47]))" office:value-type="float" office:value="0" calcext:value-type="float">
            <text:p>0</text:p>
          </table:table-cell>
          <table:table-cell table:formula="of:=POWER([.G47]-[.$A47]; 2) * SQRT(ABS([.$A4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8]/[.$D$5]" office:value-type="float" office:value="0" calcext:value-type="float">
            <text:p>0.000</text:p>
          </table:table-cell>
          <table:table-cell table:formula="of:=[.C48]/[.$D$5]" office:value-type="float" office:value="0" calcext:value-type="float">
            <text:p>0.000</text:p>
          </table:table-cell>
          <table:table-cell table:formula="of:=IF([.D48] = 0; 0; IF([.D48] &gt; 0; [.F$3] * POWER([.D48]; [.F$4]) + [.F$1] * [.D48] + [.F$2]; -[.F$3] * POWER(-[.D48]; [.F$4]) + [.F$1] * [.D48] - [.F$2]))" office:value-type="float" office:value="0" calcext:value-type="float">
            <text:p>0</text:p>
          </table:table-cell>
          <table:table-cell table:formula="of:=IF([.E48] = 0; 0; IF([.E48] &gt; 0; [.G$3] * POWER([.E48]; [.G$4]) + [.G$1] * [.E48] + [.G$2]; -[.G$3] * POWER(-[.E48]; [.G$4]) + [.G$1] * [.E48] - [.G$2]))" office:value-type="float" office:value="0" calcext:value-type="float">
            <text:p>0</text:p>
          </table:table-cell>
          <table:table-cell table:formula="of:=POWER([.F48]-[.$A48]; 2) * SQRT(ABS([.$A48]))" office:value-type="float" office:value="0.000559016994374947" calcext:value-type="float">
            <text:p>0.000559016994374947</text:p>
          </table:table-cell>
          <table:table-cell table:formula="of:=POWER([.G48]-[.$A48]; 2) * SQRT(ABS([.$A48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-0.1" calcext:value-type="float">
            <text:p>-0.1</text:p>
          </table:table-cell>
          <table:table-cell table:formula="of:=[.B49]/[.$D$5]" office:value-type="float" office:value="-0.000333333333333333" calcext:value-type="float">
            <text:p>0.000</text:p>
          </table:table-cell>
          <table:table-cell table:formula="of:=[.C49]/[.$D$5]" office:value-type="float" office:value="-0.000333333333333333" calcext:value-type="float">
            <text:p>0.000</text:p>
          </table:table-cell>
          <table:table-cell table:formula="of:=IF([.D49] = 0; 0; IF([.D49] &gt; 0; [.F$3] * POWER([.D49]; [.F$4]) + [.F$1] * [.D49] + [.F$2]; -[.F$3] * POWER(-[.D49]; [.F$4]) + [.F$1] * [.D49] - [.F$2]))" office:value-type="float" office:value="-0.100043333533766" calcext:value-type="float">
            <text:p>-0.100043333533766</text:p>
          </table:table-cell>
          <table:table-cell table:formula="of:=IF([.E49] = 0; 0; IF([.E49] &gt; 0; [.G$3] * POWER([.E49]; [.G$4]) + [.G$1] * [.E49] + [.G$2]; -[.G$3] * POWER(-[.E49]; [.G$4]) + [.G$1] * [.E49] - [.G$2]))" office:value-type="float" office:value="-0.100046667376677" calcext:value-type="float">
            <text:p>-0.100046667376677</text:p>
          </table:table-cell>
          <table:table-cell table:formula="of:=POWER([.F49]-[.$A49]; 2) * SQRT(ABS([.$A49]))" office:value-type="float" office:value="0.0000000005938109649" calcext:value-type="float">
            <text:p>5.93810964897109E-10</text:p>
          </table:table-cell>
          <table:table-cell table:formula="of:=POWER([.G49]-[.$A49]; 2) * SQRT(ABS([.$A49]))" office:value-type="float" office:value="0.00000000068869475738" calcext:value-type="float">
            <text:p>6.88694757383474E-10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82" calcext:value-type="float">
            <text:p>-82</text:p>
          </table:table-cell>
          <table:table-cell office:value-type="float" office:value="-78" calcext:value-type="float">
            <text:p>-78</text:p>
          </table:table-cell>
          <table:table-cell table:formula="of:=[.B50]/[.$D$5]" office:value-type="float" office:value="-0.273333333333333" calcext:value-type="float">
            <text:p>-0.273</text:p>
          </table:table-cell>
          <table:table-cell table:formula="of:=[.C50]/[.$D$5]" office:value-type="float" office:value="-0.26" calcext:value-type="float">
            <text:p>-0.260</text:p>
          </table:table-cell>
          <table:table-cell table:formula="of:=IF([.D50] = 0; 0; IF([.D50] &gt; 0; [.F$3] * POWER([.D50]; [.F$4]) + [.F$1] * [.D50] + [.F$2]; -[.F$3] * POWER(-[.D50]; [.F$4]) + [.F$1] * [.D50] - [.F$2]))" office:value-type="float" office:value="-0.15029944314124" calcext:value-type="float">
            <text:p>-0.15029944314124</text:p>
          </table:table-cell>
          <table:table-cell table:formula="of:=IF([.E50] = 0; 0; IF([.E50] &gt; 0; [.G$3] * POWER([.E50]; [.G$4]) + [.G$1] * [.E50] + [.G$2]; -[.G$3] * POWER(-[.E50]; [.G$4]) + [.G$1] * [.E50] - [.G$2]))" office:value-type="float" office:value="-0.148464280169161" calcext:value-type="float">
            <text:p>-0.148464280169161</text:p>
          </table:table-cell>
          <table:table-cell table:formula="of:=POWER([.F50]-[.$A50]; 2) * SQRT(ABS([.$A50]))" office:value-type="float" office:value="0.00000003472756793164" calcext:value-type="float">
            <text:p>3.47275679316378E-08</text:p>
          </table:table-cell>
          <table:table-cell table:formula="of:=POWER([.G50]-[.$A50]; 2) * SQRT(ABS([.$A50]))" office:value-type="float" office:value="0.00000091341810227886" calcext:value-type="float">
            <text:p>9.13418102278864E-07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table:number-columns-repeated="2" office:value-type="float" office:value="-133" calcext:value-type="float">
            <text:p>-133</text:p>
          </table:table-cell>
          <table:table-cell table:formula="of:=[.B51]/[.$D$5]" office:value-type="float" office:value="-0.443333333333333" calcext:value-type="float">
            <text:p>-0.443</text:p>
          </table:table-cell>
          <table:table-cell table:formula="of:=[.C51]/[.$D$5]" office:value-type="float" office:value="-0.443333333333333" calcext:value-type="float">
            <text:p>-0.443</text:p>
          </table:table-cell>
          <table:table-cell table:formula="of:=IF([.D51] = 0; 0; IF([.D51] &gt; 0; [.F$3] * POWER([.D51]; [.F$4]) + [.F$1] * [.D51] + [.F$2]; -[.F$3] * POWER(-[.D51]; [.F$4]) + [.F$1] * [.D51] - [.F$2]))" office:value-type="float" office:value="-0.212129772096095" calcext:value-type="float">
            <text:p>-0.212129772096095</text:p>
          </table:table-cell>
          <table:table-cell table:formula="of:=IF([.E51] = 0; 0; IF([.E51] &gt; 0; [.G$3] * POWER([.E51]; [.G$4]) + [.G$1] * [.E51] + [.G$2]; -[.G$3] * POWER(-[.E51]; [.G$4]) + [.G$1] * [.E51] - [.G$2]))" office:value-type="float" office:value="-0.207869675700804" calcext:value-type="float">
            <text:p>-0.207869675700804</text:p>
          </table:table-cell>
          <table:table-cell table:formula="of:=POWER([.F51]-[.$A51]; 2) * SQRT(ABS([.$A51]))" office:value-type="float" office:value="0.000065799149481905" calcext:value-type="float">
            <text:p>6.5799149481905E-05</text:p>
          </table:table-cell>
          <table:table-cell table:formula="of:=POWER([.G51]-[.$A51]; 2) * SQRT(ABS([.$A51]))" office:value-type="float" office:value="0.0000276967410020666" calcext:value-type="float">
            <text:p>2.76967410020666E-05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63" calcext:value-type="float">
            <text:p>-163</text:p>
          </table:table-cell>
          <table:table-cell office:value-type="float" office:value="-166" calcext:value-type="float">
            <text:p>-166</text:p>
          </table:table-cell>
          <table:table-cell table:formula="of:=[.B52]/[.$D$5]" office:value-type="float" office:value="-0.543333333333333" calcext:value-type="float">
            <text:p>-0.543</text:p>
          </table:table-cell>
          <table:table-cell table:formula="of:=[.C52]/[.$D$5]" office:value-type="float" office:value="-0.553333333333333" calcext:value-type="float">
            <text:p>-0.553</text:p>
          </table:table-cell>
          <table:table-cell table:formula="of:=IF([.D52] = 0; 0; IF([.D52] &gt; 0; [.F$3] * POWER([.D52]; [.F$4]) + [.F$1] * [.D52] + [.F$2]; -[.F$3] * POWER(-[.D52]; [.F$4]) + [.F$1] * [.D52] - [.F$2]))" office:value-type="float" office:value="-0.265012301332649" calcext:value-type="float">
            <text:p>-0.265012301332649</text:p>
          </table:table-cell>
          <table:table-cell table:formula="of:=IF([.E52] = 0; 0; IF([.E52] &gt; 0; [.G$3] * POWER([.E52]; [.G$4]) + [.G$1] * [.E52] + [.G$2]; -[.G$3] * POWER(-[.E52]; [.G$4]) + [.G$1] * [.E52] - [.G$2]))" office:value-type="float" office:value="-0.257180763092297" calcext:value-type="float">
            <text:p>-0.257180763092297</text:p>
          </table:table-cell>
          <table:table-cell table:formula="of:=POWER([.F52]-[.$A52]; 2) * SQRT(ABS([.$A52]))" office:value-type="float" office:value="0.000112684595651135" calcext:value-type="float">
            <text:p>0.000112684595651135</text:p>
          </table:table-cell>
          <table:table-cell table:formula="of:=POWER([.G52]-[.$A52]; 2) * SQRT(ABS([.$A52]))" office:value-type="float" office:value="0.0000257816792938496" calcext:value-type="float">
            <text:p>2.57816792938496E-0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85" calcext:value-type="float">
            <text:p>-185</text:p>
          </table:table-cell>
          <table:table-cell office:value-type="float" office:value="-202" calcext:value-type="float">
            <text:p>-202</text:p>
          </table:table-cell>
          <table:table-cell table:formula="of:=[.B53]/[.$D$5]" office:value-type="float" office:value="-0.616666666666667" calcext:value-type="float">
            <text:p>-0.617</text:p>
          </table:table-cell>
          <table:table-cell table:formula="of:=[.C53]/[.$D$5]" office:value-type="float" office:value="-0.673333333333333" calcext:value-type="float">
            <text:p>-0.673</text:p>
          </table:table-cell>
          <table:table-cell table:formula="of:=IF([.D53] = 0; 0; IF([.D53] &gt; 0; [.F$3] * POWER([.D53]; [.F$4]) + [.F$1] * [.D53] + [.F$2]; -[.F$3] * POWER(-[.D53]; [.F$4]) + [.F$1] * [.D53] - [.F$2]))" office:value-type="float" office:value="-0.313007734802313" calcext:value-type="float">
            <text:p>-0.313007734802313</text:p>
          </table:table-cell>
          <table:table-cell table:formula="of:=IF([.E53] = 0; 0; IF([.E53] &gt; 0; [.G$3] * POWER([.E53]; [.G$4]) + [.G$1] * [.E53] + [.G$2]; -[.G$3] * POWER(-[.E53]; [.G$4]) + [.G$1] * [.E53] - [.G$2]))" office:value-type="float" office:value="-0.324476364528427" calcext:value-type="float">
            <text:p>-0.324476364528427</text:p>
          </table:table-cell>
          <table:table-cell table:formula="of:=POWER([.F53]-[.$A53]; 2) * SQRT(ABS([.$A53]))" office:value-type="float" office:value="0.0000926752946553792" calcext:value-type="float">
            <text:p>9.26752946553792E-05</text:p>
          </table:table-cell>
          <table:table-cell table:formula="of:=POWER([.G53]-[.$A53]; 2) * SQRT(ABS([.$A53]))" office:value-type="float" office:value="0.000328136432753809" calcext:value-type="float">
            <text:p>0.000328136432753809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200" calcext:value-type="float">
            <text:p>-200</text:p>
          </table:table-cell>
          <table:table-cell office:value-type="float" office:value="-230" calcext:value-type="float">
            <text:p>-230</text:p>
          </table:table-cell>
          <table:table-cell table:formula="of:=[.B54]/[.$D$5]" office:value-type="float" office:value="-0.666666666666667" calcext:value-type="float">
            <text:p>-0.667</text:p>
          </table:table-cell>
          <table:table-cell table:formula="of:=[.C54]/[.$D$5]" office:value-type="float" office:value="-0.766666666666667" calcext:value-type="float">
            <text:p>-0.767</text:p>
          </table:table-cell>
          <table:table-cell table:formula="of:=IF([.D54] = 0; 0; IF([.D54] &gt; 0; [.F$3] * POWER([.D54]; [.F$4]) + [.F$1] * [.D54] + [.F$2]; -[.F$3] * POWER(-[.D54]; [.F$4]) + [.F$1] * [.D54] - [.F$2]))" office:value-type="float" office:value="-0.350631110629291" calcext:value-type="float">
            <text:p>-0.350631110629291</text:p>
          </table:table-cell>
          <table:table-cell table:formula="of:=IF([.E54] = 0; 0; IF([.E54] &gt; 0; [.G$3] * POWER([.E54]; [.G$4]) + [.G$1] * [.E54] + [.G$2]; -[.G$3] * POWER(-[.E54]; [.G$4]) + [.G$1] * [.E54] - [.G$2]))" office:value-type="float" office:value="-0.387462689858872" calcext:value-type="float">
            <text:p>-0.387462689858872</text:p>
          </table:table-cell>
          <table:table-cell table:formula="of:=POWER([.F54]-[.$A54]; 2) * SQRT(ABS([.$A54]))" office:value-type="float" office:value="0.00000023563782834692" calcext:value-type="float">
            <text:p>2.35637828346924E-07</text:p>
          </table:table-cell>
          <table:table-cell table:formula="of:=POWER([.G54]-[.$A54]; 2) * SQRT(ABS([.$A54]))" office:value-type="float" office:value="0.000830294069757028" calcext:value-type="float">
            <text:p>0.00083029406975702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219" calcext:value-type="float">
            <text:p>-219</text:p>
          </table:table-cell>
          <table:table-cell office:value-type="float" office:value="-236" calcext:value-type="float">
            <text:p>-236</text:p>
          </table:table-cell>
          <table:table-cell table:formula="of:=[.B55]/[.$D$5]" office:value-type="float" office:value="-0.73" calcext:value-type="float">
            <text:p>-0.730</text:p>
          </table:table-cell>
          <table:table-cell table:formula="of:=[.C55]/[.$D$5]" office:value-type="float" office:value="-0.786666666666667" calcext:value-type="float">
            <text:p>-0.787</text:p>
          </table:table-cell>
          <table:table-cell table:formula="of:=IF([.D55] = 0; 0; IF([.D55] &gt; 0; [.F$3] * POWER([.D55]; [.F$4]) + [.F$1] * [.D55] + [.F$2]; -[.F$3] * POWER(-[.D55]; [.F$4]) + [.F$1] * [.D55] - [.F$2]))" office:value-type="float" office:value="-0.404392173367673" calcext:value-type="float">
            <text:p>-0.404392173367673</text:p>
          </table:table-cell>
          <table:table-cell table:formula="of:=IF([.E55] = 0; 0; IF([.E55] &gt; 0; [.G$3] * POWER([.E55]; [.G$4]) + [.G$1] * [.E55] + [.G$2]; -[.G$3] * POWER(-[.E55]; [.G$4]) + [.G$1] * [.E55] - [.G$2]))" office:value-type="float" office:value="-0.402241096372685" calcext:value-type="float">
            <text:p>-0.402241096372685</text:p>
          </table:table-cell>
          <table:table-cell table:formula="of:=POWER([.F55]-[.$A55]; 2) * SQRT(ABS([.$A55]))" office:value-type="float" office:value="0.0000122008178691477" calcext:value-type="float">
            <text:p>1.22008178691477E-05</text:p>
          </table:table-cell>
          <table:table-cell table:formula="of:=POWER([.G55]-[.$A55]; 2) * SQRT(ABS([.$A55]))" office:value-type="float" office:value="0.00000317651610098805" calcext:value-type="float">
            <text:p>3.17651610098805E-06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238" calcext:value-type="float">
            <text:p>-238</text:p>
          </table:table-cell>
          <table:table-cell office:value-type="float" office:value="-257" calcext:value-type="float">
            <text:p>-257</text:p>
          </table:table-cell>
          <table:table-cell table:formula="of:=[.B56]/[.$D$5]" office:value-type="float" office:value="-0.793333333333333" calcext:value-type="float">
            <text:p>-0.793</text:p>
          </table:table-cell>
          <table:table-cell table:formula="of:=[.C56]/[.$D$5]" office:value-type="float" office:value="-0.856666666666667" calcext:value-type="float">
            <text:p>-0.857</text:p>
          </table:table-cell>
          <table:table-cell table:formula="of:=IF([.D56] = 0; 0; IF([.D56] &gt; 0; [.F$3] * POWER([.D56]; [.F$4]) + [.F$1] * [.D56] + [.F$2]; -[.F$3] * POWER(-[.D56]; [.F$4]) + [.F$1] * [.D56] - [.F$2]))" office:value-type="float" office:value="-0.465389963403844" calcext:value-type="float">
            <text:p>-0.465389963403844</text:p>
          </table:table-cell>
          <table:table-cell table:formula="of:=IF([.E56] = 0; 0; IF([.E56] &gt; 0; [.G$3] * POWER([.E56]; [.G$4]) + [.G$1] * [.E56] + [.G$2]; -[.G$3] * POWER(-[.E56]; [.G$4]) + [.G$1] * [.E56] - [.G$2]))" office:value-type="float" office:value="-0.45767084671159" calcext:value-type="float">
            <text:p>-0.45767084671159</text:p>
          </table:table-cell>
          <table:table-cell table:formula="of:=POWER([.F56]-[.$A56]; 2) * SQRT(ABS([.$A56]))" office:value-type="float" office:value="0.00015888446323296" calcext:value-type="float">
            <text:p>0.00015888446323296</text:p>
          </table:table-cell>
          <table:table-cell table:formula="of:=POWER([.G56]-[.$A56]; 2) * SQRT(ABS([.$A56]))" office:value-type="float" office:value="0.0000394723393014889" calcext:value-type="float">
            <text:p>3.94723393014889E-0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257" calcext:value-type="float">
            <text:p>-257</text:p>
          </table:table-cell>
          <table:table-cell office:value-type="float" office:value="-270" calcext:value-type="float">
            <text:p>-270</text:p>
          </table:table-cell>
          <table:table-cell table:formula="of:=[.B57]/[.$D$5]" office:value-type="float" office:value="-0.856666666666667" calcext:value-type="float">
            <text:p>-0.857</text:p>
          </table:table-cell>
          <table:table-cell table:formula="of:=[.C57]/[.$D$5]" office:value-type="float" office:value="-0.9" calcext:value-type="float">
            <text:p>-0.900</text:p>
          </table:table-cell>
          <table:table-cell table:formula="of:=IF([.D57] = 0; 0; IF([.D57] &gt; 0; [.F$3] * POWER([.D57]; [.F$4]) + [.F$1] * [.D57] + [.F$2]; -[.F$3] * POWER(-[.D57]; [.F$4]) + [.F$1] * [.D57] - [.F$2]))" office:value-type="float" office:value="-0.534058612075832" calcext:value-type="float">
            <text:p>-0.534058612075832</text:p>
          </table:table-cell>
          <table:table-cell table:formula="of:=IF([.E57] = 0; 0; IF([.E57] &gt; 0; [.G$3] * POWER([.E57]; [.G$4]) + [.G$1] * [.E57] + [.G$2]; -[.G$3] * POWER(-[.E57]; [.G$4]) + [.G$1] * [.E57] - [.G$2]))" office:value-type="float" office:value="-0.494951714997321" calcext:value-type="float">
            <text:p>-0.494951714997321</text:p>
          </table:table-cell>
          <table:table-cell table:formula="of:=POWER([.F57]-[.$A57]; 2) * SQRT(ABS([.$A57]))" office:value-type="float" office:value="0.000820236127975993" calcext:value-type="float">
            <text:p>0.000820236127975993</text:p>
          </table:table-cell>
          <table:table-cell table:formula="of:=POWER([.G57]-[.$A57]; 2) * SQRT(ABS([.$A57]))" office:value-type="float" office:value="0.0000180207446359881" calcext:value-type="float">
            <text:p>1.80207446359881E-05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267" calcext:value-type="float">
            <text:p>-267</text:p>
          </table:table-cell>
          <table:table-cell office:value-type="float" office:value="-284" calcext:value-type="float">
            <text:p>-284</text:p>
          </table:table-cell>
          <table:table-cell table:formula="of:=[.B58]/[.$D$5]" office:value-type="float" office:value="-0.89" calcext:value-type="float">
            <text:p>-0.890</text:p>
          </table:table-cell>
          <table:table-cell table:formula="of:=[.C58]/[.$D$5]" office:value-type="float" office:value="-0.946666666666667" calcext:value-type="float">
            <text:p>-0.947</text:p>
          </table:table-cell>
          <table:table-cell table:formula="of:=IF([.D58] = 0; 0; IF([.D58] &gt; 0; [.F$3] * POWER([.D58]; [.F$4]) + [.F$1] * [.D58] + [.F$2]; -[.F$3] * POWER(-[.D58]; [.F$4]) + [.F$1] * [.D58] - [.F$2]))" office:value-type="float" office:value="-0.573424839889768" calcext:value-type="float">
            <text:p>-0.573424839889768</text:p>
          </table:table-cell>
          <table:table-cell table:formula="of:=IF([.E58] = 0; 0; IF([.E58] &gt; 0; [.G$3] * POWER([.E58]; [.G$4]) + [.G$1] * [.E58] + [.G$2]; -[.G$3] * POWER(-[.E58]; [.G$4]) + [.G$1] * [.E58] - [.G$2]))" office:value-type="float" office:value="-0.537716628313168" calcext:value-type="float">
            <text:p>-0.537716628313168</text:p>
          </table:table-cell>
          <table:table-cell table:formula="of:=POWER([.F58]-[.$A58]; 2) * SQRT(ABS([.$A58]))" office:value-type="float" office:value="0.000406943960101435" calcext:value-type="float">
            <text:p>0.000406943960101435</text:p>
          </table:table-cell>
          <table:table-cell table:formula="of:=POWER([.G58]-[.$A58]; 2) * SQRT(ABS([.$A58]))" office:value-type="float" office:value="0.000111896507547185" calcext:value-type="float">
            <text:p>0.000111896507547185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79" calcext:value-type="float">
            <text:p>-279</text:p>
          </table:table-cell>
          <table:table-cell office:value-type="float" office:value="-317" calcext:value-type="float">
            <text:p>-317</text:p>
          </table:table-cell>
          <table:table-cell table:formula="of:=[.B59]/[.$D$5]" office:value-type="float" office:value="-0.93" calcext:value-type="float">
            <text:p>-0.930</text:p>
          </table:table-cell>
          <table:table-cell table:formula="of:=[.C59]/[.$D$5]" office:value-type="float" office:value="-1.05666666666667" calcext:value-type="float">
            <text:p>-1.057</text:p>
          </table:table-cell>
          <table:table-cell table:formula="of:=IF([.D59] = 0; 0; IF([.D59] &gt; 0; [.F$3] * POWER([.D59]; [.F$4]) + [.F$1] * [.D59] + [.F$2]; -[.F$3] * POWER(-[.D59]; [.F$4]) + [.F$1] * [.D59] - [.F$2]))" office:value-type="float" office:value="-0.623709812168891" calcext:value-type="float">
            <text:p>-0.623709812168891</text:p>
          </table:table-cell>
          <table:table-cell table:formula="of:=IF([.E59] = 0; 0; IF([.E59] &gt; 0; [.G$3] * POWER([.E59]; [.G$4]) + [.G$1] * [.E59] + [.G$2]; -[.G$3] * POWER(-[.E59]; [.G$4]) + [.G$1] * [.E59] - [.G$2]))" office:value-type="float" office:value="-0.649643721900022" calcext:value-type="float">
            <text:p>-0.649643721900022</text:p>
          </table:table-cell>
          <table:table-cell table:formula="of:=POWER([.F59]-[.$A59]; 2) * SQRT(ABS([.$A59]))" office:value-type="float" office:value="0.000435443540159741" calcext:value-type="float">
            <text:p>0.000435443540159741</text:p>
          </table:table-cell>
          <table:table-cell table:formula="of:=POWER([.G59]-[.$A59]; 2) * SQRT(ABS([.$A59]))" office:value-type="float" office:value="0.00190899281286615" calcext:value-type="float">
            <text:p>0.00190899281286615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290" calcext:value-type="float">
            <text:p>-290</text:p>
          </table:table-cell>
          <table:table-cell office:value-type="float" office:value="-300" calcext:value-type="float">
            <text:p>-300</text:p>
          </table:table-cell>
          <table:table-cell table:formula="of:=[.B60]/[.$D$5]" office:value-type="float" office:value="-0.966666666666667" calcext:value-type="float">
            <text:p>-0.967</text:p>
          </table:table-cell>
          <table:table-cell table:formula="of:=[.C60]/[.$D$5]" office:value-type="float" office:value="-1" calcext:value-type="float">
            <text:p>-1.000</text:p>
          </table:table-cell>
          <table:table-cell table:formula="of:=IF([.D60] = 0; 0; IF([.D60] &gt; 0; [.F$3] * POWER([.D60]; [.F$4]) + [.F$1] * [.D60] + [.F$2]; -[.F$3] * POWER(-[.D60]; [.F$4]) + [.F$1] * [.D60] - [.F$2]))" office:value-type="float" office:value="-0.672806423824203" calcext:value-type="float">
            <text:p>-0.672806423824203</text:p>
          </table:table-cell>
          <table:table-cell table:formula="of:=IF([.E60] = 0; 0; IF([.E60] &gt; 0; [.G$3] * POWER([.E60]; [.G$4]) + [.G$1] * [.E60] + [.G$2]; -[.G$3] * POWER(-[.E60]; [.G$4]) + [.G$1] * [.E60] - [.G$2]))" office:value-type="float" office:value="-0.59" calcext:value-type="float">
            <text:p>-0.59</text:p>
          </table:table-cell>
          <table:table-cell table:formula="of:=POWER([.F60]-[.$A60]; 2) * SQRT(ABS([.$A60]))" office:value-type="float" office:value="0.000419344604857489" calcext:value-type="float">
            <text:p>0.000419344604857489</text:p>
          </table:table-cell>
          <table:table-cell table:formula="of:=POWER([.G60]-[.$A60]; 2) * SQRT(ABS([.$A60]))" office:value-type="float" office:value="0.00290241278938748" calcext:value-type="float">
            <text:p>0.0029024127893874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294" calcext:value-type="float">
            <text:p>-294</text:p>
          </table:table-cell>
          <table:table-cell office:value-type="float" office:value="-333" calcext:value-type="float">
            <text:p>-333</text:p>
          </table:table-cell>
          <table:table-cell table:formula="of:=[.B61]/[.$D$5]" office:value-type="float" office:value="-0.98" calcext:value-type="float">
            <text:p>-0.980</text:p>
          </table:table-cell>
          <table:table-cell table:formula="of:=[.C61]/[.$D$5]" office:value-type="float" office:value="-1.11" calcext:value-type="float">
            <text:p>-1.110</text:p>
          </table:table-cell>
          <table:table-cell table:formula="of:=IF([.D61] = 0; 0; IF([.D61] &gt; 0; [.F$3] * POWER([.D61]; [.F$4]) + [.F$1] * [.D61] + [.F$2]; -[.F$3] * POWER(-[.D61]; [.F$4]) + [.F$1] * [.D61] - [.F$2]))" office:value-type="float" office:value="-0.69138771767476" calcext:value-type="float">
            <text:p>-0.69138771767476</text:p>
          </table:table-cell>
          <table:table-cell table:formula="of:=IF([.E61] = 0; 0; IF([.E61] &gt; 0; [.G$3] * POWER([.E61]; [.G$4]) + [.G$1] * [.E61] + [.G$2]; -[.G$3] * POWER(-[.E61]; [.G$4]) + [.G$1] * [.E61] - [.G$2]))" office:value-type="float" office:value="-0.709734264611145" calcext:value-type="float">
            <text:p>-0.709734264611145</text:p>
          </table:table-cell>
          <table:table-cell table:formula="of:=POWER([.F61]-[.$A61]; 2) * SQRT(ABS([.$A61]))" office:value-type="float" office:value="0.0000620562512228926" calcext:value-type="float">
            <text:p>6.20562512228926E-05</text:p>
          </table:table-cell>
          <table:table-cell table:formula="of:=POWER([.G61]-[.$A61]; 2) * SQRT(ABS([.$A61]))" office:value-type="float" office:value="0.0000792784800997717" calcext:value-type="float">
            <text:p>7.92784800997717E-05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301" calcext:value-type="float">
            <text:p>-301</text:p>
          </table:table-cell>
          <table:table-cell office:value-type="float" office:value="-331" calcext:value-type="float">
            <text:p>-331</text:p>
          </table:table-cell>
          <table:table-cell table:formula="of:=[.B62]/[.$D$5]" office:value-type="float" office:value="-1.00333333333333" calcext:value-type="float">
            <text:p>-1.003</text:p>
          </table:table-cell>
          <table:table-cell table:formula="of:=[.C62]/[.$D$5]" office:value-type="float" office:value="-1.10333333333333" calcext:value-type="float">
            <text:p>-1.103</text:p>
          </table:table-cell>
          <table:table-cell table:formula="of:=IF([.D62] = 0; 0; IF([.D62] &gt; 0; [.F$3] * POWER([.D62]; [.F$4]) + [.F$1] * [.D62] + [.F$2]; -[.F$3] * POWER(-[.D62]; [.F$4]) + [.F$1] * [.D62] - [.F$2]))" office:value-type="float" office:value="-0.724855838049239" calcext:value-type="float">
            <text:p>-0.724855838049239</text:p>
          </table:table-cell>
          <table:table-cell table:formula="of:=IF([.E62] = 0; 0; IF([.E62] &gt; 0; [.G$3] * POWER([.E62]; [.G$4]) + [.G$1] * [.E62] + [.G$2]; -[.G$3] * POWER(-[.E62]; [.G$4]) + [.G$1] * [.E62] - [.G$2]))" office:value-type="float" office:value="-0.702009793680068" calcext:value-type="float">
            <text:p>-0.702009793680068</text:p>
          </table:table-cell>
          <table:table-cell table:formula="of:=POWER([.F62]-[.$A62]; 2) * SQRT(ABS([.$A62]))" office:value-type="float" office:value="0.000547526271264658" calcext:value-type="float">
            <text:p>0.000547526271264658</text:p>
          </table:table-cell>
          <table:table-cell table:formula="of:=POWER([.G62]-[.$A62]; 2) * SQRT(ABS([.$A62]))" office:value-type="float" office:value="0.00199450838211462" calcext:value-type="float">
            <text:p>0.0019945083821146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5" calcext:value-type="float">
            <text:p>-315</text:p>
          </table:table-cell>
          <table:table-cell office:value-type="float" office:value="-335" calcext:value-type="float">
            <text:p>-335</text:p>
          </table:table-cell>
          <table:table-cell table:formula="of:=[.B63]/[.$D$5]" office:value-type="float" office:value="-1.05" calcext:value-type="float">
            <text:p>-1.050</text:p>
          </table:table-cell>
          <table:table-cell table:formula="of:=[.C63]/[.$D$5]" office:value-type="float" office:value="-1.11666666666667" calcext:value-type="float">
            <text:p>-1.117</text:p>
          </table:table-cell>
          <table:table-cell table:formula="of:=IF([.D63] = 0; 0; IF([.D63] &gt; 0; [.F$3] * POWER([.D63]; [.F$4]) + [.F$1] * [.D63] + [.F$2]; -[.F$3] * POWER(-[.D63]; [.F$4]) + [.F$1] * [.D63] - [.F$2]))" office:value-type="float" office:value="-0.79549405294637" calcext:value-type="float">
            <text:p>-0.79549405294637</text:p>
          </table:table-cell>
          <table:table-cell table:formula="of:=IF([.E63] = 0; 0; IF([.E63] &gt; 0; [.G$3] * POWER([.E63]; [.G$4]) + [.G$1] * [.E63] + [.G$2]; -[.G$3] * POWER(-[.E63]; [.G$4]) + [.G$1] * [.E63] - [.G$2]))" office:value-type="float" office:value="-0.717520193476261" calcext:value-type="float">
            <text:p>-0.717520193476261</text:p>
          </table:table-cell>
          <table:table-cell table:formula="of:=POWER([.F63]-[.$A63]; 2) * SQRT(ABS([.$A63]))" office:value-type="float" office:value="0.000018160055109612" calcext:value-type="float">
            <text:p>1.8160055109612E-05</text:p>
          </table:table-cell>
          <table:table-cell table:formula="of:=POWER([.G63]-[.$A63]; 2) * SQRT(ABS([.$A63]))" office:value-type="float" office:value="0.00608471527041846" calcext:value-type="float">
            <text:p>0.00608471527041846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339" calcext:value-type="float">
            <text:p>-339</text:p>
          </table:table-cell>
          <table:table-cell office:value-type="float" office:value="-356" calcext:value-type="float">
            <text:p>-356</text:p>
          </table:table-cell>
          <table:table-cell table:formula="of:=[.B64]/[.$D$5]" office:value-type="float" office:value="-1.13" calcext:value-type="float">
            <text:p>-1.130</text:p>
          </table:table-cell>
          <table:table-cell table:formula="of:=[.C64]/[.$D$5]" office:value-type="float" office:value="-1.18666666666667" calcext:value-type="float">
            <text:p>-1.187</text:p>
          </table:table-cell>
          <table:table-cell table:formula="of:=IF([.D64] = 0; 0; IF([.D64] &gt; 0; [.F$3] * POWER([.D64]; [.F$4]) + [.F$1] * [.D64] + [.F$2]; -[.F$3] * POWER(-[.D64]; [.F$4]) + [.F$1] * [.D64] - [.F$2]))" office:value-type="float" office:value="-0.928465937172108" calcext:value-type="float">
            <text:p>-0.928465937172108</text:p>
          </table:table-cell>
          <table:table-cell table:formula="of:=IF([.E64] = 0; 0; IF([.E64] &gt; 0; [.G$3] * POWER([.E64]; [.G$4]) + [.G$1] * [.E64] + [.G$2]; -[.G$3] * POWER(-[.E64]; [.G$4]) + [.G$1] * [.E64] - [.G$2]))" office:value-type="float" office:value="-0.80302900461843" calcext:value-type="float">
            <text:p>-0.80302900461843</text:p>
          </table:table-cell>
          <table:table-cell table:formula="of:=POWER([.F64]-[.$A64]; 2) * SQRT(ABS([.$A64]))" office:value-type="float" office:value="0.00567638436594659" calcext:value-type="float">
            <text:p>0.00567638436594659</text:p>
          </table:table-cell>
          <table:table-cell table:formula="of:=POWER([.G64]-[.$A64]; 2) * SQRT(ABS([.$A64]))" office:value-type="float" office:value="0.00203408449815726" calcext:value-type="float">
            <text:p>0.00203408449815726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59" calcext:value-type="float">
            <text:p>-359</text:p>
          </table:table-cell>
          <table:table-cell office:value-type="float" office:value="-361" calcext:value-type="float">
            <text:p>-361</text:p>
          </table:table-cell>
          <table:table-cell table:formula="of:=[.B65]/[.$D$5]" office:value-type="float" office:value="-1.19666666666667" calcext:value-type="float">
            <text:p>-1.197</text:p>
          </table:table-cell>
          <table:table-cell table:formula="of:=[.C65]/[.$D$5]" office:value-type="float" office:value="-1.20333333333333" calcext:value-type="float">
            <text:p>-1.203</text:p>
          </table:table-cell>
          <table:table-cell table:formula="of:=IF([.D65] = 0; 0; IF([.D65] &gt; 0; [.F$3] * POWER([.D65]; [.F$4]) + [.F$1] * [.D65] + [.F$2]; -[.F$3] * POWER(-[.D65]; [.F$4]) + [.F$1] * [.D65] - [.F$2]))" office:value-type="float" office:value="-1.05121966451848" calcext:value-type="float">
            <text:p>-1.05121966451848</text:p>
          </table:table-cell>
          <table:table-cell table:formula="of:=IF([.E65] = 0; 0; IF([.E65] &gt; 0; [.G$3] * POWER([.E65]; [.G$4]) + [.G$1] * [.E65] + [.G$2]; -[.G$3] * POWER(-[.E65]; [.G$4]) + [.G$1] * [.E65] - [.G$2]))" office:value-type="float" office:value="-0.82441305385173" calcext:value-type="float">
            <text:p>-0.82441305385173</text:p>
          </table:table-cell>
          <table:table-cell table:formula="of:=POWER([.F65]-[.$A65]; 2) * SQRT(ABS([.$A65]))" office:value-type="float" office:value="0.0216939080572671" calcext:value-type="float">
            <text:p>0.0216939080572671</text:p>
          </table:table-cell>
          <table:table-cell table:formula="of:=POWER([.G65]-[.$A65]; 2) * SQRT(ABS([.$A65]))" office:value-type="float" office:value="0.00542019427957244" calcext:value-type="float">
            <text:p>0.00542019427957244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378" calcext:value-type="float">
            <text:p>-378</text:p>
          </table:table-cell>
          <table:table-cell office:value-type="float" office:value="-355" calcext:value-type="float">
            <text:p>-355</text:p>
          </table:table-cell>
          <table:table-cell table:formula="of:=[.B66]/[.$D$5]" office:value-type="float" office:value="-1.26" calcext:value-type="float">
            <text:p>-1.260</text:p>
          </table:table-cell>
          <table:table-cell table:formula="of:=[.C66]/[.$D$5]" office:value-type="float" office:value="-1.18333333333333" calcext:value-type="float">
            <text:p>-1.183</text:p>
          </table:table-cell>
          <table:table-cell table:formula="of:=IF([.D66] = 0; 0; IF([.D66] &gt; 0; [.F$3] * POWER([.D66]; [.F$4]) + [.F$1] * [.D66] + [.F$2]; -[.F$3] * POWER(-[.D66]; [.F$4]) + [.F$1] * [.D66] - [.F$2]))" office:value-type="float" office:value="-1.17832704205041" calcext:value-type="float">
            <text:p>-1.17832704205041</text:p>
          </table:table-cell>
          <table:table-cell table:formula="of:=IF([.E66] = 0; 0; IF([.E66] &gt; 0; [.G$3] * POWER([.E66]; [.G$4]) + [.G$1] * [.E66] + [.G$2]; -[.G$3] * POWER(-[.E66]; [.G$4]) + [.G$1] * [.E66] - [.G$2]))" office:value-type="float" office:value="-0.798799942582512" calcext:value-type="float">
            <text:p>-0.798799942582512</text:p>
          </table:table-cell>
          <table:table-cell table:formula="of:=POWER([.F66]-[.$A66]; 2) * SQRT(ABS([.$A66]))" office:value-type="float" office:value="0.0508131950596563" calcext:value-type="float">
            <text:p>0.0508131950596563</text:p>
          </table:table-cell>
          <table:table-cell table:formula="of:=POWER([.G66]-[.$A66]; 2) * SQRT(ABS([.$A66]))" office:value-type="float" office:value="0.0222825923340284" calcext:value-type="float">
            <text:p>0.02228259233402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75" calcext:value-type="float">
            <text:p>-375</text:p>
          </table:table-cell>
          <table:table-cell office:value-type="float" office:value="-357" calcext:value-type="float">
            <text:p>-357</text:p>
          </table:table-cell>
          <table:table-cell table:formula="of:=[.B67]/[.$D$5]" office:value-type="float" office:value="-1.25" calcext:value-type="float">
            <text:p>-1.250</text:p>
          </table:table-cell>
          <table:table-cell table:formula="of:=[.C67]/[.$D$5]" office:value-type="float" office:value="-1.19" calcext:value-type="float">
            <text:p>-1.190</text:p>
          </table:table-cell>
          <table:table-cell table:formula="of:=IF([.D67] = 0; 0; IF([.D67] &gt; 0; [.F$3] * POWER([.D67]; [.F$4]) + [.F$1] * [.D67] + [.F$2]; -[.F$3] * POWER(-[.D67]; [.F$4]) + [.F$1] * [.D67] - [.F$2]))" office:value-type="float" office:value="-1.15756199108024" calcext:value-type="float">
            <text:p>-1.15756199108024</text:p>
          </table:table-cell>
          <table:table-cell table:formula="of:=IF([.E67] = 0; 0; IF([.E67] &gt; 0; [.G$3] * POWER([.E67]; [.G$4]) + [.G$1] * [.E67] + [.G$2]; -[.G$3] * POWER(-[.E67]; [.G$4]) + [.G$1] * [.E67] - [.G$2]))" office:value-type="float" office:value="-0.807273952893747" calcext:value-type="float">
            <text:p>-0.807273952893747</text:p>
          </table:table-cell>
          <table:table-cell table:formula="of:=POWER([.F67]-[.$A67]; 2) * SQRT(ABS([.$A67]))" office:value-type="float" office:value="0.0248257810331707" calcext:value-type="float">
            <text:p>0.0248257810331707</text:p>
          </table:table-cell>
          <table:table-cell table:formula="of:=POWER([.G67]-[.$A67]; 2) * SQRT(ABS([.$A67]))" office:value-type="float" office:value="0.0371433292332016" calcext:value-type="float">
            <text:p>0.037143329233201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355" calcext:value-type="float">
            <text:p>-355</text:p>
          </table:table-cell>
          <table:table-cell office:value-type="float" office:value="-361" calcext:value-type="float">
            <text:p>-361</text:p>
          </table:table-cell>
          <table:table-cell table:formula="of:=[.B68]/[.$D$5]" office:value-type="float" office:value="-1.18333333333333" calcext:value-type="float">
            <text:p>-1.183</text:p>
          </table:table-cell>
          <table:table-cell table:formula="of:=[.C68]/[.$D$5]" office:value-type="float" office:value="-1.20333333333333" calcext:value-type="float">
            <text:p>-1.203</text:p>
          </table:table-cell>
          <table:table-cell table:formula="of:=IF([.D68] = 0; 0; IF([.D68] &gt; 0; [.F$3] * POWER([.D68]; [.F$4]) + [.F$1] * [.D68] + [.F$2]; -[.F$3] * POWER(-[.D68]; [.F$4]) + [.F$1] * [.D68] - [.F$2]))" office:value-type="float" office:value="-1.02577635495897" calcext:value-type="float">
            <text:p>-1.02577635495897</text:p>
          </table:table-cell>
          <table:table-cell table:formula="of:=IF([.E68] = 0; 0; IF([.E68] &gt; 0; [.G$3] * POWER([.E68]; [.G$4]) + [.G$1] * [.E68] + [.G$2]; -[.G$3] * POWER(-[.E68]; [.G$4]) + [.G$1] * [.E68] - [.G$2]))" office:value-type="float" office:value="-0.82441305385173" calcext:value-type="float">
            <text:p>-0.82441305385173</text:p>
          </table:table-cell>
          <table:table-cell table:formula="of:=POWER([.F68]-[.$A68]; 2) * SQRT(ABS([.$A68]))" office:value-type="float" office:value="0.00559666386644255" calcext:value-type="float">
            <text:p>0.00559666386644255</text:p>
          </table:table-cell>
          <table:table-cell table:formula="of:=POWER([.G68]-[.$A68]; 2) * SQRT(ABS([.$A68]))" office:value-type="float" office:value="0.0153727230314304" calcext:value-type="float">
            <text:p>0.0153727230314304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31" calcext:value-type="float">
            <text:p>-331</text:p>
          </table:table-cell>
          <table:table-cell office:value-type="float" office:value="-370" calcext:value-type="float">
            <text:p>-370</text:p>
          </table:table-cell>
          <table:table-cell table:formula="of:=[.B69]/[.$D$5]" office:value-type="float" office:value="-1.10333333333333" calcext:value-type="float">
            <text:p>-1.103</text:p>
          </table:table-cell>
          <table:table-cell table:formula="of:=[.C69]/[.$D$5]" office:value-type="float" office:value="-1.23333333333333" calcext:value-type="float">
            <text:p>-1.233</text:p>
          </table:table-cell>
          <table:table-cell table:formula="of:=IF([.D69] = 0; 0; IF([.D69] &gt; 0; [.F$3] * POWER([.D69]; [.F$4]) + [.F$1] * [.D69] + [.F$2]; -[.F$3] * POWER(-[.D69]; [.F$4]) + [.F$1] * [.D69] - [.F$2]))" office:value-type="float" office:value="-0.882438361435459" calcext:value-type="float">
            <text:p>-0.882438361435459</text:p>
          </table:table-cell>
          <table:table-cell table:formula="of:=IF([.E69] = 0; 0; IF([.E69] &gt; 0; [.G$3] * POWER([.E69]; [.G$4]) + [.G$1] * [.E69] + [.G$2]; -[.G$3] * POWER(-[.E69]; [.G$4]) + [.G$1] * [.E69] - [.G$2]))" office:value-type="float" office:value="-0.863914030958376" calcext:value-type="float">
            <text:p>-0.863914030958376</text:p>
          </table:table-cell>
          <table:table-cell table:formula="of:=POWER([.F69]-[.$A69]; 2) * SQRT(ABS([.$A69]))" office:value-type="float" office:value="0.00029258450605676" calcext:value-type="float">
            <text:p>0.00029258450605676</text:p>
          </table:table-cell>
          <table:table-cell table:formula="of:=POWER([.G69]-[.$A69]; 2) * SQRT(ABS([.$A69]))" office:value-type="float" office:value="0.00123537269804802" calcext:value-type="float">
            <text:p>0.00123537269804802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328" calcext:value-type="float">
            <text:p>-328</text:p>
          </table:table-cell>
          <table:table-cell office:value-type="float" office:value="-359" calcext:value-type="float">
            <text:p>-359</text:p>
          </table:table-cell>
          <table:table-cell table:formula="of:=[.B70]/[.$D$5]" office:value-type="float" office:value="-1.09333333333333" calcext:value-type="float">
            <text:p>-1.093</text:p>
          </table:table-cell>
          <table:table-cell table:formula="of:=[.C70]/[.$D$5]" office:value-type="float" office:value="-1.19666666666667" calcext:value-type="float">
            <text:p>-1.197</text:p>
          </table:table-cell>
          <table:table-cell table:formula="of:=IF([.D70] = 0; 0; IF([.D70] &gt; 0; [.F$3] * POWER([.D70]; [.F$4]) + [.F$1] * [.D70] + [.F$2]; -[.F$3] * POWER(-[.D70]; [.F$4]) + [.F$1] * [.D70] - [.F$2]))" office:value-type="float" office:value="-0.865621291825303" calcext:value-type="float">
            <text:p>-0.865621291825303</text:p>
          </table:table-cell>
          <table:table-cell table:formula="of:=IF([.E70] = 0; 0; IF([.E70] &gt; 0; [.G$3] * POWER([.E70]; [.G$4]) + [.G$1] * [.E70] + [.G$2]; -[.G$3] * POWER(-[.E70]; [.G$4]) + [.G$1] * [.E70] - [.G$2]))" office:value-type="float" office:value="-0.815811597317377" calcext:value-type="float">
            <text:p>-0.815811597317377</text:p>
          </table:table-cell>
          <table:table-cell table:formula="of:=POWER([.F70]-[.$A70]; 2) * SQRT(ABS([.$A70]))" office:value-type="float" office:value="0.000224979710774673" calcext:value-type="float">
            <text:p>0.000224979710774673</text:p>
          </table:table-cell>
          <table:table-cell table:formula="of:=POWER([.G70]-[.$A70]; 2) * SQRT(ABS([.$A70]))" office:value-type="float" office:value="0.00107762357553891" calcext:value-type="float">
            <text:p>0.00107762357553891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5" calcext:value-type="float">
            <text:p>-315</text:p>
          </table:table-cell>
          <table:table-cell office:value-type="float" office:value="-343" calcext:value-type="float">
            <text:p>-343</text:p>
          </table:table-cell>
          <table:table-cell table:formula="of:=[.B71]/[.$D$5]" office:value-type="float" office:value="-1.05" calcext:value-type="float">
            <text:p>-1.050</text:p>
          </table:table-cell>
          <table:table-cell table:formula="of:=[.C71]/[.$D$5]" office:value-type="float" office:value="-1.14333333333333" calcext:value-type="float">
            <text:p>-1.143</text:p>
          </table:table-cell>
          <table:table-cell table:formula="of:=IF([.D71] = 0; 0; IF([.D71] &gt; 0; [.F$3] * POWER([.D71]; [.F$4]) + [.F$1] * [.D71] + [.F$2]; -[.F$3] * POWER(-[.D71]; [.F$4]) + [.F$1] * [.D71] - [.F$2]))" office:value-type="float" office:value="-0.79549405294637" calcext:value-type="float">
            <text:p>-0.79549405294637</text:p>
          </table:table-cell>
          <table:table-cell table:formula="of:=IF([.E71] = 0; 0; IF([.E71] &gt; 0; [.G$3] * POWER([.E71]; [.G$4]) + [.G$1] * [.E71] + [.G$2]; -[.G$3] * POWER(-[.E71]; [.G$4]) + [.G$1] * [.E71] - [.G$2]))" office:value-type="float" office:value="-0.749282165719576" calcext:value-type="float">
            <text:p>-0.749282165719576</text:p>
          </table:table-cell>
          <table:table-cell table:formula="of:=POWER([.F71]-[.$A71]; 2) * SQRT(ABS([.$A71]))" office:value-type="float" office:value="0.000018160055109612" calcext:value-type="float">
            <text:p>1.8160055109612E-05</text:p>
          </table:table-cell>
          <table:table-cell table:formula="of:=POWER([.G71]-[.$A71]; 2) * SQRT(ABS([.$A71]))" office:value-type="float" office:value="0.00230073391326206" calcext:value-type="float">
            <text:p>0.00230073391326206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308" calcext:value-type="float">
            <text:p>-308</text:p>
          </table:table-cell>
          <table:table-cell office:value-type="float" office:value="-334" calcext:value-type="float">
            <text:p>-334</text:p>
          </table:table-cell>
          <table:table-cell table:formula="of:=[.B72]/[.$D$5]" office:value-type="float" office:value="-1.02666666666667" calcext:value-type="float">
            <text:p>-1.027</text:p>
          </table:table-cell>
          <table:table-cell table:formula="of:=[.C72]/[.$D$5]" office:value-type="float" office:value="-1.11333333333333" calcext:value-type="float">
            <text:p>-1.113</text:p>
          </table:table-cell>
          <table:table-cell table:formula="of:=IF([.D72] = 0; 0; IF([.D72] &gt; 0; [.F$3] * POWER([.D72]; [.F$4]) + [.F$1] * [.D72] + [.F$2]; -[.F$3] * POWER(-[.D72]; [.F$4]) + [.F$1] * [.D72] - [.F$2]))" office:value-type="float" office:value="-0.759551312570061" calcext:value-type="float">
            <text:p>-0.759551312570061</text:p>
          </table:table-cell>
          <table:table-cell table:formula="of:=IF([.E72] = 0; 0; IF([.E72] &gt; 0; [.G$3] * POWER([.E72]; [.G$4]) + [.G$1] * [.E72] + [.G$2]; -[.G$3] * POWER(-[.E72]; [.G$4]) + [.G$1] * [.E72] - [.G$2]))" office:value-type="float" office:value="-0.713619535271353" calcext:value-type="float">
            <text:p>-0.713619535271353</text:p>
          </table:table-cell>
          <table:table-cell table:formula="of:=POWER([.F72]-[.$A72]; 2) * SQRT(ABS([.$A72]))" office:value-type="float" office:value="0.0000790053947138984" calcext:value-type="float">
            <text:p>7.90053947138984E-05</text:p>
          </table:table-cell>
          <table:table-cell table:formula="of:=POWER([.G72]-[.$A72]; 2) * SQRT(ABS([.$A72]))" office:value-type="float" office:value="0.00114621771609294" calcext:value-type="float">
            <text:p>0.00114621771609294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308" calcext:value-type="float">
            <text:p>-308</text:p>
          </table:table-cell>
          <table:table-cell office:value-type="float" office:value="-332" calcext:value-type="float">
            <text:p>-332</text:p>
          </table:table-cell>
          <table:table-cell table:formula="of:=[.B73]/[.$D$5]" office:value-type="float" office:value="-1.02666666666667" calcext:value-type="float">
            <text:p>-1.027</text:p>
          </table:table-cell>
          <table:table-cell table:formula="of:=[.C73]/[.$D$5]" office:value-type="float" office:value="-1.10666666666667" calcext:value-type="float">
            <text:p>-1.107</text:p>
          </table:table-cell>
          <table:table-cell table:formula="of:=IF([.D73] = 0; 0; IF([.D73] &gt; 0; [.F$3] * POWER([.D73]; [.F$4]) + [.F$1] * [.D73] + [.F$2]; -[.F$3] * POWER(-[.D73]; [.F$4]) + [.F$1] * [.D73] - [.F$2]))" office:value-type="float" office:value="-0.759551312570061" calcext:value-type="float">
            <text:p>-0.759551312570061</text:p>
          </table:table-cell>
          <table:table-cell table:formula="of:=IF([.E73] = 0; 0; IF([.E73] &gt; 0; [.G$3] * POWER([.E73]; [.G$4]) + [.G$1] * [.E73] + [.G$2]; -[.G$3] * POWER(-[.E73]; [.G$4]) + [.G$1] * [.E73] - [.G$2]))" office:value-type="float" office:value="-0.705864358443107" calcext:value-type="float">
            <text:p>-0.705864358443107</text:p>
          </table:table-cell>
          <table:table-cell table:formula="of:=POWER([.F73]-[.$A73]; 2) * SQRT(ABS([.$A73]))" office:value-type="float" office:value="0.00296709667181747" calcext:value-type="float">
            <text:p>0.00296709667181747</text:p>
          </table:table-cell>
          <table:table-cell table:formula="of:=POWER([.G73]-[.$A73]; 2) * SQRT(ABS([.$A73]))" office:value-type="float" office:value="0.0000287733239320575" calcext:value-type="float">
            <text:p>2.87733239320575E-05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300" calcext:value-type="float">
            <text:p>-300</text:p>
          </table:table-cell>
          <table:table-cell office:value-type="float" office:value="-321" calcext:value-type="float">
            <text:p>-321</text:p>
          </table:table-cell>
          <table:table-cell table:formula="of:=[.B74]/[.$D$5]" office:value-type="float" office:value="-1" calcext:value-type="float">
            <text:p>-1.000</text:p>
          </table:table-cell>
          <table:table-cell table:formula="of:=[.C74]/[.$D$5]" office:value-type="float" office:value="-1.07" calcext:value-type="float">
            <text:p>-1.070</text:p>
          </table:table-cell>
          <table:table-cell table:formula="of:=IF([.D74] = 0; 0; IF([.D74] &gt; 0; [.F$3] * POWER([.D74]; [.F$4]) + [.F$1] * [.D74] + [.F$2]; -[.F$3] * POWER(-[.D74]; [.F$4]) + [.F$1] * [.D74] - [.F$2]))" office:value-type="float" office:value="-0.72" calcext:value-type="float">
            <text:p>-0.72</text:p>
          </table:table-cell>
          <table:table-cell table:formula="of:=IF([.E74] = 0; 0; IF([.E74] &gt; 0; [.G$3] * POWER([.E74]; [.G$4]) + [.G$1] * [.E74] + [.G$2]; -[.G$3] * POWER(-[.E74]; [.G$4]) + [.G$1] * [.E74] - [.G$2]))" office:value-type="float" office:value="-0.664302819062488" calcext:value-type="float">
            <text:p>-0.664302819062488</text:p>
          </table:table-cell>
          <table:table-cell table:formula="of:=POWER([.F74]-[.$A74]; 2) * SQRT(ABS([.$A74]))" office:value-type="float" office:value="0.00395050629666628" calcext:value-type="float">
            <text:p>0.00395050629666628</text:p>
          </table:table-cell>
          <table:table-cell table:formula="of:=POWER([.G74]-[.$A74]; 2) * SQRT(ABS([.$A74]))" office:value-type="float" office:value="0.000164930117206121" calcext:value-type="float">
            <text:p>0.000164930117206121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85" calcext:value-type="float">
            <text:p>-285</text:p>
          </table:table-cell>
          <table:table-cell office:value-type="float" office:value="-309" calcext:value-type="float">
            <text:p>-309</text:p>
          </table:table-cell>
          <table:table-cell table:formula="of:=[.B75]/[.$D$5]" office:value-type="float" office:value="-0.95" calcext:value-type="float">
            <text:p>-0.950</text:p>
          </table:table-cell>
          <table:table-cell table:formula="of:=[.C75]/[.$D$5]" office:value-type="float" office:value="-1.03" calcext:value-type="float">
            <text:p>-1.030</text:p>
          </table:table-cell>
          <table:table-cell table:formula="of:=IF([.D75] = 0; 0; IF([.D75] &gt; 0; [.F$3] * POWER([.D75]; [.F$4]) + [.F$1] * [.D75] + [.F$2]; -[.F$3] * POWER(-[.D75]; [.F$4]) + [.F$1] * [.D75] - [.F$2]))" office:value-type="float" office:value="-0.650128450996985" calcext:value-type="float">
            <text:p>-0.650128450996985</text:p>
          </table:table-cell>
          <table:table-cell table:formula="of:=IF([.E75] = 0; 0; IF([.E75] &gt; 0; [.G$3] * POWER([.E75]; [.G$4]) + [.G$1] * [.E75] + [.G$2]; -[.G$3] * POWER(-[.E75]; [.G$4]) + [.G$1] * [.E75] - [.G$2]))" office:value-type="float" office:value="-0.621043567149222" calcext:value-type="float">
            <text:p>-0.621043567149222</text:p>
          </table:table-cell>
          <table:table-cell table:formula="of:=POWER([.F75]-[.$A75]; 2) * SQRT(ABS([.$A75]))" office:value-type="float" office:value="0.00194645422512684" calcext:value-type="float">
            <text:p>0.00194645422512684</text:p>
          </table:table-cell>
          <table:table-cell table:formula="of:=POWER([.G75]-[.$A75]; 2) * SQRT(ABS([.$A75]))" office:value-type="float" office:value="0.000343015974079085" calcext:value-type="float">
            <text:p>0.000343015974079085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279" calcext:value-type="float">
            <text:p>-279</text:p>
          </table:table-cell>
          <table:table-cell office:value-type="float" office:value="-312" calcext:value-type="float">
            <text:p>-312</text:p>
          </table:table-cell>
          <table:table-cell table:formula="of:=[.B76]/[.$D$5]" office:value-type="float" office:value="-0.93" calcext:value-type="float">
            <text:p>-0.930</text:p>
          </table:table-cell>
          <table:table-cell table:formula="of:=[.C76]/[.$D$5]" office:value-type="float" office:value="-1.04" calcext:value-type="float">
            <text:p>-1.040</text:p>
          </table:table-cell>
          <table:table-cell table:formula="of:=IF([.D76] = 0; 0; IF([.D76] &gt; 0; [.F$3] * POWER([.D76]; [.F$4]) + [.F$1] * [.D76] + [.F$2]; -[.F$3] * POWER(-[.D76]; [.F$4]) + [.F$1] * [.D76] - [.F$2]))" office:value-type="float" office:value="-0.623709812168891" calcext:value-type="float">
            <text:p>-0.623709812168891</text:p>
          </table:table-cell>
          <table:table-cell table:formula="of:=IF([.E76] = 0; 0; IF([.E76] &gt; 0; [.G$3] * POWER([.E76]; [.G$4]) + [.G$1] * [.E76] + [.G$2]; -[.G$3] * POWER(-[.E76]; [.G$4]) + [.G$1] * [.E76] - [.G$2]))" office:value-type="float" office:value="-0.631656965413137" calcext:value-type="float">
            <text:p>-0.631656965413137</text:p>
          </table:table-cell>
          <table:table-cell table:formula="of:=POWER([.F76]-[.$A76]; 2) * SQRT(ABS([.$A76]))" office:value-type="float" office:value="0.00402932180238275" calcext:value-type="float">
            <text:p>0.00402932180238275</text:p>
          </table:table-cell>
          <table:table-cell table:formula="of:=POWER([.G76]-[.$A76]; 2) * SQRT(ABS([.$A76]))" office:value-type="float" office:value="0.0049450173247742" calcext:value-type="float">
            <text:p>0.0049450173247742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264" calcext:value-type="float">
            <text:p>-264</text:p>
          </table:table-cell>
          <table:table-cell office:value-type="float" office:value="-289" calcext:value-type="float">
            <text:p>-289</text:p>
          </table:table-cell>
          <table:table-cell table:formula="of:=[.B77]/[.$D$5]" office:value-type="float" office:value="-0.88" calcext:value-type="float">
            <text:p>-0.880</text:p>
          </table:table-cell>
          <table:table-cell table:formula="of:=[.C77]/[.$D$5]" office:value-type="float" office:value="-0.963333333333333" calcext:value-type="float">
            <text:p>-0.963</text:p>
          </table:table-cell>
          <table:table-cell table:formula="of:=IF([.D77] = 0; 0; IF([.D77] &gt; 0; [.F$3] * POWER([.D77]; [.F$4]) + [.F$1] * [.D77] + [.F$2]; -[.F$3] * POWER(-[.D77]; [.F$4]) + [.F$1] * [.D77] - [.F$2]))" office:value-type="float" office:value="-0.561375887141984" calcext:value-type="float">
            <text:p>-0.561375887141984</text:p>
          </table:table-cell>
          <table:table-cell table:formula="of:=IF([.E77] = 0; 0; IF([.E77] &gt; 0; [.G$3] * POWER([.E77]; [.G$4]) + [.G$1] * [.E77] + [.G$2]; -[.G$3] * POWER(-[.E77]; [.G$4]) + [.G$1] * [.E77] - [.G$2]))" office:value-type="float" office:value="-0.55366020822919" calcext:value-type="float">
            <text:p>-0.55366020822919</text:p>
          </table:table-cell>
          <table:table-cell table:formula="of:=POWER([.F77]-[.$A77]; 2) * SQRT(ABS([.$A77]))" office:value-type="float" office:value="0.00266367090706189" calcext:value-type="float">
            <text:p>0.00266367090706189</text:p>
          </table:table-cell>
          <table:table-cell table:formula="of:=POWER([.G77]-[.$A77]; 2) * SQRT(ABS([.$A77]))" office:value-type="float" office:value="0.0020360559563354" calcext:value-type="float">
            <text:p>0.0020360559563354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248" calcext:value-type="float">
            <text:p>-248</text:p>
          </table:table-cell>
          <table:table-cell office:value-type="float" office:value="-261" calcext:value-type="float">
            <text:p>-261</text:p>
          </table:table-cell>
          <table:table-cell table:formula="of:=[.B78]/[.$D$5]" office:value-type="float" office:value="-0.826666666666667" calcext:value-type="float">
            <text:p>-0.827</text:p>
          </table:table-cell>
          <table:table-cell table:formula="of:=[.C78]/[.$D$5]" office:value-type="float" office:value="-0.87" calcext:value-type="float">
            <text:p>-0.870</text:p>
          </table:table-cell>
          <table:table-cell table:formula="of:=IF([.D78] = 0; 0; IF([.D78] &gt; 0; [.F$3] * POWER([.D78]; [.F$4]) + [.F$1] * [.D78] + [.F$2]; -[.F$3] * POWER(-[.D78]; [.F$4]) + [.F$1] * [.D78] - [.F$2]))" office:value-type="float" office:value="-0.500548048508894" calcext:value-type="float">
            <text:p>-0.500548048508894</text:p>
          </table:table-cell>
          <table:table-cell table:formula="of:=IF([.E78] = 0; 0; IF([.E78] &gt; 0; [.G$3] * POWER([.E78]; [.G$4]) + [.G$1] * [.E78] + [.G$2]; -[.G$3] * POWER(-[.E78]; [.G$4]) + [.G$1] * [.E78] - [.G$2]))" office:value-type="float" office:value="-0.468896262184902" calcext:value-type="float">
            <text:p>-0.468896262184902</text:p>
          </table:table-cell>
          <table:table-cell table:formula="of:=POWER([.F78]-[.$A78]; 2) * SQRT(ABS([.$A78]))" office:value-type="float" office:value="0.00171401668046412" calcext:value-type="float">
            <text:p>0.00171401668046412</text:p>
          </table:table-cell>
          <table:table-cell table:formula="of:=POWER([.G78]-[.$A78]; 2) * SQRT(ABS([.$A78]))" office:value-type="float" office:value="0.000239528982226974" calcext:value-type="float">
            <text:p>0.00023952898222697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235" calcext:value-type="float">
            <text:p>-235</text:p>
          </table:table-cell>
          <table:table-cell office:value-type="float" office:value="-254" calcext:value-type="float">
            <text:p>-254</text:p>
          </table:table-cell>
          <table:table-cell table:formula="of:=[.B79]/[.$D$5]" office:value-type="float" office:value="-0.783333333333333" calcext:value-type="float">
            <text:p>-0.783</text:p>
          </table:table-cell>
          <table:table-cell table:formula="of:=[.C79]/[.$D$5]" office:value-type="float" office:value="-0.846666666666667" calcext:value-type="float">
            <text:p>-0.847</text:p>
          </table:table-cell>
          <table:table-cell table:formula="of:=IF([.D79] = 0; 0; IF([.D79] &gt; 0; [.F$3] * POWER([.D79]; [.F$4]) + [.F$1] * [.D79] + [.F$2]; -[.F$3] * POWER(-[.D79]; [.F$4]) + [.F$1] * [.D79] - [.F$2]))" office:value-type="float" office:value="-0.455259771892694" calcext:value-type="float">
            <text:p>-0.455259771892694</text:p>
          </table:table-cell>
          <table:table-cell table:formula="of:=IF([.E79] = 0; 0; IF([.E79] &gt; 0; [.G$3] * POWER([.E79]; [.G$4]) + [.G$1] * [.E79] + [.G$2]; -[.G$3] * POWER(-[.E79]; [.G$4]) + [.G$1] * [.E79] - [.G$2]))" office:value-type="float" office:value="-0.449393603255588" calcext:value-type="float">
            <text:p>-0.449393603255588</text:p>
          </table:table-cell>
          <table:table-cell table:formula="of:=POWER([.F79]-[.$A79]; 2) * SQRT(ABS([.$A79]))" office:value-type="float" office:value="0.00193129302217565" calcext:value-type="float">
            <text:p>0.00193129302217565</text:p>
          </table:table-cell>
          <table:table-cell table:formula="of:=POWER([.G79]-[.$A79]; 2) * SQRT(ABS([.$A79]))" office:value-type="float" office:value="0.00154301949718134" calcext:value-type="float">
            <text:p>0.00154301949718134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209" calcext:value-type="float">
            <text:p>-209</text:p>
          </table:table-cell>
          <table:table-cell office:value-type="float" office:value="-230" calcext:value-type="float">
            <text:p>-230</text:p>
          </table:table-cell>
          <table:table-cell table:formula="of:=[.B80]/[.$D$5]" office:value-type="float" office:value="-0.696666666666667" calcext:value-type="float">
            <text:p>-0.697</text:p>
          </table:table-cell>
          <table:table-cell table:formula="of:=[.C80]/[.$D$5]" office:value-type="float" office:value="-0.766666666666667" calcext:value-type="float">
            <text:p>-0.767</text:p>
          </table:table-cell>
          <table:table-cell table:formula="of:=IF([.D80] = 0; 0; IF([.D80] &gt; 0; [.F$3] * POWER([.D80]; [.F$4]) + [.F$1] * [.D80] + [.F$2]; -[.F$3] * POWER(-[.D80]; [.F$4]) + [.F$1] * [.D80] - [.F$2]))" office:value-type="float" office:value="-0.375222769180296" calcext:value-type="float">
            <text:p>-0.375222769180296</text:p>
          </table:table-cell>
          <table:table-cell table:formula="of:=IF([.E80] = 0; 0; IF([.E80] &gt; 0; [.G$3] * POWER([.E80]; [.G$4]) + [.G$1] * [.E80] + [.G$2]; -[.G$3] * POWER(-[.E80]; [.G$4]) + [.G$1] * [.E80] - [.G$2]))" office:value-type="float" office:value="-0.387462689858872" calcext:value-type="float">
            <text:p>-0.387462689858872</text:p>
          </table:table-cell>
          <table:table-cell table:formula="of:=POWER([.F80]-[.$A80]; 2) * SQRT(ABS([.$A80]))" office:value-type="float" office:value="0.000376373946864205" calcext:value-type="float">
            <text:p>0.000376373946864205</text:p>
          </table:table-cell>
          <table:table-cell table:formula="of:=POWER([.G80]-[.$A80]; 2) * SQRT(ABS([.$A80]))" office:value-type="float" office:value="0.000830294069757028" calcext:value-type="float">
            <text:p>0.00083029406975702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83" calcext:value-type="float">
            <text:p>-183</text:p>
          </table:table-cell>
          <table:table-cell office:value-type="float" office:value="-212" calcext:value-type="float">
            <text:p>-212</text:p>
          </table:table-cell>
          <table:table-cell table:formula="of:=[.B81]/[.$D$5]" office:value-type="float" office:value="-0.61" calcext:value-type="float">
            <text:p>-0.610</text:p>
          </table:table-cell>
          <table:table-cell table:formula="of:=[.C81]/[.$D$5]" office:value-type="float" office:value="-0.706666666666667" calcext:value-type="float">
            <text:p>-0.707</text:p>
          </table:table-cell>
          <table:table-cell table:formula="of:=IF([.D81] = 0; 0; IF([.D81] &gt; 0; [.F$3] * POWER([.D81]; [.F$4]) + [.F$1] * [.D81] + [.F$2]; -[.F$3] * POWER(-[.D81]; [.F$4]) + [.F$1] * [.D81] - [.F$2]))" office:value-type="float" office:value="-0.308299086404994" calcext:value-type="float">
            <text:p>-0.308299086404994</text:p>
          </table:table-cell>
          <table:table-cell table:formula="of:=IF([.E81] = 0; 0; IF([.E81] &gt; 0; [.G$3] * POWER([.E81]; [.G$4]) + [.G$1] * [.E81] + [.G$2]; -[.G$3] * POWER(-[.E81]; [.G$4]) + [.G$1] * [.E81] - [.G$2]))" office:value-type="float" office:value="-0.345861330931328" calcext:value-type="float">
            <text:p>-0.345861330931328</text:p>
          </table:table-cell>
          <table:table-cell table:formula="of:=POWER([.F81]-[.$A81]; 2) * SQRT(ABS([.$A81]))" office:value-type="float" office:value="0.0000377243008602459" calcext:value-type="float">
            <text:p>3.77243008602459E-05</text:p>
          </table:table-cell>
          <table:table-cell table:formula="of:=POWER([.G81]-[.$A81]; 2) * SQRT(ABS([.$A81]))" office:value-type="float" office:value="0.00115200386362011" calcext:value-type="float">
            <text:p>0.00115200386362011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2" office:value-type="float" office:value="-179" calcext:value-type="float">
            <text:p>-179</text:p>
          </table:table-cell>
          <table:table-cell table:formula="of:=[.B82]/[.$D$5]" office:value-type="float" office:value="-0.596666666666667" calcext:value-type="float">
            <text:p>-0.597</text:p>
          </table:table-cell>
          <table:table-cell table:formula="of:=[.C82]/[.$D$5]" office:value-type="float" office:value="-0.596666666666667" calcext:value-type="float">
            <text:p>-0.597</text:p>
          </table:table-cell>
          <table:table-cell table:formula="of:=IF([.D82] = 0; 0; IF([.D82] &gt; 0; [.F$3] * POWER([.D82]; [.F$4]) + [.F$1] * [.D82] + [.F$2]; -[.F$3] * POWER(-[.D82]; [.F$4]) + [.F$1] * [.D82] - [.F$2]))" office:value-type="float" office:value="-0.299093414496926" calcext:value-type="float">
            <text:p>-0.299093414496926</text:p>
          </table:table-cell>
          <table:table-cell table:formula="of:=IF([.E82] = 0; 0; IF([.E82] &gt; 0; [.G$3] * POWER([.E82]; [.G$4]) + [.G$1] * [.E82] + [.G$2]; -[.G$3] * POWER(-[.E82]; [.G$4]) + [.G$1] * [.E82] - [.G$2]))" office:value-type="float" office:value="-0.27978261235394" calcext:value-type="float">
            <text:p>-0.27978261235394</text:p>
          </table:table-cell>
          <table:table-cell table:formula="of:=POWER([.F82]-[.$A82]; 2) * SQRT(ABS([.$A82]))" office:value-type="float" office:value="0.00120508167348349" calcext:value-type="float">
            <text:p>0.00120508167348349</text:p>
          </table:table-cell>
          <table:table-cell table:formula="of:=POWER([.G82]-[.$A82]; 2) * SQRT(ABS([.$A82]))" office:value-type="float" office:value="0.000443501999312536" calcext:value-type="float">
            <text:p>0.000443501999312536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137" calcext:value-type="float">
            <text:p>-137</text:p>
          </table:table-cell>
          <table:table-cell office:value-type="float" office:value="-141" calcext:value-type="float">
            <text:p>-141</text:p>
          </table:table-cell>
          <table:table-cell table:formula="of:=[.B83]/[.$D$5]" office:value-type="float" office:value="-0.456666666666667" calcext:value-type="float">
            <text:p>-0.457</text:p>
          </table:table-cell>
          <table:table-cell table:formula="of:=[.C83]/[.$D$5]" office:value-type="float" office:value="-0.47" calcext:value-type="float">
            <text:p>-0.470</text:p>
          </table:table-cell>
          <table:table-cell table:formula="of:=IF([.D83] = 0; 0; IF([.D83] &gt; 0; [.F$3] * POWER([.D83]; [.F$4]) + [.F$1] * [.D83] + [.F$2]; -[.F$3] * POWER(-[.D83]; [.F$4]) + [.F$1] * [.D83] - [.F$2]))" office:value-type="float" office:value="-0.218402299578969" calcext:value-type="float">
            <text:p>-0.218402299578969</text:p>
          </table:table-cell>
          <table:table-cell table:formula="of:=IF([.E83] = 0; 0; IF([.E83] &gt; 0; [.G$3] * POWER([.E83]; [.G$4]) + [.G$1] * [.E83] + [.G$2]; -[.G$3] * POWER(-[.E83]; [.G$4]) + [.G$1] * [.E83] - [.G$2]))" office:value-type="float" office:value="-0.218804493543001" calcext:value-type="float">
            <text:p>-0.218804493543001</text:p>
          </table:table-cell>
          <table:table-cell table:formula="of:=POWER([.F83]-[.$A83]; 2) * SQRT(ABS([.$A83]))" office:value-type="float" office:value="0.000151446482486982" calcext:value-type="float">
            <text:p>0.000151446482486982</text:p>
          </table:table-cell>
          <table:table-cell table:formula="of:=POWER([.G83]-[.$A83]; 2) * SQRT(ABS([.$A83]))" office:value-type="float" office:value="0.000158138742188032" calcext:value-type="float">
            <text:p>0.000158138742188032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98" calcext:value-type="float">
            <text:p>-98</text:p>
          </table:table-cell>
          <table:table-cell office:value-type="float" office:value="-90" calcext:value-type="float">
            <text:p>-90</text:p>
          </table:table-cell>
          <table:table-cell table:formula="of:=[.B84]/[.$D$5]" office:value-type="float" office:value="-0.326666666666667" calcext:value-type="float">
            <text:p>-0.327</text:p>
          </table:table-cell>
          <table:table-cell table:formula="of:=[.C84]/[.$D$5]" office:value-type="float" office:value="-0.3" calcext:value-type="float">
            <text:p>-0.300</text:p>
          </table:table-cell>
          <table:table-cell table:formula="of:=IF([.D84] = 0; 0; IF([.D84] &gt; 0; [.F$3] * POWER([.D84]; [.F$4]) + [.F$1] * [.D84] + [.F$2]; -[.F$3] * POWER(-[.D84]; [.F$4]) + [.F$1] * [.D84] - [.F$2]))" office:value-type="float" office:value="-0.166360129548688" calcext:value-type="float">
            <text:p>-0.166360129548688</text:p>
          </table:table-cell>
          <table:table-cell table:formula="of:=IF([.E84] = 0; 0; IF([.E84] &gt; 0; [.G$3] * POWER([.E84]; [.G$4]) + [.G$1] * [.E84] + [.G$2]; -[.G$3] * POWER(-[.E84]; [.G$4]) + [.G$1] * [.E84] - [.G$2]))" office:value-type="float" office:value="-0.159253260561413" calcext:value-type="float">
            <text:p>-0.159253260561413</text:p>
          </table:table-cell>
          <table:table-cell table:formula="of:=POWER([.F84]-[.$A84]; 2) * SQRT(ABS([.$A84]))" office:value-type="float" office:value="0.0001036618860414" calcext:value-type="float">
            <text:p>0.0001036618860414</text:p>
          </table:table-cell>
          <table:table-cell table:formula="of:=POWER([.G84]-[.$A84]; 2) * SQRT(ABS([.$A84]))" office:value-type="float" office:value="0.0000331615798585508" calcext:value-type="float">
            <text:p>3.31615798585508E-0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table:formula="of:=[.B85]/[.$D$5]" office:value-type="float" office:value="-0.04" calcext:value-type="float">
            <text:p>-0.040</text:p>
          </table:table-cell>
          <table:table-cell table:formula="of:=[.C85]/[.$D$5]" office:value-type="float" office:value="-0.0233333333333333" calcext:value-type="float">
            <text:p>-0.023</text:p>
          </table:table-cell>
          <table:table-cell table:formula="of:=IF([.D85] = 0; 0; IF([.D85] &gt; 0; [.F$3] * POWER([.D85]; [.F$4]) + [.F$1] * [.D85] + [.F$2]; -[.F$3] * POWER(-[.D85]; [.F$4]) + [.F$1] * [.D85] - [.F$2]))" office:value-type="float" office:value="-0.105282367911946" calcext:value-type="float">
            <text:p>-0.105282367911946</text:p>
          </table:table-cell>
          <table:table-cell table:formula="of:=IF([.E85] = 0; 0; IF([.E85] &gt; 0; [.G$3] * POWER([.E85]; [.G$4]) + [.G$1] * [.E85] + [.G$2]; -[.G$3] * POWER(-[.E85]; [.G$4]) + [.G$1] * [.E85] - [.G$2]))" office:value-type="float" office:value="-0.103295774508581" calcext:value-type="float">
            <text:p>-0.103295774508581</text:p>
          </table:table-cell>
          <table:table-cell table:formula="of:=POWER([.F85]-[.$A85]; 2) * SQRT(ABS([.$A85]))" office:value-type="float" office:value="0.00000882383324798621" calcext:value-type="float">
            <text:p>8.82383324798621E-06</text:p>
          </table:table-cell>
          <table:table-cell table:formula="of:=POWER([.G85]-[.$A85]; 2) * SQRT(ABS([.$A85]))" office:value-type="float" office:value="0.00000343490698120212" calcext:value-type="float">
            <text:p>3.43490698120212E-06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6]/[.$D$5]" office:value-type="float" office:value="0" calcext:value-type="float">
            <text:p>0.000</text:p>
          </table:table-cell>
          <table:table-cell table:formula="of:=[.C86]/[.$D$5]" office:value-type="float" office:value="0" calcext:value-type="float">
            <text:p>0.000</text:p>
          </table:table-cell>
          <table:table-cell table:formula="of:=IF([.D86] = 0; 0; IF([.D86] &gt; 0; [.F$3] * POWER([.D86]; [.F$4]) + [.F$1] * [.D86] + [.F$2]; -[.F$3] * POWER(-[.D86]; [.F$4]) + [.F$1] * [.D86] - [.F$2]))" office:value-type="float" office:value="0" calcext:value-type="float">
            <text:p>0</text:p>
          </table:table-cell>
          <table:table-cell table:formula="of:=IF([.E86] = 0; 0; IF([.E86] &gt; 0; [.G$3] * POWER([.E86]; [.G$4]) + [.G$1] * [.E86] + [.G$2]; -[.G$3] * POWER(-[.E86]; [.G$4]) + [.G$1] * [.E86] - [.G$2]))" office:value-type="float" office:value="0" calcext:value-type="float">
            <text:p>0</text:p>
          </table:table-cell>
          <table:table-cell table:formula="of:=POWER([.F86]-[.$A86]; 2) * SQRT(ABS([.$A86]))" office:value-type="float" office:value="0.000559016994374947" calcext:value-type="float">
            <text:p>0.000559016994374947</text:p>
          </table:table-cell>
          <table:table-cell table:formula="of:=POWER([.G86]-[.$A86]; 2) * SQRT(ABS([.$A86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 table:formula="of:=[.B87]/[.$D$5]" office:value-type="float" office:value="0" calcext:value-type="float">
            <text:p>0.000</text:p>
          </table:table-cell>
          <table:table-cell table:formula="of:=[.C87]/[.$D$5]" office:value-type="float" office:value="0" calcext:value-type="float">
            <text:p>0.000</text:p>
          </table:table-cell>
          <table:table-cell table:formula="of:=IF([.D87] = 0; 0; IF([.D87] &gt; 0; [.F$3] * POWER([.D87]; [.F$4]) + [.F$1] * [.D87] + [.F$2]; -[.F$3] * POWER(-[.D87]; [.F$4]) + [.F$1] * [.D87] - [.F$2]))" office:value-type="float" office:value="0" calcext:value-type="float">
            <text:p>0</text:p>
          </table:table-cell>
          <table:table-cell table:formula="of:=IF([.E87] = 0; 0; IF([.E87] &gt; 0; [.G$3] * POWER([.E87]; [.G$4]) + [.G$1] * [.E87] + [.G$2]; -[.G$3] * POWER(-[.E87]; [.G$4]) + [.G$1] * [.E87] - [.G$2]))" office:value-type="float" office:value="0" calcext:value-type="float">
            <text:p>0</text:p>
          </table:table-cell>
          <table:table-cell table:formula="of:=POWER([.F87]-[.$A87]; 2) * SQRT(ABS([.$A87]))" office:value-type="float" office:value="0" calcext:value-type="float">
            <text:p>0</text:p>
          </table:table-cell>
          <table:table-cell table:formula="of:=POWER([.G87]-[.$A87]; 2) * SQRT(ABS([.$A8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8]/[.$D$5]" office:value-type="float" office:value="0" calcext:value-type="float">
            <text:p>0.000</text:p>
          </table:table-cell>
          <table:table-cell table:formula="of:=[.C88]/[.$D$5]" office:value-type="float" office:value="0" calcext:value-type="float">
            <text:p>0.000</text:p>
          </table:table-cell>
          <table:table-cell table:formula="of:=IF([.D88] = 0; 0; IF([.D88] &gt; 0; [.F$3] * POWER([.D88]; [.F$4]) + [.F$1] * [.D88] + [.F$2]; -[.F$3] * POWER(-[.D88]; [.F$4]) + [.F$1] * [.D88] - [.F$2]))" office:value-type="float" office:value="0" calcext:value-type="float">
            <text:p>0</text:p>
          </table:table-cell>
          <table:table-cell table:formula="of:=IF([.E88] = 0; 0; IF([.E88] &gt; 0; [.G$3] * POWER([.E88]; [.G$4]) + [.G$1] * [.E88] + [.G$2]; -[.G$3] * POWER(-[.E88]; [.G$4]) + [.G$1] * [.E88] - [.G$2]))" office:value-type="float" office:value="0" calcext:value-type="float">
            <text:p>0</text:p>
          </table:table-cell>
          <table:table-cell table:formula="of:=POWER([.F88]-[.$A88]; 2) * SQRT(ABS([.$A88]))" office:value-type="float" office:value="0.000559016994374947" calcext:value-type="float">
            <text:p>0.000559016994374947</text:p>
          </table:table-cell>
          <table:table-cell table:formula="of:=POWER([.G88]-[.$A88]; 2) * SQRT(ABS([.$A88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0.1" calcext:value-type="float">
            <text:p>0.1</text:p>
          </table:table-cell>
          <table:table-cell table:formula="of:=[.B89]/[.$D$5]" office:value-type="float" office:value="0.000333333333333333" calcext:value-type="float">
            <text:p>0.000</text:p>
          </table:table-cell>
          <table:table-cell table:formula="of:=[.C89]/[.$D$5]" office:value-type="float" office:value="0.000333333333333333" calcext:value-type="float">
            <text:p>0.000</text:p>
          </table:table-cell>
          <table:table-cell table:formula="of:=IF([.D89] = 0; 0; IF([.D89] &gt; 0; [.F$3] * POWER([.D89]; [.F$4]) + [.F$1] * [.D89] + [.F$2]; -[.F$3] * POWER(-[.D89]; [.F$4]) + [.F$1] * [.D89] - [.F$2]))" office:value-type="float" office:value="0.100043333533766" calcext:value-type="float">
            <text:p>0.100043333533766</text:p>
          </table:table-cell>
          <table:table-cell table:formula="of:=IF([.E89] = 0; 0; IF([.E89] &gt; 0; [.G$3] * POWER([.E89]; [.G$4]) + [.G$1] * [.E89] + [.G$2]; -[.G$3] * POWER(-[.E89]; [.G$4]) + [.G$1] * [.E89] - [.G$2]))" office:value-type="float" office:value="0.100046667376677" calcext:value-type="float">
            <text:p>0.100046667376677</text:p>
          </table:table-cell>
          <table:table-cell table:formula="of:=POWER([.F89]-[.$A89]; 2) * SQRT(ABS([.$A89]))" office:value-type="float" office:value="0.0000000005938109649" calcext:value-type="float">
            <text:p>5.93810964897109E-10</text:p>
          </table:table-cell>
          <table:table-cell table:formula="of:=POWER([.G89]-[.$A89]; 2) * SQRT(ABS([.$A89]))" office:value-type="float" office:value="0.00000000068869475738" calcext:value-type="float">
            <text:p>6.88694757383474E-1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formula="of:=[.B90]/[.$D$5]" office:value-type="float" office:value="0.25" calcext:value-type="float">
            <text:p>0.250</text:p>
          </table:table-cell>
          <table:table-cell table:formula="of:=[.C90]/[.$D$5]" office:value-type="float" office:value="0.243333333333333" calcext:value-type="float">
            <text:p>0.243</text:p>
          </table:table-cell>
          <table:table-cell table:formula="of:=IF([.D90] = 0; 0; IF([.D90] &gt; 0; [.F$3] * POWER([.D90]; [.F$4]) + [.F$1] * [.D90] + [.F$2]; -[.F$3] * POWER(-[.D90]; [.F$4]) + [.F$1] * [.D90] - [.F$2]))" office:value-type="float" office:value="0.144104704962345" calcext:value-type="float">
            <text:p>0.144104704962345</text:p>
          </table:table-cell>
          <table:table-cell table:formula="of:=IF([.E90] = 0; 0; IF([.E90] &gt; 0; [.G$3] * POWER([.E90]; [.G$4]) + [.G$1] * [.E90] + [.G$2]; -[.G$3] * POWER(-[.E90]; [.G$4]) + [.G$1] * [.E90] - [.G$2]))" office:value-type="float" office:value="0.144289518300721" calcext:value-type="float">
            <text:p>0.144289518300721</text:p>
          </table:table-cell>
          <table:table-cell table:formula="of:=POWER([.F90]-[.$A90]; 2) * SQRT(ABS([.$A90]))" office:value-type="float" office:value="0.0000134603613574907" calcext:value-type="float">
            <text:p>1.34603613574907E-05</text:p>
          </table:table-cell>
          <table:table-cell table:formula="of:=POWER([.G90]-[.$A90]; 2) * SQRT(ABS([.$A90]))" office:value-type="float" office:value="0.0000126296442520453" calcext:value-type="float">
            <text:p>1.26296442520453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table:formula="of:=[.B91]/[.$D$5]" office:value-type="float" office:value="0.423333333333333" calcext:value-type="float">
            <text:p>0.423</text:p>
          </table:table-cell>
          <table:table-cell table:formula="of:=[.C91]/[.$D$5]" office:value-type="float" office:value="0.386666666666667" calcext:value-type="float">
            <text:p>0.387</text:p>
          </table:table-cell>
          <table:table-cell table:formula="of:=IF([.D91] = 0; 0; IF([.D91] &gt; 0; [.F$3] * POWER([.D91]; [.F$4]) + [.F$1] * [.D91] + [.F$2]; -[.F$3] * POWER(-[.D91]; [.F$4]) + [.F$1] * [.D91] - [.F$2]))" office:value-type="float" office:value="0.203143707979859" calcext:value-type="float">
            <text:p>0.203143707979859</text:p>
          </table:table-cell>
          <table:table-cell table:formula="of:=IF([.E91] = 0; 0; IF([.E91] &gt; 0; [.G$3] * POWER([.E91]; [.G$4]) + [.G$1] * [.E91] + [.G$2]; -[.G$3] * POWER(-[.E91]; [.G$4]) + [.G$1] * [.E91] - [.G$2]))" office:value-type="float" office:value="0.186672758806242" calcext:value-type="float">
            <text:p>0.186672758806242</text:p>
          </table:table-cell>
          <table:table-cell table:formula="of:=POWER([.F91]-[.$A91]; 2) * SQRT(ABS([.$A91]))" office:value-type="float" office:value="0.00000441976718153327" calcext:value-type="float">
            <text:p>4.41976718153327E-06</text:p>
          </table:table-cell>
          <table:table-cell table:formula="of:=POWER([.G91]-[.$A91]; 2) * SQRT(ABS([.$A91]))" office:value-type="float" office:value="0.0000794320027941143" calcext:value-type="float">
            <text:p>7.94320027941143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formula="of:=[.B92]/[.$D$5]" office:value-type="float" office:value="0.523333333333333" calcext:value-type="float">
            <text:p>0.523</text:p>
          </table:table-cell>
          <table:table-cell table:formula="of:=[.C92]/[.$D$5]" office:value-type="float" office:value="0.516666666666667" calcext:value-type="float">
            <text:p>0.517</text:p>
          </table:table-cell>
          <table:table-cell table:formula="of:=IF([.D92] = 0; 0; IF([.D92] &gt; 0; [.F$3] * POWER([.D92]; [.F$4]) + [.F$1] * [.D92] + [.F$2]; -[.F$3] * POWER(-[.D92]; [.F$4]) + [.F$1] * [.D92] - [.F$2]))" office:value-type="float" office:value="0.253323262512158" calcext:value-type="float">
            <text:p>0.253323262512158</text:p>
          </table:table-cell>
          <table:table-cell table:formula="of:=IF([.E92] = 0; 0; IF([.E92] &gt; 0; [.G$3] * POWER([.E92]; [.G$4]) + [.G$1] * [.E92] + [.G$2]; -[.G$3] * POWER(-[.E92]; [.G$4]) + [.G$1] * [.E92] - [.G$2]))" office:value-type="float" office:value="0.239490776461902" calcext:value-type="float">
            <text:p>0.239490776461902</text:p>
          </table:table-cell>
          <table:table-cell table:formula="of:=POWER([.F92]-[.$A92]; 2) * SQRT(ABS([.$A92]))" office:value-type="float" office:value="0.00000552203686235801" calcext:value-type="float">
            <text:p>5.52203686235801E-06</text:p>
          </table:table-cell>
          <table:table-cell table:formula="of:=POWER([.G92]-[.$A92]; 2) * SQRT(ABS([.$A92]))" office:value-type="float" office:value="0.0000552218896868611" calcext:value-type="float">
            <text:p>5.52218896868611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formula="of:=[.B93]/[.$D$5]" office:value-type="float" office:value="0.603333333333333" calcext:value-type="float">
            <text:p>0.603</text:p>
          </table:table-cell>
          <table:table-cell table:formula="of:=[.C93]/[.$D$5]" office:value-type="float" office:value="0.633333333333333" calcext:value-type="float">
            <text:p>0.633</text:p>
          </table:table-cell>
          <table:table-cell table:formula="of:=IF([.D93] = 0; 0; IF([.D93] &gt; 0; [.F$3] * POWER([.D93]; [.F$4]) + [.F$1] * [.D93] + [.F$2]; -[.F$3] * POWER(-[.D93]; [.F$4]) + [.F$1] * [.D93] - [.F$2]))" office:value-type="float" office:value="0.303661160282923" calcext:value-type="float">
            <text:p>0.303661160282923</text:p>
          </table:table-cell>
          <table:table-cell table:formula="of:=IF([.E93] = 0; 0; IF([.E93] &gt; 0; [.G$3] * POWER([.E93]; [.G$4]) + [.G$1] * [.E93] + [.G$2]; -[.G$3] * POWER(-[.E93]; [.G$4]) + [.G$1] * [.E93] - [.G$2]))" office:value-type="float" office:value="0.300391292771162" calcext:value-type="float">
            <text:p>0.300391292771162</text:p>
          </table:table-cell>
          <table:table-cell table:formula="of:=POWER([.F93]-[.$A93]; 2) * SQRT(ABS([.$A93]))" office:value-type="float" office:value="0.00000734172498480434" calcext:value-type="float">
            <text:p>7.34172498480434E-06</text:p>
          </table:table-cell>
          <table:table-cell table:formula="of:=POWER([.G93]-[.$A93]; 2) * SQRT(ABS([.$A93]))" office:value-type="float" office:value="0.00000008386181872503" calcext:value-type="float">
            <text:p>8.38618187250276E-0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table:formula="of:=[.B94]/[.$D$5]" office:value-type="float" office:value="0.67" calcext:value-type="float">
            <text:p>0.670</text:p>
          </table:table-cell>
          <table:table-cell table:formula="of:=[.C94]/[.$D$5]" office:value-type="float" office:value="0.693333333333333" calcext:value-type="float">
            <text:p>0.693</text:p>
          </table:table-cell>
          <table:table-cell table:formula="of:=IF([.D94] = 0; 0; IF([.D94] &gt; 0; [.F$3] * POWER([.D94]; [.F$4]) + [.F$1] * [.D94] + [.F$2]; -[.F$3] * POWER(-[.D94]; [.F$4]) + [.F$1] * [.D94] - [.F$2]))" office:value-type="float" office:value="0.353287382387352" calcext:value-type="float">
            <text:p>0.353287382387352</text:p>
          </table:table-cell>
          <table:table-cell table:formula="of:=IF([.E94] = 0; 0; IF([.E94] &gt; 0; [.G$3] * POWER([.E94]; [.G$4]) + [.G$1] * [.E94] + [.G$2]; -[.G$3] * POWER(-[.E94]; [.G$4]) + [.G$1] * [.E94] - [.G$2]))" office:value-type="float" office:value="0.337161863245849" calcext:value-type="float">
            <text:p>0.337161863245849</text:p>
          </table:table-cell>
          <table:table-cell table:formula="of:=POWER([.F94]-[.$A94]; 2) * SQRT(ABS([.$A94]))" office:value-type="float" office:value="0.00000639343818019665" calcext:value-type="float">
            <text:p>6.39343818019665E-06</text:p>
          </table:table-cell>
          <table:table-cell table:formula="of:=POWER([.G94]-[.$A94]; 2) * SQRT(ABS([.$A94]))" office:value-type="float" office:value="0.0000975074990134389" calcext:value-type="float">
            <text:p>9.75074990134389E-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table:formula="of:=[.B95]/[.$D$5]" office:value-type="float" office:value="0.716666666666667" calcext:value-type="float">
            <text:p>0.717</text:p>
          </table:table-cell>
          <table:table-cell table:formula="of:=[.C95]/[.$D$5]" office:value-type="float" office:value="0.753333333333333" calcext:value-type="float">
            <text:p>0.753</text:p>
          </table:table-cell>
          <table:table-cell table:formula="of:=IF([.D95] = 0; 0; IF([.D95] &gt; 0; [.F$3] * POWER([.D95]; [.F$4]) + [.F$1] * [.D95] + [.F$2]; -[.F$3] * POWER(-[.D95]; [.F$4]) + [.F$1] * [.D95] - [.F$2]))" office:value-type="float" office:value="0.392487426488794" calcext:value-type="float">
            <text:p>0.392487426488794</text:p>
          </table:table-cell>
          <table:table-cell table:formula="of:=IF([.E95] = 0; 0; IF([.E95] &gt; 0; [.G$3] * POWER([.E95]; [.G$4]) + [.G$1] * [.E95] + [.G$2]; -[.G$3] * POWER(-[.E95]; [.G$4]) + [.G$1] * [.E95] - [.G$2]))" office:value-type="float" office:value="0.377866168051087" calcext:value-type="float">
            <text:p>0.377866168051087</text:p>
          </table:table-cell>
          <table:table-cell table:formula="of:=POWER([.F95]-[.$A95]; 2) * SQRT(ABS([.$A95]))" office:value-type="float" office:value="0.0000356950064645923" calcext:value-type="float">
            <text:p>3.56950064645923E-05</text:p>
          </table:table-cell>
          <table:table-cell table:formula="of:=POWER([.G95]-[.$A95]; 2) * SQRT(ABS([.$A95]))" office:value-type="float" office:value="0.000309844086693288" calcext:value-type="float">
            <text:p>0.00030984408669328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table:formula="of:=[.B96]/[.$D$5]" office:value-type="float" office:value="0.786666666666667" calcext:value-type="float">
            <text:p>0.787</text:p>
          </table:table-cell>
          <table:table-cell table:formula="of:=[.C96]/[.$D$5]" office:value-type="float" office:value="0.83" calcext:value-type="float">
            <text:p>0.830</text:p>
          </table:table-cell>
          <table:table-cell table:formula="of:=IF([.D96] = 0; 0; IF([.D96] &gt; 0; [.F$3] * POWER([.D96]; [.F$4]) + [.F$1] * [.D96] + [.F$2]; -[.F$3] * POWER(-[.D96]; [.F$4]) + [.F$1] * [.D96] - [.F$2]))" office:value-type="float" office:value="0.458615355407052" calcext:value-type="float">
            <text:p>0.458615355407052</text:p>
          </table:table-cell>
          <table:table-cell table:formula="of:=IF([.E96] = 0; 0; IF([.E96] &gt; 0; [.G$3] * POWER([.E96]; [.G$4]) + [.G$1] * [.E96] + [.G$2]; -[.G$3] * POWER(-[.E96]; [.G$4]) + [.G$1] * [.E96] - [.G$2]))" office:value-type="float" office:value="0.435866219243538" calcext:value-type="float">
            <text:p>0.435866219243538</text:p>
          </table:table-cell>
          <table:table-cell table:formula="of:=POWER([.F96]-[.$A96]; 2) * SQRT(ABS([.$A96]))" office:value-type="float" office:value="0.0000497912068439024" calcext:value-type="float">
            <text:p>4.97912068439024E-05</text:p>
          </table:table-cell>
          <table:table-cell table:formula="of:=POWER([.G96]-[.$A96]; 2) * SQRT(ABS([.$A96]))" office:value-type="float" office:value="0.0001340056030151" calcext:value-type="float">
            <text:p>0.000134005603015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table:formula="of:=[.B97]/[.$D$5]" office:value-type="float" office:value="0.816666666666667" calcext:value-type="float">
            <text:p>0.817</text:p>
          </table:table-cell>
          <table:table-cell table:formula="of:=[.C97]/[.$D$5]" office:value-type="float" office:value="0.856666666666667" calcext:value-type="float">
            <text:p>0.857</text:p>
          </table:table-cell>
          <table:table-cell table:formula="of:=IF([.D97] = 0; 0; IF([.D97] &gt; 0; [.F$3] * POWER([.D97]; [.F$4]) + [.F$1] * [.D97] + [.F$2]; -[.F$3] * POWER(-[.D97]; [.F$4]) + [.F$1] * [.D97] - [.F$2]))" office:value-type="float" office:value="0.48977378039273" calcext:value-type="float">
            <text:p>0.48977378039273</text:p>
          </table:table-cell>
          <table:table-cell table:formula="of:=IF([.E97] = 0; 0; IF([.E97] &gt; 0; [.G$3] * POWER([.E97]; [.G$4]) + [.G$1] * [.E97] + [.G$2]; -[.G$3] * POWER(-[.E97]; [.G$4]) + [.G$1] * [.E97] - [.G$2]))" office:value-type="float" office:value="0.45767084671159" calcext:value-type="float">
            <text:p>0.45767084671159</text:p>
          </table:table-cell>
          <table:table-cell table:formula="of:=POWER([.F97]-[.$A97]; 2) * SQRT(ABS([.$A97]))" office:value-type="float" office:value="0.0000739460928946425" calcext:value-type="float">
            <text:p>7.39460928946425E-05</text:p>
          </table:table-cell>
          <table:table-cell table:formula="of:=POWER([.G97]-[.$A97]; 2) * SQRT(ABS([.$A97]))" office:value-type="float" office:value="0.00126696367916815" calcext:value-type="float">
            <text:p>0.0012669636791681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formula="of:=[.B98]/[.$D$5]" office:value-type="float" office:value="0.88" calcext:value-type="float">
            <text:p>0.880</text:p>
          </table:table-cell>
          <table:table-cell table:formula="of:=[.C98]/[.$D$5]" office:value-type="float" office:value="0.893333333333333" calcext:value-type="float">
            <text:p>0.893</text:p>
          </table:table-cell>
          <table:table-cell table:formula="of:=IF([.D98] = 0; 0; IF([.D98] &gt; 0; [.F$3] * POWER([.D98]; [.F$4]) + [.F$1] * [.D98] + [.F$2]; -[.F$3] * POWER(-[.D98]; [.F$4]) + [.F$1] * [.D98] - [.F$2]))" office:value-type="float" office:value="0.561375887141984" calcext:value-type="float">
            <text:p>0.561375887141984</text:p>
          </table:table-cell>
          <table:table-cell table:formula="of:=IF([.E98] = 0; 0; IF([.E98] &gt; 0; [.G$3] * POWER([.E98]; [.G$4]) + [.G$1] * [.E98] + [.G$2]; -[.G$3] * POWER(-[.E98]; [.G$4]) + [.G$1] * [.E98] - [.G$2]))" office:value-type="float" office:value="0.489065430086641" calcext:value-type="float">
            <text:p>0.489065430086641</text:p>
          </table:table-cell>
          <table:table-cell table:formula="of:=POWER([.F98]-[.$A98]; 2) * SQRT(ABS([.$A98]))" office:value-type="float" office:value="0.0000959736240484718" calcext:value-type="float">
            <text:p>9.59736240484718E-05</text:p>
          </table:table-cell>
          <table:table-cell table:formula="of:=POWER([.G98]-[.$A98]; 2) * SQRT(ABS([.$A98]))" office:value-type="float" office:value="0.00275365067337762" calcext:value-type="float">
            <text:p>0.002753650673377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table:formula="of:=[.B99]/[.$D$5]" office:value-type="float" office:value="0.91" calcext:value-type="float">
            <text:p>0.910</text:p>
          </table:table-cell>
          <table:table-cell table:formula="of:=[.C99]/[.$D$5]" office:value-type="float" office:value="0.973333333333333" calcext:value-type="float">
            <text:p>0.973</text:p>
          </table:table-cell>
          <table:table-cell table:formula="of:=IF([.D99] = 0; 0; IF([.D99] &gt; 0; [.F$3] * POWER([.D99]; [.F$4]) + [.F$1] * [.D99] + [.F$2]; -[.F$3] * POWER(-[.D99]; [.F$4]) + [.F$1] * [.D99] - [.F$2]))" office:value-type="float" office:value="0.598146246562331" calcext:value-type="float">
            <text:p>0.598146246562331</text:p>
          </table:table-cell>
          <table:table-cell table:formula="of:=IF([.E99] = 0; 0; IF([.E99] &gt; 0; [.G$3] * POWER([.E99]; [.G$4]) + [.G$1] * [.E99] + [.G$2]; -[.G$3] * POWER(-[.E99]; [.G$4]) + [.G$1] * [.E99] - [.G$2]))" office:value-type="float" office:value="0.563397918956414" calcext:value-type="float">
            <text:p>0.563397918956414</text:p>
          </table:table-cell>
          <table:table-cell table:formula="of:=POWER([.F99]-[.$A99]; 2) * SQRT(ABS([.$A99]))" office:value-type="float" office:value="0.00000266182539439479" calcext:value-type="float">
            <text:p>2.66182539439479E-06</text:p>
          </table:table-cell>
          <table:table-cell table:formula="of:=POWER([.G99]-[.$A99]; 2) * SQRT(ABS([.$A99]))" office:value-type="float" office:value="0.00103773671376598" calcext:value-type="float">
            <text:p>0.00103773671376598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2" calcext:value-type="float">
            <text:p>282</text:p>
          </table:table-cell>
          <table:table-cell office:value-type="float" office:value="298" calcext:value-type="float">
            <text:p>298</text:p>
          </table:table-cell>
          <table:table-cell table:formula="of:=[.B100]/[.$D$5]" office:value-type="float" office:value="0.94" calcext:value-type="float">
            <text:p>0.940</text:p>
          </table:table-cell>
          <table:table-cell table:formula="of:=[.C100]/[.$D$5]" office:value-type="float" office:value="0.993333333333333" calcext:value-type="float">
            <text:p>0.993</text:p>
          </table:table-cell>
          <table:table-cell table:formula="of:=IF([.D100] = 0; 0; IF([.D100] &gt; 0; [.F$3] * POWER([.D100]; [.F$4]) + [.F$1] * [.D100] + [.F$2]; -[.F$3] * POWER(-[.D100]; [.F$4]) + [.F$1] * [.D100] - [.F$2]))" office:value-type="float" office:value="0.636811443559126" calcext:value-type="float">
            <text:p>0.636811443559126</text:p>
          </table:table-cell>
          <table:table-cell table:formula="of:=IF([.E100] = 0; 0; IF([.E100] &gt; 0; [.G$3] * POWER([.E100]; [.G$4]) + [.G$1] * [.E100] + [.G$2]; -[.G$3] * POWER(-[.E100]; [.G$4]) + [.G$1] * [.E100] - [.G$2]))" office:value-type="float" office:value="0.583262467565532" calcext:value-type="float">
            <text:p>0.583262467565532</text:p>
          </table:table-cell>
          <table:table-cell table:formula="of:=POWER([.F100]-[.$A100]; 2) * SQRT(ABS([.$A100]))" office:value-type="float" office:value="0.00014023331574836" calcext:value-type="float">
            <text:p>0.00014023331574836</text:p>
          </table:table-cell>
          <table:table-cell table:formula="of:=POWER([.G100]-[.$A100]; 2) * SQRT(ABS([.$A100]))" office:value-type="float" office:value="0.00359084755588226" calcext:value-type="float">
            <text:p>0.003590847555882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98" calcext:value-type="float">
            <text:p>298</text:p>
          </table:table-cell>
          <table:table-cell office:value-type="float" office:value="322" calcext:value-type="float">
            <text:p>322</text:p>
          </table:table-cell>
          <table:table-cell table:formula="of:=[.B101]/[.$D$5]" office:value-type="float" office:value="0.993333333333333" calcext:value-type="float">
            <text:p>0.993</text:p>
          </table:table-cell>
          <table:table-cell table:formula="of:=[.C101]/[.$D$5]" office:value-type="float" office:value="1.07333333333333" calcext:value-type="float">
            <text:p>1.073</text:p>
          </table:table-cell>
          <table:table-cell table:formula="of:=IF([.D101] = 0; 0; IF([.D101] &gt; 0; [.F$3] * POWER([.D101]; [.F$4]) + [.F$1] * [.D101] + [.F$2]; -[.F$3] * POWER(-[.D101]; [.F$4]) + [.F$1] * [.D101] - [.F$2]))" office:value-type="float" office:value="0.710363235547726" calcext:value-type="float">
            <text:p>0.710363235547726</text:p>
          </table:table-cell>
          <table:table-cell table:formula="of:=IF([.E101] = 0; 0; IF([.E101] &gt; 0; [.G$3] * POWER([.E101]; [.G$4]) + [.G$1] * [.E101] + [.G$2]; -[.G$3] * POWER(-[.E101]; [.G$4]) + [.G$1] * [.E101] - [.G$2]))" office:value-type="float" office:value="0.668005247304191" calcext:value-type="float">
            <text:p>0.668005247304191</text:p>
          </table:table-cell>
          <table:table-cell table:formula="of:=POWER([.F101]-[.$A101]; 2) * SQRT(ABS([.$A101]))" office:value-type="float" office:value="0.0000898544848900956" calcext:value-type="float">
            <text:p>8.98544848900956E-05</text:p>
          </table:table-cell>
          <table:table-cell table:formula="of:=POWER([.G101]-[.$A101]; 2) * SQRT(ABS([.$A101]))" office:value-type="float" office:value="0.000856458916789183" calcext:value-type="float">
            <text:p>0.00085645891678918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6" calcext:value-type="float">
            <text:p>306</text:p>
          </table:table-cell>
          <table:table-cell office:value-type="float" office:value="338" calcext:value-type="float">
            <text:p>338</text:p>
          </table:table-cell>
          <table:table-cell table:formula="of:=[.B102]/[.$D$5]" office:value-type="float" office:value="1.02" calcext:value-type="float">
            <text:p>1.020</text:p>
          </table:table-cell>
          <table:table-cell table:formula="of:=[.C102]/[.$D$5]" office:value-type="float" office:value="1.12666666666667" calcext:value-type="float">
            <text:p>1.127</text:p>
          </table:table-cell>
          <table:table-cell table:formula="of:=IF([.D102] = 0; 0; IF([.D102] &gt; 0; [.F$3] * POWER([.D102]; [.F$4]) + [.F$1] * [.D102] + [.F$2]; -[.F$3] * POWER(-[.D102]; [.F$4]) + [.F$1] * [.D102] - [.F$2]))" office:value-type="float" office:value="0.749511916027509" calcext:value-type="float">
            <text:p>0.749511916027509</text:p>
          </table:table-cell>
          <table:table-cell table:formula="of:=IF([.E102] = 0; 0; IF([.E102] &gt; 0; [.G$3] * POWER([.E102]; [.G$4]) + [.G$1] * [.E102] + [.G$2]; -[.G$3] * POWER(-[.E102]; [.G$4]) + [.G$1] * [.E102] - [.G$2]))" office:value-type="float" office:value="0.729314723368175" calcext:value-type="float">
            <text:p>0.729314723368175</text:p>
          </table:table-cell>
          <table:table-cell table:formula="of:=POWER([.F102]-[.$A102]; 2) * SQRT(ABS([.$A102]))" office:value-type="float" office:value="0.0000002063097368404" calcext:value-type="float">
            <text:p>2.063097368404E-07</text:p>
          </table:table-cell>
          <table:table-cell table:formula="of:=POWER([.G102]-[.$A102]; 2) * SQRT(ABS([.$A102]))" office:value-type="float" office:value="0.00037055552943251" calcext:value-type="float">
            <text:p>0.0003705555294325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5" calcext:value-type="float">
            <text:p>325</text:p>
          </table:table-cell>
          <table:table-cell office:value-type="float" office:value="359" calcext:value-type="float">
            <text:p>359</text:p>
          </table:table-cell>
          <table:table-cell table:formula="of:=[.B103]/[.$D$5]" office:value-type="float" office:value="1.08333333333333" calcext:value-type="float">
            <text:p>1.083</text:p>
          </table:table-cell>
          <table:table-cell table:formula="of:=[.C103]/[.$D$5]" office:value-type="float" office:value="1.19666666666667" calcext:value-type="float">
            <text:p>1.197</text:p>
          </table:table-cell>
          <table:table-cell table:formula="of:=IF([.D103] = 0; 0; IF([.D103] &gt; 0; [.F$3] * POWER([.D103]; [.F$4]) + [.F$1] * [.D103] + [.F$2]; -[.F$3] * POWER(-[.D103]; [.F$4]) + [.F$1] * [.D103] - [.F$2]))" office:value-type="float" office:value="0.849043628166391" calcext:value-type="float">
            <text:p>0.849043628166391</text:p>
          </table:table-cell>
          <table:table-cell table:formula="of:=IF([.E103] = 0; 0; IF([.E103] &gt; 0; [.G$3] * POWER([.E103]; [.G$4]) + [.G$1] * [.E103] + [.G$2]; -[.G$3] * POWER(-[.E103]; [.G$4]) + [.G$1] * [.E103] - [.G$2]))" office:value-type="float" office:value="0.815811597317377" calcext:value-type="float">
            <text:p>0.815811597317377</text:p>
          </table:table-cell>
          <table:table-cell table:formula="of:=POWER([.F103]-[.$A103]; 2) * SQRT(ABS([.$A103]))" office:value-type="float" office:value="0.00215134556545332" calcext:value-type="float">
            <text:p>0.00215134556545332</text:p>
          </table:table-cell>
          <table:table-cell table:formula="of:=POWER([.G103]-[.$A103]; 2) * SQRT(ABS([.$A103]))" office:value-type="float" office:value="0.000223612709669436" calcext:value-type="float">
            <text:p>0.00022361270966943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21" calcext:value-type="float">
            <text:p>321</text:p>
          </table:table-cell>
          <table:table-cell office:value-type="float" office:value="373" calcext:value-type="float">
            <text:p>373</text:p>
          </table:table-cell>
          <table:table-cell table:formula="of:=[.B104]/[.$D$5]" office:value-type="float" office:value="1.07" calcext:value-type="float">
            <text:p>1.070</text:p>
          </table:table-cell>
          <table:table-cell table:formula="of:=[.C104]/[.$D$5]" office:value-type="float" office:value="1.24333333333333" calcext:value-type="float">
            <text:p>1.243</text:p>
          </table:table-cell>
          <table:table-cell table:formula="of:=IF([.D104] = 0; 0; IF([.D104] &gt; 0; [.F$3] * POWER([.D104]; [.F$4]) + [.F$1] * [.D104] + [.F$2]; -[.F$3] * POWER(-[.D104]; [.F$4]) + [.F$1] * [.D104] - [.F$2]))" office:value-type="float" office:value="0.827309832353428" calcext:value-type="float">
            <text:p>0.827309832353428</text:p>
          </table:table-cell>
          <table:table-cell table:formula="of:=IF([.E104] = 0; 0; IF([.E104] &gt; 0; [.G$3] * POWER([.E104]; [.G$4]) + [.G$1] * [.E104] + [.G$2]; -[.G$3] * POWER(-[.E104]; [.G$4]) + [.G$1] * [.E104] - [.G$2]))" office:value-type="float" office:value="0.877371753415548" calcext:value-type="float">
            <text:p>0.877371753415548</text:p>
          </table:table-cell>
          <table:table-cell table:formula="of:=POWER([.F104]-[.$A104]; 2) * SQRT(ABS([.$A104]))" office:value-type="float" office:value="0.000474662445289182" calcext:value-type="float">
            <text:p>0.000474662445289182</text:p>
          </table:table-cell>
          <table:table-cell table:formula="of:=POWER([.G104]-[.$A104]; 2) * SQRT(ABS([.$A104]))" office:value-type="float" office:value="0.000690740150161735" calcext:value-type="float">
            <text:p>0.0006907401501617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3" calcext:value-type="float">
            <text:p>333</text:p>
          </table:table-cell>
          <table:table-cell office:value-type="float" office:value="388" calcext:value-type="float">
            <text:p>388</text:p>
          </table:table-cell>
          <table:table-cell table:formula="of:=[.B105]/[.$D$5]" office:value-type="float" office:value="1.11" calcext:value-type="float">
            <text:p>1.110</text:p>
          </table:table-cell>
          <table:table-cell table:formula="of:=[.C105]/[.$D$5]" office:value-type="float" office:value="1.29333333333333" calcext:value-type="float">
            <text:p>1.293</text:p>
          </table:table-cell>
          <table:table-cell table:formula="of:=IF([.D105] = 0; 0; IF([.D105] &gt; 0; [.F$3] * POWER([.D105]; [.F$4]) + [.F$1] * [.D105] + [.F$2]; -[.F$3] * POWER(-[.D105]; [.F$4]) + [.F$1] * [.D105] - [.F$2]))" office:value-type="float" office:value="0.893783500551547" calcext:value-type="float">
            <text:p>0.893783500551547</text:p>
          </table:table-cell>
          <table:table-cell table:formula="of:=IF([.E105] = 0; 0; IF([.E105] &gt; 0; [.G$3] * POWER([.E105]; [.G$4]) + [.G$1] * [.E105] + [.G$2]; -[.G$3] * POWER(-[.E105]; [.G$4]) + [.G$1] * [.E105] - [.G$2]))" office:value-type="float" office:value="0.946867326980946" calcext:value-type="float">
            <text:p>0.946867326980946</text:p>
          </table:table-cell>
          <table:table-cell table:formula="of:=POWER([.F105]-[.$A105]; 2) * SQRT(ABS([.$A105]))" office:value-type="float" office:value="0.000036661738353386" calcext:value-type="float">
            <text:p>3.6661738353386E-05</text:p>
          </table:table-cell>
          <table:table-cell table:formula="of:=POWER([.G105]-[.$A105]; 2) * SQRT(ABS([.$A105]))" office:value-type="float" office:value="0.0020838268245761" calcext:value-type="float">
            <text:p>0.002083826824576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30" calcext:value-type="float">
            <text:p>330</text:p>
          </table:table-cell>
          <table:table-cell office:value-type="float" office:value="399" calcext:value-type="float">
            <text:p>399</text:p>
          </table:table-cell>
          <table:table-cell table:formula="of:=[.B106]/[.$D$5]" office:value-type="float" office:value="1.1" calcext:value-type="float">
            <text:p>1.100</text:p>
          </table:table-cell>
          <table:table-cell table:formula="of:=[.C106]/[.$D$5]" office:value-type="float" office:value="1.33" calcext:value-type="float">
            <text:p>1.330</text:p>
          </table:table-cell>
          <table:table-cell table:formula="of:=IF([.D106] = 0; 0; IF([.D106] &gt; 0; [.F$3] * POWER([.D106]; [.F$4]) + [.F$1] * [.D106] + [.F$2]; -[.F$3] * POWER(-[.D106]; [.F$4]) + [.F$1] * [.D106] - [.F$2]))" office:value-type="float" office:value="0.876805976330894" calcext:value-type="float">
            <text:p>0.876805976330894</text:p>
          </table:table-cell>
          <table:table-cell table:formula="of:=IF([.E106] = 0; 0; IF([.E106] &gt; 0; [.G$3] * POWER([.E106]; [.G$4]) + [.G$1] * [.E106] + [.G$2]; -[.G$3] * POWER(-[.E106]; [.G$4]) + [.G$1] * [.E106] - [.G$2]))" office:value-type="float" office:value="1.00019824907996" calcext:value-type="float">
            <text:p>1.00019824907996</text:p>
          </table:table-cell>
          <table:table-cell table:formula="of:=POWER([.F106]-[.$A106]; 2) * SQRT(ABS([.$A106]))" office:value-type="float" office:value="0.00522171358682722" calcext:value-type="float">
            <text:p>0.00522171358682722</text:p>
          </table:table-cell>
          <table:table-cell table:formula="of:=POWER([.G106]-[.$A106]; 2) * SQRT(ABS([.$A106]))" office:value-type="float" office:value="0.00245605982384769" calcext:value-type="float">
            <text:p>0.002456059823847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407" calcext:value-type="float">
            <text:p>407</text:p>
          </table:table-cell>
          <table:table-cell table:formula="of:=[.B107]/[.$D$5]" office:value-type="float" office:value="1.07333333333333" calcext:value-type="float">
            <text:p>1.073</text:p>
          </table:table-cell>
          <table:table-cell table:formula="of:=[.C107]/[.$D$5]" office:value-type="float" office:value="1.35666666666667" calcext:value-type="float">
            <text:p>1.357</text:p>
          </table:table-cell>
          <table:table-cell table:formula="of:=IF([.D107] = 0; 0; IF([.D107] &gt; 0; [.F$3] * POWER([.D107]; [.F$4]) + [.F$1] * [.D107] + [.F$2]; -[.F$3] * POWER(-[.D107]; [.F$4]) + [.F$1] * [.D107] - [.F$2]))" office:value-type="float" office:value="0.832703835558976" calcext:value-type="float">
            <text:p>0.832703835558976</text:p>
          </table:table-cell>
          <table:table-cell table:formula="of:=IF([.E107] = 0; 0; IF([.E107] &gt; 0; [.G$3] * POWER([.E107]; [.G$4]) + [.G$1] * [.E107] + [.G$2]; -[.G$3] * POWER(-[.E107]; [.G$4]) + [.G$1] * [.E107] - [.G$2]))" office:value-type="float" office:value="1.04026094855631" calcext:value-type="float">
            <text:p>1.04026094855631</text:p>
          </table:table-cell>
          <table:table-cell table:formula="of:=POWER([.F107]-[.$A107]; 2) * SQRT(ABS([.$A107]))" office:value-type="float" office:value="0.0279880066366783" calcext:value-type="float">
            <text:p>0.0279880066366783</text:p>
          </table:table-cell>
          <table:table-cell table:formula="of:=POWER([.G107]-[.$A107]; 2) * SQRT(ABS([.$A107]))" office:value-type="float" office:value="0.00162094397865369" calcext:value-type="float">
            <text:p>0.0016209439786536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337" calcext:value-type="float">
            <text:p>337</text:p>
          </table:table-cell>
          <table:table-cell office:value-type="float" office:value="404" calcext:value-type="float">
            <text:p>404</text:p>
          </table:table-cell>
          <table:table-cell table:formula="of:=[.B108]/[.$D$5]" office:value-type="float" office:value="1.12333333333333" calcext:value-type="float">
            <text:p>1.123</text:p>
          </table:table-cell>
          <table:table-cell table:formula="of:=[.C108]/[.$D$5]" office:value-type="float" office:value="1.34666666666667" calcext:value-type="float">
            <text:p>1.347</text:p>
          </table:table-cell>
          <table:table-cell table:formula="of:=IF([.D108] = 0; 0; IF([.D108] &gt; 0; [.F$3] * POWER([.D108]; [.F$4]) + [.F$1] * [.D108] + [.F$2]; -[.F$3] * POWER(-[.D108]; [.F$4]) + [.F$1] * [.D108] - [.F$2]))" office:value-type="float" office:value="0.916796837128041" calcext:value-type="float">
            <text:p>0.916796837128041</text:p>
          </table:table-cell>
          <table:table-cell table:formula="of:=IF([.E108] = 0; 0; IF([.E108] &gt; 0; [.G$3] * POWER([.E108]; [.G$4]) + [.G$1] * [.E108] + [.G$2]; -[.G$3] * POWER(-[.E108]; [.G$4]) + [.G$1] * [.E108] - [.G$2]))" office:value-type="float" office:value="1.02511061600775" calcext:value-type="float">
            <text:p>1.02511061600775</text:p>
          </table:table-cell>
          <table:table-cell table:formula="of:=POWER([.F108]-[.$A108]; 2) * SQRT(ABS([.$A108]))" office:value-type="float" office:value="0.00107453536661985" calcext:value-type="float">
            <text:p>0.00107453536661985</text:p>
          </table:table-cell>
          <table:table-cell table:formula="of:=POWER([.G108]-[.$A108]; 2) * SQRT(ABS([.$A108]))" office:value-type="float" office:value="0.00549875601721856" calcext:value-type="float">
            <text:p>0.0054987560172185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33" calcext:value-type="float">
            <text:p>333</text:p>
          </table:table-cell>
          <table:table-cell office:value-type="float" office:value="401" calcext:value-type="float">
            <text:p>401</text:p>
          </table:table-cell>
          <table:table-cell table:formula="of:=[.B109]/[.$D$5]" office:value-type="float" office:value="1.11" calcext:value-type="float">
            <text:p>1.110</text:p>
          </table:table-cell>
          <table:table-cell table:formula="of:=[.C109]/[.$D$5]" office:value-type="float" office:value="1.33666666666667" calcext:value-type="float">
            <text:p>1.337</text:p>
          </table:table-cell>
          <table:table-cell table:formula="of:=IF([.D109] = 0; 0; IF([.D109] &gt; 0; [.F$3] * POWER([.D109]; [.F$4]) + [.F$1] * [.D109] + [.F$2]; -[.F$3] * POWER(-[.D109]; [.F$4]) + [.F$1] * [.D109] - [.F$2]))" office:value-type="float" office:value="0.893783500551547" calcext:value-type="float">
            <text:p>0.893783500551547</text:p>
          </table:table-cell>
          <table:table-cell table:formula="of:=IF([.E109] = 0; 0; IF([.E109] &gt; 0; [.G$3] * POWER([.E109]; [.G$4]) + [.G$1] * [.E109] + [.G$2]; -[.G$3] * POWER(-[.E109]; [.G$4]) + [.G$1] * [.E109] - [.G$2]))" office:value-type="float" office:value="1.0101125936171" calcext:value-type="float">
            <text:p>1.0101125936171</text:p>
          </table:table-cell>
          <table:table-cell table:formula="of:=POWER([.F109]-[.$A109]; 2) * SQRT(ABS([.$A109]))" office:value-type="float" office:value="0.000036661738353386" calcext:value-type="float">
            <text:p>3.6661738353386E-05</text:p>
          </table:table-cell>
          <table:table-cell table:formula="of:=POWER([.G109]-[.$A109]; 2) * SQRT(ABS([.$A109]))" office:value-type="float" office:value="0.0115025793836576" calcext:value-type="float">
            <text:p>0.011502579383657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17" calcext:value-type="float">
            <text:p>317</text:p>
          </table:table-cell>
          <table:table-cell office:value-type="float" office:value="380" calcext:value-type="float">
            <text:p>380</text:p>
          </table:table-cell>
          <table:table-cell table:formula="of:=[.B110]/[.$D$5]" office:value-type="float" office:value="1.05666666666667" calcext:value-type="float">
            <text:p>1.057</text:p>
          </table:table-cell>
          <table:table-cell table:formula="of:=[.C110]/[.$D$5]" office:value-type="float" office:value="1.26666666666667" calcext:value-type="float">
            <text:p>1.267</text:p>
          </table:table-cell>
          <table:table-cell table:formula="of:=IF([.D110] = 0; 0; IF([.D110] &gt; 0; [.F$3] * POWER([.D110]; [.F$4]) + [.F$1] * [.D110] + [.F$2]; -[.F$3] * POWER(-[.D110]; [.F$4]) + [.F$1] * [.D110] - [.F$2]))" office:value-type="float" office:value="0.80599526784355" calcext:value-type="float">
            <text:p>0.80599526784355</text:p>
          </table:table-cell>
          <table:table-cell table:formula="of:=IF([.E110] = 0; 0; IF([.E110] &gt; 0; [.G$3] * POWER([.E110]; [.G$4]) + [.G$1] * [.E110] + [.G$2]; -[.G$3] * POWER(-[.E110]; [.G$4]) + [.G$1] * [.E110] - [.G$2]))" office:value-type="float" office:value="0.909343259285495" calcext:value-type="float">
            <text:p>0.909343259285495</text:p>
          </table:table-cell>
          <table:table-cell table:formula="of:=POWER([.F110]-[.$A110]; 2) * SQRT(ABS([.$A110]))" office:value-type="float" office:value="0.00178528775685304" calcext:value-type="float">
            <text:p>0.00178528775685304</text:p>
          </table:table-cell>
          <table:table-cell table:formula="of:=POWER([.G110]-[.$A110]; 2) * SQRT(ABS([.$A110]))" office:value-type="float" office:value="0.00324677544871957" calcext:value-type="float">
            <text:p>0.0032467754487195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373" calcext:value-type="float">
            <text:p>373</text:p>
          </table:table-cell>
          <table:table-cell table:formula="of:=[.B111]/[.$D$5]" office:value-type="float" office:value="1.00666666666667" calcext:value-type="float">
            <text:p>1.007</text:p>
          </table:table-cell>
          <table:table-cell table:formula="of:=[.C111]/[.$D$5]" office:value-type="float" office:value="1.24333333333333" calcext:value-type="float">
            <text:p>1.243</text:p>
          </table:table-cell>
          <table:table-cell table:formula="of:=IF([.D111] = 0; 0; IF([.D111] &gt; 0; [.F$3] * POWER([.D111]; [.F$4]) + [.F$1] * [.D111] + [.F$2]; -[.F$3] * POWER(-[.D111]; [.F$4]) + [.F$1] * [.D111] - [.F$2]))" office:value-type="float" office:value="0.729736724374527" calcext:value-type="float">
            <text:p>0.729736724374527</text:p>
          </table:table-cell>
          <table:table-cell table:formula="of:=IF([.E111] = 0; 0; IF([.E111] &gt; 0; [.G$3] * POWER([.E111]; [.G$4]) + [.G$1] * [.E111] + [.G$2]; -[.G$3] * POWER(-[.E111]; [.G$4]) + [.G$1] * [.E111] - [.G$2]))" office:value-type="float" office:value="0.877371753415548" calcext:value-type="float">
            <text:p>0.877371753415548</text:p>
          </table:table-cell>
          <table:table-cell table:formula="of:=POWER([.F111]-[.$A111]; 2) * SQRT(ABS([.$A111]))" office:value-type="float" office:value="0.00441572255521614" calcext:value-type="float">
            <text:p>0.00441572255521614</text:p>
          </table:table-cell>
          <table:table-cell table:formula="of:=POWER([.G111]-[.$A111]; 2) * SQRT(ABS([.$A111]))" office:value-type="float" office:value="0.00535438840574954" calcext:value-type="float">
            <text:p>0.0053543884057495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92" calcext:value-type="float">
            <text:p>292</text:p>
          </table:table-cell>
          <table:table-cell office:value-type="float" office:value="351" calcext:value-type="float">
            <text:p>351</text:p>
          </table:table-cell>
          <table:table-cell table:formula="of:=[.B112]/[.$D$5]" office:value-type="float" office:value="0.973333333333333" calcext:value-type="float">
            <text:p>0.973</text:p>
          </table:table-cell>
          <table:table-cell table:formula="of:=[.C112]/[.$D$5]" office:value-type="float" office:value="1.17" calcext:value-type="float">
            <text:p>1.170</text:p>
          </table:table-cell>
          <table:table-cell table:formula="of:=IF([.D112] = 0; 0; IF([.D112] &gt; 0; [.F$3] * POWER([.D112]; [.F$4]) + [.F$1] * [.D112] + [.F$2]; -[.F$3] * POWER(-[.D112]; [.F$4]) + [.F$1] * [.D112] - [.F$2]))" office:value-type="float" office:value="0.682048027525381" calcext:value-type="float">
            <text:p>0.682048027525381</text:p>
          </table:table-cell>
          <table:table-cell table:formula="of:=IF([.E112] = 0; 0; IF([.E112] &gt; 0; [.G$3] * POWER([.E112]; [.G$4]) + [.G$1] * [.E112] + [.G$2]; -[.G$3] * POWER(-[.E112]; [.G$4]) + [.G$1] * [.E112] - [.G$2]))" office:value-type="float" office:value="0.782042109803179" calcext:value-type="float">
            <text:p>0.782042109803179</text:p>
          </table:table-cell>
          <table:table-cell table:formula="of:=POWER([.F112]-[.$A112]; 2) * SQRT(ABS([.$A112]))" office:value-type="float" office:value="0.00399884680895052" calcext:value-type="float">
            <text:p>0.00399884680895052</text:p>
          </table:table-cell>
          <table:table-cell table:formula="of:=POWER([.G112]-[.$A112]; 2) * SQRT(ABS([.$A112]))" office:value-type="float" office:value="0.00088914551133754" calcext:value-type="float">
            <text:p>0.000889145511337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table:formula="of:=[.B113]/[.$D$5]" office:value-type="float" office:value="1.01666666666667" calcext:value-type="float">
            <text:p>1.017</text:p>
          </table:table-cell>
          <table:table-cell table:formula="of:=[.C113]/[.$D$5]" office:value-type="float" office:value="1.15333333333333" calcext:value-type="float">
            <text:p>1.153</text:p>
          </table:table-cell>
          <table:table-cell table:formula="of:=IF([.D113] = 0; 0; IF([.D113] &gt; 0; [.F$3] * POWER([.D113]; [.F$4]) + [.F$1] * [.D113] + [.F$2]; -[.F$3] * POWER(-[.D113]; [.F$4]) + [.F$1] * [.D113] - [.F$2]))" office:value-type="float" office:value="0.744530254946382" calcext:value-type="float">
            <text:p>0.744530254946382</text:p>
          </table:table-cell>
          <table:table-cell table:formula="of:=IF([.E113] = 0; 0; IF([.E113] &gt; 0; [.G$3] * POWER([.E113]; [.G$4]) + [.G$1] * [.E113] + [.G$2]; -[.G$3] * POWER(-[.E113]; [.G$4]) + [.G$1] * [.E113] - [.G$2]))" office:value-type="float" office:value="0.76144957049149" calcext:value-type="float">
            <text:p>0.76144957049149</text:p>
          </table:table-cell>
          <table:table-cell table:formula="of:=POWER([.F113]-[.$A113]; 2) * SQRT(ABS([.$A113]))" office:value-type="float" office:value="0.00165904964966833" calcext:value-type="float">
            <text:p>0.00165904964966833</text:p>
          </table:table-cell>
          <table:table-cell table:formula="of:=POWER([.G113]-[.$A113]; 2) * SQRT(ABS([.$A113]))" office:value-type="float" office:value="0.00315926985356506" calcext:value-type="float">
            <text:p>0.0031592698535650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86" calcext:value-type="float">
            <text:p>286</text:p>
          </table:table-cell>
          <table:table-cell office:value-type="float" office:value="328" calcext:value-type="float">
            <text:p>328</text:p>
          </table:table-cell>
          <table:table-cell table:formula="of:=[.B114]/[.$D$5]" office:value-type="float" office:value="0.953333333333333" calcext:value-type="float">
            <text:p>0.953</text:p>
          </table:table-cell>
          <table:table-cell table:formula="of:=[.C114]/[.$D$5]" office:value-type="float" office:value="1.09333333333333" calcext:value-type="float">
            <text:p>1.093</text:p>
          </table:table-cell>
          <table:table-cell table:formula="of:=IF([.D114] = 0; 0; IF([.D114] &gt; 0; [.F$3] * POWER([.D114]; [.F$4]) + [.F$1] * [.D114] + [.F$2]; -[.F$3] * POWER(-[.D114]; [.F$4]) + [.F$1] * [.D114] - [.F$2]))" office:value-type="float" office:value="0.654615591738615" calcext:value-type="float">
            <text:p>0.654615591738615</text:p>
          </table:table-cell>
          <table:table-cell table:formula="of:=IF([.E114] = 0; 0; IF([.E114] &gt; 0; [.G$3] * POWER([.E114]; [.G$4]) + [.G$1] * [.E114] + [.G$2]; -[.G$3] * POWER(-[.E114]; [.G$4]) + [.G$1] * [.E114] - [.G$2]))" office:value-type="float" office:value="0.690537916426337" calcext:value-type="float">
            <text:p>0.690537916426337</text:p>
          </table:table-cell>
          <table:table-cell table:formula="of:=POWER([.F114]-[.$A114]; 2) * SQRT(ABS([.$A114]))" office:value-type="float" office:value="0.0000171755816369689" calcext:value-type="float">
            <text:p>1.71755816369689E-05</text:p>
          </table:table-cell>
          <table:table-cell table:formula="of:=POWER([.G114]-[.$A114]; 2) * SQRT(ABS([.$A114]))" office:value-type="float" office:value="0.00132488909145589" calcext:value-type="float">
            <text:p>0.0013248890914558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5" calcext:value-type="float">
            <text:p>275</text:p>
          </table:table-cell>
          <table:table-cell office:value-type="float" office:value="307" calcext:value-type="float">
            <text:p>307</text:p>
          </table:table-cell>
          <table:table-cell table:formula="of:=[.B115]/[.$D$5]" office:value-type="float" office:value="0.916666666666667" calcext:value-type="float">
            <text:p>0.917</text:p>
          </table:table-cell>
          <table:table-cell table:formula="of:=[.C115]/[.$D$5]" office:value-type="float" office:value="1.02333333333333" calcext:value-type="float">
            <text:p>1.023</text:p>
          </table:table-cell>
          <table:table-cell table:formula="of:=IF([.D115] = 0; 0; IF([.D115] &gt; 0; [.F$3] * POWER([.D115]; [.F$4]) + [.F$1] * [.D115] + [.F$2]; -[.F$3] * POWER(-[.D115]; [.F$4]) + [.F$1] * [.D115] - [.F$2]))" office:value-type="float" office:value="0.606573222405573" calcext:value-type="float">
            <text:p>0.606573222405573</text:p>
          </table:table-cell>
          <table:table-cell table:formula="of:=IF([.E115] = 0; 0; IF([.E115] &gt; 0; [.G$3] * POWER([.E115]; [.G$4]) + [.G$1] * [.E115] + [.G$2]; -[.G$3] * POWER(-[.E115]; [.G$4]) + [.G$1] * [.E115] - [.G$2]))" office:value-type="float" office:value="0.614042010443075" calcext:value-type="float">
            <text:p>0.614042010443075</text:p>
          </table:table-cell>
          <table:table-cell table:formula="of:=POWER([.F115]-[.$A115]; 2) * SQRT(ABS([.$A115]))" office:value-type="float" office:value="0.0000334681941006287" calcext:value-type="float">
            <text:p>3.34681941006287E-05</text:p>
          </table:table-cell>
          <table:table-cell table:formula="of:=POWER([.G115]-[.$A115]; 2) * SQRT(ABS([.$A115]))" office:value-type="float" office:value="0.000152733466419239" calcext:value-type="float">
            <text:p>0.00015273346641923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table:formula="of:=[.B116]/[.$D$5]" office:value-type="float" office:value="0.85" calcext:value-type="float">
            <text:p>0.850</text:p>
          </table:table-cell>
          <table:table-cell table:formula="of:=[.C116]/[.$D$5]" office:value-type="float" office:value="0.976666666666667" calcext:value-type="float">
            <text:p>0.977</text:p>
          </table:table-cell>
          <table:table-cell table:formula="of:=IF([.D116] = 0; 0; IF([.D116] &gt; 0; [.F$3] * POWER([.D116]; [.F$4]) + [.F$1] * [.D116] + [.F$2]; -[.F$3] * POWER(-[.D116]; [.F$4]) + [.F$1] * [.D116] - [.F$2]))" office:value-type="float" office:value="0.526456416453965" calcext:value-type="float">
            <text:p>0.526456416453965</text:p>
          </table:table-cell>
          <table:table-cell table:formula="of:=IF([.E116] = 0; 0; IF([.E116] &gt; 0; [.G$3] * POWER([.E116]; [.G$4]) + [.G$1] * [.E116] + [.G$2]; -[.G$3] * POWER(-[.E116]; [.G$4]) + [.G$1] * [.E116] - [.G$2]))" office:value-type="float" office:value="0.56667256478448" calcext:value-type="float">
            <text:p>0.56667256478448</text:p>
          </table:table-cell>
          <table:table-cell table:formula="of:=POWER([.F116]-[.$A116]; 2) * SQRT(ABS([.$A116]))" office:value-type="float" office:value="0.000411080124048039" calcext:value-type="float">
            <text:p>0.000411080124048039</text:p>
          </table:table-cell>
          <table:table-cell table:formula="of:=POWER([.G116]-[.$A116]; 2) * SQRT(ABS([.$A116]))" office:value-type="float" office:value="0.000206151344704422" calcext:value-type="float">
            <text:p>0.00020615134470442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table:formula="of:=[.B117]/[.$D$5]" office:value-type="float" office:value="0.856666666666667" calcext:value-type="float">
            <text:p>0.857</text:p>
          </table:table-cell>
          <table:table-cell table:formula="of:=[.C117]/[.$D$5]" office:value-type="float" office:value="0.876666666666667" calcext:value-type="float">
            <text:p>0.877</text:p>
          </table:table-cell>
          <table:table-cell table:formula="of:=IF([.D117] = 0; 0; IF([.D117] &gt; 0; [.F$3] * POWER([.D117]; [.F$4]) + [.F$1] * [.D117] + [.F$2]; -[.F$3] * POWER(-[.D117]; [.F$4]) + [.F$1] * [.D117] - [.F$2]))" office:value-type="float" office:value="0.534058612075832" calcext:value-type="float">
            <text:p>0.534058612075832</text:p>
          </table:table-cell>
          <table:table-cell table:formula="of:=IF([.E117] = 0; 0; IF([.E117] &gt; 0; [.G$3] * POWER([.E117]; [.G$4]) + [.G$1] * [.E117] + [.G$2]; -[.G$3] * POWER(-[.E117]; [.G$4]) + [.G$1] * [.E117] - [.G$2]))" office:value-type="float" office:value="0.474590479954434" calcext:value-type="float">
            <text:p>0.474590479954434</text:p>
          </table:table-cell>
          <table:table-cell table:formula="of:=POWER([.F117]-[.$A117]; 2) * SQRT(ABS([.$A117]))" office:value-type="float" office:value="0.000820236127975993" calcext:value-type="float">
            <text:p>0.000820236127975993</text:p>
          </table:table-cell>
          <table:table-cell table:formula="of:=POWER([.G117]-[.$A117]; 2) * SQRT(ABS([.$A117]))" office:value-type="float" office:value="0.000456539044826175" calcext:value-type="float">
            <text:p>0.0004565390448261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33" calcext:value-type="float">
            <text:p>233</text:p>
          </table:table-cell>
          <table:table-cell office:value-type="float" office:value="255" calcext:value-type="float">
            <text:p>255</text:p>
          </table:table-cell>
          <table:table-cell table:formula="of:=[.B118]/[.$D$5]" office:value-type="float" office:value="0.776666666666667" calcext:value-type="float">
            <text:p>0.777</text:p>
          </table:table-cell>
          <table:table-cell table:formula="of:=[.C118]/[.$D$5]" office:value-type="float" office:value="0.85" calcext:value-type="float">
            <text:p>0.850</text:p>
          </table:table-cell>
          <table:table-cell table:formula="of:=IF([.D118] = 0; 0; IF([.D118] &gt; 0; [.F$3] * POWER([.D118]; [.F$4]) + [.F$1] * [.D118] + [.F$2]; -[.F$3] * POWER(-[.D118]; [.F$4]) + [.F$1] * [.D118] - [.F$2]))" office:value-type="float" office:value="0.448611732320797" calcext:value-type="float">
            <text:p>0.448611732320797</text:p>
          </table:table-cell>
          <table:table-cell table:formula="of:=IF([.E118] = 0; 0; IF([.E118] &gt; 0; [.G$3] * POWER([.E118]; [.G$4]) + [.G$1] * [.E118] + [.G$2]; -[.G$3] * POWER(-[.E118]; [.G$4]) + [.G$1] * [.E118] - [.G$2]))" office:value-type="float" office:value="0.452139230463794" calcext:value-type="float">
            <text:p>0.452139230463794</text:p>
          </table:table-cell>
          <table:table-cell table:formula="of:=POWER([.F118]-[.$A118]; 2) * SQRT(ABS([.$A118]))" office:value-type="float" office:value="0.00000129286352327765" calcext:value-type="float">
            <text:p>1.29286352327765E-06</text:p>
          </table:table-cell>
          <table:table-cell table:formula="of:=POWER([.G118]-[.$A118]; 2) * SQRT(ABS([.$A118]))" office:value-type="float" office:value="0.0000030698800460937" calcext:value-type="float">
            <text:p>3.0698800460937E-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table:formula="of:=[.B119]/[.$D$5]" office:value-type="float" office:value="0.746666666666667" calcext:value-type="float">
            <text:p>0.747</text:p>
          </table:table-cell>
          <table:table-cell table:formula="of:=[.C119]/[.$D$5]" office:value-type="float" office:value="0.776666666666667" calcext:value-type="float">
            <text:p>0.777</text:p>
          </table:table-cell>
          <table:table-cell table:formula="of:=IF([.D119] = 0; 0; IF([.D119] &gt; 0; [.F$3] * POWER([.D119]; [.F$4]) + [.F$1] * [.D119] + [.F$2]; -[.F$3] * POWER(-[.D119]; [.F$4]) + [.F$1] * [.D119] - [.F$2]))" office:value-type="float" office:value="0.41972468616843" calcext:value-type="float">
            <text:p>0.41972468616843</text:p>
          </table:table-cell>
          <table:table-cell table:formula="of:=IF([.E119] = 0; 0; IF([.E119] &gt; 0; [.G$3] * POWER([.E119]; [.G$4]) + [.G$1] * [.E119] + [.G$2]; -[.G$3] * POWER(-[.E119]; [.G$4]) + [.G$1] * [.E119] - [.G$2]))" office:value-type="float" office:value="0.394794058860237" calcext:value-type="float">
            <text:p>0.394794058860237</text:p>
          </table:table-cell>
          <table:table-cell table:formula="of:=POWER([.F119]-[.$A119]; 2) * SQRT(ABS([.$A119]))" office:value-type="float" office:value="0.000246065201258989" calcext:value-type="float">
            <text:p>0.000246065201258989</text:p>
          </table:table-cell>
          <table:table-cell table:formula="of:=POWER([.G119]-[.$A119]; 2) * SQRT(ABS([.$A119]))" office:value-type="float" office:value="0.0000171406979798448" calcext:value-type="float">
            <text:p>1.71406979798448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10" calcext:value-type="float">
            <text:p>210</text:p>
          </table:table-cell>
          <table:table-cell office:value-type="float" office:value="217" calcext:value-type="float">
            <text:p>217</text:p>
          </table:table-cell>
          <table:table-cell table:formula="of:=[.B120]/[.$D$5]" office:value-type="float" office:value="0.7" calcext:value-type="float">
            <text:p>0.700</text:p>
          </table:table-cell>
          <table:table-cell table:formula="of:=[.C120]/[.$D$5]" office:value-type="float" office:value="0.723333333333333" calcext:value-type="float">
            <text:p>0.723</text:p>
          </table:table-cell>
          <table:table-cell table:formula="of:=IF([.D120] = 0; 0; IF([.D120] &gt; 0; [.F$3] * POWER([.D120]; [.F$4]) + [.F$1] * [.D120] + [.F$2]; -[.F$3] * POWER(-[.D120]; [.F$4]) + [.F$1] * [.D120] - [.F$2]))" office:value-type="float" office:value="0.378051324632175" calcext:value-type="float">
            <text:p>0.378051324632175</text:p>
          </table:table-cell>
          <table:table-cell table:formula="of:=IF([.E120] = 0; 0; IF([.E120] &gt; 0; [.G$3] * POWER([.E120]; [.G$4]) + [.G$1] * [.E120] + [.G$2]; -[.G$3] * POWER(-[.E120]; [.G$4]) + [.G$1] * [.E120] - [.G$2]))" office:value-type="float" office:value="0.35701171296508" calcext:value-type="float">
            <text:p>0.35701171296508</text:p>
          </table:table-cell>
          <table:table-cell table:formula="of:=POWER([.F120]-[.$A120]; 2) * SQRT(ABS([.$A120]))" office:value-type="float" office:value="0.000465522600884508" calcext:value-type="float">
            <text:p>0.000465522600884508</text:p>
          </table:table-cell>
          <table:table-cell table:formula="of:=POWER([.G120]-[.$A120]; 2) * SQRT(ABS([.$A120]))" office:value-type="float" office:value="0.0000290858848722601" calcext:value-type="float">
            <text:p>2.90858848722601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table:formula="of:=[.B121]/[.$D$5]" office:value-type="float" office:value="0.63" calcext:value-type="float">
            <text:p>0.630</text:p>
          </table:table-cell>
          <table:table-cell table:formula="of:=[.C121]/[.$D$5]" office:value-type="float" office:value="0.646666666666667" calcext:value-type="float">
            <text:p>0.647</text:p>
          </table:table-cell>
          <table:table-cell table:formula="of:=IF([.D121] = 0; 0; IF([.D121] &gt; 0; [.F$3] * POWER([.D121]; [.F$4]) + [.F$1] * [.D121] + [.F$2]; -[.F$3] * POWER(-[.D121]; [.F$4]) + [.F$1] * [.D121] - [.F$2]))" office:value-type="float" office:value="0.322639357334151" calcext:value-type="float">
            <text:p>0.322639357334151</text:p>
          </table:table-cell>
          <table:table-cell table:formula="of:=IF([.E121] = 0; 0; IF([.E121] &gt; 0; [.G$3] * POWER([.E121]; [.G$4]) + [.G$1] * [.E121] + [.G$2]; -[.G$3] * POWER(-[.E121]; [.G$4]) + [.G$1] * [.E121] - [.G$2]))" office:value-type="float" office:value="0.30823137379001" calcext:value-type="float">
            <text:p>0.30823137379001</text:p>
          </table:table-cell>
          <table:table-cell table:formula="of:=POWER([.F121]-[.$A121]; 2) * SQRT(ABS([.$A121]))" office:value-type="float" office:value="0.000280729993760686" calcext:value-type="float">
            <text:p>0.000280729993760686</text:p>
          </table:table-cell>
          <table:table-cell table:formula="of:=POWER([.G121]-[.$A121]; 2) * SQRT(ABS([.$A121]))" office:value-type="float" office:value="0.0000371112236710626" calcext:value-type="float">
            <text:p>3.71112236710626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table:formula="of:=[.B122]/[.$D$5]" office:value-type="float" office:value="0.536666666666667" calcext:value-type="float">
            <text:p>0.537</text:p>
          </table:table-cell>
          <table:table-cell table:formula="of:=[.C122]/[.$D$5]" office:value-type="float" office:value="0.573333333333333" calcext:value-type="float">
            <text:p>0.573</text:p>
          </table:table-cell>
          <table:table-cell table:formula="of:=IF([.D122] = 0; 0; IF([.D122] &gt; 0; [.F$3] * POWER([.D122]; [.F$4]) + [.F$1] * [.D122] + [.F$2]; -[.F$3] * POWER(-[.D122]; [.F$4]) + [.F$1] * [.D122] - [.F$2]))" office:value-type="float" office:value="0.261051485413679" calcext:value-type="float">
            <text:p>0.261051485413679</text:p>
          </table:table-cell>
          <table:table-cell table:formula="of:=IF([.E122] = 0; 0; IF([.E122] &gt; 0; [.G$3] * POWER([.E122]; [.G$4]) + [.G$1] * [.E122] + [.G$2]; -[.G$3] * POWER(-[.E122]; [.G$4]) + [.G$1] * [.E122] - [.G$2]))" office:value-type="float" office:value="0.267380279371488" calcext:value-type="float">
            <text:p>0.267380279371488</text:p>
          </table:table-cell>
          <table:table-cell table:formula="of:=POWER([.F122]-[.$A122]; 2) * SQRT(ABS([.$A122]))" office:value-type="float" office:value="0.0000610676649243781" calcext:value-type="float">
            <text:p>6.10676649243781E-05</text:p>
          </table:table-cell>
          <table:table-cell table:formula="of:=POWER([.G122]-[.$A122]; 2) * SQRT(ABS([.$A122]))" office:value-type="float" office:value="0.000151037055515486" calcext:value-type="float">
            <text:p>0.0001510370555154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formula="of:=[.B123]/[.$D$5]" office:value-type="float" office:value="0.446666666666667" calcext:value-type="float">
            <text:p>0.447</text:p>
          </table:table-cell>
          <table:table-cell table:formula="of:=[.C123]/[.$D$5]" office:value-type="float" office:value="0.44" calcext:value-type="float">
            <text:p>0.440</text:p>
          </table:table-cell>
          <table:table-cell table:formula="of:=IF([.D123] = 0; 0; IF([.D123] &gt; 0; [.F$3] * POWER([.D123]; [.F$4]) + [.F$1] * [.D123] + [.F$2]; -[.F$3] * POWER(-[.D123]; [.F$4]) + [.F$1] * [.D123] - [.F$2]))" office:value-type="float" office:value="0.213676506966149" calcext:value-type="float">
            <text:p>0.213676506966149</text:p>
          </table:table-cell>
          <table:table-cell table:formula="of:=IF([.E123] = 0; 0; IF([.E123] &gt; 0; [.G$3] * POWER([.E123]; [.G$4]) + [.G$1] * [.E123] + [.G$2]; -[.G$3] * POWER(-[.E123]; [.G$4]) + [.G$1] * [.E123] - [.G$2]))" office:value-type="float" office:value="0.206546899158896" calcext:value-type="float">
            <text:p>0.206546899158896</text:p>
          </table:table-cell>
          <table:table-cell table:formula="of:=POWER([.F123]-[.$A123]; 2) * SQRT(ABS([.$A123]))" office:value-type="float" office:value="0.0000836498910933216" calcext:value-type="float">
            <text:p>8.36498910933216E-05</text:p>
          </table:table-cell>
          <table:table-cell table:formula="of:=POWER([.G123]-[.$A123]; 2) * SQRT(ABS([.$A123]))" office:value-type="float" office:value="0.0000191684193092749" calcext:value-type="float">
            <text:p>1.91684193092749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table:formula="of:=[.B124]/[.$D$5]" office:value-type="float" office:value="0.33" calcext:value-type="float">
            <text:p>0.330</text:p>
          </table:table-cell>
          <table:table-cell table:formula="of:=[.C124]/[.$D$5]" office:value-type="float" office:value="0.29" calcext:value-type="float">
            <text:p>0.290</text:p>
          </table:table-cell>
          <table:table-cell table:formula="of:=IF([.D124] = 0; 0; IF([.D124] &gt; 0; [.F$3] * POWER([.D124]; [.F$4]) + [.F$1] * [.D124] + [.F$2]; -[.F$3] * POWER(-[.D124]; [.F$4]) + [.F$1] * [.D124] - [.F$2]))" office:value-type="float" office:value="0.167457475401487" calcext:value-type="float">
            <text:p>0.167457475401487</text:p>
          </table:table-cell>
          <table:table-cell table:formula="of:=IF([.E124] = 0; 0; IF([.E124] &gt; 0; [.G$3] * POWER([.E124]; [.G$4]) + [.G$1] * [.E124] + [.G$2]; -[.G$3] * POWER(-[.E124]; [.G$4]) + [.G$1] * [.E124] - [.G$2]))" office:value-type="float" office:value="0.1564512326098" calcext:value-type="float">
            <text:p>0.1564512326098</text:p>
          </table:table-cell>
          <table:table-cell table:formula="of:=POWER([.F124]-[.$A124]; 2) * SQRT(ABS([.$A124]))" office:value-type="float" office:value="0.000118034375628794" calcext:value-type="float">
            <text:p>0.000118034375628794</text:p>
          </table:table-cell>
          <table:table-cell table:formula="of:=POWER([.G124]-[.$A124]; 2) * SQRT(ABS([.$A124]))" office:value-type="float" office:value="0.0000161187378561182" calcext:value-type="float">
            <text:p>1.61187378561182E-0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B125]/[.$D$5]" office:value-type="float" office:value="0.04" calcext:value-type="float">
            <text:p>0.040</text:p>
          </table:table-cell>
          <table:table-cell table:formula="of:=[.C125]/[.$D$5]" office:value-type="float" office:value="0.0233333333333333" calcext:value-type="float">
            <text:p>0.023</text:p>
          </table:table-cell>
          <table:table-cell table:formula="of:=IF([.D125] = 0; 0; IF([.D125] &gt; 0; [.F$3] * POWER([.D125]; [.F$4]) + [.F$1] * [.D125] + [.F$2]; -[.F$3] * POWER(-[.D125]; [.F$4]) + [.F$1] * [.D125] - [.F$2]))" office:value-type="float" office:value="0.105282367911946" calcext:value-type="float">
            <text:p>0.105282367911946</text:p>
          </table:table-cell>
          <table:table-cell table:formula="of:=IF([.E125] = 0; 0; IF([.E125] &gt; 0; [.G$3] * POWER([.E125]; [.G$4]) + [.G$1] * [.E125] + [.G$2]; -[.G$3] * POWER(-[.E125]; [.G$4]) + [.G$1] * [.E125] - [.G$2]))" office:value-type="float" office:value="0.103295774508581" calcext:value-type="float">
            <text:p>0.103295774508581</text:p>
          </table:table-cell>
          <table:table-cell table:formula="of:=POWER([.F125]-[.$A125]; 2) * SQRT(ABS([.$A125]))" office:value-type="float" office:value="0.00000882383324798621" calcext:value-type="float">
            <text:p>8.82383324798621E-06</text:p>
          </table:table-cell>
          <table:table-cell table:formula="of:=POWER([.G125]-[.$A125]; 2) * SQRT(ABS([.$A125]))" office:value-type="float" office:value="0.00000343490698120212" calcext:value-type="float">
            <text:p>3.43490698120212E-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6]/[.$D$5]" office:value-type="float" office:value="0" calcext:value-type="float">
            <text:p>0.000</text:p>
          </table:table-cell>
          <table:table-cell table:formula="of:=[.C126]/[.$D$5]" office:value-type="float" office:value="0" calcext:value-type="float">
            <text:p>0.000</text:p>
          </table:table-cell>
          <table:table-cell table:formula="of:=IF([.D126] = 0; 0; IF([.D126] &gt; 0; [.F$3] * POWER([.D126]; [.F$4]) + [.F$1] * [.D126] + [.F$2]; -[.F$3] * POWER(-[.D126]; [.F$4]) + [.F$1] * [.D126] - [.F$2]))" office:value-type="float" office:value="0" calcext:value-type="float">
            <text:p>0</text:p>
          </table:table-cell>
          <table:table-cell table:formula="of:=IF([.E126] = 0; 0; IF([.E126] &gt; 0; [.G$3] * POWER([.E126]; [.G$4]) + [.G$1] * [.E126] + [.G$2]; -[.G$3] * POWER(-[.E126]; [.G$4]) + [.G$1] * [.E126] - [.G$2]))" office:value-type="float" office:value="0" calcext:value-type="float">
            <text:p>0</text:p>
          </table:table-cell>
          <table:table-cell table:formula="of:=POWER([.F126]-[.$A126]; 2) * SQRT(ABS([.$A126]))" office:value-type="float" office:value="0.000559016994374947" calcext:value-type="float">
            <text:p>0.000559016994374947</text:p>
          </table:table-cell>
          <table:table-cell table:formula="of:=POWER([.G126]-[.$A126]; 2) * SQRT(ABS([.$A126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127]/[.$D$5]" office:value-type="float" office:value="0" calcext:value-type="float">
            <text:p>0.000</text:p>
          </table:table-cell>
          <table:table-cell table:formula="of:=[.C127]/[.$D$5]" office:value-type="float" office:value="0" calcext:value-type="float">
            <text:p>0.000</text:p>
          </table:table-cell>
          <table:table-cell table:formula="of:=IF([.D127] = 0; 0; IF([.D127] &gt; 0; [.F$3] * POWER([.D127]; [.F$4]) + [.F$1] * [.D127] + [.F$2]; -[.F$3] * POWER(-[.D127]; [.F$4]) + [.F$1] * [.D127] - [.F$2]))" office:value-type="float" office:value="0" calcext:value-type="float">
            <text:p>0</text:p>
          </table:table-cell>
          <table:table-cell table:formula="of:=IF([.E127] = 0; 0; IF([.E127] &gt; 0; [.G$3] * POWER([.E127]; [.G$4]) + [.G$1] * [.E127] + [.G$2]; -[.G$3] * POWER(-[.E127]; [.G$4]) + [.G$1] * [.E127] - [.G$2]))" office:value-type="float" office:value="0" calcext:value-type="float">
            <text:p>0</text:p>
          </table:table-cell>
          <table:table-cell table:formula="of:=POWER([.F127]-[.$A127]; 2) * SQRT(ABS([.$A127]))" office:value-type="float" office:value="0" calcext:value-type="float">
            <text:p>0</text:p>
          </table:table-cell>
          <table:table-cell table:formula="of:=POWER([.G127]-[.$A127]; 2) * SQRT(ABS([.$A127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28]/[.$D$5]" office:value-type="float" office:value="0" calcext:value-type="float">
            <text:p>0.000</text:p>
          </table:table-cell>
          <table:table-cell table:formula="of:=[.C128]/[.$D$5]" office:value-type="float" office:value="0" calcext:value-type="float">
            <text:p>0.000</text:p>
          </table:table-cell>
          <table:table-cell table:formula="of:=IF([.D128] = 0; 0; IF([.D128] &gt; 0; [.F$3] * POWER([.D128]; [.F$4]) + [.F$1] * [.D128] + [.F$2]; -[.F$3] * POWER(-[.D128]; [.F$4]) + [.F$1] * [.D128] - [.F$2]))" office:value-type="float" office:value="0" calcext:value-type="float">
            <text:p>0</text:p>
          </table:table-cell>
          <table:table-cell table:formula="of:=IF([.E128] = 0; 0; IF([.E128] &gt; 0; [.G$3] * POWER([.E128]; [.G$4]) + [.G$1] * [.E128] + [.G$2]; -[.G$3] * POWER(-[.E128]; [.G$4]) + [.G$1] * [.E128] - [.G$2]))" office:value-type="float" office:value="0" calcext:value-type="float">
            <text:p>0</text:p>
          </table:table-cell>
          <table:table-cell table:formula="of:=POWER([.F128]-[.$A128]; 2) * SQRT(ABS([.$A128]))" office:value-type="float" office:value="0.000559016994374947" calcext:value-type="float">
            <text:p>0.000559016994374947</text:p>
          </table:table-cell>
          <table:table-cell table:formula="of:=POWER([.G128]-[.$A128]; 2) * SQRT(ABS([.$A128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2" office:value-type="float" office:value="-0.1" calcext:value-type="float">
            <text:p>-0.1</text:p>
          </table:table-cell>
          <table:table-cell office:value-type="float" office:value="-1" calcext:value-type="float">
            <text:p>-1</text:p>
          </table:table-cell>
          <table:table-cell table:formula="of:=[.B129]/[.$D$5]" office:value-type="float" office:value="-0.000333333333333333" calcext:value-type="float">
            <text:p>0.000</text:p>
          </table:table-cell>
          <table:table-cell table:formula="of:=[.C129]/[.$D$5]" office:value-type="float" office:value="-0.00333333333333333" calcext:value-type="float">
            <text:p>-0.003</text:p>
          </table:table-cell>
          <table:table-cell table:formula="of:=IF([.D129] = 0; 0; IF([.D129] &gt; 0; [.F$3] * POWER([.D129]; [.F$4]) + [.F$1] * [.D129] + [.F$2]; -[.F$3] * POWER(-[.D129]; [.F$4]) + [.F$1] * [.D129] - [.F$2]))" office:value-type="float" office:value="-0.100043333533766" calcext:value-type="float">
            <text:p>-0.100043333533766</text:p>
          </table:table-cell>
          <table:table-cell table:formula="of:=IF([.E129] = 0; 0; IF([.E129] &gt; 0; [.G$3] * POWER([.E129]; [.G$4]) + [.G$1] * [.E129] + [.G$2]; -[.G$3] * POWER(-[.E129]; [.G$4]) + [.G$1] * [.E129] - [.G$2]))" office:value-type="float" office:value="-0.100466891191771" calcext:value-type="float">
            <text:p>-0.100466891191771</text:p>
          </table:table-cell>
          <table:table-cell table:formula="of:=POWER([.F129]-[.$A129]; 2) * SQRT(ABS([.$A129]))" office:value-type="float" office:value="0.0000000005938109649" calcext:value-type="float">
            <text:p>5.93810964897109E-10</text:p>
          </table:table-cell>
          <table:table-cell table:formula="of:=POWER([.G129]-[.$A129]; 2) * SQRT(ABS([.$A129]))" office:value-type="float" office:value="0.00000006893366376375" calcext:value-type="float">
            <text:p>6.89336637637508E-08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69" calcext:value-type="float">
            <text:p>-69</text:p>
          </table:table-cell>
          <table:table-cell office:value-type="float" office:value="-93" calcext:value-type="float">
            <text:p>-93</text:p>
          </table:table-cell>
          <table:table-cell table:formula="of:=[.B130]/[.$D$5]" office:value-type="float" office:value="-0.23" calcext:value-type="float">
            <text:p>-0.230</text:p>
          </table:table-cell>
          <table:table-cell table:formula="of:=[.C130]/[.$D$5]" office:value-type="float" office:value="-0.31" calcext:value-type="float">
            <text:p>-0.310</text:p>
          </table:table-cell>
          <table:table-cell table:formula="of:=IF([.D130] = 0; 0; IF([.D130] &gt; 0; [.F$3] * POWER([.D130]; [.F$4]) + [.F$1] * [.D130] + [.F$2]; -[.F$3] * POWER(-[.D130]; [.F$4]) + [.F$1] * [.D130] - [.F$2]))" office:value-type="float" office:value="-0.139165337365251" calcext:value-type="float">
            <text:p>-0.139165337365251</text:p>
          </table:table-cell>
          <table:table-cell table:formula="of:=IF([.E130] = 0; 0; IF([.E130] &gt; 0; [.G$3] * POWER([.E130]; [.G$4]) + [.G$1] * [.E130] + [.G$2]; -[.G$3] * POWER(-[.E130]; [.G$4]) + [.G$1] * [.E130] - [.G$2]))" office:value-type="float" office:value="-0.162127175434379" calcext:value-type="float">
            <text:p>-0.162127175434379</text:p>
          </table:table-cell>
          <table:table-cell table:formula="of:=POWER([.F130]-[.$A130]; 2) * SQRT(ABS([.$A130]))" office:value-type="float" office:value="0.0000454649183518088" calcext:value-type="float">
            <text:p>4.54649183518088E-05</text:p>
          </table:table-cell>
          <table:table-cell table:formula="of:=POWER([.G130]-[.$A130]; 2) * SQRT(ABS([.$A130]))" office:value-type="float" office:value="0.000056959340204838" calcext:value-type="float">
            <text:p>5.6959340204838E-05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130" calcext:value-type="float">
            <text:p>-130</text:p>
          </table:table-cell>
          <table:table-cell office:value-type="float" office:value="-132" calcext:value-type="float">
            <text:p>-132</text:p>
          </table:table-cell>
          <table:table-cell table:formula="of:=[.B131]/[.$D$5]" office:value-type="float" office:value="-0.433333333333333" calcext:value-type="float">
            <text:p>-0.433</text:p>
          </table:table-cell>
          <table:table-cell table:formula="of:=[.C131]/[.$D$5]" office:value-type="float" office:value="-0.44" calcext:value-type="float">
            <text:p>-0.440</text:p>
          </table:table-cell>
          <table:table-cell table:formula="of:=IF([.D131] = 0; 0; IF([.D131] &gt; 0; [.F$3] * POWER([.D131]; [.F$4]) + [.F$1] * [.D131] + [.F$2]; -[.F$3] * POWER(-[.D131]; [.F$4]) + [.F$1] * [.D131] - [.F$2]))" office:value-type="float" office:value="-0.207574114684445" calcext:value-type="float">
            <text:p>-0.207574114684445</text:p>
          </table:table-cell>
          <table:table-cell table:formula="of:=IF([.E131] = 0; 0; IF([.E131] &gt; 0; [.G$3] * POWER([.E131]; [.G$4]) + [.G$1] * [.E131] + [.G$2]; -[.G$3] * POWER(-[.E131]; [.G$4]) + [.G$1] * [.E131] - [.G$2]))" office:value-type="float" office:value="-0.206546899158896" calcext:value-type="float">
            <text:p>-0.206546899158896</text:p>
          </table:table-cell>
          <table:table-cell table:formula="of:=POWER([.F131]-[.$A131]; 2) * SQRT(ABS([.$A131]))" office:value-type="float" office:value="0.0000256553977027417" calcext:value-type="float">
            <text:p>2.56553977027417E-05</text:p>
          </table:table-cell>
          <table:table-cell table:formula="of:=POWER([.G131]-[.$A131]; 2) * SQRT(ABS([.$A131]))" office:value-type="float" office:value="0.0000191684193092749" calcext:value-type="float">
            <text:p>1.91684193092749E-05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66" calcext:value-type="float">
            <text:p>-166</text:p>
          </table:table-cell>
          <table:table-cell office:value-type="float" office:value="-172" calcext:value-type="float">
            <text:p>-172</text:p>
          </table:table-cell>
          <table:table-cell table:formula="of:=[.B132]/[.$D$5]" office:value-type="float" office:value="-0.553333333333333" calcext:value-type="float">
            <text:p>-0.553</text:p>
          </table:table-cell>
          <table:table-cell table:formula="of:=[.C132]/[.$D$5]" office:value-type="float" office:value="-0.573333333333333" calcext:value-type="float">
            <text:p>-0.573</text:p>
          </table:table-cell>
          <table:table-cell table:formula="of:=IF([.D132] = 0; 0; IF([.D132] &gt; 0; [.F$3] * POWER([.D132]; [.F$4]) + [.F$1] * [.D132] + [.F$2]; -[.F$3] * POWER(-[.D132]; [.F$4]) + [.F$1] * [.D132] - [.F$2]))" office:value-type="float" office:value="-0.271075984917976" calcext:value-type="float">
            <text:p>-0.271075984917976</text:p>
          </table:table-cell>
          <table:table-cell table:formula="of:=IF([.E132] = 0; 0; IF([.E132] &gt; 0; [.G$3] * POWER([.E132]; [.G$4]) + [.G$1] * [.E132] + [.G$2]; -[.G$3] * POWER(-[.E132]; [.G$4]) + [.G$1] * [.E132] - [.G$2]))" office:value-type="float" office:value="-0.267380279371488" calcext:value-type="float">
            <text:p>-0.267380279371488</text:p>
          </table:table-cell>
          <table:table-cell table:formula="of:=POWER([.F132]-[.$A132]; 2) * SQRT(ABS([.$A132]))" office:value-type="float" office:value="0.000222098570131381" calcext:value-type="float">
            <text:p>0.000222098570131381</text:p>
          </table:table-cell>
          <table:table-cell table:formula="of:=POWER([.G132]-[.$A132]; 2) * SQRT(ABS([.$A132]))" office:value-type="float" office:value="0.000151037055515486" calcext:value-type="float">
            <text:p>0.000151037055515486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93" calcext:value-type="float">
            <text:p>-193</text:p>
          </table:table-cell>
          <table:table-cell office:value-type="float" office:value="-200" calcext:value-type="float">
            <text:p>-200</text:p>
          </table:table-cell>
          <table:table-cell table:formula="of:=[.B133]/[.$D$5]" office:value-type="float" office:value="-0.643333333333333" calcext:value-type="float">
            <text:p>-0.643</text:p>
          </table:table-cell>
          <table:table-cell table:formula="of:=[.C133]/[.$D$5]" office:value-type="float" office:value="-0.666666666666667" calcext:value-type="float">
            <text:p>-0.667</text:p>
          </table:table-cell>
          <table:table-cell table:formula="of:=IF([.D133] = 0; 0; IF([.D133] &gt; 0; [.F$3] * POWER([.D133]; [.F$4]) + [.F$1] * [.D133] + [.F$2]; -[.F$3] * POWER(-[.D133]; [.F$4]) + [.F$1] * [.D133] - [.F$2]))" office:value-type="float" office:value="-0.332560328355135" calcext:value-type="float">
            <text:p>-0.332560328355135</text:p>
          </table:table-cell>
          <table:table-cell table:formula="of:=IF([.E133] = 0; 0; IF([.E133] &gt; 0; [.G$3] * POWER([.E133]; [.G$4]) + [.G$1] * [.E133] + [.G$2]; -[.G$3] * POWER(-[.E133]; [.G$4]) + [.G$1] * [.E133] - [.G$2]))" office:value-type="float" office:value="-0.320343912588757" calcext:value-type="float">
            <text:p>-0.320343912588757</text:p>
          </table:table-cell>
          <table:table-cell table:formula="of:=POWER([.F133]-[.$A133]; 2) * SQRT(ABS([.$A133]))" office:value-type="float" office:value="0.000580681752869511" calcext:value-type="float">
            <text:p>0.000580681752869511</text:p>
          </table:table-cell>
          <table:table-cell table:formula="of:=POWER([.G133]-[.$A133]; 2) * SQRT(ABS([.$A133]))" office:value-type="float" office:value="0.000226688552670262" calcext:value-type="float">
            <text:p>0.000226688552670262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204" calcext:value-type="float">
            <text:p>-204</text:p>
          </table:table-cell>
          <table:table-cell office:value-type="float" office:value="-230" calcext:value-type="float">
            <text:p>-230</text:p>
          </table:table-cell>
          <table:table-cell table:formula="of:=[.B134]/[.$D$5]" office:value-type="float" office:value="-0.68" calcext:value-type="float">
            <text:p>-0.680</text:p>
          </table:table-cell>
          <table:table-cell table:formula="of:=[.C134]/[.$D$5]" office:value-type="float" office:value="-0.766666666666667" calcext:value-type="float">
            <text:p>-0.767</text:p>
          </table:table-cell>
          <table:table-cell table:formula="of:=IF([.D134] = 0; 0; IF([.D134] &gt; 0; [.F$3] * POWER([.D134]; [.F$4]) + [.F$1] * [.D134] + [.F$2]; -[.F$3] * POWER(-[.D134]; [.F$4]) + [.F$1] * [.D134] - [.F$2]))" office:value-type="float" office:value="-0.361369744671644" calcext:value-type="float">
            <text:p>-0.361369744671644</text:p>
          </table:table-cell>
          <table:table-cell table:formula="of:=IF([.E134] = 0; 0; IF([.E134] &gt; 0; [.G$3] * POWER([.E134]; [.G$4]) + [.G$1] * [.E134] + [.G$2]; -[.G$3] * POWER(-[.E134]; [.G$4]) + [.G$1] * [.E134] - [.G$2]))" office:value-type="float" office:value="-0.387462689858872" calcext:value-type="float">
            <text:p>-0.387462689858872</text:p>
          </table:table-cell>
          <table:table-cell table:formula="of:=POWER([.F134]-[.$A134]; 2) * SQRT(ABS([.$A134]))" office:value-type="float" office:value="0.0000764778105151373" calcext:value-type="float">
            <text:p>7.64778105151373E-05</text:p>
          </table:table-cell>
          <table:table-cell table:formula="of:=POWER([.G134]-[.$A134]; 2) * SQRT(ABS([.$A134]))" office:value-type="float" office:value="0.000830294069757028" calcext:value-type="float">
            <text:p>0.00083029406975702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232" calcext:value-type="float">
            <text:p>-232</text:p>
          </table:table-cell>
          <table:table-cell office:value-type="float" office:value="-242" calcext:value-type="float">
            <text:p>-242</text:p>
          </table:table-cell>
          <table:table-cell table:formula="of:=[.B135]/[.$D$5]" office:value-type="float" office:value="-0.773333333333333" calcext:value-type="float">
            <text:p>-0.773</text:p>
          </table:table-cell>
          <table:table-cell table:formula="of:=[.C135]/[.$D$5]" office:value-type="float" office:value="-0.806666666666667" calcext:value-type="float">
            <text:p>-0.807</text:p>
          </table:table-cell>
          <table:table-cell table:formula="of:=IF([.D135] = 0; 0; IF([.D135] &gt; 0; [.F$3] * POWER([.D135]; [.F$4]) + [.F$1] * [.D135] + [.F$2]; -[.F$3] * POWER(-[.D135]; [.F$4]) + [.F$1] * [.D135] - [.F$2]))" office:value-type="float" office:value="-0.445319150618195" calcext:value-type="float">
            <text:p>-0.445319150618195</text:p>
          </table:table-cell>
          <table:table-cell table:formula="of:=IF([.E135] = 0; 0; IF([.E135] &gt; 0; [.G$3] * POWER([.E135]; [.G$4]) + [.G$1] * [.E135] + [.G$2]; -[.G$3] * POWER(-[.E135]; [.G$4]) + [.G$1] * [.E135] - [.G$2]))" office:value-type="float" office:value="-0.417485141329986" calcext:value-type="float">
            <text:p>-0.417485141329986</text:p>
          </table:table-cell>
          <table:table-cell table:formula="of:=POWER([.F135]-[.$A135]; 2) * SQRT(ABS([.$A135]))" office:value-type="float" office:value="0.001298953244128" calcext:value-type="float">
            <text:p>0.001298953244128</text:p>
          </table:table-cell>
          <table:table-cell table:formula="of:=POWER([.G135]-[.$A135]; 2) * SQRT(ABS([.$A135]))" office:value-type="float" office:value="0.000193360735637183" calcext:value-type="float">
            <text:p>0.000193360735637183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243" calcext:value-type="float">
            <text:p>-243</text:p>
          </table:table-cell>
          <table:table-cell office:value-type="float" office:value="-257" calcext:value-type="float">
            <text:p>-257</text:p>
          </table:table-cell>
          <table:table-cell table:formula="of:=[.B136]/[.$D$5]" office:value-type="float" office:value="-0.81" calcext:value-type="float">
            <text:p>-0.810</text:p>
          </table:table-cell>
          <table:table-cell table:formula="of:=[.C136]/[.$D$5]" office:value-type="float" office:value="-0.856666666666667" calcext:value-type="float">
            <text:p>-0.857</text:p>
          </table:table-cell>
          <table:table-cell table:formula="of:=IF([.D136] = 0; 0; IF([.D136] &gt; 0; [.F$3] * POWER([.D136]; [.F$4]) + [.F$1] * [.D136] + [.F$2]; -[.F$3] * POWER(-[.D136]; [.F$4]) + [.F$1] * [.D136] - [.F$2]))" office:value-type="float" office:value="-0.482699472572025" calcext:value-type="float">
            <text:p>-0.482699472572025</text:p>
          </table:table-cell>
          <table:table-cell table:formula="of:=IF([.E136] = 0; 0; IF([.E136] &gt; 0; [.G$3] * POWER([.E136]; [.G$4]) + [.G$1] * [.E136] + [.G$2]; -[.G$3] * POWER(-[.E136]; [.G$4]) + [.G$1] * [.E136] - [.G$2]))" office:value-type="float" office:value="-0.45767084671159" calcext:value-type="float">
            <text:p>-0.45767084671159</text:p>
          </table:table-cell>
          <table:table-cell table:formula="of:=POWER([.F136]-[.$A136]; 2) * SQRT(ABS([.$A136]))" office:value-type="float" office:value="0.000717278399347365" calcext:value-type="float">
            <text:p>0.000717278399347365</text:p>
          </table:table-cell>
          <table:table-cell table:formula="of:=POWER([.G136]-[.$A136]; 2) * SQRT(ABS([.$A136]))" office:value-type="float" office:value="0.0000394723393014889" calcext:value-type="float">
            <text:p>3.94723393014889E-05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269" calcext:value-type="float">
            <text:p>-269</text:p>
          </table:table-cell>
          <table:table-cell office:value-type="float" office:value="-290" calcext:value-type="float">
            <text:p>-290</text:p>
          </table:table-cell>
          <table:table-cell table:formula="of:=[.B137]/[.$D$5]" office:value-type="float" office:value="-0.896666666666667" calcext:value-type="float">
            <text:p>-0.897</text:p>
          </table:table-cell>
          <table:table-cell table:formula="of:=[.C137]/[.$D$5]" office:value-type="float" office:value="-0.966666666666667" calcext:value-type="float">
            <text:p>-0.967</text:p>
          </table:table-cell>
          <table:table-cell table:formula="of:=IF([.D137] = 0; 0; IF([.D137] &gt; 0; [.F$3] * POWER([.D137]; [.F$4]) + [.F$1] * [.D137] + [.F$2]; -[.F$3] * POWER(-[.D137]; [.F$4]) + [.F$1] * [.D137] - [.F$2]))" office:value-type="float" office:value="-0.581572536233383" calcext:value-type="float">
            <text:p>-0.581572536233383</text:p>
          </table:table-cell>
          <table:table-cell table:formula="of:=IF([.E137] = 0; 0; IF([.E137] &gt; 0; [.G$3] * POWER([.E137]; [.G$4]) + [.G$1] * [.E137] + [.G$2]; -[.G$3] * POWER(-[.E137]; [.G$4]) + [.G$1] * [.E137] - [.G$2]))" office:value-type="float" office:value="-0.556891765357377" calcext:value-type="float">
            <text:p>-0.556891765357377</text:p>
          </table:table-cell>
          <table:table-cell table:formula="of:=POWER([.F137]-[.$A137]; 2) * SQRT(ABS([.$A137]))" office:value-type="float" office:value="0.0047051441483709" calcext:value-type="float">
            <text:p>0.0047051441483709</text:p>
          </table:table-cell>
          <table:table-cell table:formula="of:=POWER([.G137]-[.$A137]; 2) * SQRT(ABS([.$A137]))" office:value-type="float" office:value="0.00228867340237324" calcext:value-type="float">
            <text:p>0.00228867340237324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272" calcext:value-type="float">
            <text:p>-272</text:p>
          </table:table-cell>
          <table:table-cell office:value-type="float" office:value="-307" calcext:value-type="float">
            <text:p>-307</text:p>
          </table:table-cell>
          <table:table-cell table:formula="of:=[.B138]/[.$D$5]" office:value-type="float" office:value="-0.906666666666667" calcext:value-type="float">
            <text:p>-0.907</text:p>
          </table:table-cell>
          <table:table-cell table:formula="of:=[.C138]/[.$D$5]" office:value-type="float" office:value="-1.02333333333333" calcext:value-type="float">
            <text:p>-1.023</text:p>
          </table:table-cell>
          <table:table-cell table:formula="of:=IF([.D138] = 0; 0; IF([.D138] &gt; 0; [.F$3] * POWER([.D138]; [.F$4]) + [.F$1] * [.D138] + [.F$2]; -[.F$3] * POWER(-[.D138]; [.F$4]) + [.F$1] * [.D138] - [.F$2]))" office:value-type="float" office:value="-0.593967878859918" calcext:value-type="float">
            <text:p>-0.593967878859918</text:p>
          </table:table-cell>
          <table:table-cell table:formula="of:=IF([.E138] = 0; 0; IF([.E138] &gt; 0; [.G$3] * POWER([.E138]; [.G$4]) + [.G$1] * [.E138] + [.G$2]; -[.G$3] * POWER(-[.E138]; [.G$4]) + [.G$1] * [.E138] - [.G$2]))" office:value-type="float" office:value="-0.614042010443075" calcext:value-type="float">
            <text:p>-0.614042010443075</text:p>
          </table:table-cell>
          <table:table-cell table:formula="of:=POWER([.F138]-[.$A138]; 2) * SQRT(ABS([.$A138]))" office:value-type="float" office:value="0.00143368048487688" calcext:value-type="float">
            <text:p>0.00143368048487688</text:p>
          </table:table-cell>
          <table:table-cell table:formula="of:=POWER([.G138]-[.$A138]; 2) * SQRT(ABS([.$A138]))" office:value-type="float" office:value="0.00304166414882239" calcext:value-type="float">
            <text:p>0.00304166414882239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97" calcext:value-type="float">
            <text:p>-297</text:p>
          </table:table-cell>
          <table:table-cell office:value-type="float" office:value="-334" calcext:value-type="float">
            <text:p>-334</text:p>
          </table:table-cell>
          <table:table-cell table:formula="of:=[.B139]/[.$D$5]" office:value-type="float" office:value="-0.99" calcext:value-type="float">
            <text:p>-0.990</text:p>
          </table:table-cell>
          <table:table-cell table:formula="of:=[.C139]/[.$D$5]" office:value-type="float" office:value="-1.11333333333333" calcext:value-type="float">
            <text:p>-1.113</text:p>
          </table:table-cell>
          <table:table-cell table:formula="of:=IF([.D139] = 0; 0; IF([.D139] &gt; 0; [.F$3] * POWER([.D139]; [.F$4]) + [.F$1] * [.D139] + [.F$2]; -[.F$3] * POWER(-[.D139]; [.F$4]) + [.F$1] * [.D139] - [.F$2]))" office:value-type="float" office:value="-0.70558219240769" calcext:value-type="float">
            <text:p>-0.70558219240769</text:p>
          </table:table-cell>
          <table:table-cell table:formula="of:=IF([.E139] = 0; 0; IF([.E139] &gt; 0; [.G$3] * POWER([.E139]; [.G$4]) + [.G$1] * [.E139] + [.G$2]; -[.G$3] * POWER(-[.E139]; [.G$4]) + [.G$1] * [.E139] - [.G$2]))" office:value-type="float" office:value="-0.713619535271353" calcext:value-type="float">
            <text:p>-0.713619535271353</text:p>
          </table:table-cell>
          <table:table-cell table:formula="of:=POWER([.F139]-[.$A139]; 2) * SQRT(ABS([.$A139]))" office:value-type="float" office:value="0.00863489332934829" calcext:value-type="float">
            <text:p>0.00863489332934829</text:p>
          </table:table-cell>
          <table:table-cell table:formula="of:=POWER([.G139]-[.$A139]; 2) * SQRT(ABS([.$A139]))" office:value-type="float" office:value="0.00999957730873246" calcext:value-type="float">
            <text:p>0.00999957730873246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301" calcext:value-type="float">
            <text:p>-301</text:p>
          </table:table-cell>
          <table:table-cell office:value-type="float" office:value="-333" calcext:value-type="float">
            <text:p>-333</text:p>
          </table:table-cell>
          <table:table-cell table:formula="of:=[.B140]/[.$D$5]" office:value-type="float" office:value="-1.00333333333333" calcext:value-type="float">
            <text:p>-1.003</text:p>
          </table:table-cell>
          <table:table-cell table:formula="of:=[.C140]/[.$D$5]" office:value-type="float" office:value="-1.11" calcext:value-type="float">
            <text:p>-1.110</text:p>
          </table:table-cell>
          <table:table-cell table:formula="of:=IF([.D140] = 0; 0; IF([.D140] &gt; 0; [.F$3] * POWER([.D140]; [.F$4]) + [.F$1] * [.D140] + [.F$2]; -[.F$3] * POWER(-[.D140]; [.F$4]) + [.F$1] * [.D140] - [.F$2]))" office:value-type="float" office:value="-0.724855838049239" calcext:value-type="float">
            <text:p>-0.724855838049239</text:p>
          </table:table-cell>
          <table:table-cell table:formula="of:=IF([.E140] = 0; 0; IF([.E140] &gt; 0; [.G$3] * POWER([.E140]; [.G$4]) + [.G$1] * [.E140] + [.G$2]; -[.G$3] * POWER(-[.E140]; [.G$4]) + [.G$1] * [.E140] - [.G$2]))" office:value-type="float" office:value="-0.709734264611145" calcext:value-type="float">
            <text:p>-0.709734264611145</text:p>
          </table:table-cell>
          <table:table-cell table:formula="of:=POWER([.F140]-[.$A140]; 2) * SQRT(ABS([.$A140]))" office:value-type="float" office:value="0.00451760267687262" calcext:value-type="float">
            <text:p>0.00451760267687262</text:p>
          </table:table-cell>
          <table:table-cell table:formula="of:=POWER([.G140]-[.$A140]; 2) * SQRT(ABS([.$A140]))" office:value-type="float" office:value="0.00287676059488642" calcext:value-type="float">
            <text:p>0.00287676059488642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301" calcext:value-type="float">
            <text:p>-301</text:p>
          </table:table-cell>
          <table:table-cell office:value-type="float" office:value="-349" calcext:value-type="float">
            <text:p>-349</text:p>
          </table:table-cell>
          <table:table-cell table:formula="of:=[.B141]/[.$D$5]" office:value-type="float" office:value="-1.00333333333333" calcext:value-type="float">
            <text:p>-1.003</text:p>
          </table:table-cell>
          <table:table-cell table:formula="of:=[.C141]/[.$D$5]" office:value-type="float" office:value="-1.16333333333333" calcext:value-type="float">
            <text:p>-1.163</text:p>
          </table:table-cell>
          <table:table-cell table:formula="of:=IF([.D141] = 0; 0; IF([.D141] &gt; 0; [.F$3] * POWER([.D141]; [.F$4]) + [.F$1] * [.D141] + [.F$2]; -[.F$3] * POWER(-[.D141]; [.F$4]) + [.F$1] * [.D141] - [.F$2]))" office:value-type="float" office:value="-0.724855838049239" calcext:value-type="float">
            <text:p>-0.724855838049239</text:p>
          </table:table-cell>
          <table:table-cell table:formula="of:=IF([.E141] = 0; 0; IF([.E141] &gt; 0; [.G$3] * POWER([.E141]; [.G$4]) + [.G$1] * [.E141] + [.G$2]; -[.G$3] * POWER(-[.E141]; [.G$4]) + [.G$1] * [.E141] - [.G$2]))" office:value-type="float" office:value="-0.773757928824958" calcext:value-type="float">
            <text:p>-0.773757928824958</text:p>
          </table:table-cell>
          <table:table-cell table:formula="of:=POWER([.F141]-[.$A141]; 2) * SQRT(ABS([.$A141]))" office:value-type="float" office:value="0.000516899177533964" calcext:value-type="float">
            <text:p>0.000516899177533964</text:p>
          </table:table-cell>
          <table:table-cell table:formula="of:=POWER([.G141]-[.$A141]; 2) * SQRT(ABS([.$A141]))" office:value-type="float" office:value="0.00455162470347596" calcext:value-type="float">
            <text:p>0.00455162470347596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302" calcext:value-type="float">
            <text:p>-302</text:p>
          </table:table-cell>
          <table:table-cell office:value-type="float" office:value="-371" calcext:value-type="float">
            <text:p>-371</text:p>
          </table:table-cell>
          <table:table-cell table:formula="of:=[.B142]/[.$D$5]" office:value-type="float" office:value="-1.00666666666667" calcext:value-type="float">
            <text:p>-1.007</text:p>
          </table:table-cell>
          <table:table-cell table:formula="of:=[.C142]/[.$D$5]" office:value-type="float" office:value="-1.23666666666667" calcext:value-type="float">
            <text:p>-1.237</text:p>
          </table:table-cell>
          <table:table-cell table:formula="of:=IF([.D142] = 0; 0; IF([.D142] &gt; 0; [.F$3] * POWER([.D142]; [.F$4]) + [.F$1] * [.D142] + [.F$2]; -[.F$3] * POWER(-[.D142]; [.F$4]) + [.F$1] * [.D142] - [.F$2]))" office:value-type="float" office:value="-0.729736724374527" calcext:value-type="float">
            <text:p>-0.729736724374527</text:p>
          </table:table-cell>
          <table:table-cell table:formula="of:=IF([.E142] = 0; 0; IF([.E142] &gt; 0; [.G$3] * POWER([.E142]; [.G$4]) + [.G$1] * [.E142] + [.G$2]; -[.G$3] * POWER(-[.E142]; [.G$4]) + [.G$1] * [.E142] - [.G$2]))" office:value-type="float" office:value="-0.868383713694974" calcext:value-type="float">
            <text:p>-0.868383713694974</text:p>
          </table:table-cell>
          <table:table-cell table:formula="of:=POWER([.F142]-[.$A142]; 2) * SQRT(ABS([.$A142]))" office:value-type="float" office:value="0.000355590324440489" calcext:value-type="float">
            <text:p>0.000355590324440489</text:p>
          </table:table-cell>
          <table:table-cell table:formula="of:=POWER([.G142]-[.$A142]; 2) * SQRT(ABS([.$A142]))" office:value-type="float" office:value="0.0121370894031839" calcext:value-type="float">
            <text:p>0.0121370894031839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0" calcext:value-type="float">
            <text:p>-310</text:p>
          </table:table-cell>
          <table:table-cell office:value-type="float" office:value="-372" calcext:value-type="float">
            <text:p>-372</text:p>
          </table:table-cell>
          <table:table-cell table:formula="of:=[.B143]/[.$D$5]" office:value-type="float" office:value="-1.03333333333333" calcext:value-type="float">
            <text:p>-1.033</text:p>
          </table:table-cell>
          <table:table-cell table:formula="of:=[.C143]/[.$D$5]" office:value-type="float" office:value="-1.24" calcext:value-type="float">
            <text:p>-1.240</text:p>
          </table:table-cell>
          <table:table-cell table:formula="of:=IF([.D143] = 0; 0; IF([.D143] &gt; 0; [.F$3] * POWER([.D143]; [.F$4]) + [.F$1] * [.D143] + [.F$2]; -[.F$3] * POWER(-[.D143]; [.F$4]) + [.F$1] * [.D143] - [.F$2]))" office:value-type="float" office:value="-0.769692527578748" calcext:value-type="float">
            <text:p>-0.769692527578748</text:p>
          </table:table-cell>
          <table:table-cell table:formula="of:=IF([.E143] = 0; 0; IF([.E143] &gt; 0; [.G$3] * POWER([.E143]; [.G$4]) + [.G$1] * [.E143] + [.G$2]; -[.G$3] * POWER(-[.E143]; [.G$4]) + [.G$1] * [.E143] - [.G$2]))" office:value-type="float" office:value="-0.872869613900121" calcext:value-type="float">
            <text:p>-0.872869613900121</text:p>
          </table:table-cell>
          <table:table-cell table:formula="of:=POWER([.F143]-[.$A143]; 2) * SQRT(ABS([.$A143]))" office:value-type="float" office:value="0.00082156973205437" calcext:value-type="float">
            <text:p>0.00082156973205437</text:p>
          </table:table-cell>
          <table:table-cell table:formula="of:=POWER([.G143]-[.$A143]; 2) * SQRT(ABS([.$A143]))" office:value-type="float" office:value="0.00474939105911254" calcext:value-type="float">
            <text:p>0.00474939105911254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323" calcext:value-type="float">
            <text:p>-323</text:p>
          </table:table-cell>
          <table:table-cell office:value-type="float" office:value="-393" calcext:value-type="float">
            <text:p>-393</text:p>
          </table:table-cell>
          <table:table-cell table:formula="of:=[.B144]/[.$D$5]" office:value-type="float" office:value="-1.07666666666667" calcext:value-type="float">
            <text:p>-1.077</text:p>
          </table:table-cell>
          <table:table-cell table:formula="of:=[.C144]/[.$D$5]" office:value-type="float" office:value="-1.31" calcext:value-type="float">
            <text:p>-1.310</text:p>
          </table:table-cell>
          <table:table-cell table:formula="of:=IF([.D144] = 0; 0; IF([.D144] &gt; 0; [.F$3] * POWER([.D144]; [.F$4]) + [.F$1] * [.D144] + [.F$2]; -[.F$3] * POWER(-[.D144]; [.F$4]) + [.F$1] * [.D144] - [.F$2]))" office:value-type="float" office:value="-0.838124097899449" calcext:value-type="float">
            <text:p>-0.838124097899449</text:p>
          </table:table-cell>
          <table:table-cell table:formula="of:=IF([.E144] = 0; 0; IF([.E144] &gt; 0; [.G$3] * POWER([.E144]; [.G$4]) + [.G$1] * [.E144] + [.G$2]; -[.G$3] * POWER(-[.E144]; [.G$4]) + [.G$1] * [.E144] - [.G$2]))" office:value-type="float" office:value="-0.970858179255109" calcext:value-type="float">
            <text:p>-0.970858179255109</text:p>
          </table:table-cell>
          <table:table-cell table:formula="of:=POWER([.F144]-[.$A144]; 2) * SQRT(ABS([.$A144]))" office:value-type="float" office:value="0.000130029735907126" calcext:value-type="float">
            <text:p>0.000130029735907126</text:p>
          </table:table-cell>
          <table:table-cell table:formula="of:=POWER([.G144]-[.$A144]; 2) * SQRT(ABS([.$A144]))" office:value-type="float" office:value="0.0134667115348742" calcext:value-type="float">
            <text:p>0.0134667115348742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17" calcext:value-type="float">
            <text:p>-317</text:p>
          </table:table-cell>
          <table:table-cell office:value-type="float" office:value="-401" calcext:value-type="float">
            <text:p>-401</text:p>
          </table:table-cell>
          <table:table-cell table:formula="of:=[.B145]/[.$D$5]" office:value-type="float" office:value="-1.05666666666667" calcext:value-type="float">
            <text:p>-1.057</text:p>
          </table:table-cell>
          <table:table-cell table:formula="of:=[.C145]/[.$D$5]" office:value-type="float" office:value="-1.33666666666667" calcext:value-type="float">
            <text:p>-1.337</text:p>
          </table:table-cell>
          <table:table-cell table:formula="of:=IF([.D145] = 0; 0; IF([.D145] &gt; 0; [.F$3] * POWER([.D145]; [.F$4]) + [.F$1] * [.D145] + [.F$2]; -[.F$3] * POWER(-[.D145]; [.F$4]) + [.F$1] * [.D145] - [.F$2]))" office:value-type="float" office:value="-0.80599526784355" calcext:value-type="float">
            <text:p>-0.80599526784355</text:p>
          </table:table-cell>
          <table:table-cell table:formula="of:=IF([.E145] = 0; 0; IF([.E145] &gt; 0; [.G$3] * POWER([.E145]; [.G$4]) + [.G$1] * [.E145] + [.G$2]; -[.G$3] * POWER(-[.E145]; [.G$4]) + [.G$1] * [.E145] - [.G$2]))" office:value-type="float" office:value="-1.0101125936171" calcext:value-type="float">
            <text:p>-1.0101125936171</text:p>
          </table:table-cell>
          <table:table-cell table:formula="of:=POWER([.F145]-[.$A145]; 2) * SQRT(ABS([.$A145]))" office:value-type="float" office:value="0.00838340963456254" calcext:value-type="float">
            <text:p>0.00838340963456254</text:p>
          </table:table-cell>
          <table:table-cell table:formula="of:=POWER([.G145]-[.$A145]; 2) * SQRT(ABS([.$A145]))" office:value-type="float" office:value="0.0115025793836576" calcext:value-type="float">
            <text:p>0.0115025793836576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326" calcext:value-type="float">
            <text:p>-326</text:p>
          </table:table-cell>
          <table:table-cell office:value-type="float" office:value="-411" calcext:value-type="float">
            <text:p>-411</text:p>
          </table:table-cell>
          <table:table-cell table:formula="of:=[.B146]/[.$D$5]" office:value-type="float" office:value="-1.08666666666667" calcext:value-type="float">
            <text:p>-1.087</text:p>
          </table:table-cell>
          <table:table-cell table:formula="of:=[.C146]/[.$D$5]" office:value-type="float" office:value="-1.37" calcext:value-type="float">
            <text:p>-1.370</text:p>
          </table:table-cell>
          <table:table-cell table:formula="of:=IF([.D146] = 0; 0; IF([.D146] &gt; 0; [.F$3] * POWER([.D146]; [.F$4]) + [.F$1] * [.D146] + [.F$2]; -[.F$3] * POWER(-[.D146]; [.F$4]) + [.F$1] * [.D146] - [.F$2]))" office:value-type="float" office:value="-0.85454301005125" calcext:value-type="float">
            <text:p>-0.85454301005125</text:p>
          </table:table-cell>
          <table:table-cell table:formula="of:=IF([.E146] = 0; 0; IF([.E146] &gt; 0; [.G$3] * POWER([.E146]; [.G$4]) + [.G$1] * [.E146] + [.G$2]; -[.G$3] * POWER(-[.E146]; [.G$4]) + [.G$1] * [.E146] - [.G$2]))" office:value-type="float" office:value="-1.06069929418504" calcext:value-type="float">
            <text:p>-1.06069929418504</text:p>
          </table:table-cell>
          <table:table-cell table:formula="of:=POWER([.F146]-[.$A146]; 2) * SQRT(ABS([.$A146]))" office:value-type="float" office:value="0.00888131500197517" calcext:value-type="float">
            <text:p>0.00888131500197517</text:p>
          </table:table-cell>
          <table:table-cell table:formula="of:=POWER([.G146]-[.$A146]; 2) * SQRT(ABS([.$A146]))" office:value-type="float" office:value="0.0119440470728847" calcext:value-type="float">
            <text:p>0.011944047072884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342" calcext:value-type="float">
            <text:p>-342</text:p>
          </table:table-cell>
          <table:table-cell office:value-type="float" office:value="-394" calcext:value-type="float">
            <text:p>-394</text:p>
          </table:table-cell>
          <table:table-cell table:formula="of:=[.B147]/[.$D$5]" office:value-type="float" office:value="-1.14" calcext:value-type="float">
            <text:p>-1.140</text:p>
          </table:table-cell>
          <table:table-cell table:formula="of:=[.C147]/[.$D$5]" office:value-type="float" office:value="-1.31333333333333" calcext:value-type="float">
            <text:p>-1.313</text:p>
          </table:table-cell>
          <table:table-cell table:formula="of:=IF([.D147] = 0; 0; IF([.D147] &gt; 0; [.F$3] * POWER([.D147]; [.F$4]) + [.F$1] * [.D147] + [.F$2]; -[.F$3] * POWER(-[.D147]; [.F$4]) + [.F$1] * [.D147] - [.F$2]))" office:value-type="float" office:value="-0.946173893082278" calcext:value-type="float">
            <text:p>-0.946173893082278</text:p>
          </table:table-cell>
          <table:table-cell table:formula="of:=IF([.E147] = 0; 0; IF([.E147] &gt; 0; [.G$3] * POWER([.E147]; [.G$4]) + [.G$1] * [.E147] + [.G$2]; -[.G$3] * POWER(-[.E147]; [.G$4]) + [.G$1] * [.E147] - [.G$2]))" office:value-type="float" office:value="-0.975706338787858" calcext:value-type="float">
            <text:p>-0.975706338787858</text:p>
          </table:table-cell>
          <table:table-cell table:formula="of:=POWER([.F147]-[.$A147]; 2) * SQRT(ABS([.$A147]))" office:value-type="float" office:value="0.00289724978591805" calcext:value-type="float">
            <text:p>0.00289724978591805</text:p>
          </table:table-cell>
          <table:table-cell table:formula="of:=POWER([.G147]-[.$A147]; 2) * SQRT(ABS([.$A147]))" office:value-type="float" office:value="0.000590181975090351" calcext:value-type="float">
            <text:p>0.000590181975090351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-342" calcext:value-type="float">
            <text:p>-342</text:p>
          </table:table-cell>
          <table:table-cell office:value-type="float" office:value="-399" calcext:value-type="float">
            <text:p>-399</text:p>
          </table:table-cell>
          <table:table-cell table:formula="of:=[.B148]/[.$D$5]" office:value-type="float" office:value="-1.14" calcext:value-type="float">
            <text:p>-1.140</text:p>
          </table:table-cell>
          <table:table-cell table:formula="of:=[.C148]/[.$D$5]" office:value-type="float" office:value="-1.33" calcext:value-type="float">
            <text:p>-1.330</text:p>
          </table:table-cell>
          <table:table-cell table:formula="of:=IF([.D148] = 0; 0; IF([.D148] &gt; 0; [.F$3] * POWER([.D148]; [.F$4]) + [.F$1] * [.D148] + [.F$2]; -[.F$3] * POWER(-[.D148]; [.F$4]) + [.F$1] * [.D148] - [.F$2]))" office:value-type="float" office:value="-0.946173893082278" calcext:value-type="float">
            <text:p>-0.946173893082278</text:p>
          </table:table-cell>
          <table:table-cell table:formula="of:=IF([.E148] = 0; 0; IF([.E148] &gt; 0; [.G$3] * POWER([.E148]; [.G$4]) + [.G$1] * [.E148] + [.G$2]; -[.G$3] * POWER(-[.E148]; [.G$4]) + [.G$1] * [.E148] - [.G$2]))" office:value-type="float" office:value="-1.00019824907996" calcext:value-type="float">
            <text:p>-1.00019824907996</text:p>
          </table:table-cell>
          <table:table-cell table:formula="of:=POWER([.F148]-[.$A148]; 2) * SQRT(ABS([.$A148]))" office:value-type="float" office:value="0.0000142684240033801" calcext:value-type="float">
            <text:p>1.42684240033801E-05</text:p>
          </table:table-cell>
          <table:table-cell table:formula="of:=POWER([.G148]-[.$A148]; 2) * SQRT(ABS([.$A148]))" office:value-type="float" office:value="0.00245605982384769" calcext:value-type="float">
            <text:p>0.00245605982384769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-318" calcext:value-type="float">
            <text:p>-318</text:p>
          </table:table-cell>
          <table:table-cell office:value-type="float" office:value="-383" calcext:value-type="float">
            <text:p>-383</text:p>
          </table:table-cell>
          <table:table-cell table:formula="of:=[.B149]/[.$D$5]" office:value-type="float" office:value="-1.06" calcext:value-type="float">
            <text:p>-1.060</text:p>
          </table:table-cell>
          <table:table-cell table:formula="of:=[.C149]/[.$D$5]" office:value-type="float" office:value="-1.27666666666667" calcext:value-type="float">
            <text:p>-1.277</text:p>
          </table:table-cell>
          <table:table-cell table:formula="of:=IF([.D149] = 0; 0; IF([.D149] &gt; 0; [.F$3] * POWER([.D149]; [.F$4]) + [.F$1] * [.D149] + [.F$2]; -[.F$3] * POWER(-[.D149]; [.F$4]) + [.F$1] * [.D149] - [.F$2]))" office:value-type="float" office:value="-0.811284806161805" calcext:value-type="float">
            <text:p>-0.811284806161805</text:p>
          </table:table-cell>
          <table:table-cell table:formula="of:=IF([.E149] = 0; 0; IF([.E149] &gt; 0; [.G$3] * POWER([.E149]; [.G$4]) + [.G$1] * [.E149] + [.G$2]; -[.G$3] * POWER(-[.E149]; [.G$4]) + [.G$1] * [.E149] - [.G$2]))" office:value-type="float" office:value="-0.923291094990229" calcext:value-type="float">
            <text:p>-0.923291094990229</text:p>
          </table:table-cell>
          <table:table-cell table:formula="of:=POWER([.F149]-[.$A149]; 2) * SQRT(ABS([.$A149]))" office:value-type="float" office:value="0.00746650338477507" calcext:value-type="float">
            <text:p>0.00746650338477507</text:p>
          </table:table-cell>
          <table:table-cell table:formula="of:=POWER([.G149]-[.$A149]; 2) * SQRT(ABS([.$A149]))" office:value-type="float" office:value="0.000514637072522243" calcext:value-type="float">
            <text:p>0.000514637072522243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-315" calcext:value-type="float">
            <text:p>-315</text:p>
          </table:table-cell>
          <table:table-cell office:value-type="float" office:value="-383" calcext:value-type="float">
            <text:p>-383</text:p>
          </table:table-cell>
          <table:table-cell table:formula="of:=[.B150]/[.$D$5]" office:value-type="float" office:value="-1.05" calcext:value-type="float">
            <text:p>-1.050</text:p>
          </table:table-cell>
          <table:table-cell table:formula="of:=[.C150]/[.$D$5]" office:value-type="float" office:value="-1.27666666666667" calcext:value-type="float">
            <text:p>-1.277</text:p>
          </table:table-cell>
          <table:table-cell table:formula="of:=IF([.D150] = 0; 0; IF([.D150] &gt; 0; [.F$3] * POWER([.D150]; [.F$4]) + [.F$1] * [.D150] + [.F$2]; -[.F$3] * POWER(-[.D150]; [.F$4]) + [.F$1] * [.D150] - [.F$2]))" office:value-type="float" office:value="-0.79549405294637" calcext:value-type="float">
            <text:p>-0.79549405294637</text:p>
          </table:table-cell>
          <table:table-cell table:formula="of:=IF([.E150] = 0; 0; IF([.E150] &gt; 0; [.G$3] * POWER([.E150]; [.G$4]) + [.G$1] * [.E150] + [.G$2]; -[.G$3] * POWER(-[.E150]; [.G$4]) + [.G$1] * [.E150] - [.G$2]))" office:value-type="float" office:value="-0.923291094990229" calcext:value-type="float">
            <text:p>-0.923291094990229</text:p>
          </table:table-cell>
          <table:table-cell table:formula="of:=POWER([.F150]-[.$A150]; 2) * SQRT(ABS([.$A150]))" office:value-type="float" office:value="0.00273903286250071" calcext:value-type="float">
            <text:p>0.00273903286250071</text:p>
          </table:table-cell>
          <table:table-cell table:formula="of:=POWER([.G150]-[.$A150]; 2) * SQRT(ABS([.$A150]))" office:value-type="float" office:value="0.00495235630706786" calcext:value-type="float">
            <text:p>0.00495235630706786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-316" calcext:value-type="float">
            <text:p>-316</text:p>
          </table:table-cell>
          <table:table-cell office:value-type="float" office:value="-370" calcext:value-type="float">
            <text:p>-370</text:p>
          </table:table-cell>
          <table:table-cell table:formula="of:=[.B151]/[.$D$5]" office:value-type="float" office:value="-1.05333333333333" calcext:value-type="float">
            <text:p>-1.053</text:p>
          </table:table-cell>
          <table:table-cell table:formula="of:=[.C151]/[.$D$5]" office:value-type="float" office:value="-1.23333333333333" calcext:value-type="float">
            <text:p>-1.233</text:p>
          </table:table-cell>
          <table:table-cell table:formula="of:=IF([.D151] = 0; 0; IF([.D151] &gt; 0; [.F$3] * POWER([.D151]; [.F$4]) + [.F$1] * [.D151] + [.F$2]; -[.F$3] * POWER(-[.D151]; [.F$4]) + [.F$1] * [.D151] - [.F$2]))" office:value-type="float" office:value="-0.800731702565379" calcext:value-type="float">
            <text:p>-0.800731702565379</text:p>
          </table:table-cell>
          <table:table-cell table:formula="of:=IF([.E151] = 0; 0; IF([.E151] &gt; 0; [.G$3] * POWER([.E151]; [.G$4]) + [.G$1] * [.E151] + [.G$2]; -[.G$3] * POWER(-[.E151]; [.G$4]) + [.G$1] * [.E151] - [.G$2]))" office:value-type="float" office:value="-0.863914030958376" calcext:value-type="float">
            <text:p>-0.863914030958376</text:p>
          </table:table-cell>
          <table:table-cell table:formula="of:=POWER([.F151]-[.$A151]; 2) * SQRT(ABS([.$A151]))" office:value-type="float" office:value="0.00000047886616110932" calcext:value-type="float">
            <text:p>4.78866161109322E-07</text:p>
          </table:table-cell>
          <table:table-cell table:formula="of:=POWER([.G151]-[.$A151]; 2) * SQRT(ABS([.$A151]))" office:value-type="float" office:value="0.00365373807456048" calcext:value-type="float">
            <text:p>0.00365373807456048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-310" calcext:value-type="float">
            <text:p>-310</text:p>
          </table:table-cell>
          <table:table-cell office:value-type="float" office:value="-367" calcext:value-type="float">
            <text:p>-367</text:p>
          </table:table-cell>
          <table:table-cell table:formula="of:=[.B152]/[.$D$5]" office:value-type="float" office:value="-1.03333333333333" calcext:value-type="float">
            <text:p>-1.033</text:p>
          </table:table-cell>
          <table:table-cell table:formula="of:=[.C152]/[.$D$5]" office:value-type="float" office:value="-1.22333333333333" calcext:value-type="float">
            <text:p>-1.223</text:p>
          </table:table-cell>
          <table:table-cell table:formula="of:=IF([.D152] = 0; 0; IF([.D152] &gt; 0; [.F$3] * POWER([.D152]; [.F$4]) + [.F$1] * [.D152] + [.F$2]; -[.F$3] * POWER(-[.D152]; [.F$4]) + [.F$1] * [.D152] - [.F$2]))" office:value-type="float" office:value="-0.769692527578748" calcext:value-type="float">
            <text:p>-0.769692527578748</text:p>
          </table:table-cell>
          <table:table-cell table:formula="of:=IF([.E152] = 0; 0; IF([.E152] &gt; 0; [.G$3] * POWER([.E152]; [.G$4]) + [.G$1] * [.E152] + [.G$2]; -[.G$3] * POWER(-[.E152]; [.G$4]) + [.G$1] * [.E152] - [.G$2]))" office:value-type="float" office:value="-0.850602068699995" calcext:value-type="float">
            <text:p>-0.850602068699995</text:p>
          </table:table-cell>
          <table:table-cell table:formula="of:=POWER([.F152]-[.$A152]; 2) * SQRT(ABS([.$A152]))" office:value-type="float" office:value="0.000335840877829744" calcext:value-type="float">
            <text:p>0.000335840877829744</text:p>
          </table:table-cell>
          <table:table-cell table:formula="of:=POWER([.G152]-[.$A152]; 2) * SQRT(ABS([.$A152]))" office:value-type="float" office:value="0.00876484931835589" calcext:value-type="float">
            <text:p>0.00876484931835589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-303" calcext:value-type="float">
            <text:p>-303</text:p>
          </table:table-cell>
          <table:table-cell office:value-type="float" office:value="-363" calcext:value-type="float">
            <text:p>-363</text:p>
          </table:table-cell>
          <table:table-cell table:formula="of:=[.B153]/[.$D$5]" office:value-type="float" office:value="-1.01" calcext:value-type="float">
            <text:p>-1.010</text:p>
          </table:table-cell>
          <table:table-cell table:formula="of:=[.C153]/[.$D$5]" office:value-type="float" office:value="-1.21" calcext:value-type="float">
            <text:p>-1.210</text:p>
          </table:table-cell>
          <table:table-cell table:formula="of:=IF([.D153] = 0; 0; IF([.D153] &gt; 0; [.F$3] * POWER([.D153]; [.F$4]) + [.F$1] * [.D153] + [.F$2]; -[.F$3] * POWER(-[.D153]; [.F$4]) + [.F$1] * [.D153] - [.F$2]))" office:value-type="float" office:value="-0.734642717198713" calcext:value-type="float">
            <text:p>-0.734642717198713</text:p>
          </table:table-cell>
          <table:table-cell table:formula="of:=IF([.E153] = 0; 0; IF([.E153] &gt; 0; [.G$3] * POWER([.E153]; [.G$4]) + [.G$1] * [.E153] + [.G$2]; -[.G$3] * POWER(-[.E153]; [.G$4]) + [.G$1] * [.E153] - [.G$2]))" office:value-type="float" office:value="-0.8330785" calcext:value-type="float">
            <text:p>-0.8330785</text:p>
          </table:table-cell>
          <table:table-cell table:formula="of:=POWER([.F153]-[.$A153]; 2) * SQRT(ABS([.$A153]))" office:value-type="float" office:value="0.00100409063633305" calcext:value-type="float">
            <text:p>0.00100409063633305</text:p>
          </table:table-cell>
          <table:table-cell table:formula="of:=POWER([.G153]-[.$A153]; 2) * SQRT(ABS([.$A153]))" office:value-type="float" office:value="0.0148171546630836" calcext:value-type="float">
            <text:p>0.0148171546630836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-295" calcext:value-type="float">
            <text:p>-295</text:p>
          </table:table-cell>
          <table:table-cell office:value-type="float" office:value="-341" calcext:value-type="float">
            <text:p>-341</text:p>
          </table:table-cell>
          <table:table-cell table:formula="of:=[.B154]/[.$D$5]" office:value-type="float" office:value="-0.983333333333333" calcext:value-type="float">
            <text:p>-0.983</text:p>
          </table:table-cell>
          <table:table-cell table:formula="of:=[.C154]/[.$D$5]" office:value-type="float" office:value="-1.13666666666667" calcext:value-type="float">
            <text:p>-1.137</text:p>
          </table:table-cell>
          <table:table-cell table:formula="of:=IF([.D154] = 0; 0; IF([.D154] &gt; 0; [.F$3] * POWER([.D154]; [.F$4]) + [.F$1] * [.D154] + [.F$2]; -[.F$3] * POWER(-[.D154]; [.F$4]) + [.F$1] * [.D154] - [.F$2]))" office:value-type="float" office:value="-0.696094492016554" calcext:value-type="float">
            <text:p>-0.696094492016554</text:p>
          </table:table-cell>
          <table:table-cell table:formula="of:=IF([.E154] = 0; 0; IF([.E154] &gt; 0; [.G$3] * POWER([.E154]; [.G$4]) + [.G$1] * [.E154] + [.G$2]; -[.G$3] * POWER(-[.E154]; [.G$4]) + [.G$1] * [.E154] - [.G$2]))" office:value-type="float" office:value="-0.74124856776056" calcext:value-type="float">
            <text:p>-0.74124856776056</text:p>
          </table:table-cell>
          <table:table-cell table:formula="of:=POWER([.F154]-[.$A154]; 2) * SQRT(ABS([.$A154]))" office:value-type="float" office:value="0.00171298967285335" calcext:value-type="float">
            <text:p>0.00171298967285335</text:p>
          </table:table-cell>
          <table:table-cell table:formula="of:=POWER([.G154]-[.$A154]; 2) * SQRT(ABS([.$A154]))" office:value-type="float" office:value="0.00671287857061128" calcext:value-type="float">
            <text:p>0.00671287857061128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-269" calcext:value-type="float">
            <text:p>-269</text:p>
          </table:table-cell>
          <table:table-cell office:value-type="float" office:value="-334" calcext:value-type="float">
            <text:p>-334</text:p>
          </table:table-cell>
          <table:table-cell table:formula="of:=[.B155]/[.$D$5]" office:value-type="float" office:value="-0.896666666666667" calcext:value-type="float">
            <text:p>-0.897</text:p>
          </table:table-cell>
          <table:table-cell table:formula="of:=[.C155]/[.$D$5]" office:value-type="float" office:value="-1.11333333333333" calcext:value-type="float">
            <text:p>-1.113</text:p>
          </table:table-cell>
          <table:table-cell table:formula="of:=IF([.D155] = 0; 0; IF([.D155] &gt; 0; [.F$3] * POWER([.D155]; [.F$4]) + [.F$1] * [.D155] + [.F$2]; -[.F$3] * POWER(-[.D155]; [.F$4]) + [.F$1] * [.D155] - [.F$2]))" office:value-type="float" office:value="-0.581572536233383" calcext:value-type="float">
            <text:p>-0.581572536233383</text:p>
          </table:table-cell>
          <table:table-cell table:formula="of:=IF([.E155] = 0; 0; IF([.E155] &gt; 0; [.G$3] * POWER([.E155]; [.G$4]) + [.G$1] * [.E155] + [.G$2]; -[.G$3] * POWER(-[.E155]; [.G$4]) + [.G$1] * [.E155] - [.G$2]))" office:value-type="float" office:value="-0.713619535271353" calcext:value-type="float">
            <text:p>-0.713619535271353</text:p>
          </table:table-cell>
          <table:table-cell table:formula="of:=POWER([.F155]-[.$A155]; 2) * SQRT(ABS([.$A155]))" office:value-type="float" office:value="0.000263030891575495" calcext:value-type="float">
            <text:p>0.000263030891575495</text:p>
          </table:table-cell>
          <table:table-cell table:formula="of:=POWER([.G155]-[.$A155]; 2) * SQRT(ABS([.$A155]))" office:value-type="float" office:value="0.00999957730873246" calcext:value-type="float">
            <text:p>0.00999957730873246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-262" calcext:value-type="float">
            <text:p>-262</text:p>
          </table:table-cell>
          <table:table-cell office:value-type="float" office:value="-306" calcext:value-type="float">
            <text:p>-306</text:p>
          </table:table-cell>
          <table:table-cell table:formula="of:=[.B156]/[.$D$5]" office:value-type="float" office:value="-0.873333333333333" calcext:value-type="float">
            <text:p>-0.873</text:p>
          </table:table-cell>
          <table:table-cell table:formula="of:=[.C156]/[.$D$5]" office:value-type="float" office:value="-1.02" calcext:value-type="float">
            <text:p>-1.020</text:p>
          </table:table-cell>
          <table:table-cell table:formula="of:=IF([.D156] = 0; 0; IF([.D156] &gt; 0; [.F$3] * POWER([.D156]; [.F$4]) + [.F$1] * [.D156] + [.F$2]; -[.F$3] * POWER(-[.D156]; [.F$4]) + [.F$1] * [.D156] - [.F$2]))" office:value-type="float" office:value="-0.553457607473948" calcext:value-type="float">
            <text:p>-0.553457607473948</text:p>
          </table:table-cell>
          <table:table-cell table:formula="of:=IF([.E156] = 0; 0; IF([.E156] &gt; 0; [.G$3] * POWER([.E156]; [.G$4]) + [.G$1] * [.E156] + [.G$2]; -[.G$3] * POWER(-[.E156]; [.G$4]) + [.G$1] * [.E156] - [.G$2]))" office:value-type="float" office:value="-0.610563372825517" calcext:value-type="float">
            <text:p>-0.610563372825517</text:p>
          </table:table-cell>
          <table:table-cell table:formula="of:=POWER([.F156]-[.$A156]; 2) * SQRT(ABS([.$A156]))" office:value-type="float" office:value="0.00000886610195989998" calcext:value-type="float">
            <text:p>0.00000886610195989998</text:p>
          </table:table-cell>
          <table:table-cell table:formula="of:=POWER([.G156]-[.$A156]; 2) * SQRT(ABS([.$A156]))" office:value-type="float" office:value="0.0027202038536477" calcext:value-type="float">
            <text:p>0.002720203853647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255" calcext:value-type="float">
            <text:p>-255</text:p>
          </table:table-cell>
          <table:table-cell office:value-type="float" office:value="-295" calcext:value-type="float">
            <text:p>-295</text:p>
          </table:table-cell>
          <table:table-cell table:formula="of:=[.B157]/[.$D$5]" office:value-type="float" office:value="-0.85" calcext:value-type="float">
            <text:p>-0.850</text:p>
          </table:table-cell>
          <table:table-cell table:formula="of:=[.C157]/[.$D$5]" office:value-type="float" office:value="-0.983333333333333" calcext:value-type="float">
            <text:p>-0.983</text:p>
          </table:table-cell>
          <table:table-cell table:formula="of:=IF([.D157] = 0; 0; IF([.D157] &gt; 0; [.F$3] * POWER([.D157]; [.F$4]) + [.F$1] * [.D157] + [.F$2]; -[.F$3] * POWER(-[.D157]; [.F$4]) + [.F$1] * [.D157] - [.F$2]))" office:value-type="float" office:value="-0.526456416453965" calcext:value-type="float">
            <text:p>-0.526456416453965</text:p>
          </table:table-cell>
          <table:table-cell table:formula="of:=IF([.E157] = 0; 0; IF([.E157] &gt; 0; [.G$3] * POWER([.E157]; [.G$4]) + [.G$1] * [.E157] + [.G$2]; -[.G$3] * POWER(-[.E157]; [.G$4]) + [.G$1] * [.E157] - [.G$2]))" office:value-type="float" office:value="-0.573265117574019" calcext:value-type="float">
            <text:p>-0.573265117574019</text:p>
          </table:table-cell>
          <table:table-cell table:formula="of:=POWER([.F157]-[.$A157]; 2) * SQRT(ABS([.$A157]))" office:value-type="float" office:value="0.00049493371454529" calcext:value-type="float">
            <text:p>0.00049493371454529</text:p>
          </table:table-cell>
          <table:table-cell table:formula="of:=POWER([.G157]-[.$A157]; 2) * SQRT(ABS([.$A157]))" office:value-type="float" office:value="0.00379559183701189" calcext:value-type="float">
            <text:p>0.00379559183701189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-233" calcext:value-type="float">
            <text:p>-233</text:p>
          </table:table-cell>
          <table:table-cell office:value-type="float" office:value="-270" calcext:value-type="float">
            <text:p>-270</text:p>
          </table:table-cell>
          <table:table-cell table:formula="of:=[.B158]/[.$D$5]" office:value-type="float" office:value="-0.776666666666667" calcext:value-type="float">
            <text:p>-0.777</text:p>
          </table:table-cell>
          <table:table-cell table:formula="of:=[.C158]/[.$D$5]" office:value-type="float" office:value="-0.9" calcext:value-type="float">
            <text:p>-0.900</text:p>
          </table:table-cell>
          <table:table-cell table:formula="of:=IF([.D158] = 0; 0; IF([.D158] &gt; 0; [.F$3] * POWER([.D158]; [.F$4]) + [.F$1] * [.D158] + [.F$2]; -[.F$3] * POWER(-[.D158]; [.F$4]) + [.F$1] * [.D158] - [.F$2]))" office:value-type="float" office:value="-0.448611732320797" calcext:value-type="float">
            <text:p>-0.448611732320797</text:p>
          </table:table-cell>
          <table:table-cell table:formula="of:=IF([.E158] = 0; 0; IF([.E158] &gt; 0; [.G$3] * POWER([.E158]; [.G$4]) + [.G$1] * [.E158] + [.G$2]; -[.G$3] * POWER(-[.E158]; [.G$4]) + [.G$1] * [.E158] - [.G$2]))" office:value-type="float" office:value="-0.494951714997321" calcext:value-type="float">
            <text:p>-0.494951714997321</text:p>
          </table:table-cell>
          <table:table-cell table:formula="of:=POWER([.F158]-[.$A158]; 2) * SQRT(ABS([.$A158]))" office:value-type="float" office:value="0.00000129286352327765" calcext:value-type="float">
            <text:p>1.29286352327765E-06</text:p>
          </table:table-cell>
          <table:table-cell table:formula="of:=POWER([.G158]-[.$A158]; 2) * SQRT(ABS([.$A158]))" office:value-type="float" office:value="0.00135549770950593" calcext:value-type="float">
            <text:p>0.00135549770950593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228" calcext:value-type="float">
            <text:p>-228</text:p>
          </table:table-cell>
          <table:table-cell office:value-type="float" office:value="-254" calcext:value-type="float">
            <text:p>-254</text:p>
          </table:table-cell>
          <table:table-cell table:formula="of:=[.B159]/[.$D$5]" office:value-type="float" office:value="-0.76" calcext:value-type="float">
            <text:p>-0.760</text:p>
          </table:table-cell>
          <table:table-cell table:formula="of:=[.C159]/[.$D$5]" office:value-type="float" office:value="-0.846666666666667" calcext:value-type="float">
            <text:p>-0.847</text:p>
          </table:table-cell>
          <table:table-cell table:formula="of:=IF([.D159] = 0; 0; IF([.D159] &gt; 0; [.F$3] * POWER([.D159]; [.F$4]) + [.F$1] * [.D159] + [.F$2]; -[.F$3] * POWER(-[.D159]; [.F$4]) + [.F$1] * [.D159] - [.F$2]))" office:value-type="float" office:value="-0.43235694138707" calcext:value-type="float">
            <text:p>-0.43235694138707</text:p>
          </table:table-cell>
          <table:table-cell table:formula="of:=IF([.E159] = 0; 0; IF([.E159] &gt; 0; [.G$3] * POWER([.E159]; [.G$4]) + [.G$1] * [.E159] + [.G$2]; -[.G$3] * POWER(-[.E159]; [.G$4]) + [.G$1] * [.E159] - [.G$2]))" office:value-type="float" office:value="-0.449393603255588" calcext:value-type="float">
            <text:p>-0.449393603255588</text:p>
          </table:table-cell>
          <table:table-cell table:formula="of:=POWER([.F159]-[.$A159]; 2) * SQRT(ABS([.$A159]))" office:value-type="float" office:value="0.000662163015673041" calcext:value-type="float">
            <text:p>0.000662163015673041</text:p>
          </table:table-cell>
          <table:table-cell table:formula="of:=POWER([.G159]-[.$A159]; 2) * SQRT(ABS([.$A159]))" office:value-type="float" office:value="0.00154301949718134" calcext:value-type="float">
            <text:p>0.00154301949718134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-205" calcext:value-type="float">
            <text:p>-205</text:p>
          </table:table-cell>
          <table:table-cell office:value-type="float" office:value="-245" calcext:value-type="float">
            <text:p>-245</text:p>
          </table:table-cell>
          <table:table-cell table:formula="of:=[.B160]/[.$D$5]" office:value-type="float" office:value="-0.683333333333333" calcext:value-type="float">
            <text:p>-0.683</text:p>
          </table:table-cell>
          <table:table-cell table:formula="of:=[.C160]/[.$D$5]" office:value-type="float" office:value="-0.816666666666667" calcext:value-type="float">
            <text:p>-0.817</text:p>
          </table:table-cell>
          <table:table-cell table:formula="of:=IF([.D160] = 0; 0; IF([.D160] &gt; 0; [.F$3] * POWER([.D160]; [.F$4]) + [.F$1] * [.D160] + [.F$2]; -[.F$3] * POWER(-[.D160]; [.F$4]) + [.F$1] * [.D160] - [.F$2]))" office:value-type="float" office:value="-0.3641019331282" calcext:value-type="float">
            <text:p>-0.3641019331282</text:p>
          </table:table-cell>
          <table:table-cell table:formula="of:=IF([.E160] = 0; 0; IF([.E160] &gt; 0; [.G$3] * POWER([.E160]; [.G$4]) + [.G$1] * [.E160] + [.G$2]; -[.G$3] * POWER(-[.E160]; [.G$4]) + [.G$1] * [.E160] - [.G$2]))" office:value-type="float" office:value="-0.425283619304609" calcext:value-type="float">
            <text:p>-0.425283619304609</text:p>
          </table:table-cell>
          <table:table-cell table:formula="of:=POWER([.F160]-[.$A160]; 2) * SQRT(ABS([.$A160]))" office:value-type="float" office:value="0.0001176498354233" calcext:value-type="float">
            <text:p>0.0001176498354233</text:p>
          </table:table-cell>
          <table:table-cell table:formula="of:=POWER([.G160]-[.$A160]; 2) * SQRT(ABS([.$A160]))" office:value-type="float" office:value="0.00335301118339749" calcext:value-type="float">
            <text:p>0.00335301118339749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-190" calcext:value-type="float">
            <text:p>-190</text:p>
          </table:table-cell>
          <table:table-cell office:value-type="float" office:value="-231" calcext:value-type="float">
            <text:p>-231</text:p>
          </table:table-cell>
          <table:table-cell table:formula="of:=[.B161]/[.$D$5]" office:value-type="float" office:value="-0.633333333333333" calcext:value-type="float">
            <text:p>-0.633</text:p>
          </table:table-cell>
          <table:table-cell table:formula="of:=[.C161]/[.$D$5]" office:value-type="float" office:value="-0.77" calcext:value-type="float">
            <text:p>-0.770</text:p>
          </table:table-cell>
          <table:table-cell table:formula="of:=IF([.D161] = 0; 0; IF([.D161] &gt; 0; [.F$3] * POWER([.D161]; [.F$4]) + [.F$1] * [.D161] + [.F$2]; -[.F$3] * POWER(-[.D161]; [.F$4]) + [.F$1] * [.D161] - [.F$2]))" office:value-type="float" office:value="-0.325092306285081" calcext:value-type="float">
            <text:p>-0.325092306285081</text:p>
          </table:table-cell>
          <table:table-cell table:formula="of:=IF([.E161] = 0; 0; IF([.E161] &gt; 0; [.G$3] * POWER([.E161]; [.G$4]) + [.G$1] * [.E161] + [.G$2]; -[.G$3] * POWER(-[.E161]; [.G$4]) + [.G$1] * [.E161] - [.G$2]))" office:value-type="float" office:value="-0.389893673484968" calcext:value-type="float">
            <text:p>-0.389893673484968</text:p>
          </table:table-cell>
          <table:table-cell table:formula="of:=POWER([.F161]-[.$A161]; 2) * SQRT(ABS([.$A161]))" office:value-type="float" office:value="0.00034485917701047" calcext:value-type="float">
            <text:p>0.00034485917701047</text:p>
          </table:table-cell>
          <table:table-cell table:formula="of:=POWER([.G161]-[.$A161]; 2) * SQRT(ABS([.$A161]))" office:value-type="float" office:value="0.00442607617044096" calcext:value-type="float">
            <text:p>0.00442607617044096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-171" calcext:value-type="float">
            <text:p>-171</text:p>
          </table:table-cell>
          <table:table-cell office:value-type="float" office:value="-190" calcext:value-type="float">
            <text:p>-190</text:p>
          </table:table-cell>
          <table:table-cell table:formula="of:=[.B162]/[.$D$5]" office:value-type="float" office:value="-0.57" calcext:value-type="float">
            <text:p>-0.570</text:p>
          </table:table-cell>
          <table:table-cell table:formula="of:=[.C162]/[.$D$5]" office:value-type="float" office:value="-0.633333333333333" calcext:value-type="float">
            <text:p>-0.633</text:p>
          </table:table-cell>
          <table:table-cell table:formula="of:=IF([.D162] = 0; 0; IF([.D162] &gt; 0; [.F$3] * POWER([.D162]; [.F$4]) + [.F$1] * [.D162] + [.F$2]; -[.F$3] * POWER(-[.D162]; [.F$4]) + [.F$1] * [.D162] - [.F$2]))" office:value-type="float" office:value="-0.281513332391106" calcext:value-type="float">
            <text:p>-0.281513332391106</text:p>
          </table:table-cell>
          <table:table-cell table:formula="of:=IF([.E162] = 0; 0; IF([.E162] &gt; 0; [.G$3] * POWER([.E162]; [.G$4]) + [.G$1] * [.E162] + [.G$2]; -[.G$3] * POWER(-[.E162]; [.G$4]) + [.G$1] * [.E162] - [.G$2]))" office:value-type="float" office:value="-0.300391292771162" calcext:value-type="float">
            <text:p>-0.300391292771162</text:p>
          </table:table-cell>
          <table:table-cell table:formula="of:=POWER([.F162]-[.$A162]; 2) * SQRT(ABS([.$A162]))" office:value-type="float" office:value="0.000496545059196167" calcext:value-type="float">
            <text:p>0.000496545059196167</text:p>
          </table:table-cell>
          <table:table-cell table:formula="of:=POWER([.G162]-[.$A162]; 2) * SQRT(ABS([.$A162]))" office:value-type="float" office:value="0.00126964119357448" calcext:value-type="float">
            <text:p>0.0012696411935744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147" calcext:value-type="float">
            <text:p>-147</text:p>
          </table:table-cell>
          <table:table-cell office:value-type="float" office:value="-151" calcext:value-type="float">
            <text:p>-151</text:p>
          </table:table-cell>
          <table:table-cell table:formula="of:=[.B163]/[.$D$5]" office:value-type="float" office:value="-0.49" calcext:value-type="float">
            <text:p>-0.490</text:p>
          </table:table-cell>
          <table:table-cell table:formula="of:=[.C163]/[.$D$5]" office:value-type="float" office:value="-0.503333333333333" calcext:value-type="float">
            <text:p>-0.503</text:p>
          </table:table-cell>
          <table:table-cell table:formula="of:=IF([.D163] = 0; 0; IF([.D163] &gt; 0; [.F$3] * POWER([.D163]; [.F$4]) + [.F$1] * [.D163] + [.F$2]; -[.F$3] * POWER(-[.D163]; [.F$4]) + [.F$1] * [.D163] - [.F$2]))" office:value-type="float" office:value="-0.235104485809492" calcext:value-type="float">
            <text:p>-0.235104485809492</text:p>
          </table:table-cell>
          <table:table-cell table:formula="of:=IF([.E163] = 0; 0; IF([.E163] &gt; 0; [.G$3] * POWER([.E163]; [.G$4]) + [.G$1] * [.E163] + [.G$2]; -[.G$3] * POWER(-[.E163]; [.G$4]) + [.G$1] * [.E163] - [.G$2]))" office:value-type="float" office:value="-0.233374869120776" calcext:value-type="float">
            <text:p>-0.233374869120776</text:p>
          </table:table-cell>
          <table:table-cell table:formula="of:=POWER([.F163]-[.$A163]; 2) * SQRT(ABS([.$A163]))" office:value-type="float" office:value="0.000551112460063377" calcext:value-type="float">
            <text:p>0.000551112460063377</text:p>
          </table:table-cell>
          <table:table-cell table:formula="of:=POWER([.G163]-[.$A163]; 2) * SQRT(ABS([.$A163]))" office:value-type="float" office:value="0.000498143124465468" calcext:value-type="float">
            <text:p>0.000498143124465468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table:formula="of:=[.B164]/[.$D$5]" office:value-type="float" office:value="-0.326666666666667" calcext:value-type="float">
            <text:p>-0.327</text:p>
          </table:table-cell>
          <table:table-cell table:formula="of:=[.C164]/[.$D$5]" office:value-type="float" office:value="-0.31" calcext:value-type="float">
            <text:p>-0.310</text:p>
          </table:table-cell>
          <table:table-cell table:formula="of:=IF([.D164] = 0; 0; IF([.D164] &gt; 0; [.F$3] * POWER([.D164]; [.F$4]) + [.F$1] * [.D164] + [.F$2]; -[.F$3] * POWER(-[.D164]; [.F$4]) + [.F$1] * [.D164] - [.F$2]))" office:value-type="float" office:value="-0.166360129548688" calcext:value-type="float">
            <text:p>-0.166360129548688</text:p>
          </table:table-cell>
          <table:table-cell table:formula="of:=IF([.E164] = 0; 0; IF([.E164] &gt; 0; [.G$3] * POWER([.E164]; [.G$4]) + [.G$1] * [.E164] + [.G$2]; -[.G$3] * POWER(-[.E164]; [.G$4]) + [.G$1] * [.E164] - [.G$2]))" office:value-type="float" office:value="-0.162127175434379" calcext:value-type="float">
            <text:p>-0.162127175434379</text:p>
          </table:table-cell>
          <table:table-cell table:formula="of:=POWER([.F164]-[.$A164]; 2) * SQRT(ABS([.$A164]))" office:value-type="float" office:value="0.0001036618860414" calcext:value-type="float">
            <text:p>0.0001036618860414</text:p>
          </table:table-cell>
          <table:table-cell table:formula="of:=POWER([.G164]-[.$A164]; 2) * SQRT(ABS([.$A164]))" office:value-type="float" office:value="0.000056959340204838" calcext:value-type="float">
            <text:p>5.6959340204838E-0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table:formula="of:=[.B165]/[.$D$5]" office:value-type="float" office:value="-0.0366666666666667" calcext:value-type="float">
            <text:p>-0.037</text:p>
          </table:table-cell>
          <table:table-cell table:formula="of:=[.C165]/[.$D$5]" office:value-type="float" office:value="-0.0433333333333333" calcext:value-type="float">
            <text:p>-0.043</text:p>
          </table:table-cell>
          <table:table-cell table:formula="of:=IF([.D165] = 0; 0; IF([.D165] &gt; 0; [.F$3] * POWER([.D165]; [.F$4]) + [.F$1] * [.D165] + [.F$2]; -[.F$3] * POWER(-[.D165]; [.F$4]) + [.F$1] * [.D165] - [.F$2]))" office:value-type="float" office:value="-0.104831788848443" calcext:value-type="float">
            <text:p>-0.104831788848443</text:p>
          </table:table-cell>
          <table:table-cell table:formula="of:=IF([.E165] = 0; 0; IF([.E165] &gt; 0; [.G$3] * POWER([.E165]; [.G$4]) + [.G$1] * [.E165] + [.G$2]; -[.G$3] * POWER(-[.E165]; [.G$4]) + [.G$1] * [.E165] - [.G$2]))" office:value-type="float" office:value="-0.106203478382076" calcext:value-type="float">
            <text:p>-0.106203478382076</text:p>
          </table:table-cell>
          <table:table-cell table:formula="of:=POWER([.F165]-[.$A165]; 2) * SQRT(ABS([.$A165]))" office:value-type="float" office:value="0.00000738271144561539" calcext:value-type="float">
            <text:p>7.38271144561539E-06</text:p>
          </table:table-cell>
          <table:table-cell table:formula="of:=POWER([.G165]-[.$A165]; 2) * SQRT(ABS([.$A165]))" office:value-type="float" office:value="0.0000121694386680882" calcext:value-type="float">
            <text:p>1.21694386680882E-05</text:p>
          </table:table-cell>
        </table:table-row>
        <table:table-row table:style-name="ro1"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66]/[.$D$5]" office:value-type="float" office:value="0" calcext:value-type="float">
            <text:p>0.000</text:p>
          </table:table-cell>
          <table:table-cell table:formula="of:=[.C166]/[.$D$5]" office:value-type="float" office:value="0" calcext:value-type="float">
            <text:p>0.000</text:p>
          </table:table-cell>
          <table:table-cell table:formula="of:=IF([.D166] = 0; 0; IF([.D166] &gt; 0; [.F$3] * POWER([.D166]; [.F$4]) + [.F$1] * [.D166] + [.F$2]; -[.F$3] * POWER(-[.D166]; [.F$4]) + [.F$1] * [.D166] - [.F$2]))" office:value-type="float" office:value="0" calcext:value-type="float">
            <text:p>0</text:p>
          </table:table-cell>
          <table:table-cell table:formula="of:=IF([.E166] = 0; 0; IF([.E166] &gt; 0; [.G$3] * POWER([.E166]; [.G$4]) + [.G$1] * [.E166] + [.G$2]; -[.G$3] * POWER(-[.E166]; [.G$4]) + [.G$1] * [.E166] - [.G$2]))" office:value-type="float" office:value="0" calcext:value-type="float">
            <text:p>0</text:p>
          </table:table-cell>
          <table:table-cell table:formula="of:=POWER([.F166]-[.$A166]; 2) * SQRT(ABS([.$A166]))" office:value-type="float" office:value="0.000559016994374947" calcext:value-type="float">
            <text:p>0.000559016994374947</text:p>
          </table:table-cell>
          <table:table-cell table:formula="of:=POWER([.G166]-[.$A166]; 2) * SQRT(ABS([.$A166]))" office:value-type="float" office:value="0.000559016994374947" calcext:value-type="float">
            <text:p>0.000559016994374947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 table:formula="of:=[.B167]/[.$D$5]" office:value-type="float" office:value="0" calcext:value-type="float">
            <text:p>0.000</text:p>
          </table:table-cell>
          <table:table-cell table:formula="of:=[.C167]/[.$D$5]" office:value-type="float" office:value="0" calcext:value-type="float">
            <text:p>0.000</text:p>
          </table:table-cell>
          <table:table-cell table:formula="of:=IF([.D167] = 0; 0; IF([.D167] &gt; 0; [.F$3] * POWER([.D167]; [.F$4]) + [.F$1] * [.D167] + [.F$2]; -[.F$3] * POWER(-[.D167]; [.F$4]) + [.F$1] * [.D167] - [.F$2]))" office:value-type="float" office:value="0" calcext:value-type="float">
            <text:p>0</text:p>
          </table:table-cell>
          <table:table-cell table:formula="of:=IF([.E167] = 0; 0; IF([.E167] &gt; 0; [.G$3] * POWER([.E167]; [.G$4]) + [.G$1] * [.E167] + [.G$2]; -[.G$3] * POWER(-[.E167]; [.G$4]) + [.G$1] * [.E167] - [.G$2]))" office:value-type="float" office:value="0" calcext:value-type="float">
            <text:p>0</text:p>
          </table:table-cell>
          <table:table-cell table:formula="of:=POWER([.F167]-[.$A167]; 2) * SQRT(ABS([.$A167]))" office:value-type="float" office:value="0" calcext:value-type="float">
            <text:p>0</text:p>
          </table:table-cell>
          <table:table-cell table:formula="of:=POWER([.G167]-[.$A167]; 2) * SQRT(ABS([.$A167]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ap Versteegh</meta:initial-creator>
    <meta:creation-date>2023-10-28T14:49:40.256182789</meta:creation-date>
    <dc:date>2023-10-28T18:13:25.684288242</dc:date>
    <dc:creator>Jaap Versteegh</dc:creator>
    <meta:editing-duration>PT8M58S</meta:editing-duration>
    <meta:editing-cycles>2</meta:editing-cycles>
    <meta:generator>LibreOffice/7.3.7.2$Linux_X86_64 LibreOffice_project/30$Build-2</meta:generator>
    <meta:document-statistic meta:table-count="1" meta:cell-count="14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inimum="-1.25" chart:maximum="1.25" chart:origin="0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00cc" draw:fill-color="#0000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67cm" svg:height="33.828cm" xlink:href=".." xlink:type="simple" chart:class="chart:scatter" chart:column-mapping="0" chart:style-name="ch1">
        <chart:title svg:x="15.518cm" svg:y="0.812cm" chart:style-name="ch2">
          <text:p>Motor Left Non Linearity</text:p>
        </chart:title>
        <chart:legend chart:legend-position="end" svg:x="33.829cm" svg:y="16.366cm" style:legend-expansion="high" chart:style-name="ch3"/>
        <chart:plot-area chart:style-name="ch4" table:cell-range-address="Sheet1.F6:Sheet1.F167 Sheet1.D6:Sheet1.D167" chart:data-source-has-labels="row" svg:x="1.73cm" svg:y="2.267cm" svg:width="31.38cm" svg:height="29.904cm">
          <chart:coordinate-region svg:x="1.876cm" svg:y="2.466cm" svg:width="31.14cm" svg:height="29.506cm"/>
          <chart:axis chart:dimension="x" chart:name="primary-x" chart:style-name="ch5">
            <chart:title svg:x="16.86cm" svg:y="32.847cm" chart:style-name="ch6">
              <text:p>Setting</text:p>
            </chart:title>
            <chart:grid chart:style-name="ch7" chart:class="major"/>
          </chart:axis>
          <chart:axis chart:dimension="y" chart:name="primary-y" chart:style-name="ch8">
            <chart:title svg:x="0.451cm" svg:y="18.652cm" chart:style-name="ch9">
              <text:p>Counts / 5 seconds</text:p>
            </chart:title>
            <chart:grid chart:style-name="ch7" chart:class="major"/>
          </chart:axis>
          <chart:series chart:style-name="ch10" chart:values-cell-range-address="Sheet1.D7:Sheet1.D167" chart:label-cell-address="Sheet1.F6:Sheet1.F6" chart:class="chart:scatter">
            <chart:domain table:cell-range-address="Sheet1.F7:Sheet1.F167"/>
            <chart:data-point chart:repeated="161"/>
          </chart:series>
          <chart:series chart:style-name="ch11" chart:values-cell-range-address="Sheet1.D7:Sheet1.D167" chart:label-cell-address="Sheet1.D6:Sheet1.D6" chart:class="chart:scatter">
            <chart:domain table:cell-range-address="Sheet1.A7:Sheet1.A167"/>
            <chart:data-point chart:repeated="1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Left</text:p>
                <draw:g>
                  <svg:desc>Sheet1.F6:Sheet1.F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eft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7:Sheet1.F167</svg:desc>
                </draw:g>
              </table:table-cell>
              <table:table-cell office:value-type="float" office:value="0">
                <text:p>0</text:p>
                <draw:g>
                  <svg:desc>Sheet1.D7:Sheet1.D167</svg:desc>
                </draw:g>
              </table:table-cell>
              <table:table-cell office:value-type="float" office:value="0">
                <text:p>0</text:p>
                <draw:g>
                  <svg:desc>Sheet1.A7:Sheet1.A167</svg:desc>
                </draw:g>
              </table:table-cell>
              <table:table-cell office:value-type="float" office:value="0">
                <text:p>0</text:p>
                <draw:g>
                  <svg:desc>Sheet1.D7:Sheet1.D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43333533766">
                <text:p>0.100043333533766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996570874303">
                <text:p>0.13996570874303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15">
                <text:p>0.15</text:p>
              </table:table-cell>
              <table:table-cell office:value-type="float" office:value="0.233333333333333">
                <text:p>0.2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3143707979859">
                <text:p>0.203143707979859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431088997076">
                <text:p>0.251431088997076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3661160282923">
                <text:p>0.303661160282923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603333333333333">
                <text:p>0.60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5962534860117">
                <text:p>0.355962534860117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0464583817563">
                <text:p>0.410464583817563</text:p>
              </table:table-cell>
              <table:table-cell office:value-type="float" office:value="0.736666666666667">
                <text:p>0.73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736666666666667">
                <text:p>0.73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1992065036599">
                <text:p>0.461992065036599</text:p>
              </table:table-cell>
              <table:table-cell office:value-type="float" office:value="0.79">
                <text:p>0.79</text:p>
              </table:table-cell>
              <table:table-cell office:value-type="float" office:value="0.45">
                <text:p>0.4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1519168226243">
                <text:p>0.511519168226243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36666666666667">
                <text:p>0.83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1750508038941">
                <text:p>0.541750508038941</text:p>
              </table:table-cell>
              <table:table-cell office:value-type="float" office:value="0.863333333333333">
                <text:p>0.86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6573222405573">
                <text:p>0.6065732224055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4615591738615">
                <text:p>0.654615591738615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65">
                <text:p>0.65</text:p>
              </table:table-cell>
              <table:table-cell office:value-type="float" office:value="0.953333333333333">
                <text:p>0.95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6705582409194">
                <text:p>0.686705582409194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7">
                <text:p>0.7</text:p>
              </table:table-cell>
              <table:table-cell office:value-type="float" office:value="0.976666666666667">
                <text:p>0.97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4518915923314">
                <text:p>0.754518915923314</text:p>
              </table:table-cell>
              <table:table-cell office:value-type="float" office:value="1.02333333333333">
                <text:p>1.02333333333333</text:p>
              </table:table-cell>
              <table:table-cell office:value-type="float" office:value="0.75">
                <text:p>0.75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4518915923314">
                <text:p>0.754518915923314</text:p>
              </table:table-cell>
              <table:table-cell office:value-type="float" office:value="1.02333333333333">
                <text:p>1.02333333333333</text:p>
              </table:table-cell>
              <table:table-cell office:value-type="float" office:value="0.8">
                <text:p>0.8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0731702565379">
                <text:p>0.800731702565379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0.85">
                <text:p>0.85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6460916384743">
                <text:p>0.76460916384743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1284806161805">
                <text:p>0.811284806161805</text:p>
              </table:table-cell>
              <table:table-cell office:value-type="float" office:value="1.06">
                <text:p>1.06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0731702565379">
                <text:p>0.800731702565379</text:p>
              </table:table-cell>
              <table:table-cell office:value-type="float" office:value="1.05333333333333">
                <text:p>1.05333333333333</text:p>
              </table:table-cell>
              <table:table-cell office:value-type="float" office:value="1">
                <text:p>1</text:p>
              </table:table-cell>
              <table:table-cell office:value-type="float" office:value="1.05333333333333">
                <text:p>1.05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4801461531233">
                <text:p>0.774801461531233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0.95">
                <text:p>0.95</text:p>
              </table:table-cell>
              <table:table-cell office:value-type="float" office:value="1.03666666666667">
                <text:p>1.03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9936023416225">
                <text:p>0.779936023416225</text:p>
              </table:table-cell>
              <table:table-cell office:value-type="float" office:value="1.04">
                <text:p>1.04</text:p>
              </table:table-cell>
              <table:table-cell office:value-type="float" office:value="0.9">
                <text:p>0.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4801461531233">
                <text:p>0.774801461531233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0.85">
                <text:p>0.85</text:p>
              </table:table-cell>
              <table:table-cell office:value-type="float" office:value="1.03666666666667">
                <text:p>1.03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9692527578748">
                <text:p>0.769692527578748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8">
                <text:p>0.8</text:p>
              </table:table-cell>
              <table:table-cell office:value-type="float" office:value="1.03333333333333">
                <text:p>1.0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24855838049239">
                <text:p>0.724855838049239</text:p>
              </table:table-cell>
              <table:table-cell office:value-type="float" office:value="1.00333333333333">
                <text:p>1.00333333333333</text:p>
              </table:table-cell>
              <table:table-cell office:value-type="float" office:value="0.75">
                <text:p>0.75</text:p>
              </table:table-cell>
              <table:table-cell office:value-type="float" office:value="1.00333333333333">
                <text:p>1.00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8222257316171">
                <text:p>0.668222257316171</text:p>
              </table:table-cell>
              <table:table-cell office:value-type="float" office:value="0.963333333333333">
                <text:p>0.963333333333333</text:p>
              </table:table-cell>
              <table:table-cell office:value-type="float" office:value="0.7">
                <text:p>0.7</text:p>
              </table:table-cell>
              <table:table-cell office:value-type="float" office:value="0.963333333333333">
                <text:p>0.96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54615591738615">
                <text:p>0.654615591738615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65">
                <text:p>0.65</text:p>
              </table:table-cell>
              <table:table-cell office:value-type="float" office:value="0.953333333333333">
                <text:p>0.95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9812844637117">
                <text:p>0.589812844637117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53457607473948">
                <text:p>0.553457607473948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0.873333333333333">
                <text:p>0.87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6934835744225">
                <text:p>0.496934835744225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823333333333333">
                <text:p>0.82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8809113052073">
                <text:p>0.468809113052073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4392173367673">
                <text:p>0.404392173367673</text:p>
              </table:table-cell>
              <table:table-cell office:value-type="float" office:value="0.73">
                <text:p>0.73</text:p>
              </table:table-cell>
              <table:table-cell office:value-type="float" office:value="0.4">
                <text:p>0.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7630655983976">
                <text:p>0.337630655983976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9093414496926">
                <text:p>0.299093414496926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596666666666667">
                <text:p>0.59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7017131277319">
                <text:p>0.267017131277319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5237457080032">
                <text:p>0.215237457080032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6360129548688">
                <text:p>0.166360129548688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0.15">
                <text:p>0.15</text:p>
              </table:table-cell>
              <table:table-cell office:value-type="float" office:value="0.326666666666667">
                <text:p>0.32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8046152616251">
                <text:p>0.108046152616251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00043333533766">
                <text:p>-0.100043333533766</text:p>
              </table:table-cell>
              <table:table-cell office:value-type="float" office:value="-0.000333333333333333">
                <text:p>-0.0003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00333333333333333">
                <text:p>-0.0003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5029944314124">
                <text:p>-0.15029944314124</text:p>
              </table:table-cell>
              <table:table-cell office:value-type="float" office:value="-0.273333333333333">
                <text:p>-0.273333333333333</text:p>
              </table:table-cell>
              <table:table-cell office:value-type="float" office:value="-0.15">
                <text:p>-0.15</text:p>
              </table:table-cell>
              <table:table-cell office:value-type="float" office:value="-0.273333333333333">
                <text:p>-0.27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12129772096095">
                <text:p>-0.212129772096095</text:p>
              </table:table-cell>
              <table:table-cell office:value-type="float" office:value="-0.443333333333333">
                <text:p>-0.44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443333333333333">
                <text:p>-0.44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65012301332649">
                <text:p>-0.265012301332649</text:p>
              </table:table-cell>
              <table:table-cell office:value-type="float" office:value="-0.543333333333333">
                <text:p>-0.543333333333333</text:p>
              </table:table-cell>
              <table:table-cell office:value-type="float" office:value="-0.25">
                <text:p>-0.25</text:p>
              </table:table-cell>
              <table:table-cell office:value-type="float" office:value="-0.543333333333333">
                <text:p>-0.54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13007734802313">
                <text:p>-0.313007734802313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-0.3">
                <text:p>-0.3</text:p>
              </table:table-cell>
              <table:table-cell office:value-type="float" office:value="-0.616666666666667">
                <text:p>-0.61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50631110629291">
                <text:p>-0.350631110629291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04392173367673">
                <text:p>-0.404392173367673</text:p>
              </table:table-cell>
              <table:table-cell office:value-type="float" office:value="-0.73">
                <text:p>-0.73</text:p>
              </table:table-cell>
              <table:table-cell office:value-type="float" office:value="-0.4">
                <text:p>-0.4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65389963403844">
                <text:p>-0.465389963403844</text:p>
              </table:table-cell>
              <table:table-cell office:value-type="float" office:value="-0.793333333333333">
                <text:p>-0.793333333333333</text:p>
              </table:table-cell>
              <table:table-cell office:value-type="float" office:value="-0.45">
                <text:p>-0.45</text:p>
              </table:table-cell>
              <table:table-cell office:value-type="float" office:value="-0.793333333333333">
                <text:p>-0.79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34058612075832">
                <text:p>-0.534058612075832</text:p>
              </table:table-cell>
              <table:table-cell office:value-type="float" office:value="-0.856666666666667">
                <text:p>-0.856666666666667</text:p>
              </table:table-cell>
              <table:table-cell office:value-type="float" office:value="-0.5">
                <text:p>-0.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73424839889768">
                <text:p>-0.573424839889768</text:p>
              </table:table-cell>
              <table:table-cell office:value-type="float" office:value="-0.89">
                <text:p>-0.89</text:p>
              </table:table-cell>
              <table:table-cell office:value-type="float" office:value="-0.55">
                <text:p>-0.5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23709812168891">
                <text:p>-0.623709812168891</text:p>
              </table:table-cell>
              <table:table-cell office:value-type="float" office:value="-0.93">
                <text:p>-0.93</text:p>
              </table:table-cell>
              <table:table-cell office:value-type="float" office:value="-0.6">
                <text:p>-0.6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672806423824203">
                <text:p>-0.672806423824203</text:p>
              </table:table-cell>
              <table:table-cell office:value-type="float" office:value="-0.966666666666667">
                <text:p>-0.966666666666667</text:p>
              </table:table-cell>
              <table:table-cell office:value-type="float" office:value="-0.65">
                <text:p>-0.65</text:p>
              </table:table-cell>
              <table:table-cell office:value-type="float" office:value="-0.966666666666667">
                <text:p>-0.966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9138771767476">
                <text:p>-0.69138771767476</text:p>
              </table:table-cell>
              <table:table-cell office:value-type="float" office:value="-0.98">
                <text:p>-0.98</text:p>
              </table:table-cell>
              <table:table-cell office:value-type="float" office:value="-0.7">
                <text:p>-0.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24855838049239">
                <text:p>-0.724855838049239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-0.75">
                <text:p>-0.75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9549405294637">
                <text:p>-0.79549405294637</text:p>
              </table:table-cell>
              <table:table-cell office:value-type="float" office:value="-1.05">
                <text:p>-1.05</text:p>
              </table:table-cell>
              <table:table-cell office:value-type="float" office:value="-0.8">
                <text:p>-0.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28465937172108">
                <text:p>-0.928465937172108</text:p>
              </table:table-cell>
              <table:table-cell office:value-type="float" office:value="-1.13">
                <text:p>-1.13</text:p>
              </table:table-cell>
              <table:table-cell office:value-type="float" office:value="-0.85">
                <text:p>-0.85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05121966451848">
                <text:p>-1.05121966451848</text:p>
              </table:table-cell>
              <table:table-cell office:value-type="float" office:value="-1.19666666666667">
                <text:p>-1.19666666666667</text:p>
              </table:table-cell>
              <table:table-cell office:value-type="float" office:value="-0.9">
                <text:p>-0.9</text:p>
              </table:table-cell>
              <table:table-cell office:value-type="float" office:value="-1.19666666666667">
                <text:p>-1.19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17832704205041">
                <text:p>-1.17832704205041</text:p>
              </table:table-cell>
              <table:table-cell office:value-type="float" office:value="-1.26">
                <text:p>-1.26</text:p>
              </table:table-cell>
              <table:table-cell office:value-type="float" office:value="-0.95">
                <text:p>-0.95</text:p>
              </table:table-cell>
              <table:table-cell office:value-type="float" office:value="-1.26">
                <text:p>-1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15756199108024">
                <text:p>-1.15756199108024</text:p>
              </table:table-cell>
              <table:table-cell office:value-type="float" office:value="-1.25">
                <text:p>-1.25</text:p>
              </table:table-cell>
              <table:table-cell office:value-type="float" office:value="-1">
                <text:p>-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2577635495897">
                <text:p>-1.02577635495897</text:p>
              </table:table-cell>
              <table:table-cell office:value-type="float" office:value="-1.18333333333333">
                <text:p>-1.18333333333333</text:p>
              </table:table-cell>
              <table:table-cell office:value-type="float" office:value="-0.95">
                <text:p>-0.95</text:p>
              </table:table-cell>
              <table:table-cell office:value-type="float" office:value="-1.18333333333333">
                <text:p>-1.18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882438361435459">
                <text:p>-0.882438361435459</text:p>
              </table:table-cell>
              <table:table-cell office:value-type="float" office:value="-1.10333333333333">
                <text:p>-1.10333333333333</text:p>
              </table:table-cell>
              <table:table-cell office:value-type="float" office:value="-0.9">
                <text:p>-0.9</text:p>
              </table:table-cell>
              <table:table-cell office:value-type="float" office:value="-1.10333333333333">
                <text:p>-1.10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65621291825303">
                <text:p>-0.865621291825303</text:p>
              </table:table-cell>
              <table:table-cell office:value-type="float" office:value="-1.09333333333333">
                <text:p>-1.09333333333333</text:p>
              </table:table-cell>
              <table:table-cell office:value-type="float" office:value="-0.85">
                <text:p>-0.85</text:p>
              </table:table-cell>
              <table:table-cell office:value-type="float" office:value="-1.09333333333333">
                <text:p>-1.09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9549405294637">
                <text:p>-0.79549405294637</text:p>
              </table:table-cell>
              <table:table-cell office:value-type="float" office:value="-1.05">
                <text:p>-1.05</text:p>
              </table:table-cell>
              <table:table-cell office:value-type="float" office:value="-0.8">
                <text:p>-0.8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59551312570061">
                <text:p>-0.759551312570061</text:p>
              </table:table-cell>
              <table:table-cell office:value-type="float" office:value="-1.02666666666667">
                <text:p>-1.02666666666667</text:p>
              </table:table-cell>
              <table:table-cell office:value-type="float" office:value="-0.75">
                <text:p>-0.75</text:p>
              </table:table-cell>
              <table:table-cell office:value-type="float" office:value="-1.02666666666667">
                <text:p>-1.026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59551312570061">
                <text:p>-0.759551312570061</text:p>
              </table:table-cell>
              <table:table-cell office:value-type="float" office:value="-1.02666666666667">
                <text:p>-1.02666666666667</text:p>
              </table:table-cell>
              <table:table-cell office:value-type="float" office:value="-0.7">
                <text:p>-0.7</text:p>
              </table:table-cell>
              <table:table-cell office:value-type="float" office:value="-1.02666666666667">
                <text:p>-1.02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72">
                <text:p>-0.72</text:p>
              </table:table-cell>
              <table:table-cell office:value-type="float" office:value="-1">
                <text:p>-1</text:p>
              </table:table-cell>
              <table:table-cell office:value-type="float" office:value="-0.65">
                <text:p>-0.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50128450996985">
                <text:p>-0.650128450996985</text:p>
              </table:table-cell>
              <table:table-cell office:value-type="float" office:value="-0.95">
                <text:p>-0.95</text:p>
              </table:table-cell>
              <table:table-cell office:value-type="float" office:value="-0.6">
                <text:p>-0.6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23709812168891">
                <text:p>-0.623709812168891</text:p>
              </table:table-cell>
              <table:table-cell office:value-type="float" office:value="-0.93">
                <text:p>-0.93</text:p>
              </table:table-cell>
              <table:table-cell office:value-type="float" office:value="-0.55">
                <text:p>-0.55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61375887141984">
                <text:p>-0.561375887141984</text:p>
              </table:table-cell>
              <table:table-cell office:value-type="float" office:value="-0.88">
                <text:p>-0.88</text:p>
              </table:table-cell>
              <table:table-cell office:value-type="float" office:value="-0.5">
                <text:p>-0.5</text:p>
              </table:table-cell>
              <table:table-cell office:value-type="float" office:value="-0.88">
                <text:p>-0.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00548048508894">
                <text:p>-0.500548048508894</text:p>
              </table:table-cell>
              <table:table-cell office:value-type="float" office:value="-0.826666666666667">
                <text:p>-0.826666666666667</text:p>
              </table:table-cell>
              <table:table-cell office:value-type="float" office:value="-0.45">
                <text:p>-0.45</text:p>
              </table:table-cell>
              <table:table-cell office:value-type="float" office:value="-0.826666666666667">
                <text:p>-0.82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55259771892694">
                <text:p>-0.455259771892694</text:p>
              </table:table-cell>
              <table:table-cell office:value-type="float" office:value="-0.783333333333333">
                <text:p>-0.783333333333333</text:p>
              </table:table-cell>
              <table:table-cell office:value-type="float" office:value="-0.4">
                <text:p>-0.4</text:p>
              </table:table-cell>
              <table:table-cell office:value-type="float" office:value="-0.783333333333333">
                <text:p>-0.78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75222769180296">
                <text:p>-0.375222769180296</text:p>
              </table:table-cell>
              <table:table-cell office:value-type="float" office:value="-0.696666666666667">
                <text:p>-0.69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696666666666667">
                <text:p>-0.69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08299086404994">
                <text:p>-0.308299086404994</text:p>
              </table:table-cell>
              <table:table-cell office:value-type="float" office:value="-0.61">
                <text:p>-0.61</text:p>
              </table:table-cell>
              <table:table-cell office:value-type="float" office:value="-0.3">
                <text:p>-0.3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99093414496926">
                <text:p>-0.299093414496926</text:p>
              </table:table-cell>
              <table:table-cell office:value-type="float" office:value="-0.596666666666667">
                <text:p>-0.596666666666667</text:p>
              </table:table-cell>
              <table:table-cell office:value-type="float" office:value="-0.25">
                <text:p>-0.25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18402299578969">
                <text:p>-0.218402299578969</text:p>
              </table:table-cell>
              <table:table-cell office:value-type="float" office:value="-0.456666666666667">
                <text:p>-0.456666666666667</text:p>
              </table:table-cell>
              <table:table-cell office:value-type="float" office:value="-0.2">
                <text:p>-0.2</text:p>
              </table:table-cell>
              <table:table-cell office:value-type="float" office:value="-0.456666666666667">
                <text:p>-0.45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66360129548688">
                <text:p>-0.166360129548688</text:p>
              </table:table-cell>
              <table:table-cell office:value-type="float" office:value="-0.326666666666667">
                <text:p>-0.326666666666667</text:p>
              </table:table-cell>
              <table:table-cell office:value-type="float" office:value="-0.15">
                <text:p>-0.15</text:p>
              </table:table-cell>
              <table:table-cell office:value-type="float" office:value="-0.326666666666667">
                <text:p>-0.32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5282367911946">
                <text:p>-0.105282367911946</text:p>
              </table:table-cell>
              <table:table-cell office:value-type="float" office:value="-0.04">
                <text:p>-0.04</text:p>
              </table:table-cell>
              <table:table-cell office:value-type="float" office:value="-0.1">
                <text:p>-0.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0043333533766">
                <text:p>0.100043333533766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4104704962345">
                <text:p>0.144104704962345</text:p>
              </table:table-cell>
              <table:table-cell office:value-type="float" office:value="0.25">
                <text:p>0.25</text:p>
              </table:table-cell>
              <table:table-cell office:value-type="float" office:value="0.15">
                <text:p>0.1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3143707979859">
                <text:p>0.203143707979859</text:p>
              </table:table-cell>
              <table:table-cell office:value-type="float" office:value="0.423333333333333">
                <text:p>0.42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3323262512158">
                <text:p>0.253323262512158</text:p>
              </table:table-cell>
              <table:table-cell office:value-type="float" office:value="0.523333333333333">
                <text:p>0.52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523333333333333">
                <text:p>0.52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3661160282923">
                <text:p>0.303661160282923</text:p>
              </table:table-cell>
              <table:table-cell office:value-type="float" office:value="0.603333333333333">
                <text:p>0.60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603333333333333">
                <text:p>0.60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3287382387352">
                <text:p>0.353287382387352</text:p>
              </table:table-cell>
              <table:table-cell office:value-type="float" office:value="0.67">
                <text:p>0.67</text:p>
              </table:table-cell>
              <table:table-cell office:value-type="float" office:value="0.35">
                <text:p>0.3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92487426488794">
                <text:p>0.392487426488794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58615355407052">
                <text:p>0.458615355407052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786666666666667">
                <text:p>0.78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977378039273">
                <text:p>0.48977378039273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61375887141984">
                <text:p>0.561375887141984</text:p>
              </table:table-cell>
              <table:table-cell office:value-type="float" office:value="0.88">
                <text:p>0.88</text:p>
              </table:table-cell>
              <table:table-cell office:value-type="float" office:value="0.55">
                <text:p>0.5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98146246562331">
                <text:p>0.598146246562331</text:p>
              </table:table-cell>
              <table:table-cell office:value-type="float" office:value="0.91">
                <text:p>0.91</text:p>
              </table:table-cell>
              <table:table-cell office:value-type="float" office:value="0.6">
                <text:p>0.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6811443559126">
                <text:p>0.636811443559126</text:p>
              </table:table-cell>
              <table:table-cell office:value-type="float" office:value="0.94">
                <text:p>0.94</text:p>
              </table:table-cell>
              <table:table-cell office:value-type="float" office:value="0.65">
                <text:p>0.6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710363235547726">
                <text:p>0.710363235547726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7">
                <text:p>0.7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49511916027509">
                <text:p>0.749511916027509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49043628166391">
                <text:p>0.84904362816639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">
                <text:p>0.8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27309832353428">
                <text:p>0.827309832353428</text:p>
              </table:table-cell>
              <table:table-cell office:value-type="float" office:value="1.07">
                <text:p>1.07</text:p>
              </table:table-cell>
              <table:table-cell office:value-type="float" office:value="0.85">
                <text:p>0.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93783500551547">
                <text:p>0.893783500551547</text:p>
              </table:table-cell>
              <table:table-cell office:value-type="float" office:value="1.11">
                <text:p>1.11</text:p>
              </table:table-cell>
              <table:table-cell office:value-type="float" office:value="0.9">
                <text:p>0.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6805976330894">
                <text:p>0.876805976330894</text:p>
              </table:table-cell>
              <table:table-cell office:value-type="float" office:value="1.1">
                <text:p>1.1</text:p>
              </table:table-cell>
              <table:table-cell office:value-type="float" office:value="0.95">
                <text:p>0.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32703835558976">
                <text:p>0.832703835558976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1">
                <text:p>1</text:p>
              </table:table-cell>
              <table:table-cell office:value-type="float" office:value="1.07333333333333">
                <text:p>1.07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6796837128041">
                <text:p>0.916796837128041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0.95">
                <text:p>0.95</text:p>
              </table:table-cell>
              <table:table-cell office:value-type="float" office:value="1.12333333333333">
                <text:p>1.12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3783500551547">
                <text:p>0.893783500551547</text:p>
              </table:table-cell>
              <table:table-cell office:value-type="float" office:value="1.11">
                <text:p>1.11</text:p>
              </table:table-cell>
              <table:table-cell office:value-type="float" office:value="0.9">
                <text:p>0.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0599526784355">
                <text:p>0.80599526784355</text:p>
              </table:table-cell>
              <table:table-cell office:value-type="float" office:value="1.05666666666667">
                <text:p>1.05666666666667</text:p>
              </table:table-cell>
              <table:table-cell office:value-type="float" office:value="0.85">
                <text:p>0.85</text:p>
              </table:table-cell>
              <table:table-cell office:value-type="float" office:value="1.05666666666667">
                <text:p>1.05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9736724374527">
                <text:p>0.729736724374527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0.8">
                <text:p>0.8</text:p>
              </table:table-cell>
              <table:table-cell office:value-type="float" office:value="1.00666666666667">
                <text:p>1.006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82048027525381">
                <text:p>0.682048027525381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75">
                <text:p>0.75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4530254946382">
                <text:p>0.744530254946382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0.7">
                <text:p>0.7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54615591738615">
                <text:p>0.654615591738615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65">
                <text:p>0.65</text:p>
              </table:table-cell>
              <table:table-cell office:value-type="float" office:value="0.953333333333333">
                <text:p>0.953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06573222405573">
                <text:p>0.6065732224055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26456416453965">
                <text:p>0.526456416453965</text:p>
              </table:table-cell>
              <table:table-cell office:value-type="float" office:value="0.85">
                <text:p>0.85</text:p>
              </table:table-cell>
              <table:table-cell office:value-type="float" office:value="0.55">
                <text:p>0.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4058612075832">
                <text:p>0.534058612075832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8611732320797">
                <text:p>0.448611732320797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1972468616843">
                <text:p>0.41972468616843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8051324632175">
                <text:p>0.378051324632175</text:p>
              </table:table-cell>
              <table:table-cell office:value-type="float" office:value="0.7">
                <text:p>0.7</text:p>
              </table:table-cell>
              <table:table-cell office:value-type="float" office:value="0.35">
                <text:p>0.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2639357334151">
                <text:p>0.322639357334151</text:p>
              </table:table-cell>
              <table:table-cell office:value-type="float" office:value="0.63">
                <text:p>0.63</text:p>
              </table:table-cell>
              <table:table-cell office:value-type="float" office:value="0.3">
                <text:p>0.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1051485413679">
                <text:p>0.261051485413679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536666666666667">
                <text:p>0.53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3676506966149">
                <text:p>0.213676506966149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446666666666667">
                <text:p>0.446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7457475401487">
                <text:p>0.167457475401487</text:p>
              </table:table-cell>
              <table:table-cell office:value-type="float" office:value="0.33">
                <text:p>0.33</text:p>
              </table:table-cell>
              <table:table-cell office:value-type="float" office:value="0.15">
                <text:p>0.1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5282367911946">
                <text:p>0.105282367911946</text:p>
              </table:table-cell>
              <table:table-cell office:value-type="float" office:value="0.04">
                <text:p>0.04</text:p>
              </table:table-cell>
              <table:table-cell office:value-type="float" office:value="0.1">
                <text:p>0.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00043333533766">
                <text:p>-0.100043333533766</text:p>
              </table:table-cell>
              <table:table-cell office:value-type="float" office:value="-0.000333333333333333">
                <text:p>-0.0003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00333333333333333">
                <text:p>-0.0003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39165337365251">
                <text:p>-0.139165337365251</text:p>
              </table:table-cell>
              <table:table-cell office:value-type="float" office:value="-0.23">
                <text:p>-0.23</text:p>
              </table:table-cell>
              <table:table-cell office:value-type="float" office:value="-0.15">
                <text:p>-0.15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07574114684445">
                <text:p>-0.207574114684445</text:p>
              </table:table-cell>
              <table:table-cell office:value-type="float" office:value="-0.433333333333333">
                <text:p>-0.43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433333333333333">
                <text:p>-0.4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71075984917976">
                <text:p>-0.271075984917976</text:p>
              </table:table-cell>
              <table:table-cell office:value-type="float" office:value="-0.553333333333333">
                <text:p>-0.553333333333333</text:p>
              </table:table-cell>
              <table:table-cell office:value-type="float" office:value="-0.25">
                <text:p>-0.25</text:p>
              </table:table-cell>
              <table:table-cell office:value-type="float" office:value="-0.553333333333333">
                <text:p>-0.55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32560328355135">
                <text:p>-0.332560328355135</text:p>
              </table:table-cell>
              <table:table-cell office:value-type="float" office:value="-0.643333333333333">
                <text:p>-0.643333333333333</text:p>
              </table:table-cell>
              <table:table-cell office:value-type="float" office:value="-0.3">
                <text:p>-0.3</text:p>
              </table:table-cell>
              <table:table-cell office:value-type="float" office:value="-0.643333333333333">
                <text:p>-0.64333333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361369744671644">
                <text:p>-0.361369744671644</text:p>
              </table:table-cell>
              <table:table-cell office:value-type="float" office:value="-0.68">
                <text:p>-0.68</text:p>
              </table:table-cell>
              <table:table-cell office:value-type="float" office:value="-0.35">
                <text:p>-0.3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45319150618195">
                <text:p>-0.445319150618195</text:p>
              </table:table-cell>
              <table:table-cell office:value-type="float" office:value="-0.773333333333333">
                <text:p>-0.773333333333333</text:p>
              </table:table-cell>
              <table:table-cell office:value-type="float" office:value="-0.4">
                <text:p>-0.4</text:p>
              </table:table-cell>
              <table:table-cell office:value-type="float" office:value="-0.773333333333333">
                <text:p>-0.77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82699472572025">
                <text:p>-0.482699472572025</text:p>
              </table:table-cell>
              <table:table-cell office:value-type="float" office:value="-0.81">
                <text:p>-0.81</text:p>
              </table:table-cell>
              <table:table-cell office:value-type="float" office:value="-0.45">
                <text:p>-0.45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81572536233383">
                <text:p>-0.581572536233383</text:p>
              </table:table-cell>
              <table:table-cell office:value-type="float" office:value="-0.896666666666667">
                <text:p>-0.896666666666667</text:p>
              </table:table-cell>
              <table:table-cell office:value-type="float" office:value="-0.5">
                <text:p>-0.5</text:p>
              </table:table-cell>
              <table:table-cell office:value-type="float" office:value="-0.896666666666667">
                <text:p>-0.89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93967878859918">
                <text:p>-0.593967878859918</text:p>
              </table:table-cell>
              <table:table-cell office:value-type="float" office:value="-0.906666666666667">
                <text:p>-0.906666666666667</text:p>
              </table:table-cell>
              <table:table-cell office:value-type="float" office:value="-0.55">
                <text:p>-0.55</text:p>
              </table:table-cell>
              <table:table-cell office:value-type="float" office:value="-0.906666666666667">
                <text:p>-0.90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0558219240769">
                <text:p>-0.70558219240769</text:p>
              </table:table-cell>
              <table:table-cell office:value-type="float" office:value="-0.99">
                <text:p>-0.99</text:p>
              </table:table-cell>
              <table:table-cell office:value-type="float" office:value="-0.6">
                <text:p>-0.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24855838049239">
                <text:p>-0.724855838049239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-0.65">
                <text:p>-0.65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24855838049239">
                <text:p>-0.724855838049239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-0.7">
                <text:p>-0.7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729736724374527">
                <text:p>-0.729736724374527</text:p>
              </table:table-cell>
              <table:table-cell office:value-type="float" office:value="-1.00666666666667">
                <text:p>-1.00666666666667</text:p>
              </table:table-cell>
              <table:table-cell office:value-type="float" office:value="-0.75">
                <text:p>-0.75</text:p>
              </table:table-cell>
              <table:table-cell office:value-type="float" office:value="-1.00666666666667">
                <text:p>-1.00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769692527578748">
                <text:p>-0.769692527578748</text:p>
              </table:table-cell>
              <table:table-cell office:value-type="float" office:value="-1.03333333333333">
                <text:p>-1.03333333333333</text:p>
              </table:table-cell>
              <table:table-cell office:value-type="float" office:value="-0.8">
                <text:p>-0.8</text:p>
              </table:table-cell>
              <table:table-cell office:value-type="float" office:value="-1.03333333333333">
                <text:p>-1.03333333333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838124097899449">
                <text:p>-0.838124097899449</text:p>
              </table:table-cell>
              <table:table-cell office:value-type="float" office:value="-1.07666666666667">
                <text:p>-1.07666666666667</text:p>
              </table:table-cell>
              <table:table-cell office:value-type="float" office:value="-0.85">
                <text:p>-0.85</text:p>
              </table:table-cell>
              <table:table-cell office:value-type="float" office:value="-1.07666666666667">
                <text:p>-1.07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0599526784355">
                <text:p>-0.80599526784355</text:p>
              </table:table-cell>
              <table:table-cell office:value-type="float" office:value="-1.05666666666667">
                <text:p>-1.05666666666667</text:p>
              </table:table-cell>
              <table:table-cell office:value-type="float" office:value="-0.9">
                <text:p>-0.9</text:p>
              </table:table-cell>
              <table:table-cell office:value-type="float" office:value="-1.05666666666667">
                <text:p>-1.05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85454301005125">
                <text:p>-0.85454301005125</text:p>
              </table:table-cell>
              <table:table-cell office:value-type="float" office:value="-1.08666666666667">
                <text:p>-1.08666666666667</text:p>
              </table:table-cell>
              <table:table-cell office:value-type="float" office:value="-0.95">
                <text:p>-0.95</text:p>
              </table:table-cell>
              <table:table-cell office:value-type="float" office:value="-1.08666666666667">
                <text:p>-1.086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46173893082278">
                <text:p>-0.946173893082278</text:p>
              </table:table-cell>
              <table:table-cell office:value-type="float" office:value="-1.14">
                <text:p>-1.14</text:p>
              </table:table-cell>
              <table:table-cell office:value-type="float" office:value="-1">
                <text:p>-1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46173893082278">
                <text:p>-0.946173893082278</text:p>
              </table:table-cell>
              <table:table-cell office:value-type="float" office:value="-1.14">
                <text:p>-1.14</text:p>
              </table:table-cell>
              <table:table-cell office:value-type="float" office:value="-0.95">
                <text:p>-0.9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811284806161805">
                <text:p>-0.811284806161805</text:p>
              </table:table-cell>
              <table:table-cell office:value-type="float" office:value="-1.06">
                <text:p>-1.06</text:p>
              </table:table-cell>
              <table:table-cell office:value-type="float" office:value="-0.9">
                <text:p>-0.9</text:p>
              </table:table-cell>
              <table:table-cell office:value-type="float" office:value="-1.06">
                <text:p>-1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79549405294637">
                <text:p>-0.79549405294637</text:p>
              </table:table-cell>
              <table:table-cell office:value-type="float" office:value="-1.05">
                <text:p>-1.05</text:p>
              </table:table-cell>
              <table:table-cell office:value-type="float" office:value="-0.85">
                <text:p>-0.8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00731702565379">
                <text:p>-0.800731702565379</text:p>
              </table:table-cell>
              <table:table-cell office:value-type="float" office:value="-1.05333333333333">
                <text:p>-1.05333333333333</text:p>
              </table:table-cell>
              <table:table-cell office:value-type="float" office:value="-0.8">
                <text:p>-0.8</text:p>
              </table:table-cell>
              <table:table-cell office:value-type="float" office:value="-1.05333333333333">
                <text:p>-1.05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769692527578748">
                <text:p>-0.769692527578748</text:p>
              </table:table-cell>
              <table:table-cell office:value-type="float" office:value="-1.03333333333333">
                <text:p>-1.03333333333333</text:p>
              </table:table-cell>
              <table:table-cell office:value-type="float" office:value="-0.75">
                <text:p>-0.75</text:p>
              </table:table-cell>
              <table:table-cell office:value-type="float" office:value="-1.03333333333333">
                <text:p>-1.03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734642717198713">
                <text:p>-0.734642717198713</text:p>
              </table:table-cell>
              <table:table-cell office:value-type="float" office:value="-1.01">
                <text:p>-1.01</text:p>
              </table:table-cell>
              <table:table-cell office:value-type="float" office:value="-0.7">
                <text:p>-0.7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96094492016554">
                <text:p>-0.696094492016554</text:p>
              </table:table-cell>
              <table:table-cell office:value-type="float" office:value="-0.983333333333333">
                <text:p>-0.983333333333333</text:p>
              </table:table-cell>
              <table:table-cell office:value-type="float" office:value="-0.65">
                <text:p>-0.65</text:p>
              </table:table-cell>
              <table:table-cell office:value-type="float" office:value="-0.983333333333333">
                <text:p>-0.98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581572536233383">
                <text:p>-0.581572536233383</text:p>
              </table:table-cell>
              <table:table-cell office:value-type="float" office:value="-0.896666666666667">
                <text:p>-0.896666666666667</text:p>
              </table:table-cell>
              <table:table-cell office:value-type="float" office:value="-0.6">
                <text:p>-0.6</text:p>
              </table:table-cell>
              <table:table-cell office:value-type="float" office:value="-0.896666666666667">
                <text:p>-0.89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553457607473948">
                <text:p>-0.553457607473948</text:p>
              </table:table-cell>
              <table:table-cell office:value-type="float" office:value="-0.873333333333333">
                <text:p>-0.873333333333333</text:p>
              </table:table-cell>
              <table:table-cell office:value-type="float" office:value="-0.55">
                <text:p>-0.55</text:p>
              </table:table-cell>
              <table:table-cell office:value-type="float" office:value="-0.873333333333333">
                <text:p>-0.87333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526456416453965">
                <text:p>-0.526456416453965</text:p>
              </table:table-cell>
              <table:table-cell office:value-type="float" office:value="-0.85">
                <text:p>-0.85</text:p>
              </table:table-cell>
              <table:table-cell office:value-type="float" office:value="-0.5">
                <text:p>-0.5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48611732320797">
                <text:p>-0.448611732320797</text:p>
              </table:table-cell>
              <table:table-cell office:value-type="float" office:value="-0.776666666666667">
                <text:p>-0.776666666666667</text:p>
              </table:table-cell>
              <table:table-cell office:value-type="float" office:value="-0.45">
                <text:p>-0.45</text:p>
              </table:table-cell>
              <table:table-cell office:value-type="float" office:value="-0.776666666666667">
                <text:p>-0.77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3235694138707">
                <text:p>-0.43235694138707</text:p>
              </table:table-cell>
              <table:table-cell office:value-type="float" office:value="-0.76">
                <text:p>-0.76</text:p>
              </table:table-cell>
              <table:table-cell office:value-type="float" office:value="-0.4">
                <text:p>-0.4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641019331282">
                <text:p>-0.3641019331282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-0.35">
                <text:p>-0.35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25092306285081">
                <text:p>-0.325092306285081</text:p>
              </table:table-cell>
              <table:table-cell office:value-type="float" office:value="-0.633333333333333">
                <text:p>-0.633333333333333</text:p>
              </table:table-cell>
              <table:table-cell office:value-type="float" office:value="-0.3">
                <text:p>-0.3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81513332391106">
                <text:p>-0.281513332391106</text:p>
              </table:table-cell>
              <table:table-cell office:value-type="float" office:value="-0.57">
                <text:p>-0.57</text:p>
              </table:table-cell>
              <table:table-cell office:value-type="float" office:value="-0.25">
                <text:p>-0.25</text:p>
              </table:table-cell>
              <table:table-cell office:value-type="float" office:value="-0.57">
                <text:p>-0.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5104485809492">
                <text:p>-0.235104485809492</text:p>
              </table:table-cell>
              <table:table-cell office:value-type="float" office:value="-0.49">
                <text:p>-0.49</text:p>
              </table:table-cell>
              <table:table-cell office:value-type="float" office:value="-0.2">
                <text:p>-0.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66360129548688">
                <text:p>-0.166360129548688</text:p>
              </table:table-cell>
              <table:table-cell office:value-type="float" office:value="-0.326666666666667">
                <text:p>-0.326666666666667</text:p>
              </table:table-cell>
              <table:table-cell office:value-type="float" office:value="-0.15">
                <text:p>-0.15</text:p>
              </table:table-cell>
              <table:table-cell office:value-type="float" office:value="-0.326666666666667">
                <text:p>-0.32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04831788848443">
                <text:p>-0.104831788848443</text:p>
              </table:table-cell>
              <table:table-cell office:value-type="float" office:value="-0.0366666666666667">
                <text:p>-0.0366666666666667</text:p>
              </table:table-cell>
              <table:table-cell office:value-type="float" office:value="-0.1">
                <text:p>-0.1</text:p>
              </table:table-cell>
              <table:table-cell office:value-type="float" office:value="-0.0366666666666667">
                <text:p>-0.03666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1" chart:maximum="1" chart:origin="0" chart:interval-major="0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display-label="true" chart:logarithmic="false" chart:minimum="-1.25" chart:maximum="1.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221cm" svg:height="31.865cm" xlink:href=".." xlink:type="simple" chart:class="chart:scatter" chart:column-mapping="0" chart:style-name="ch1">
        <chart:title svg:x="15.5cm" svg:y="0.773cm" chart:style-name="ch2">
          <text:p>Motor Right Non Linearity</text:p>
        </chart:title>
        <chart:legend chart:legend-position="end" svg:x="33.872cm" svg:y="15.384cm" style:legend-expansion="high" chart:style-name="ch3"/>
        <chart:plot-area chart:style-name="ch4" table:cell-range-address="Sheet1.G6:Sheet1.G167 Sheet1.E6:Sheet1.E167" chart:data-source-has-labels="row" svg:x="1.735cm" svg:y="2.189cm" svg:width="31.413cm" svg:height="28.058cm">
          <chart:coordinate-region svg:x="1.881cm" svg:y="2.388cm" svg:width="31.173cm" svg:height="27.66cm"/>
          <chart:axis chart:dimension="x" chart:name="primary-x" chart:style-name="ch5">
            <chart:title svg:x="16.881cm" svg:y="30.884cm" chart:style-name="ch6">
              <text:p>Setting</text:p>
            </chart:title>
            <chart:grid chart:style-name="ch7" chart:class="major"/>
          </chart:axis>
          <chart:axis chart:dimension="y" chart:name="primary-y" chart:style-name="ch8">
            <chart:title svg:x="0.451cm" svg:y="17.651cm" chart:style-name="ch9">
              <text:p>Counts / 5 seconds</text:p>
            </chart:title>
            <chart:grid chart:style-name="ch7" chart:class="major"/>
          </chart:axis>
          <chart:series chart:style-name="ch10" chart:values-cell-range-address="Sheet1.E7:Sheet1.E167" chart:label-cell-address="Sheet1.G6:Sheet1.G6" chart:class="chart:scatter">
            <chart:domain table:cell-range-address="Sheet1.G7:Sheet1.G167"/>
            <chart:data-point chart:repeated="161"/>
          </chart:series>
          <chart:series chart:style-name="ch11" chart:values-cell-range-address="Sheet1.E7:Sheet1.E167" chart:label-cell-address="Sheet1.E6:Sheet1.E6" chart:class="chart:scatter">
            <chart:domain table:cell-range-address="Sheet1.A7:Sheet1.A167"/>
            <chart:data-point chart:repeated="1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Right</text:p>
                <draw:g>
                  <svg:desc>Sheet1.G6:Sheet1.G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ight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7:Sheet1.G167</svg:desc>
                </draw:g>
              </table:table-cell>
              <table:table-cell office:value-type="float" office:value="0">
                <text:p>0</text:p>
                <draw:g>
                  <svg:desc>Sheet1.E7:Sheet1.E167</svg:desc>
                </draw:g>
              </table:table-cell>
              <table:table-cell office:value-type="float" office:value="0">
                <text:p>0</text:p>
                <draw:g>
                  <svg:desc>Sheet1.A7:Sheet1.A167</svg:desc>
                </draw:g>
              </table:table-cell>
              <table:table-cell office:value-type="float" office:value="0">
                <text:p>0</text:p>
                <draw:g>
                  <svg:desc>Sheet1.E7:Sheet1.E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0046667376677">
                <text:p>0.100046667376677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29458353241">
                <text:p>0.14029458353241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15">
                <text:p>0.15</text:p>
              </table:table-cell>
              <table:table-cell office:value-type="float" office:value="0.226666666666667">
                <text:p>0.22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2073096786865">
                <text:p>0.182073096786865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373333333333333">
                <text:p>0.37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379129551214">
                <text:p>0.230379129551214</text:p>
              </table:table-cell>
              <table:table-cell office:value-type="float" office:value="0.496666666666667">
                <text:p>0.49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496666666666667">
                <text:p>0.49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4633198299476">
                <text:p>0.294633198299476</text:p>
              </table:table-cell>
              <table:table-cell office:value-type="float" office:value="0.623333333333333">
                <text:p>0.62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623333333333333">
                <text:p>0.62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8656682889992">
                <text:p>0.328656682889992</text:p>
              </table:table-cell>
              <table:table-cell office:value-type="float" office:value="0.68">
                <text:p>0.68</text:p>
              </table:table-cell>
              <table:table-cell office:value-type="float" office:value="0.35">
                <text:p>0.3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701171296508">
                <text:p>0.3570117129650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723333333333333">
                <text:p>0.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9804544671814">
                <text:p>0.409804544671814</text:p>
              </table:table-cell>
              <table:table-cell office:value-type="float" office:value="0.796666666666667">
                <text:p>0.79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796666666666667">
                <text:p>0.79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767084671159">
                <text:p>0.45767084671159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92001667883623">
                <text:p>0.49200166788362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55">
                <text:p>0.55</text:p>
              </table:table-cell>
              <table:table-cell office:value-type="float" office:value="0.896666666666667">
                <text:p>0.89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5217316974399">
                <text:p>0.525217316974399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6623954280718">
                <text:p>0.586623954280718</text:p>
              </table:table-cell>
              <table:table-cell office:value-type="float" office:value="0.996666666666667">
                <text:p>0.996666666666667</text:p>
              </table:table-cell>
              <table:table-cell office:value-type="float" office:value="0.65">
                <text:p>0.65</text:p>
              </table:table-cell>
              <table:table-cell office:value-type="float" office:value="0.996666666666667">
                <text:p>0.99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24566534213551">
                <text:p>0.624566534213551</text:p>
              </table:table-cell>
              <table:table-cell office:value-type="float" office:value="1.03333333333333">
                <text:p>1.03333333333333</text:p>
              </table:table-cell>
              <table:table-cell office:value-type="float" office:value="0.7">
                <text:p>0.7</text:p>
              </table:table-cell>
              <table:table-cell office:value-type="float" office:value="1.03333333333333">
                <text:p>1.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0537916426337">
                <text:p>0.690537916426337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0.75">
                <text:p>0.75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25367764558043">
                <text:p>0.725367764558043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0.8">
                <text:p>0.8</text:p>
              </table:table-cell>
              <table:table-cell office:value-type="float" office:value="1.12333333333333">
                <text:p>1.12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65536664930254">
                <text:p>0.765536664930254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0.85">
                <text:p>0.85</text:p>
              </table:table-cell>
              <table:table-cell office:value-type="float" office:value="1.15666666666667">
                <text:p>1.1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2042109803179">
                <text:p>0.782042109803179</text:p>
              </table:table-cell>
              <table:table-cell office:value-type="float" office:value="1.17">
                <text:p>1.17</text:p>
              </table:table-cell>
              <table:table-cell office:value-type="float" office:value="0.9">
                <text:p>0.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6207850475267">
                <text:p>0.786207850475267</text:p>
              </table:table-cell>
              <table:table-cell office:value-type="float" office:value="1.17333333333333">
                <text:p>1.17333333333333</text:p>
              </table:table-cell>
              <table:table-cell office:value-type="float" office:value="0.95">
                <text:p>0.95</text:p>
              </table:table-cell>
              <table:table-cell office:value-type="float" office:value="1.17333333333333">
                <text:p>1.173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9460543819138">
                <text:p>0.859460543819138</text:p>
              </table:table-cell>
              <table:table-cell office:value-type="float" office:value="1.23">
                <text:p>1.23</text:p>
              </table:table-cell>
              <table:table-cell office:value-type="float" office:value="1">
                <text:p>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302900461843">
                <text:p>0.80302900461843</text:p>
              </table:table-cell>
              <table:table-cell office:value-type="float" office:value="1.18666666666667">
                <text:p>1.18666666666667</text:p>
              </table:table-cell>
              <table:table-cell office:value-type="float" office:value="0.95">
                <text:p>0.95</text:p>
              </table:table-cell>
              <table:table-cell office:value-type="float" office:value="1.18666666666667">
                <text:p>1.18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73757928824958">
                <text:p>0.773757928824958</text:p>
              </table:table-cell>
              <table:table-cell office:value-type="float" office:value="1.16333333333333">
                <text:p>1.16333333333333</text:p>
              </table:table-cell>
              <table:table-cell office:value-type="float" office:value="0.9">
                <text:p>0.9</text:p>
              </table:table-cell>
              <table:table-cell office:value-type="float" office:value="1.16333333333333">
                <text:p>1.16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25367764558043">
                <text:p>0.725367764558043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0.85">
                <text:p>0.85</text:p>
              </table:table-cell>
              <table:table-cell office:value-type="float" office:value="1.12333333333333">
                <text:p>1.12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25367764558043">
                <text:p>0.725367764558043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0.8">
                <text:p>0.8</text:p>
              </table:table-cell>
              <table:table-cell office:value-type="float" office:value="1.12333333333333">
                <text:p>1.12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13619535271353">
                <text:p>0.713619535271353</text:p>
              </table:table-cell>
              <table:table-cell office:value-type="float" office:value="1.11333333333333">
                <text:p>1.11333333333333</text:p>
              </table:table-cell>
              <table:table-cell office:value-type="float" office:value="0.75">
                <text:p>0.75</text:p>
              </table:table-cell>
              <table:table-cell office:value-type="float" office:value="1.11333333333333">
                <text:p>1.11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71722784138952">
                <text:p>0.671722784138952</text:p>
              </table:table-cell>
              <table:table-cell office:value-type="float" office:value="1.07666666666667">
                <text:p>1.07666666666667</text:p>
              </table:table-cell>
              <table:table-cell office:value-type="float" office:value="0.7">
                <text:p>0.7</text:p>
              </table:table-cell>
              <table:table-cell office:value-type="float" office:value="1.07666666666667">
                <text:p>1.07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8104325671162">
                <text:p>0.628104325671162</text:p>
              </table:table-cell>
              <table:table-cell office:value-type="float" office:value="1.03666666666667">
                <text:p>1.03666666666667</text:p>
              </table:table-cell>
              <table:table-cell office:value-type="float" office:value="0.65">
                <text:p>0.65</text:p>
              </table:table-cell>
              <table:table-cell office:value-type="float" office:value="1.03666666666667">
                <text:p>1.03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6583073640237">
                <text:p>0.576583073640237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6">
                <text:p>0.6</text:p>
              </table:table-cell>
              <table:table-cell office:value-type="float" office:value="0.986666666666667">
                <text:p>0.98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9052294701994">
                <text:p>0.519052294701994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0.55">
                <text:p>0.55</text:p>
              </table:table-cell>
              <table:table-cell office:value-type="float" office:value="0.926666666666667">
                <text:p>0.92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1438694540915">
                <text:p>0.531438694540915</text:p>
              </table:table-cell>
              <table:table-cell office:value-type="float" office:value="0.94">
                <text:p>0.94</text:p>
              </table:table-cell>
              <table:table-cell office:value-type="float" office:value="0.5">
                <text:p>0.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4590479954434">
                <text:p>0.474590479954434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45">
                <text:p>0.45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4911880621299">
                <text:p>0.414911880621299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803333333333333">
                <text:p>0.803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4756945254185">
                <text:p>0.354756945254185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2885104054199">
                <text:p>0.332885104054199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686666666666667">
                <text:p>0.68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3868055153137">
                <text:p>0.253868055153137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546666666666667">
                <text:p>0.54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6546899158896">
                <text:p>0.206546899158896</text:p>
              </table:table-cell>
              <table:table-cell office:value-type="float" office:value="0.44">
                <text:p>0.44</text:p>
              </table:table-cell>
              <table:table-cell office:value-type="float" office:value="0.2">
                <text:p>0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4622555274104">
                <text:p>0.154622555274104</text:p>
              </table:table-cell>
              <table:table-cell office:value-type="float" office:value="0.283333333333333">
                <text:p>0.283333333333333</text:p>
              </table:table-cell>
              <table:table-cell office:value-type="float" office:value="0.15">
                <text:p>0.15</text:p>
              </table:table-cell>
              <table:table-cell office:value-type="float" office:value="0.283333333333333">
                <text:p>0.2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3295774508581">
                <text:p>0.10329577450858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00046667376677">
                <text:p>-0.100046667376677</text:p>
              </table:table-cell>
              <table:table-cell office:value-type="float" office:value="-0.000333333333333333">
                <text:p>-0.0003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00333333333333333">
                <text:p>-0.0003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48464280169161">
                <text:p>-0.148464280169161</text:p>
              </table:table-cell>
              <table:table-cell office:value-type="float" office:value="-0.26">
                <text:p>-0.26</text:p>
              </table:table-cell>
              <table:table-cell office:value-type="float" office:value="-0.15">
                <text:p>-0.15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07869675700804">
                <text:p>-0.207869675700804</text:p>
              </table:table-cell>
              <table:table-cell office:value-type="float" office:value="-0.443333333333333">
                <text:p>-0.44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443333333333333">
                <text:p>-0.44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57180763092297">
                <text:p>-0.257180763092297</text:p>
              </table:table-cell>
              <table:table-cell office:value-type="float" office:value="-0.553333333333333">
                <text:p>-0.553333333333333</text:p>
              </table:table-cell>
              <table:table-cell office:value-type="float" office:value="-0.25">
                <text:p>-0.25</text:p>
              </table:table-cell>
              <table:table-cell office:value-type="float" office:value="-0.553333333333333">
                <text:p>-0.55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4476364528427">
                <text:p>-0.324476364528427</text:p>
              </table:table-cell>
              <table:table-cell office:value-type="float" office:value="-0.673333333333333">
                <text:p>-0.673333333333333</text:p>
              </table:table-cell>
              <table:table-cell office:value-type="float" office:value="-0.3">
                <text:p>-0.3</text:p>
              </table:table-cell>
              <table:table-cell office:value-type="float" office:value="-0.673333333333333">
                <text:p>-0.67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87462689858872">
                <text:p>-0.387462689858872</text:p>
              </table:table-cell>
              <table:table-cell office:value-type="float" office:value="-0.766666666666667">
                <text:p>-0.76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02241096372685">
                <text:p>-0.402241096372685</text:p>
              </table:table-cell>
              <table:table-cell office:value-type="float" office:value="-0.786666666666667">
                <text:p>-0.786666666666667</text:p>
              </table:table-cell>
              <table:table-cell office:value-type="float" office:value="-0.4">
                <text:p>-0.4</text:p>
              </table:table-cell>
              <table:table-cell office:value-type="float" office:value="-0.786666666666667">
                <text:p>-0.78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5767084671159">
                <text:p>-0.45767084671159</text:p>
              </table:table-cell>
              <table:table-cell office:value-type="float" office:value="-0.856666666666667">
                <text:p>-0.856666666666667</text:p>
              </table:table-cell>
              <table:table-cell office:value-type="float" office:value="-0.45">
                <text:p>-0.4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4951714997321">
                <text:p>-0.494951714997321</text:p>
              </table:table-cell>
              <table:table-cell office:value-type="float" office:value="-0.9">
                <text:p>-0.9</text:p>
              </table:table-cell>
              <table:table-cell office:value-type="float" office:value="-0.5">
                <text:p>-0.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37716628313168">
                <text:p>-0.537716628313168</text:p>
              </table:table-cell>
              <table:table-cell office:value-type="float" office:value="-0.946666666666667">
                <text:p>-0.946666666666667</text:p>
              </table:table-cell>
              <table:table-cell office:value-type="float" office:value="-0.55">
                <text:p>-0.55</text:p>
              </table:table-cell>
              <table:table-cell office:value-type="float" office:value="-0.946666666666667">
                <text:p>-0.946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649643721900022">
                <text:p>-0.649643721900022</text:p>
              </table:table-cell>
              <table:table-cell office:value-type="float" office:value="-1.05666666666667">
                <text:p>-1.05666666666667</text:p>
              </table:table-cell>
              <table:table-cell office:value-type="float" office:value="-0.6">
                <text:p>-0.6</text:p>
              </table:table-cell>
              <table:table-cell office:value-type="float" office:value="-1.05666666666667">
                <text:p>-1.05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59">
                <text:p>-0.59</text:p>
              </table:table-cell>
              <table:table-cell office:value-type="float" office:value="-1">
                <text:p>-1</text:p>
              </table:table-cell>
              <table:table-cell office:value-type="float" office:value="-0.65">
                <text:p>-0.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09734264611145">
                <text:p>-0.709734264611145</text:p>
              </table:table-cell>
              <table:table-cell office:value-type="float" office:value="-1.11">
                <text:p>-1.11</text:p>
              </table:table-cell>
              <table:table-cell office:value-type="float" office:value="-0.7">
                <text:p>-0.7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02009793680068">
                <text:p>-0.702009793680068</text:p>
              </table:table-cell>
              <table:table-cell office:value-type="float" office:value="-1.10333333333333">
                <text:p>-1.10333333333333</text:p>
              </table:table-cell>
              <table:table-cell office:value-type="float" office:value="-0.75">
                <text:p>-0.75</text:p>
              </table:table-cell>
              <table:table-cell office:value-type="float" office:value="-1.10333333333333">
                <text:p>-1.10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17520193476261">
                <text:p>-0.717520193476261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-0.8">
                <text:p>-0.8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0302900461843">
                <text:p>-0.80302900461843</text:p>
              </table:table-cell>
              <table:table-cell office:value-type="float" office:value="-1.18666666666667">
                <text:p>-1.18666666666667</text:p>
              </table:table-cell>
              <table:table-cell office:value-type="float" office:value="-0.85">
                <text:p>-0.85</text:p>
              </table:table-cell>
              <table:table-cell office:value-type="float" office:value="-1.18666666666667">
                <text:p>-1.18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2441305385173">
                <text:p>-0.82441305385173</text:p>
              </table:table-cell>
              <table:table-cell office:value-type="float" office:value="-1.20333333333333">
                <text:p>-1.20333333333333</text:p>
              </table:table-cell>
              <table:table-cell office:value-type="float" office:value="-0.9">
                <text:p>-0.9</text:p>
              </table:table-cell>
              <table:table-cell office:value-type="float" office:value="-1.20333333333333">
                <text:p>-1.20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98799942582512">
                <text:p>-0.798799942582512</text:p>
              </table:table-cell>
              <table:table-cell office:value-type="float" office:value="-1.18333333333333">
                <text:p>-1.18333333333333</text:p>
              </table:table-cell>
              <table:table-cell office:value-type="float" office:value="-0.95">
                <text:p>-0.95</text:p>
              </table:table-cell>
              <table:table-cell office:value-type="float" office:value="-1.18333333333333">
                <text:p>-1.18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07273952893747">
                <text:p>-0.807273952893747</text:p>
              </table:table-cell>
              <table:table-cell office:value-type="float" office:value="-1.19">
                <text:p>-1.19</text:p>
              </table:table-cell>
              <table:table-cell office:value-type="float" office:value="-1">
                <text:p>-1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2441305385173">
                <text:p>-0.82441305385173</text:p>
              </table:table-cell>
              <table:table-cell office:value-type="float" office:value="-1.20333333333333">
                <text:p>-1.20333333333333</text:p>
              </table:table-cell>
              <table:table-cell office:value-type="float" office:value="-0.95">
                <text:p>-0.95</text:p>
              </table:table-cell>
              <table:table-cell office:value-type="float" office:value="-1.20333333333333">
                <text:p>-1.20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863914030958376">
                <text:p>-0.863914030958376</text:p>
              </table:table-cell>
              <table:table-cell office:value-type="float" office:value="-1.23333333333333">
                <text:p>-1.23333333333333</text:p>
              </table:table-cell>
              <table:table-cell office:value-type="float" office:value="-0.9">
                <text:p>-0.9</text:p>
              </table:table-cell>
              <table:table-cell office:value-type="float" office:value="-1.23333333333333">
                <text:p>-1.23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15811597317377">
                <text:p>-0.815811597317377</text:p>
              </table:table-cell>
              <table:table-cell office:value-type="float" office:value="-1.19666666666667">
                <text:p>-1.19666666666667</text:p>
              </table:table-cell>
              <table:table-cell office:value-type="float" office:value="-0.85">
                <text:p>-0.85</text:p>
              </table:table-cell>
              <table:table-cell office:value-type="float" office:value="-1.19666666666667">
                <text:p>-1.19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49282165719576">
                <text:p>-0.749282165719576</text:p>
              </table:table-cell>
              <table:table-cell office:value-type="float" office:value="-1.14333333333333">
                <text:p>-1.14333333333333</text:p>
              </table:table-cell>
              <table:table-cell office:value-type="float" office:value="-0.8">
                <text:p>-0.8</text:p>
              </table:table-cell>
              <table:table-cell office:value-type="float" office:value="-1.14333333333333">
                <text:p>-1.14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13619535271353">
                <text:p>-0.713619535271353</text:p>
              </table:table-cell>
              <table:table-cell office:value-type="float" office:value="-1.11333333333333">
                <text:p>-1.11333333333333</text:p>
              </table:table-cell>
              <table:table-cell office:value-type="float" office:value="-0.75">
                <text:p>-0.75</text:p>
              </table:table-cell>
              <table:table-cell office:value-type="float" office:value="-1.11333333333333">
                <text:p>-1.11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05864358443107">
                <text:p>-0.70586435844310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-0.7">
                <text:p>-0.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664302819062488">
                <text:p>-0.664302819062488</text:p>
              </table:table-cell>
              <table:table-cell office:value-type="float" office:value="-1.07">
                <text:p>-1.07</text:p>
              </table:table-cell>
              <table:table-cell office:value-type="float" office:value="-0.65">
                <text:p>-0.65</text:p>
              </table:table-cell>
              <table:table-cell office:value-type="float" office:value="-1.07">
                <text:p>-1.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621043567149222">
                <text:p>-0.621043567149222</text:p>
              </table:table-cell>
              <table:table-cell office:value-type="float" office:value="-1.03">
                <text:p>-1.03</text:p>
              </table:table-cell>
              <table:table-cell office:value-type="float" office:value="-0.6">
                <text:p>-0.6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631656965413137">
                <text:p>-0.631656965413137</text:p>
              </table:table-cell>
              <table:table-cell office:value-type="float" office:value="-1.04">
                <text:p>-1.04</text:p>
              </table:table-cell>
              <table:table-cell office:value-type="float" office:value="-0.55">
                <text:p>-0.55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5366020822919">
                <text:p>-0.55366020822919</text:p>
              </table:table-cell>
              <table:table-cell office:value-type="float" office:value="-0.963333333333333">
                <text:p>-0.963333333333333</text:p>
              </table:table-cell>
              <table:table-cell office:value-type="float" office:value="-0.5">
                <text:p>-0.5</text:p>
              </table:table-cell>
              <table:table-cell office:value-type="float" office:value="-0.963333333333333">
                <text:p>-0.96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468896262184902">
                <text:p>-0.468896262184902</text:p>
              </table:table-cell>
              <table:table-cell office:value-type="float" office:value="-0.87">
                <text:p>-0.87</text:p>
              </table:table-cell>
              <table:table-cell office:value-type="float" office:value="-0.45">
                <text:p>-0.45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449393603255588">
                <text:p>-0.449393603255588</text:p>
              </table:table-cell>
              <table:table-cell office:value-type="float" office:value="-0.846666666666667">
                <text:p>-0.846666666666667</text:p>
              </table:table-cell>
              <table:table-cell office:value-type="float" office:value="-0.4">
                <text:p>-0.4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87462689858872">
                <text:p>-0.387462689858872</text:p>
              </table:table-cell>
              <table:table-cell office:value-type="float" office:value="-0.766666666666667">
                <text:p>-0.76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45861330931328">
                <text:p>-0.345861330931328</text:p>
              </table:table-cell>
              <table:table-cell office:value-type="float" office:value="-0.706666666666667">
                <text:p>-0.706666666666667</text:p>
              </table:table-cell>
              <table:table-cell office:value-type="float" office:value="-0.3">
                <text:p>-0.3</text:p>
              </table:table-cell>
              <table:table-cell office:value-type="float" office:value="-0.706666666666667">
                <text:p>-0.70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7978261235394">
                <text:p>-0.27978261235394</text:p>
              </table:table-cell>
              <table:table-cell office:value-type="float" office:value="-0.596666666666667">
                <text:p>-0.596666666666667</text:p>
              </table:table-cell>
              <table:table-cell office:value-type="float" office:value="-0.25">
                <text:p>-0.25</text:p>
              </table:table-cell>
              <table:table-cell office:value-type="float" office:value="-0.596666666666667">
                <text:p>-0.596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18804493543001">
                <text:p>-0.218804493543001</text:p>
              </table:table-cell>
              <table:table-cell office:value-type="float" office:value="-0.47">
                <text:p>-0.47</text:p>
              </table:table-cell>
              <table:table-cell office:value-type="float" office:value="-0.2">
                <text:p>-0.2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59253260561413">
                <text:p>-0.159253260561413</text:p>
              </table:table-cell>
              <table:table-cell office:value-type="float" office:value="-0.3">
                <text:p>-0.3</text:p>
              </table:table-cell>
              <table:table-cell office:value-type="float" office:value="-0.15">
                <text:p>-0.1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3295774508581">
                <text:p>-0.103295774508581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0046667376677">
                <text:p>0.100046667376677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00333333333333333">
                <text:p>0.00033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4289518300721">
                <text:p>0.144289518300721</text:p>
              </table:table-cell>
              <table:table-cell office:value-type="float" office:value="0.243333333333333">
                <text:p>0.243333333333333</text:p>
              </table:table-cell>
              <table:table-cell office:value-type="float" office:value="0.15">
                <text:p>0.15</text:p>
              </table:table-cell>
              <table:table-cell office:value-type="float" office:value="0.243333333333333">
                <text:p>0.24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6672758806242">
                <text:p>0.186672758806242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2">
                <text:p>0.2</text:p>
              </table:table-cell>
              <table:table-cell office:value-type="float" office:value="0.386666666666667">
                <text:p>0.38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9490776461902">
                <text:p>0.239490776461902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516666666666667">
                <text:p>0.51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0391292771162">
                <text:p>0.30039129277116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3">
                <text:p>0.3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37161863245849">
                <text:p>0.337161863245849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693333333333333">
                <text:p>0.69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7866168051087">
                <text:p>0.377866168051087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4">
                <text:p>0.4</text:p>
              </table:table-cell>
              <table:table-cell office:value-type="float" office:value="0.753333333333333">
                <text:p>0.75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5866219243538">
                <text:p>0.435866219243538</text:p>
              </table:table-cell>
              <table:table-cell office:value-type="float" office:value="0.83">
                <text:p>0.83</text:p>
              </table:table-cell>
              <table:table-cell office:value-type="float" office:value="0.45">
                <text:p>0.4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5767084671159">
                <text:p>0.45767084671159</text:p>
              </table:table-cell>
              <table:table-cell office:value-type="float" office:value="0.856666666666667">
                <text:p>0.85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56666666666667">
                <text:p>0.85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9065430086641">
                <text:p>0.489065430086641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55">
                <text:p>0.55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63397918956414">
                <text:p>0.563397918956414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6">
                <text:p>0.6</text:p>
              </table:table-cell>
              <table:table-cell office:value-type="float" office:value="0.973333333333333">
                <text:p>0.97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83262467565532">
                <text:p>0.583262467565532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65">
                <text:p>0.65</text:p>
              </table:table-cell>
              <table:table-cell office:value-type="float" office:value="0.993333333333333">
                <text:p>0.993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8005247304191">
                <text:p>0.668005247304191</text:p>
              </table:table-cell>
              <table:table-cell office:value-type="float" office:value="1.07333333333333">
                <text:p>1.07333333333333</text:p>
              </table:table-cell>
              <table:table-cell office:value-type="float" office:value="0.7">
                <text:p>0.7</text:p>
              </table:table-cell>
              <table:table-cell office:value-type="float" office:value="1.07333333333333">
                <text:p>1.07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729314723368175">
                <text:p>0.729314723368175</text:p>
              </table:table-cell>
              <table:table-cell office:value-type="float" office:value="1.12666666666667">
                <text:p>1.12666666666667</text:p>
              </table:table-cell>
              <table:table-cell office:value-type="float" office:value="0.75">
                <text:p>0.75</text:p>
              </table:table-cell>
              <table:table-cell office:value-type="float" office:value="1.12666666666667">
                <text:p>1.12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15811597317377">
                <text:p>0.815811597317377</text:p>
              </table:table-cell>
              <table:table-cell office:value-type="float" office:value="1.19666666666667">
                <text:p>1.19666666666667</text:p>
              </table:table-cell>
              <table:table-cell office:value-type="float" office:value="0.8">
                <text:p>0.8</text:p>
              </table:table-cell>
              <table:table-cell office:value-type="float" office:value="1.19666666666667">
                <text:p>1.19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7371753415548">
                <text:p>0.877371753415548</text:p>
              </table:table-cell>
              <table:table-cell office:value-type="float" office:value="1.24333333333333">
                <text:p>1.24333333333333</text:p>
              </table:table-cell>
              <table:table-cell office:value-type="float" office:value="0.85">
                <text:p>0.85</text:p>
              </table:table-cell>
              <table:table-cell office:value-type="float" office:value="1.24333333333333">
                <text:p>1.243333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6867326980946">
                <text:p>0.946867326980946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0.9">
                <text:p>0.9</text:p>
              </table:table-cell>
              <table:table-cell office:value-type="float" office:value="1.29333333333333">
                <text:p>1.29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0019824907996">
                <text:p>1.00019824907996</text:p>
              </table:table-cell>
              <table:table-cell office:value-type="float" office:value="1.33">
                <text:p>1.33</text:p>
              </table:table-cell>
              <table:table-cell office:value-type="float" office:value="0.95">
                <text:p>0.9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4026094855631">
                <text:p>1.04026094855631</text:p>
              </table:table-cell>
              <table:table-cell office:value-type="float" office:value="1.35666666666667">
                <text:p>1.35666666666667</text:p>
              </table:table-cell>
              <table:table-cell office:value-type="float" office:value="1">
                <text:p>1</text:p>
              </table:table-cell>
              <table:table-cell office:value-type="float" office:value="1.35666666666667">
                <text:p>1.35666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2511061600775">
                <text:p>1.02511061600775</text:p>
              </table:table-cell>
              <table:table-cell office:value-type="float" office:value="1.34666666666667">
                <text:p>1.34666666666667</text:p>
              </table:table-cell>
              <table:table-cell office:value-type="float" office:value="0.95">
                <text:p>0.95</text:p>
              </table:table-cell>
              <table:table-cell office:value-type="float" office:value="1.34666666666667">
                <text:p>1.34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01125936171">
                <text:p>1.0101125936171</text:p>
              </table:table-cell>
              <table:table-cell office:value-type="float" office:value="1.33666666666667">
                <text:p>1.33666666666667</text:p>
              </table:table-cell>
              <table:table-cell office:value-type="float" office:value="0.9">
                <text:p>0.9</text:p>
              </table:table-cell>
              <table:table-cell office:value-type="float" office:value="1.33666666666667">
                <text:p>1.33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09343259285495">
                <text:p>0.909343259285495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0.85">
                <text:p>0.85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7371753415548">
                <text:p>0.877371753415548</text:p>
              </table:table-cell>
              <table:table-cell office:value-type="float" office:value="1.24333333333333">
                <text:p>1.24333333333333</text:p>
              </table:table-cell>
              <table:table-cell office:value-type="float" office:value="0.8">
                <text:p>0.8</text:p>
              </table:table-cell>
              <table:table-cell office:value-type="float" office:value="1.24333333333333">
                <text:p>1.24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2042109803179">
                <text:p>0.782042109803179</text:p>
              </table:table-cell>
              <table:table-cell office:value-type="float" office:value="1.17">
                <text:p>1.17</text:p>
              </table:table-cell>
              <table:table-cell office:value-type="float" office:value="0.75">
                <text:p>0.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6144957049149">
                <text:p>0.76144957049149</text:p>
              </table:table-cell>
              <table:table-cell office:value-type="float" office:value="1.15333333333333">
                <text:p>1.15333333333333</text:p>
              </table:table-cell>
              <table:table-cell office:value-type="float" office:value="0.7">
                <text:p>0.7</text:p>
              </table:table-cell>
              <table:table-cell office:value-type="float" office:value="1.15333333333333">
                <text:p>1.15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90537916426337">
                <text:p>0.690537916426337</text:p>
              </table:table-cell>
              <table:table-cell office:value-type="float" office:value="1.09333333333333">
                <text:p>1.09333333333333</text:p>
              </table:table-cell>
              <table:table-cell office:value-type="float" office:value="0.65">
                <text:p>0.65</text:p>
              </table:table-cell>
              <table:table-cell office:value-type="float" office:value="1.09333333333333">
                <text:p>1.093333333333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14042010443075">
                <text:p>0.614042010443075</text:p>
              </table:table-cell>
              <table:table-cell office:value-type="float" office:value="1.02333333333333">
                <text:p>1.02333333333333</text:p>
              </table:table-cell>
              <table:table-cell office:value-type="float" office:value="0.6">
                <text:p>0.6</text:p>
              </table:table-cell>
              <table:table-cell office:value-type="float" office:value="1.02333333333333">
                <text:p>1.02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6667256478448">
                <text:p>0.56667256478448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0.55">
                <text:p>0.55</text:p>
              </table:table-cell>
              <table:table-cell office:value-type="float" office:value="0.976666666666667">
                <text:p>0.97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74590479954434">
                <text:p>0.474590479954434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5">
                <text:p>0.5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2139230463794">
                <text:p>0.452139230463794</text:p>
              </table:table-cell>
              <table:table-cell office:value-type="float" office:value="0.85">
                <text:p>0.85</text:p>
              </table:table-cell>
              <table:table-cell office:value-type="float" office:value="0.45">
                <text:p>0.4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94794058860237">
                <text:p>0.394794058860237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4">
                <text:p>0.4</text:p>
              </table:table-cell>
              <table:table-cell office:value-type="float" office:value="0.776666666666667">
                <text:p>0.77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701171296508">
                <text:p>0.3570117129650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0.35">
                <text:p>0.35</text:p>
              </table:table-cell>
              <table:table-cell office:value-type="float" office:value="0.723333333333333">
                <text:p>0.723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823137379001">
                <text:p>0.30823137379001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3">
                <text:p>0.3</text:p>
              </table:table-cell>
              <table:table-cell office:value-type="float" office:value="0.646666666666667">
                <text:p>0.646666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67380279371488">
                <text:p>0.267380279371488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25">
                <text:p>0.25</text:p>
              </table:table-cell>
              <table:table-cell office:value-type="float" office:value="0.573333333333333">
                <text:p>0.57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6546899158896">
                <text:p>0.206546899158896</text:p>
              </table:table-cell>
              <table:table-cell office:value-type="float" office:value="0.44">
                <text:p>0.44</text:p>
              </table:table-cell>
              <table:table-cell office:value-type="float" office:value="0.2">
                <text:p>0.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64512326098">
                <text:p>0.1564512326098</text:p>
              </table:table-cell>
              <table:table-cell office:value-type="float" office:value="0.29">
                <text:p>0.29</text:p>
              </table:table-cell>
              <table:table-cell office:value-type="float" office:value="0.15">
                <text:p>0.15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3295774508581">
                <text:p>0.10329577450858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1">
                <text:p>0.1</text:p>
              </table:table-cell>
              <table:table-cell office:value-type="float" office:value="0.0233333333333333">
                <text:p>0.023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00466891191771">
                <text:p>-0.100466891191771</text:p>
              </table:table-cell>
              <table:table-cell office:value-type="float" office:value="-0.00333333333333333">
                <text:p>-0.003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0333333333333333">
                <text:p>-0.00333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62127175434379">
                <text:p>-0.162127175434379</text:p>
              </table:table-cell>
              <table:table-cell office:value-type="float" office:value="-0.31">
                <text:p>-0.31</text:p>
              </table:table-cell>
              <table:table-cell office:value-type="float" office:value="-0.15">
                <text:p>-0.1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206546899158896">
                <text:p>-0.206546899158896</text:p>
              </table:table-cell>
              <table:table-cell office:value-type="float" office:value="-0.44">
                <text:p>-0.44</text:p>
              </table:table-cell>
              <table:table-cell office:value-type="float" office:value="-0.2">
                <text:p>-0.2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267380279371488">
                <text:p>-0.267380279371488</text:p>
              </table:table-cell>
              <table:table-cell office:value-type="float" office:value="-0.573333333333333">
                <text:p>-0.573333333333333</text:p>
              </table:table-cell>
              <table:table-cell office:value-type="float" office:value="-0.25">
                <text:p>-0.25</text:p>
              </table:table-cell>
              <table:table-cell office:value-type="float" office:value="-0.573333333333333">
                <text:p>-0.57333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320343912588757">
                <text:p>-0.320343912588757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">
                <text:p>-0.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387462689858872">
                <text:p>-0.387462689858872</text:p>
              </table:table-cell>
              <table:table-cell office:value-type="float" office:value="-0.766666666666667">
                <text:p>-0.76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766666666666667">
                <text:p>-0.766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17485141329986">
                <text:p>-0.417485141329986</text:p>
              </table:table-cell>
              <table:table-cell office:value-type="float" office:value="-0.806666666666667">
                <text:p>-0.806666666666667</text:p>
              </table:table-cell>
              <table:table-cell office:value-type="float" office:value="-0.4">
                <text:p>-0.4</text:p>
              </table:table-cell>
              <table:table-cell office:value-type="float" office:value="-0.806666666666667">
                <text:p>-0.8066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5767084671159">
                <text:p>-0.45767084671159</text:p>
              </table:table-cell>
              <table:table-cell office:value-type="float" office:value="-0.856666666666667">
                <text:p>-0.856666666666667</text:p>
              </table:table-cell>
              <table:table-cell office:value-type="float" office:value="-0.45">
                <text:p>-0.45</text:p>
              </table:table-cell>
              <table:table-cell office:value-type="float" office:value="-0.856666666666667">
                <text:p>-0.85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56891765357377">
                <text:p>-0.556891765357377</text:p>
              </table:table-cell>
              <table:table-cell office:value-type="float" office:value="-0.966666666666667">
                <text:p>-0.966666666666667</text:p>
              </table:table-cell>
              <table:table-cell office:value-type="float" office:value="-0.5">
                <text:p>-0.5</text:p>
              </table:table-cell>
              <table:table-cell office:value-type="float" office:value="-0.966666666666667">
                <text:p>-0.96666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14042010443075">
                <text:p>-0.614042010443075</text:p>
              </table:table-cell>
              <table:table-cell office:value-type="float" office:value="-1.02333333333333">
                <text:p>-1.02333333333333</text:p>
              </table:table-cell>
              <table:table-cell office:value-type="float" office:value="-0.55">
                <text:p>-0.55</text:p>
              </table:table-cell>
              <table:table-cell office:value-type="float" office:value="-1.02333333333333">
                <text:p>-1.0233333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13619535271353">
                <text:p>-0.713619535271353</text:p>
              </table:table-cell>
              <table:table-cell office:value-type="float" office:value="-1.11333333333333">
                <text:p>-1.11333333333333</text:p>
              </table:table-cell>
              <table:table-cell office:value-type="float" office:value="-0.6">
                <text:p>-0.6</text:p>
              </table:table-cell>
              <table:table-cell office:value-type="float" office:value="-1.11333333333333">
                <text:p>-1.113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09734264611145">
                <text:p>-0.709734264611145</text:p>
              </table:table-cell>
              <table:table-cell office:value-type="float" office:value="-1.11">
                <text:p>-1.11</text:p>
              </table:table-cell>
              <table:table-cell office:value-type="float" office:value="-0.65">
                <text:p>-0.6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773757928824958">
                <text:p>-0.773757928824958</text:p>
              </table:table-cell>
              <table:table-cell office:value-type="float" office:value="-1.16333333333333">
                <text:p>-1.16333333333333</text:p>
              </table:table-cell>
              <table:table-cell office:value-type="float" office:value="-0.7">
                <text:p>-0.7</text:p>
              </table:table-cell>
              <table:table-cell office:value-type="float" office:value="-1.16333333333333">
                <text:p>-1.16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68383713694974">
                <text:p>-0.868383713694974</text:p>
              </table:table-cell>
              <table:table-cell office:value-type="float" office:value="-1.23666666666667">
                <text:p>-1.23666666666667</text:p>
              </table:table-cell>
              <table:table-cell office:value-type="float" office:value="-0.75">
                <text:p>-0.75</text:p>
              </table:table-cell>
              <table:table-cell office:value-type="float" office:value="-1.23666666666667">
                <text:p>-1.23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72869613900121">
                <text:p>-0.872869613900121</text:p>
              </table:table-cell>
              <table:table-cell office:value-type="float" office:value="-1.24">
                <text:p>-1.24</text:p>
              </table:table-cell>
              <table:table-cell office:value-type="float" office:value="-0.8">
                <text:p>-0.8</text:p>
              </table:table-cell>
              <table:table-cell office:value-type="float" office:value="-1.24">
                <text:p>-1.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70858179255109">
                <text:p>-0.970858179255109</text:p>
              </table:table-cell>
              <table:table-cell office:value-type="float" office:value="-1.31">
                <text:p>-1.31</text:p>
              </table:table-cell>
              <table:table-cell office:value-type="float" office:value="-0.85">
                <text:p>-0.85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101125936171">
                <text:p>-1.0101125936171</text:p>
              </table:table-cell>
              <table:table-cell office:value-type="float" office:value="-1.33666666666667">
                <text:p>-1.33666666666667</text:p>
              </table:table-cell>
              <table:table-cell office:value-type="float" office:value="-0.9">
                <text:p>-0.9</text:p>
              </table:table-cell>
              <table:table-cell office:value-type="float" office:value="-1.33666666666667">
                <text:p>-1.33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06069929418504">
                <text:p>-1.06069929418504</text:p>
              </table:table-cell>
              <table:table-cell office:value-type="float" office:value="-1.37">
                <text:p>-1.37</text:p>
              </table:table-cell>
              <table:table-cell office:value-type="float" office:value="-0.95">
                <text:p>-0.95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75706338787858">
                <text:p>-0.975706338787858</text:p>
              </table:table-cell>
              <table:table-cell office:value-type="float" office:value="-1.31333333333333">
                <text:p>-1.31333333333333</text:p>
              </table:table-cell>
              <table:table-cell office:value-type="float" office:value="-1">
                <text:p>-1</text:p>
              </table:table-cell>
              <table:table-cell office:value-type="float" office:value="-1.31333333333333">
                <text:p>-1.31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00019824907996">
                <text:p>-1.00019824907996</text:p>
              </table:table-cell>
              <table:table-cell office:value-type="float" office:value="-1.33">
                <text:p>-1.33</text:p>
              </table:table-cell>
              <table:table-cell office:value-type="float" office:value="-0.95">
                <text:p>-0.95</text:p>
              </table:table-cell>
              <table:table-cell office:value-type="float" office:value="-1.33">
                <text:p>-1.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23291094990229">
                <text:p>-0.923291094990229</text:p>
              </table:table-cell>
              <table:table-cell office:value-type="float" office:value="-1.27666666666667">
                <text:p>-1.27666666666667</text:p>
              </table:table-cell>
              <table:table-cell office:value-type="float" office:value="-0.9">
                <text:p>-0.9</text:p>
              </table:table-cell>
              <table:table-cell office:value-type="float" office:value="-1.27666666666667">
                <text:p>-1.276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923291094990229">
                <text:p>-0.923291094990229</text:p>
              </table:table-cell>
              <table:table-cell office:value-type="float" office:value="-1.27666666666667">
                <text:p>-1.27666666666667</text:p>
              </table:table-cell>
              <table:table-cell office:value-type="float" office:value="-0.85">
                <text:p>-0.85</text:p>
              </table:table-cell>
              <table:table-cell office:value-type="float" office:value="-1.27666666666667">
                <text:p>-1.27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863914030958376">
                <text:p>-0.863914030958376</text:p>
              </table:table-cell>
              <table:table-cell office:value-type="float" office:value="-1.23333333333333">
                <text:p>-1.23333333333333</text:p>
              </table:table-cell>
              <table:table-cell office:value-type="float" office:value="-0.8">
                <text:p>-0.8</text:p>
              </table:table-cell>
              <table:table-cell office:value-type="float" office:value="-1.23333333333333">
                <text:p>-1.23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50602068699995">
                <text:p>-0.850602068699995</text:p>
              </table:table-cell>
              <table:table-cell office:value-type="float" office:value="-1.22333333333333">
                <text:p>-1.22333333333333</text:p>
              </table:table-cell>
              <table:table-cell office:value-type="float" office:value="-0.75">
                <text:p>-0.75</text:p>
              </table:table-cell>
              <table:table-cell office:value-type="float" office:value="-1.22333333333333">
                <text:p>-1.22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330785">
                <text:p>-0.8330785</text:p>
              </table:table-cell>
              <table:table-cell office:value-type="float" office:value="-1.21">
                <text:p>-1.21</text:p>
              </table:table-cell>
              <table:table-cell office:value-type="float" office:value="-0.7">
                <text:p>-0.7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74124856776056">
                <text:p>-0.74124856776056</text:p>
              </table:table-cell>
              <table:table-cell office:value-type="float" office:value="-1.13666666666667">
                <text:p>-1.13666666666667</text:p>
              </table:table-cell>
              <table:table-cell office:value-type="float" office:value="-0.65">
                <text:p>-0.65</text:p>
              </table:table-cell>
              <table:table-cell office:value-type="float" office:value="-1.13666666666667">
                <text:p>-1.136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13619535271353">
                <text:p>-0.713619535271353</text:p>
              </table:table-cell>
              <table:table-cell office:value-type="float" office:value="-1.11333333333333">
                <text:p>-1.11333333333333</text:p>
              </table:table-cell>
              <table:table-cell office:value-type="float" office:value="-0.6">
                <text:p>-0.6</text:p>
              </table:table-cell>
              <table:table-cell office:value-type="float" office:value="-1.11333333333333">
                <text:p>-1.113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10563372825517">
                <text:p>-0.610563372825517</text:p>
              </table:table-cell>
              <table:table-cell office:value-type="float" office:value="-1.02">
                <text:p>-1.02</text:p>
              </table:table-cell>
              <table:table-cell office:value-type="float" office:value="-0.55">
                <text:p>-0.55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573265117574019">
                <text:p>-0.573265117574019</text:p>
              </table:table-cell>
              <table:table-cell office:value-type="float" office:value="-0.983333333333333">
                <text:p>-0.983333333333333</text:p>
              </table:table-cell>
              <table:table-cell office:value-type="float" office:value="-0.5">
                <text:p>-0.5</text:p>
              </table:table-cell>
              <table:table-cell office:value-type="float" office:value="-0.983333333333333">
                <text:p>-0.983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494951714997321">
                <text:p>-0.494951714997321</text:p>
              </table:table-cell>
              <table:table-cell office:value-type="float" office:value="-0.9">
                <text:p>-0.9</text:p>
              </table:table-cell>
              <table:table-cell office:value-type="float" office:value="-0.45">
                <text:p>-0.4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449393603255588">
                <text:p>-0.449393603255588</text:p>
              </table:table-cell>
              <table:table-cell office:value-type="float" office:value="-0.846666666666667">
                <text:p>-0.846666666666667</text:p>
              </table:table-cell>
              <table:table-cell office:value-type="float" office:value="-0.4">
                <text:p>-0.4</text:p>
              </table:table-cell>
              <table:table-cell office:value-type="float" office:value="-0.846666666666667">
                <text:p>-0.846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425283619304609">
                <text:p>-0.425283619304609</text:p>
              </table:table-cell>
              <table:table-cell office:value-type="float" office:value="-0.816666666666667">
                <text:p>-0.816666666666667</text:p>
              </table:table-cell>
              <table:table-cell office:value-type="float" office:value="-0.35">
                <text:p>-0.35</text:p>
              </table:table-cell>
              <table:table-cell office:value-type="float" office:value="-0.816666666666667">
                <text:p>-0.8166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89893673484968">
                <text:p>-0.389893673484968</text:p>
              </table:table-cell>
              <table:table-cell office:value-type="float" office:value="-0.77">
                <text:p>-0.77</text:p>
              </table:table-cell>
              <table:table-cell office:value-type="float" office:value="-0.3">
                <text:p>-0.3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00391292771162">
                <text:p>-0.300391292771162</text:p>
              </table:table-cell>
              <table:table-cell office:value-type="float" office:value="-0.633333333333333">
                <text:p>-0.633333333333333</text:p>
              </table:table-cell>
              <table:table-cell office:value-type="float" office:value="-0.25">
                <text:p>-0.25</text:p>
              </table:table-cell>
              <table:table-cell office:value-type="float" office:value="-0.633333333333333">
                <text:p>-0.633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3374869120776">
                <text:p>-0.233374869120776</text:p>
              </table:table-cell>
              <table:table-cell office:value-type="float" office:value="-0.503333333333333">
                <text:p>-0.503333333333333</text:p>
              </table:table-cell>
              <table:table-cell office:value-type="float" office:value="-0.2">
                <text:p>-0.2</text:p>
              </table:table-cell>
              <table:table-cell office:value-type="float" office:value="-0.503333333333333">
                <text:p>-0.503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62127175434379">
                <text:p>-0.162127175434379</text:p>
              </table:table-cell>
              <table:table-cell office:value-type="float" office:value="-0.31">
                <text:p>-0.31</text:p>
              </table:table-cell>
              <table:table-cell office:value-type="float" office:value="-0.15">
                <text:p>-0.15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06203478382076">
                <text:p>-0.106203478382076</text:p>
              </table:table-cell>
              <table:table-cell office:value-type="float" office:value="-0.0433333333333333">
                <text:p>-0.0433333333333333</text:p>
              </table:table-cell>
              <table:table-cell office:value-type="float" office:value="-0.1">
                <text:p>-0.1</text:p>
              </table:table-cell>
              <table:table-cell office:value-type="float" office:value="-0.0433333333333333">
                <text:p>-0.04333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